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6.png" manifest:media-type="image/png"/>
  <manifest:file-entry manifest:full-path="ObjectReplacements/Object 2" manifest:media-type=""/>
  <manifest:file-entry manifest:full-path="Object 2" manifest:media-type="application/octet-stream"/>
  <manifest:file-entry manifest:full-path="media/image5.png" manifest:media-type="image/png"/>
  <manifest:file-entry manifest:full-path="media/image3.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bg" fo:country="BG"/>
    </style:style>
    <style:style style:name="T68" style:parent-style-name="DefaultParagraphFont" style:family="text">
      <style:text-properties style:font-name="Times New Roman" fo:font-size="14pt" style:font-size-asian="14pt" style:font-size-complex="14pt" fo:language="ru" fo:country="RU"/>
    </style:style>
    <style:style style:name="P69" style:parent-style-name="Normal" style:family="paragraph">
      <style:paragraph-properties fo:text-align="justify"/>
    </style:style>
    <style:style style:name="T70" style:parent-style-name="DefaultParagraphFont" style:family="text">
      <style:text-properties style:font-name="Times New Roman" fo:font-size="14pt" style:font-size-asian="14pt" style:font-size-complex="14pt" fo:language="ru" fo:country="RU"/>
    </style:style>
    <style:style style:name="T71" style:parent-style-name="DefaultParagraphFont" style:family="text">
      <style:text-properties style:font-name="Times New Roman" fo:font-size="14pt" style:font-size-asian="14pt" style:font-size-complex="14pt" fo:language="bg" fo:country="BG"/>
    </style:style>
    <style:style style:name="T72" style:parent-style-name="DefaultParagraphFont" style:family="text">
      <style:text-properties style:font-name="Times New Roman" fo:font-size="14pt" style:font-size-asian="14pt" style:font-size-complex="14pt" fo:language="ru" fo:country="RU"/>
    </style:style>
    <style:style style:name="T73" style:parent-style-name="DefaultParagraphFont" style:family="text">
      <style:text-properties style:font-name="Times New Roman" fo:font-size="14pt" style:font-size-asian="14pt" style:font-size-complex="14pt" fo:language="bg" fo:country="BG"/>
    </style:style>
    <style:style style:name="T74" style:parent-style-name="DefaultParagraphFont" style:family="text">
      <style:text-properties style:font-name="Times New Roman" fo:font-size="14pt" style:font-size-asian="14pt" style:font-size-complex="14pt"/>
    </style:style>
    <style:style style:name="P75" style:parent-style-name="Normal" style:family="paragraph">
      <style:paragraph-properties fo:text-align="justify"/>
      <style:text-properties style:font-name="Times New Roman" fo:font-size="14pt" style:font-size-asian="14pt" style:font-size-complex="14pt"/>
    </style:style>
    <style:style style:name="P76"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size="14pt" style:font-size-asian="14pt" style:font-size-complex="14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justify"/>
      <style:text-properties style:font-name="Times New Roman" fo:font-size="14pt" style:font-size-asian="14pt" style:font-size-complex="14pt"/>
    </style:style>
    <style:style style:name="P81" style:parent-style-name="ListParagraph" style:family="paragraph">
      <style:text-properties style:font-name="Times New Roman" fo:font-size="14pt" style:font-size-asian="14pt" style:font-size-complex="14pt" fo:language="bg" fo:country="BG"/>
    </style:style>
    <style:style style:name="T82" style:parent-style-name="DefaultParagraphFont" style:family="text">
      <style:text-properties style:font-name="Times New Roman" style:font-size-complex="12pt" fo:language="bg" fo:country="BG"/>
    </style:style>
    <style:style style:name="T83" style:parent-style-name="DefaultParagraphFont" style:family="text">
      <style:text-properties style:font-name="Times New Roman" style:font-size-complex="12pt"/>
    </style:style>
    <style:style style:name="T84" style:parent-style-name="DefaultParagraphFont" style:family="text">
      <style:text-properties style:font-name="Times New Roman" style:font-size-complex="12pt" fo:language="bg" fo:country="BG"/>
    </style:style>
    <style:style style:name="P85" style:parent-style-name="ListParagraph" style:family="paragraph">
      <style:text-properties style:font-name="Times New Roman" fo:font-size="14pt" style:font-size-asian="14pt" style:font-size-complex="14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1" style:parent-style-name="ListParagraph" style:family="paragraph"/>
    <style:style style:name="T92" style:parent-style-name="DefaultParagraphFont" style:family="text">
      <style:text-properties style:font-name="Times New Roman" fo:font-size="14pt" style:font-size-asian="14pt" style:font-size-complex="14pt" fo:language="bg" fo:country="BG"/>
    </style:style>
    <style:style style:name="P93" style:parent-style-name="ListParagraph" style:family="paragraph">
      <style:text-properties style:font-name="Times New Roman" style:font-size-complex="12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Normal"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paragraph-properties fo:text-align="end"/>
    </style:style>
    <style:style style:name="T104" style:parent-style-name="DefaultParagraphFont" style:family="text">
      <style:text-properties style:font-name="Times New Roman" fo:font-size="14pt" style:font-size-asian="14pt" style:font-size-complex="14pt" fo:language="bg" fo:country="BG"/>
    </style:style>
    <style:style style:name="T105" style:parent-style-name="DefaultParagraphFont" style:family="text">
      <style:text-properties style:font-name="Times New Roman" fo:font-size="14pt" style:font-size-asian="14pt" style:font-size-complex="14pt"/>
    </style:style>
    <style:style style:name="P106" style:parent-style-name="Normal" style:family="paragraph">
      <style:paragraph-properties fo:text-align="end"/>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style>
    <style:style style:name="T109" style:parent-style-name="DefaultParagraphFont" style:family="text">
      <style:text-properties style:font-name="Times New Roman" fo:font-size="14pt" style:font-size-asian="14pt" style:font-size-complex="14pt" fo:language="bg" fo:country="BG"/>
    </style:style>
    <style:style style:name="T110" style:parent-style-name="DefaultParagraphFont" style:family="text">
      <style:text-properties style:font-name="Times New Roman" fo:font-size="14pt" style:font-size-asian="14pt" style:font-size-complex="14pt"/>
    </style:style>
    <style:style style:name="P111" style:parent-style-name="Normal" style:family="paragraph">
      <style:paragraph-properties fo:text-align="end"/>
    </style:style>
    <style:style style:name="T112" style:parent-style-name="DefaultParagraphFont" style:family="text">
      <style:text-properties style:font-name="Times New Roman" style:font-size-complex="12pt"/>
    </style:style>
    <style:style style:name="T113" style:parent-style-name="DefaultParagraphFont" style:family="text">
      <style:text-properties style:font-name="Times New Roman" style:font-size-complex="12pt" fo:language="bg" fo:country="BG"/>
    </style:style>
    <style:style style:name="T114" style:parent-style-name="DefaultParagraphFont" style:family="text">
      <style:text-properties style:font-name="Times New Roman" style:font-size-complex="12pt"/>
    </style:style>
    <style:style style:name="P115" style:parent-style-name="Normal" style:family="paragraph">
      <style:paragraph-properties fo:text-align="end"/>
      <style:text-properties style:font-name="Times New Roman" fo:font-size="14pt" style:font-size-asian="14pt" style:font-size-complex="14pt" fo:language="bg" fo:country="BG"/>
    </style:style>
    <style:style style:name="P116" style:parent-style-name="Normal" style:family="paragraph">
      <style:paragraph-properties fo:text-align="end"/>
    </style:style>
    <style:style style:name="T117" style:parent-style-name="DefaultParagraphFont" style:family="text">
      <style:text-properties style:font-name="Times New Roman" fo:font-size="14pt" style:font-size-asian="14pt" style:font-size-complex="14pt" fo:language="bg" fo:country="BG"/>
    </style:style>
    <style:style style:name="T118" style:parent-style-name="DefaultParagraphFont" style:family="text">
      <style:text-properties style:font-name="Times New Roman" fo:font-size="14pt" style:font-size-asian="14pt" style:font-size-complex="14pt"/>
    </style:style>
    <style:style style:name="P119" style:parent-style-name="Normal" style:family="paragraph">
      <style:paragraph-properties fo:text-align="end"/>
    </style:style>
    <style:style style:name="T120" style:parent-style-name="DefaultParagraphFont" style:family="text">
      <style:text-properties style:font-name="Times New Roman" style:font-size-complex="12pt"/>
    </style:style>
    <style:style style:name="T121" style:parent-style-name="DefaultParagraphFont" style:family="text">
      <style:text-properties style:font-name="Times New Roman" style:font-size-complex="12pt" fo:language="bg" fo:country="BG"/>
    </style:style>
    <style:style style:name="T122" style:parent-style-name="DefaultParagraphFont" style:family="text">
      <style:text-properties style:font-name="Times New Roman" style:font-size-complex="12pt"/>
    </style:style>
    <style:style style:name="P123" style:parent-style-name="Normal" style:family="paragraph">
      <style:paragraph-properties fo:text-align="end"/>
      <style:text-properties style:font-name="Times New Roman" fo:font-size="14pt" style:font-size-asian="14pt" style:font-size-complex="14pt" fo:language="bg" fo:country="BG"/>
    </style:style>
    <style:style style:name="P124" style:parent-style-name="Normal" style:family="paragraph">
      <style:paragraph-properties fo:break-before="page" style:punctuation-wrap="hanging" style:text-autospace="ideograph-alpha" style:vertical-align="auto" fo:margin-bottom="0.1111in"/>
      <style:text-properties style:font-name="Times New Roman" fo:font-size="14pt" style:font-size-asian="14pt" style:font-size-complex="14pt" fo:language="bg" fo:country="BG"/>
    </style:style>
    <style:style style:name="P125" style:parent-style-name="Normal" style:family="paragraph">
      <style:text-properties style:font-name="Times New Roman" fo:font-weight="bold" style:font-weight-asian="bold" fo:font-size="14pt" style:font-size-asian="14pt" style:font-size-complex="14pt" fo:language="bg" fo:country="BG"/>
    </style:style>
    <style:style style:name="P126" style:parent-style-name="Normal" style:family="paragraph">
      <style:paragraph-properties fo:line-height="120%"/>
    </style:style>
    <style:style style:name="T127" style:parent-style-name="DefaultParagraphFont" style:family="text">
      <style:text-properties style:font-name="Times New Roman" style:font-size-complex="12pt" fo:language="bg" fo:country="BG"/>
    </style:style>
    <style:style style:name="T128" style:parent-style-name="DefaultParagraphFont" style:family="text">
      <style:text-properties style:font-name="Times New Roman" style:font-size-complex="12pt"/>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P133" style:parent-style-name="Normal" style:family="paragraph">
      <style:paragraph-properties fo:line-height="120%"/>
    </style:style>
    <style:style style:name="T134" style:parent-style-name="DefaultParagraphFont" style:family="text">
      <style:text-properties style:font-name="Times New Roman" style:font-size-complex="12pt" fo:language="bg" fo:country="BG"/>
    </style:style>
    <style:style style:name="T135" style:parent-style-name="DefaultParagraphFont" style:family="text">
      <style:text-properties style:font-name="Times New Roman" style:font-size-complex="12pt"/>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P139" style:parent-style-name="Normal" style:family="paragraph">
      <style:paragraph-properties fo:line-height="120%"/>
    </style:style>
    <style:style style:name="T140" style:parent-style-name="DefaultParagraphFont" style:family="text">
      <style:text-properties style:font-name="Times New Roman" style:font-size-complex="12pt"/>
    </style:style>
    <style:style style:name="T141" style:parent-style-name="DefaultParagraphFont" style:family="text">
      <style:text-properties style:font-name="Times New Roman" style:font-size-complex="12pt" fo:language="bg" fo:country="BG"/>
    </style:style>
    <style:style style:name="T142" style:parent-style-name="DefaultParagraphFont" style:family="text">
      <style:text-properties style:font-name="Times New Roman" style:font-size-complex="12pt"/>
    </style:style>
    <style:style style:name="T143" style:parent-style-name="DefaultParagraphFont" style:family="text">
      <style:text-properties style:font-name="Times New Roman" style:font-size-complex="12pt" fo:language="bg" fo:country="BG"/>
    </style:style>
    <style:style style:name="T144" style:parent-style-name="DefaultParagraphFont" style:family="text">
      <style:text-properties style:font-name="Times New Roman" style:font-size-complex="12pt"/>
    </style:style>
    <style:style style:name="T145" style:parent-style-name="DefaultParagraphFont" style:family="text">
      <style:text-properties style:font-name="Times New Roman" style:font-size-complex="12pt" fo:language="bg" fo:country="BG"/>
    </style:style>
    <style:style style:name="T146" style:parent-style-name="DefaultParagraphFont" style:family="text">
      <style:text-properties style:font-name="Times New Roman" style:font-size-complex="12pt"/>
    </style:style>
    <style:style style:name="T147" style:parent-style-name="DefaultParagraphFont" style:family="text">
      <style:text-properties style:font-name="Times New Roman" style:font-size-complex="12pt" fo:language="bg" fo:country="BG"/>
    </style:style>
    <style:style style:name="T148" style:parent-style-name="DefaultParagraphFont" style:family="text">
      <style:text-properties style:font-name="Times New Roman" style:font-size-complex="12pt"/>
    </style:style>
    <style:style style:name="T149" style:parent-style-name="DefaultParagraphFont" style:family="text">
      <style:text-properties style:font-name="Times New Roman" style:font-size-complex="12pt" fo:language="bg" fo:country="BG"/>
    </style:style>
    <style:style style:name="P150" style:parent-style-name="Normal" style:family="paragraph">
      <style:paragraph-properties fo:line-height="120%"/>
    </style:style>
    <style:style style:name="T151" style:parent-style-name="DefaultParagraphFont" style:family="text">
      <style:text-properties style:font-name="Times New Roman" style:font-size-complex="12pt" fo:language="bg" fo:country="BG"/>
    </style:style>
    <style:style style:name="T152" style:parent-style-name="DefaultParagraphFont" style:family="text">
      <style:text-properties style:font-name="Times New Roman" style:font-size-complex="12pt"/>
    </style:style>
    <style:style style:name="T153" style:parent-style-name="DefaultParagraphFont" style:family="text">
      <style:text-properties style:font-name="Times New Roman" style:font-size-complex="12pt" fo:language="bg" fo:country="BG"/>
    </style:style>
    <style:style style:name="T154" style:parent-style-name="DefaultParagraphFont" style:family="text">
      <style:text-properties style:font-name="Times New Roman" style:font-size-complex="12pt"/>
    </style:style>
    <style:style style:name="T155" style:parent-style-name="DefaultParagraphFont" style:family="text">
      <style:text-properties style:font-name="Times New Roman" style:font-size-complex="12pt" fo:language="bg" fo:country="BG"/>
    </style:style>
    <style:style style:name="P156" style:parent-style-name="Normal" style:family="paragraph">
      <style:text-properties style:font-name="Times New Roman" fo:font-size="14pt" style:font-size-asian="14pt" style:font-size-complex="14pt" fo:language="bg" fo:country="BG"/>
    </style:style>
    <style:style style:name="P157" style:parent-style-name="Normal" style:family="paragraph">
      <style:text-properties style:font-name="Times New Roman" fo:font-weight="bold" style:font-weight-asian="bold" fo:font-size="14pt" style:font-size-asian="14pt" style:font-size-complex="14pt" fo:language="bg" fo:country="BG"/>
    </style:style>
    <style:style style:name="P158" style:parent-style-name="Normal" style:family="paragraph">
      <style:paragraph-properties fo:line-height="120%"/>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style:style>
    <style:style style:name="T161" style:parent-style-name="DefaultParagraphFont" style:family="text">
      <style:text-properties style:font-name="Times New Roman" style:font-size-complex="12pt" fo:language="bg" fo:country="BG"/>
    </style:style>
    <style:style style:name="T162" style:parent-style-name="DefaultParagraphFont" style:family="text">
      <style:text-properties style:font-name="Times New Roman" style:font-size-complex="12pt"/>
    </style:style>
    <style:style style:name="T163" style:parent-style-name="DefaultParagraphFont" style:family="text">
      <style:text-properties style:font-name="Times New Roman" style:font-size-complex="12pt" fo:language="bg" fo:country="BG"/>
    </style:style>
    <style:style style:name="P164" style:parent-style-name="Normal" style:family="paragraph">
      <style:paragraph-properties fo:break-before="page" style:punctuation-wrap="hanging" style:text-autospace="ideograph-alpha" style:vertical-align="auto" fo:margin-bottom="0.1111in"/>
      <style:text-properties style:font-name="Times New Roman" style:font-size-complex="12pt" fo:language="bg" fo:country="BG"/>
    </style:style>
    <style:style style:name="P165"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66" style:parent-style-name="Normal" style:family="paragraph">
      <style:paragraph-properties fo:line-height="120%"/>
    </style:style>
    <style:style style:name="T167" style:parent-style-name="DefaultParagraphFont" style:family="text">
      <style:text-properties style:font-name="Times New Roman" fo:font-weight="bold" style:font-weight-asian="bold" fo:font-size="16pt" style:font-size-asian="16pt" style:font-size-complex="14pt" fo:language="bg" fo:country="BG"/>
    </style:style>
    <style:style style:name="T168" style:parent-style-name="DefaultParagraphFont" style:family="text">
      <style:text-properties style:font-name="Times New Roman" fo:font-weight="bold" style:font-weight-asian="bold" fo:font-size="16pt" style:font-size-asian="16pt" style:font-size-complex="14pt"/>
    </style:style>
    <style:style style:name="T169" style:parent-style-name="DefaultParagraphFont" style:family="text">
      <style:text-properties style:font-name="Times New Roman" fo:font-weight="bold" style:font-weight-asian="bold" fo:font-size="16pt" style:font-size-asian="16pt" style:font-size-complex="14pt" fo:language="bg" fo:country="BG"/>
    </style:style>
    <style:style style:name="T170" style:parent-style-name="DefaultParagraphFont" style:family="text">
      <style:text-properties style:font-name="Times New Roman" fo:font-weight="bold" style:font-weight-asian="bold" fo:font-size="16pt" style:font-size-asian="16pt" style:font-size-complex="14pt"/>
    </style:style>
    <style:style style:name="T171" style:parent-style-name="DefaultParagraphFont" style:family="text">
      <style:text-properties style:font-name="Times New Roman" fo:font-weight="bold" style:font-weight-asian="bold" fo:font-size="16pt" style:font-size-asian="16pt" style:font-size-complex="14pt" fo:language="bg" fo:country="BG"/>
    </style:style>
    <style:style style:name="T172" style:parent-style-name="DefaultParagraphFont" style:family="text">
      <style:text-properties style:font-name="Times New Roman" fo:font-weight="bold" style:font-weight-asian="bold" fo:font-size="16pt" style:font-size-asian="16pt" style:font-size-complex="14pt"/>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P174" style:parent-style-name="Normal" style:family="paragraph">
      <style:text-properties style:font-name="Times New Roman" style:font-size-complex="12pt" fo:language="bg" fo:country="BG"/>
    </style:style>
    <style:style style:name="T175" style:parent-style-name="DefaultParagraphFont" style:family="text">
      <style:text-properties style:font-name="Times New Roman" fo:font-weight="bold" style:font-weight-asian="bold" fo:font-size="14pt" style:font-size-asian="14pt" style:font-size-complex="14pt" fo:language="bg" fo:country="BG"/>
    </style:style>
    <style:style style:name="T176" style:parent-style-name="DefaultParagraphFont" style:family="text">
      <style:text-properties style:font-name="Times New Roman" fo:font-weight="bold" style:font-weight-asian="bold" fo:font-size="14pt" style:font-size-asian="14pt" style:font-size-complex="14pt"/>
    </style:style>
    <style:style style:name="T177" style:parent-style-name="DefaultParagraphFont" style:family="text">
      <style:text-properties style:font-name="Times New Roman" fo:font-weight="bold" style:font-weight-asian="bold" fo:font-size="14pt" style:font-size-asian="14pt" style:font-size-complex="14pt" fo:language="bg" fo:country="BG"/>
    </style:style>
    <style:style style:name="P178" style:parent-style-name="Normal" style:family="paragraph">
      <style:text-properties style:font-name="Times New Roman" fo:font-weight="bold" style:font-weight-asian="bold" fo:font-size="14pt" style:font-size-asian="14pt" style:font-size-complex="14pt" fo:language="bg" fo:country="BG"/>
    </style:style>
    <style:style style:name="P179" style:parent-style-name="Normal" style:family="paragraph">
      <style:text-properties style:font-name="Times New Roman" fo:font-size="14pt" style:font-size-asian="14pt" style:font-size-complex="14pt" fo:language="bg" fo:country="BG"/>
    </style:style>
    <style:style style:name="T180" style:parent-style-name="DefaultParagraphFont" style:family="text">
      <style:text-properties fo:language="en" fo:country="US"/>
    </style:style>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P184" style:parent-style-name="Paragraph" style:family="paragraph">
      <style:text-properties fo:font-size="14pt" style:font-size-asian="14pt"/>
    </style:style>
    <style:style style:name="P185" style:parent-style-name="Paragraph" style:family="paragraph">
      <style:text-properties fo:font-size="14pt" style:font-size-asian="14pt"/>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T190" style:parent-style-name="DefaultParagraphFont" style:family="text">
      <style:text-properties fo:language="en" fo:country="US"/>
    </style:style>
    <style:style style:name="P191" style:parent-style-name="Paragraph" style:family="paragraph"/>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P196" style:parent-style-name="Paragraph" style:family="paragraph"/>
    <style:style style:name="T197" style:parent-style-name="DefaultParagraphFont" style:family="text">
      <style:text-properties fo:language="en" fo:country="US"/>
    </style:style>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P201" style:parent-style-name="Normal" style:family="paragraph">
      <style:text-properties style:font-name="Times New Roman" style:font-size-complex="14pt"/>
    </style:style>
    <style:style style:name="P202" style:parent-style-name="Normal" style:family="paragraph">
      <style:text-properties style:font-name="Times New Roman" fo:font-size="14pt" style:font-size-asian="14pt" style:font-size-complex="14pt" fo:language="bg" fo:country="BG"/>
    </style:style>
    <style:style style:name="P203" style:parent-style-name="Paragraph" style:family="paragraph">
      <style:paragraph-properties fo:margin-left="0.35in">
        <style:tab-stops/>
      </style:paragraph-properties>
    </style:style>
    <style:style style:name="T204" style:parent-style-name="DefaultParagraphFont" style:family="text">
      <style:text-properties fo:language="en" fo:country="US"/>
    </style:style>
    <style:style style:name="P205" style:parent-style-name="Paragraph" style:family="paragraph">
      <style:paragraph-properties fo:margin-left="0.35in">
        <style:tab-stops/>
      </style:paragraph-properties>
    </style:style>
    <style:style style:name="T206" style:parent-style-name="DefaultParagraphFont" style:family="text">
      <style:text-properties fo:language="en" fo:country="US"/>
    </style:style>
    <style:style style:name="P207" style:parent-style-name="Paragraph" style:family="paragraph"/>
    <style:style style:name="P208" style:parent-style-name="Paragraph" style:family="paragraph">
      <style:paragraph-properties fo:margin-left="0.6in">
        <style:tab-stops/>
      </style:paragraph-properties>
    </style:style>
    <style:style style:name="T209" style:parent-style-name="DefaultParagraphFont" style:family="text">
      <style:text-properties fo:font-style="italic" style:font-style-asian="italic" fo:language="en" fo:country="US"/>
    </style:style>
    <style:style style:name="T210" style:parent-style-name="DefaultParagraphFont" style:family="text">
      <style:text-properties fo:font-style="italic" style:font-style-asian="italic"/>
    </style:style>
    <style:style style:name="T211" style:parent-style-name="DefaultParagraphFont" style:family="text">
      <style:text-properties fo:font-style="italic" style:font-style-asian="italic" fo:language="en" fo:country="US"/>
    </style:style>
    <style:style style:name="T212" style:parent-style-name="DefaultParagraphFont" style:family="text">
      <style:text-properties fo:font-style="italic" style:font-style-asian="italic"/>
    </style:style>
    <style:style style:name="T213" style:parent-style-name="DefaultParagraphFont" style:family="text">
      <style:text-properties fo:font-style="italic" style:font-style-asian="italic" fo:language="en" fo:country="US"/>
    </style:style>
    <style:style style:name="P214" style:parent-style-name="Paragraph" style:family="paragraph">
      <style:paragraph-properties fo:margin-left="0.6in">
        <style:tab-stops/>
      </style:paragraph-properties>
    </style:style>
    <style:style style:name="P215" style:parent-style-name="Paragraph" style:family="paragraph">
      <style:paragraph-properties fo:margin-left="0.6in">
        <style:tab-stops/>
      </style:paragraph-properties>
    </style:style>
    <style:style style:name="T216" style:parent-style-name="DefaultParagraphFont" style:family="text">
      <style:text-properties fo:font-weight="bold" style:font-weight-asian="bold"/>
    </style:style>
    <style:style style:name="T217" style:parent-style-name="DefaultParagraphFont" style:family="text">
      <style:text-properties fo:font-style="italic" style:font-style-asian="italic"/>
    </style:style>
    <style:style style:name="T218" style:parent-style-name="DefaultParagraphFont" style:family="text">
      <style:text-properties fo:font-style="italic" style:font-style-asian="italic" fo:language="en" fo:country="US"/>
    </style:style>
    <style:style style:name="T219" style:parent-style-name="DefaultParagraphFont" style:family="text">
      <style:text-properties fo:language="en" fo:country="US"/>
    </style:style>
    <style:style style:name="P220" style:parent-style-name="Paragraph" style:family="paragraph"/>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fo:language="en" fo:country="US"/>
    </style:style>
    <style:style style:name="T223" style:parent-style-name="DefaultParagraphFont" style:family="text">
      <style:text-properties fo:font-style="italic" style:font-style-asian="italic" fo:language="en" fo:country="US"/>
    </style:style>
    <style:style style:name="T224" style:parent-style-name="DefaultParagraphFont" style:family="text">
      <style:text-properties fo:font-style="italic" style:font-style-asian="italic"/>
    </style:style>
    <style:style style:name="T225" style:parent-style-name="DefaultParagraphFont" style:family="text">
      <style:text-properties fo:font-style="italic" style:font-style-asian="italic" fo:language="en" fo:country="US"/>
    </style:style>
    <style:style style:name="T226" style:parent-style-name="DefaultParagraphFont" style:family="text">
      <style:text-properties fo:font-style="italic" style:font-style-asian="italic"/>
    </style:style>
    <style:style style:name="T227" style:parent-style-name="DefaultParagraphFont" style:family="text">
      <style:text-properties fo:font-style="italic" style:font-style-asian="italic" fo:language="en" fo:country="US"/>
    </style:style>
    <style:style style:name="T228" style:parent-style-name="DefaultParagraphFont" style:family="text">
      <style:text-properties fo:font-weight="bold" style:font-weight-asian="bold" fo:language="en" fo:country="US"/>
    </style:style>
    <style:style style:name="P229" style:parent-style-name="Paragraph" style:family="paragraph">
      <style:paragraph-properties fo:margin-left="0.6in">
        <style:tab-stops/>
      </style:paragraph-properties>
    </style:style>
    <style:style style:name="T230" style:parent-style-name="DefaultParagraphFont" style:family="text">
      <style:text-properties fo:font-weight="bold" style:font-weight-asian="bold" fo:language="en" fo:country="US"/>
    </style:style>
    <style:style style:name="T231" style:parent-style-name="DefaultParagraphFont" style:family="text">
      <style:text-properties fo:font-weight="bold" style:font-weight-asian="bold"/>
    </style:style>
    <style:style style:name="T232" style:parent-style-name="DefaultParagraphFont" style:family="text">
      <style:text-properties fo:font-style="italic" style:font-style-asian="italic" fo:language="en" fo:country="US"/>
    </style:style>
    <style:style style:name="T233" style:parent-style-name="DefaultParagraphFont" style:family="text">
      <style:text-properties fo:language="en" fo:country="US"/>
    </style:style>
    <style:style style:name="T234" style:parent-style-name="DefaultParagraphFont" style:family="text">
      <style:text-properties fo:font-style="italic" style:font-style-asian="italic" fo:language="en" fo:country="US"/>
    </style:style>
    <style:style style:name="T235" style:parent-style-name="DefaultParagraphFont" style:family="text">
      <style:text-properties fo:font-style="italic" style:font-style-asian="italic" fo:language="en" fo:country="US"/>
    </style:style>
    <style:style style:name="P236" style:parent-style-name="Paragraph" style:family="paragraph">
      <style:paragraph-properties fo:margin-left="0.6in">
        <style:tab-stops/>
      </style:paragraph-properties>
    </style:style>
    <style:style style:name="T237" style:parent-style-name="DefaultParagraphFont" style:family="text">
      <style:text-properties fo:font-weight="bold" style:font-weight-asian="bold"/>
    </style:style>
    <style:style style:name="T238" style:parent-style-name="DefaultParagraphFont" style:family="text">
      <style:text-properties fo:font-weight="bold" style:font-weight-asian="bold" fo:language="en" fo:country="US"/>
    </style:style>
    <style:style style:name="T239" style:parent-style-name="DefaultParagraphFont" style:family="text">
      <style:text-properties fo:font-style="italic" style:font-style-asian="italic" fo:language="en" fo:country="US"/>
    </style:style>
    <style:style style:name="T240" style:parent-style-name="DefaultParagraphFont" style:family="text">
      <style:text-properties fo:font-weight="bold" style:font-weight-asian="bold" fo:language="en" fo:country="US"/>
    </style:style>
    <style:style style:name="T241" style:parent-style-name="DefaultParagraphFont" style:family="text">
      <style:text-properties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language="en" fo:country="US"/>
    </style:style>
    <style:style style:name="T245" style:parent-style-name="DefaultParagraphFont" style:family="text">
      <style:text-properties fo:language="en" fo:country="US"/>
    </style:style>
    <style:style style:name="P246" style:parent-style-name="Paragraph" style:family="paragraph"/>
    <style:style style:name="P247" style:parent-style-name="Paragraph" style:family="paragraph">
      <style:paragraph-properties fo:margin-left="0.6in">
        <style:tab-stops/>
      </style:paragraph-properties>
    </style:style>
    <style:style style:name="T248" style:parent-style-name="DefaultParagraphFont" style:family="text">
      <style:text-properties fo:font-weight="bold" style:font-weight-asian="bold" fo:language="en" fo:country="US"/>
    </style:style>
    <style:style style:name="T249" style:parent-style-name="DefaultParagraphFont" style:family="text">
      <style:text-properties fo:font-style="italic" style:font-style-asian="italic" fo:language="en" fo:country="US"/>
    </style:style>
    <style:style style:name="T250" style:parent-style-name="DefaultParagraphFont" style:family="text">
      <style:text-properties fo:font-style="italic" style:font-style-asian="italic"/>
    </style:style>
    <style:style style:name="T251" style:parent-style-name="DefaultParagraphFont" style:family="text">
      <style:text-properties fo:font-style="italic" style:font-style-asian="italic" fo:language="en" fo:country="US"/>
    </style:style>
    <style:style style:name="T252" style:parent-style-name="DefaultParagraphFont" style:family="text">
      <style:text-properties fo:font-weight="bold" style:font-weight-asian="bold" fo:language="en" fo:country="US"/>
    </style:style>
    <style:style style:name="T253" style:parent-style-name="DefaultParagraphFont" style:family="text">
      <style:text-properties fo:font-weight="bold" style:font-weight-asian="bold" fo:language="en" fo:country="U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language="en" fo:country="US"/>
    </style:style>
    <style:style style:name="P256" style:parent-style-name="Paragraph" style:family="paragraph">
      <style:paragraph-properties fo:margin-left="0.6in">
        <style:tab-stops/>
      </style:paragraph-properties>
    </style:style>
    <style:style style:name="T257" style:parent-style-name="DefaultParagraphFont" style:family="text">
      <style:text-properties fo:font-weight="bold" style:font-weight-asian="bold"/>
    </style:style>
    <style:style style:name="T258" style:parent-style-name="DefaultParagraphFont" style:family="text">
      <style:text-properties fo:font-weight="bold" style:font-weight-asian="bold" fo:language="en" fo:country="US"/>
    </style:style>
    <style:style style:name="T259" style:parent-style-name="DefaultParagraphFont" style:family="text">
      <style:text-properties fo:font-style="italic" style:font-style-asian="italic"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language="en" fo:country="US"/>
    </style:style>
    <style:style style:name="T262" style:parent-style-name="DefaultParagraphFont" style:family="text">
      <style:text-properties fo:language="en" fo:country="US"/>
    </style:style>
    <style:style style:name="P263" style:parent-style-name="Paragraph" style:family="paragraph"/>
    <style:style style:name="P264" style:parent-style-name="Paragraph" style:family="paragraph">
      <style:paragraph-properties fo:margin-left="0.6in">
        <style:tab-stops/>
      </style:paragraph-properties>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style="italic" style:font-style-asian="italic"/>
    </style:style>
    <style:style style:name="T268" style:parent-style-name="DefaultParagraphFont" style:family="text">
      <style:text-properties fo:font-style="italic" style:font-style-asian="italic" fo:language="en" fo:country="US"/>
    </style:style>
    <style:style style:name="T269" style:parent-style-name="DefaultParagraphFont" style:family="text">
      <style:text-properties fo:font-style="italic" style:font-style-asian="italic"/>
    </style:style>
    <style:style style:name="T270" style:parent-style-name="DefaultParagraphFont" style:family="text">
      <style:text-properties fo:font-style="italic" style:font-style-asian="italic" fo:language="en" fo:country="US"/>
    </style:style>
    <style:style style:name="T271" style:parent-style-name="DefaultParagraphFont" style:family="text">
      <style:text-properties fo:font-weight="bold" style:font-weight-asian="bold" fo:language="en" fo:country="US"/>
    </style:style>
    <style:style style:name="T272" style:parent-style-name="DefaultParagraphFont" style:family="text">
      <style:text-properties fo:language="en" fo:country="US"/>
    </style:style>
    <style:style style:name="T273" style:parent-style-name="DefaultParagraphFont" style:family="text">
      <style:text-properties fo:font-weight="bold" style:font-weight-asian="bold" fo:language="en" fo:country="US"/>
    </style:style>
    <style:style style:name="T274" style:parent-style-name="DefaultParagraphFont" style:family="text">
      <style:text-properties fo:language="en" fo:country="US"/>
    </style:style>
    <style:style style:name="T275" style:parent-style-name="DefaultParagraphFont" style:family="text">
      <style:text-properties fo:font-weight="bold" style:font-weight-asian="bold" fo:language="en" fo:country="US"/>
    </style:style>
    <style:style style:name="T276" style:parent-style-name="DefaultParagraphFont" style:family="text">
      <style:text-properties fo:language="en" fo:country="US"/>
    </style:style>
    <style:style style:name="P277" style:parent-style-name="Paragraph" style:family="paragraph">
      <style:paragraph-properties fo:margin-left="0.6in">
        <style:tab-stops/>
      </style:paragraph-properties>
    </style:style>
    <style:style style:name="P278" style:parent-style-name="Paragraph" style:family="paragraph">
      <style:paragraph-properties fo:margin-left="0.6in">
        <style:tab-stops/>
      </style:paragraph-properties>
    </style:style>
    <style:style style:name="T279" style:parent-style-name="DefaultParagraphFont" style:family="text">
      <style:text-properties fo:font-weight="bold" style:font-weight-asian="bold"/>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font-style="italic" style:font-style-asian="italic"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font-style="italic" style:font-style-asian="italic" fo:language="en" fo:country="US"/>
    </style:style>
    <style:style style:name="T284" style:parent-style-name="DefaultParagraphFont" style:family="text">
      <style:text-properties fo:language="en" fo:country="US"/>
    </style:style>
    <style:style style:name="T285" style:parent-style-name="DefaultParagraphFont" style:family="text">
      <style:text-properties style:font-name="Wingdings" style:font-name-asian="Wingdings" style:font-name-complex="Wingdings" fo:language="en" fo:country="US"/>
    </style:style>
    <style:style style:name="T286" style:parent-style-name="DefaultParagraphFont" style:family="text">
      <style:text-properties fo:language="en" fo:country="US"/>
    </style:style>
    <style:style style:name="T287" style:parent-style-name="DefaultParagraphFont" style:family="text">
      <style:text-properties style:font-name="Wingdings" style:font-name-asian="Wingdings" style:font-name-complex="Wingdings" fo:language="en" fo:country="US"/>
    </style:style>
    <style:style style:name="T288" style:parent-style-name="DefaultParagraphFont" style:family="text">
      <style:text-properties fo:language="en" fo:country="US"/>
    </style:style>
    <style:style style:name="P289" style:parent-style-name="Paragraph" style:family="paragraph"/>
    <style:style style:name="P290" style:parent-style-name="Paragraph" style:family="paragraph">
      <style:paragraph-properties fo:margin-left="0.25in">
        <style:tab-stops/>
      </style:paragraph-properties>
    </style:style>
    <style:style style:name="T291" style:parent-style-name="DefaultParagraphFont" style:family="text">
      <style:text-properties fo:language="en" fo:country="US"/>
    </style:style>
    <style:style style:name="T292" style:parent-style-name="DefaultParagraphFont" style:family="text">
      <style:text-properties fo:language="en" fo:country="US"/>
    </style:style>
    <style:style style:name="T293" style:parent-style-name="DefaultParagraphFont" style:family="text">
      <style:text-properties fo:language="en" fo:country="US"/>
    </style:style>
    <style:style style:name="P294" style:parent-style-name="Paragraph" style:family="paragraph">
      <style:paragraph-properties fo:margin-left="0.25in">
        <style:tab-stops/>
      </style:paragraph-properties>
    </style:style>
    <style:style style:name="P295" style:parent-style-name="Paragraph" style:family="paragraph">
      <style:paragraph-properties fo:margin-left="0.25in">
        <style:tab-stops/>
      </style:paragraph-properties>
    </style:style>
    <style:style style:name="P296" style:parent-style-name="Paragraph" style:family="paragraph">
      <style:paragraph-properties fo:margin-left="0.25in">
        <style:tab-stops/>
      </style:paragraph-properties>
    </style:style>
    <style:style style:name="P297" style:parent-style-name="Paragraph" style:family="paragraph">
      <style:paragraph-properties fo:margin-left="0.25in">
        <style:tab-stops/>
      </style:paragraph-properties>
    </style:style>
    <style:style style:name="P298" style:parent-style-name="Paragraph" style:family="paragraph"/>
    <style:style style:name="T299" style:parent-style-name="DefaultParagraphFont" style:family="text">
      <style:text-properties fo:language="en" fo:country="US"/>
    </style:style>
    <style:style style:name="P300" style:parent-style-name="Paragraph" style:family="paragraph">
      <style:paragraph-properties fo:margin-left="0.75in">
        <style:tab-stops/>
      </style:paragraph-properties>
    </style:style>
    <style:style style:name="P301" style:parent-style-name="Paragraph" style:family="paragraph">
      <style:text-properties fo:language="en" fo:country="US"/>
    </style:style>
    <style:style style:name="P302" style:parent-style-name="Paragraph" style:family="paragraph">
      <style:paragraph-properties fo:margin-left="0.75in">
        <style:tab-stops/>
      </style:paragraph-properties>
    </style:style>
    <style:style style:name="T303" style:parent-style-name="DefaultParagraphFont" style:family="text">
      <style:text-properties fo:language="en" fo:country="US"/>
    </style:style>
    <style:style style:name="T304" style:parent-style-name="DefaultParagraphFont" style:family="text">
      <style:text-properties fo:language="en" fo:country="US"/>
    </style:style>
    <style:style style:name="T305" style:parent-style-name="DefaultParagraphFont" style:family="text">
      <style:text-properties fo:language="en" fo:country="US"/>
    </style:style>
    <style:style style:name="P306" style:parent-style-name="Paragraph" style:family="paragraph">
      <style:text-properties fo:language="en" fo:country="US"/>
    </style:style>
    <style:style style:name="P307" style:parent-style-name="Paragraph" style:family="paragraph">
      <style:paragraph-properties fo:margin-left="0.75in">
        <style:tab-stops/>
      </style:paragraph-properties>
    </style:style>
    <style:style style:name="T308" style:parent-style-name="DefaultParagraphFont" style:family="text">
      <style:text-properties fo:language="en" fo:country="US"/>
    </style:style>
    <style:style style:name="T309" style:parent-style-name="DefaultParagraphFont" style:family="text">
      <style:text-properties fo:language="en" fo:country="U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P312" style:parent-style-name="Paragraph" style:family="paragraph">
      <style:text-properties fo:language="en" fo:country="US"/>
    </style:style>
    <style:style style:name="P313" style:parent-style-name="Paragraph" style:family="paragraph">
      <style:paragraph-properties fo:margin-left="0.75in">
        <style:tab-stops/>
      </style:paragraph-properties>
    </style:style>
    <style:style style:name="T314" style:parent-style-name="DefaultParagraphFont" style:family="text">
      <style:text-properties fo:language="en" fo:country="U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P317" style:parent-style-name="Paragraph" style:family="paragraph">
      <style:text-properties fo:language="en" fo:country="US"/>
    </style:style>
    <style:style style:name="P318" style:parent-style-name="Paragraph" style:family="paragraph">
      <style:paragraph-properties fo:margin-left="0.75in">
        <style:tab-stops/>
      </style:paragraph-properties>
    </style:style>
    <style:style style:name="T319" style:parent-style-name="DefaultParagraphFont" style:family="text">
      <style:text-properties fo:language="en" fo:country="US"/>
    </style:style>
    <style:style style:name="T320" style:parent-style-name="DefaultParagraphFont" style:family="text">
      <style:text-properties fo:language="en" fo:country="U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P323" style:parent-style-name="Paragraph" style:family="paragraph">
      <style:text-properties fo:language="en" fo:country="US"/>
    </style:style>
    <style:style style:name="P324" style:parent-style-name="Paragraph" style:family="paragraph">
      <style:paragraph-properties fo:margin-left="0.75in">
        <style:tab-stops/>
      </style:paragraph-properties>
    </style:style>
    <style:style style:name="T325" style:parent-style-name="DefaultParagraphFont" style:family="text">
      <style:text-properties fo:language="en" fo:country="U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P329" style:parent-style-name="Paragraph" style:family="paragraph">
      <style:text-properties fo:language="en" fo:country="US"/>
    </style:style>
    <style:style style:name="P330" style:parent-style-name="Paragraph" style:family="paragraph">
      <style:paragraph-properties fo:margin-left="0.75in">
        <style:tab-stops/>
      </style:paragraph-properties>
    </style:style>
    <style:style style:name="T331" style:parent-style-name="DefaultParagraphFont" style:family="text">
      <style:text-properties fo:language="en" fo:country="US"/>
    </style:style>
    <style:style style:name="T332" style:parent-style-name="DefaultParagraphFont" style:family="text">
      <style:text-properties fo:language="en" fo:country="US"/>
    </style:style>
    <style:style style:name="T333" style:parent-style-name="DefaultParagraphFont" style:family="text">
      <style:text-properties fo:font-weight="bold" style:font-weight-asian="bold" fo:language="en" fo:country="US"/>
    </style:style>
    <style:style style:name="T334" style:parent-style-name="DefaultParagraphFont" style:family="text">
      <style:text-properties fo:font-weight="bold" style:font-weight-asian="bold" fo:language="en" fo:country="US"/>
    </style:style>
    <style:style style:name="T335" style:parent-style-name="DefaultParagraphFont" style:family="text">
      <style:text-properties fo:language="en" fo:country="US"/>
    </style:style>
    <style:style style:name="T336" style:parent-style-name="DefaultParagraphFont" style:family="text">
      <style:text-properties fo:language="en" fo:country="US"/>
    </style:style>
    <style:style style:name="T337" style:parent-style-name="DefaultParagraphFont" style:family="text">
      <style:text-properties fo:language="en" fo:country="US"/>
    </style:style>
    <style:style style:name="P338" style:parent-style-name="Paragraph" style:family="paragraph">
      <style:paragraph-properties fo:margin-left="0.75in">
        <style:tab-stops/>
      </style:paragraph-properties>
      <style:text-properties fo:language="en" fo:country="US"/>
    </style:style>
    <style:style style:name="P339" style:parent-style-name="Paragraph" style:family="paragraph">
      <style:paragraph-properties fo:text-indent="0.5in"/>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style:style>
    <style:style style:name="P342" style:parent-style-name="Paragraph" style:family="paragraph">
      <style:paragraph-properties fo:text-indent="0.5in"/>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T345" style:parent-style-name="DefaultParagraphFont" style:family="text">
      <style:text-properties fo:language="en" fo:country="US"/>
    </style:style>
    <style:style style:name="T346" style:parent-style-name="DefaultParagraphFont" style:family="text">
      <style:text-properties fo:language="en" fo:country="US"/>
    </style:style>
    <style:style style:name="P347" style:parent-style-name="Paragraph" style:family="paragraph"/>
    <style:style style:name="T348" style:parent-style-name="DefaultParagraphFont" style:family="text">
      <style:text-properties fo:language="en" fo:country="US"/>
    </style:style>
    <style:style style:name="T349" style:parent-style-name="DefaultParagraphFont" style:family="text">
      <style:text-properties fo:language="en" fo:country="US"/>
    </style:style>
    <style:style style:name="T350" style:parent-style-name="DefaultParagraphFont" style:family="text">
      <style:text-properties fo:language="en" fo:country="US"/>
    </style:style>
    <style:style style:name="P351" style:parent-style-name="Paragraph" style:family="paragraph"/>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T354" style:parent-style-name="DefaultParagraphFont" style:family="text">
      <style:text-properties fo:language="en" fo:country="US"/>
    </style:style>
    <style:style style:name="P355" style:parent-style-name="Paragraph" style:family="paragraph">
      <style:text-properties fo:language="en" fo:country="US"/>
    </style:style>
    <style:style style:name="P356" style:parent-style-name="Paragraph" style:family="paragraph">
      <style:paragraph-properties fo:margin-left="0.75in">
        <style:tab-stops/>
      </style:paragraph-properties>
    </style:style>
    <style:style style:name="T357" style:parent-style-name="DefaultParagraphFont" style:family="text">
      <style:text-properties fo:language="en" fo:country="US"/>
    </style:style>
    <style:style style:name="T358" style:parent-style-name="DefaultParagraphFont" style:family="text">
      <style:text-properties fo:language="en" fo:country="US"/>
    </style:style>
    <style:style style:name="T359" style:parent-style-name="DefaultParagraphFont" style:family="text">
      <style:text-properties fo:language="en" fo:country="US"/>
    </style:style>
    <style:style style:name="P360" style:parent-style-name="Paragraph" style:family="paragraph">
      <style:paragraph-properties fo:margin-left="0.75in">
        <style:tab-stops/>
      </style:paragraph-properties>
    </style:style>
    <style:style style:name="P361" style:parent-style-name="Paragraph" style:family="paragraph">
      <style:paragraph-properties fo:margin-left="0.75in">
        <style:tab-stops/>
      </style:paragraph-properties>
    </style:style>
    <style:style style:name="T362" style:parent-style-name="DefaultParagraphFont" style:family="text">
      <style:text-properties fo:language="en" fo:country="US"/>
    </style:style>
    <style:style style:name="P363" style:parent-style-name="Paragraph" style:family="paragraph">
      <style:paragraph-properties fo:margin-left="0.5in">
        <style:tab-stops/>
      </style:paragraph-properties>
    </style:style>
    <style:style style:name="P364" style:parent-style-name="Paragraph" style:family="paragraph"/>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T367" style:parent-style-name="DefaultParagraphFont" style:family="text">
      <style:text-properties fo:language="en" fo:country="US"/>
    </style:style>
    <style:style style:name="P368" style:parent-style-name="Paragraph" style:family="paragraph"/>
    <style:style style:name="T369" style:parent-style-name="DefaultParagraphFont" style:family="text">
      <style:text-properties fo:language="en" fo:country="US"/>
    </style:style>
    <style:style style:name="T370" style:parent-style-name="DefaultParagraphFont" style:family="text">
      <style:text-properties fo:language="en" fo:country="US"/>
    </style:style>
    <style:style style:name="T371" style:parent-style-name="DefaultParagraphFont" style:family="text">
      <style:text-properties fo:language="en" fo:country="US"/>
    </style:style>
    <style:style style:name="P372" style:parent-style-name="Paragraph" style:family="paragraph"/>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paragraph-properties fo:margin-left="0.5in">
        <style:tab-stops/>
      </style:paragraph-properties>
    </style:style>
    <style:style style:name="T376" style:parent-style-name="DefaultParagraphFont" style:family="text">
      <style:text-properties fo:language="en" fo:country="US"/>
    </style:style>
    <style:style style:name="P377" style:parent-style-name="Paragraph" style:family="paragraph">
      <style:paragraph-properties fo:margin-left="0.5in">
        <style:tab-stops/>
      </style:paragraph-properties>
    </style:style>
    <style:style style:name="P378" style:parent-style-name="Paragraph" style:family="paragraph"/>
    <style:style style:name="T379" style:parent-style-name="DefaultParagraphFont" style:family="text">
      <style:text-properties fo:language="en" fo:country="US"/>
    </style:style>
    <style:style style:name="P380" style:parent-style-name="Paragraph" style:family="paragraph"/>
    <style:style style:name="T381" style:parent-style-name="DefaultParagraphFont" style:family="text">
      <style:text-properties fo:language="en" fo:country="US"/>
    </style:style>
    <style:style style:name="P382" style:parent-style-name="Paragraph" style:family="paragraph"/>
    <style:style style:name="T383" style:parent-style-name="DefaultParagraphFont" style:family="text">
      <style:text-properties fo:language="en" fo:country="US"/>
    </style:style>
    <style:style style:name="P384" style:parent-style-name="Paragraph" style:family="paragraph"/>
    <style:style style:name="T385" style:parent-style-name="DefaultParagraphFont" style:family="text">
      <style:text-properties fo:language="en" fo:country="US"/>
    </style:style>
    <style:style style:name="T386" style:parent-style-name="DefaultParagraphFont" style:family="text">
      <style:text-properties fo:language="en" fo:country="US"/>
    </style:style>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paragraph-properties fo:margin-left="0.5in">
        <style:tab-stops/>
      </style:paragraph-properties>
    </style:style>
    <style:style style:name="T391" style:parent-style-name="DefaultParagraphFont" style:family="text">
      <style:text-properties fo:font-style="italic" style:font-style-asian="italic"/>
    </style:style>
    <style:style style:name="P392" style:parent-style-name="Paragraph" style:family="paragraph"/>
    <style:style style:name="T393" style:parent-style-name="DefaultParagraphFont" style:family="text">
      <style:text-properties fo:language="en" fo:country="US"/>
    </style:style>
    <style:style style:name="P394" style:parent-style-name="Paragraph" style:family="paragraph">
      <style:paragraph-properties fo:margin-left="0.75in">
        <style:tab-stops/>
      </style:paragraph-properties>
    </style:style>
    <style:style style:name="T395" style:parent-style-name="DefaultParagraphFont" style:family="text">
      <style:text-properties fo:language="en" fo:country="US"/>
    </style:style>
    <style:style style:name="T396" style:parent-style-name="DefaultParagraphFont" style:family="text">
      <style:text-properties fo:language="en" fo:country="US"/>
    </style:style>
    <style:style style:name="P397" style:parent-style-name="Paragraph" style:family="paragraph">
      <style:paragraph-properties fo:margin-left="0.75in">
        <style:tab-stops/>
      </style:paragraph-properties>
    </style:style>
    <style:style style:name="P398" style:parent-style-name="Paragraph" style:family="paragraph">
      <style:paragraph-properties fo:margin-left="0.75in">
        <style:tab-stops/>
      </style:paragraph-properties>
    </style:style>
    <style:style style:name="T399" style:parent-style-name="DefaultParagraphFont" style:family="text">
      <style:text-properties fo:font-weight="bold" style:font-weight-asian="bold" fo:language="en" fo:country="US"/>
    </style:style>
    <style:style style:name="P400" style:parent-style-name="Paragraph" style:family="paragraph">
      <style:paragraph-properties fo:margin-left="0.75in">
        <style:tab-stops/>
      </style:paragraph-properties>
    </style:style>
    <style:style style:name="P401" style:parent-style-name="Paragraph" style:family="paragraph"/>
    <style:style style:name="T402" style:parent-style-name="DefaultParagraphFont" style:family="text">
      <style:text-properties fo:language="en" fo:country="US"/>
    </style:style>
    <style:style style:name="P403" style:parent-style-name="Paragraph" style:family="paragraph">
      <style:paragraph-properties fo:margin-left="0.3125in">
        <style:tab-stops/>
      </style:paragraph-properties>
    </style:style>
    <style:style style:name="T404" style:parent-style-name="DefaultParagraphFont" style:family="text">
      <style:text-properties fo:language="en" fo:country="US"/>
    </style:style>
    <style:style style:name="T405" style:parent-style-name="DefaultParagraphFont" style:family="text">
      <style:text-properties fo:language="en" fo:country="US"/>
    </style:style>
    <style:style style:name="T406" style:parent-style-name="DefaultParagraphFont" style:family="text">
      <style:text-properties fo:language="en" fo:country="US"/>
    </style:style>
    <style:style style:name="T407" style:parent-style-name="DefaultParagraphFont" style:family="text">
      <style:text-properties fo:language="en" fo:country="US"/>
    </style:style>
    <style:style style:name="T408" style:parent-style-name="DefaultParagraphFont" style:family="text">
      <style:text-properties fo:language="en" fo:country="US"/>
    </style:style>
    <style:style style:name="T409" style:parent-style-name="DefaultParagraphFont" style:family="text">
      <style:text-properties fo:language="en" fo:country="US"/>
    </style:style>
    <style:style style:name="T410" style:parent-style-name="DefaultParagraphFont" style:family="text">
      <style:text-properties fo:language="en" fo:country="US"/>
    </style:style>
    <style:style style:name="T411" style:parent-style-name="DefaultParagraphFont" style:family="text">
      <style:text-properties fo:language="en" fo:country="US"/>
    </style:style>
    <style:style style:name="T412" style:parent-style-name="DefaultParagraphFont" style:family="text">
      <style:text-properties fo:language="en" fo:country="US"/>
    </style:style>
    <style:style style:name="P413" style:parent-style-name="Paragraph" style:family="paragraph">
      <style:paragraph-properties fo:margin-left="0.3125in">
        <style:tab-stops/>
      </style:paragraph-propertie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P419" style:parent-style-name="Paragraph" style:family="paragraph">
      <style:paragraph-properties fo:margin-left="0.3125in">
        <style:tab-stops/>
      </style:paragraph-properties>
    </style:style>
    <style:style style:name="T420" style:parent-style-name="DefaultParagraphFont" style:family="text">
      <style:text-properties fo:language="en" fo:country="US"/>
    </style:style>
    <style:style style:name="T421" style:parent-style-name="DefaultParagraphFont" style:family="text">
      <style:text-properties fo:language="en" fo:country="US"/>
    </style:style>
    <style:style style:name="P422" style:parent-style-name="Paragraph" style:family="paragraph">
      <style:paragraph-properties fo:margin-left="0.3125in">
        <style:tab-stops/>
      </style:paragraph-properties>
      <style:text-properties fo:font-weight="bold" style:font-weight-asian="bold"/>
    </style:style>
    <style:style style:name="P423" style:parent-style-name="Paragraph" style:family="paragraph">
      <style:paragraph-properties fo:margin-left="0.3125in">
        <style:tab-stops/>
      </style:paragraph-properties>
    </style:style>
    <style:style style:name="P424" style:parent-style-name="Paragraph" style:family="paragraph">
      <style:paragraph-properties fo:margin-left="0.5625in">
        <style:tab-stops/>
      </style:paragraph-propertie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T427" style:parent-style-name="DefaultParagraphFont" style:family="text">
      <style:text-properties fo:language="en" fo:country="US"/>
    </style:style>
    <style:style style:name="P428" style:parent-style-name="Paragraph" style:family="paragraph">
      <style:paragraph-properties fo:margin-left="0.5625in">
        <style:tab-stops/>
      </style:paragraph-properties>
    </style:style>
    <style:style style:name="T429" style:parent-style-name="DefaultParagraphFont" style:family="text">
      <style:text-properties fo:language="en" fo:country="US"/>
    </style:style>
    <style:style style:name="T430" style:parent-style-name="DefaultParagraphFont" style:family="text">
      <style:text-properties fo:language="en" fo:country="US"/>
    </style:style>
    <style:style style:name="P431" style:parent-style-name="Paragraph" style:family="paragraph">
      <style:paragraph-properties fo:margin-left="0.5625in">
        <style:tab-stops/>
      </style:paragraph-properties>
    </style:style>
    <style:style style:name="T432" style:parent-style-name="DefaultParagraphFont" style:family="text">
      <style:text-properties fo:language="en" fo:country="U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P435" style:parent-style-name="Paragraph" style:family="paragraph">
      <style:paragraph-properties fo:margin-left="0.5625in">
        <style:tab-stops/>
      </style:paragraph-properties>
    </style:style>
    <style:style style:name="T436" style:parent-style-name="DefaultParagraphFont" style:family="text">
      <style:text-properties fo:language="en" fo:country="US"/>
    </style:style>
    <style:style style:name="T437" style:parent-style-name="DefaultParagraphFont" style:family="text">
      <style:text-properties fo:language="en" fo:country="US"/>
    </style:style>
    <style:style style:name="P438" style:parent-style-name="Paragraph" style:family="paragraph">
      <style:paragraph-properties fo:margin-left="0.5625in">
        <style:tab-stops/>
      </style:paragraph-properties>
    </style:style>
    <style:style style:name="T439" style:parent-style-name="DefaultParagraphFont" style:family="text">
      <style:text-properties fo:language="en" fo:country="US"/>
    </style:style>
    <style:style style:name="P440" style:parent-style-name="Paragraph" style:family="paragraph">
      <style:paragraph-properties fo:margin-left="0.5625in">
        <style:tab-stops/>
      </style:paragraph-propertie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T446" style:parent-style-name="DefaultParagraphFont" style:family="text">
      <style:text-properties fo:language="en" fo:country="US"/>
    </style:style>
    <style:style style:name="T447" style:parent-style-name="DefaultParagraphFont" style:family="text">
      <style:text-properties fo:language="en" fo:country="US"/>
    </style:style>
    <style:style style:name="T448" style:parent-style-name="DefaultParagraphFont" style:family="text">
      <style:text-properties fo:language="en" fo:country="US"/>
    </style:style>
    <style:style style:name="P449" style:parent-style-name="Paragraph" style:family="paragraph">
      <style:paragraph-properties fo:margin-left="0.5625in">
        <style:tab-stops/>
      </style:paragraph-properties>
    </style:style>
    <style:style style:name="T450" style:parent-style-name="DefaultParagraphFont" style:family="text">
      <style:text-properties fo:language="en" fo:country="US"/>
    </style:style>
    <style:style style:name="T451" style:parent-style-name="DefaultParagraphFont" style:family="text">
      <style:text-properties fo:language="en" fo:country="US"/>
    </style:style>
    <style:style style:name="T452" style:parent-style-name="DefaultParagraphFont" style:family="text">
      <style:text-properties fo:language="en" fo:country="US"/>
    </style:style>
    <style:style style:name="P453" style:parent-style-name="Paragraph" style:family="paragraph">
      <style:paragraph-properties fo:margin-left="0.5625in">
        <style:tab-stops/>
      </style:paragraph-propertie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P456" style:parent-style-name="Paragraph" style:family="paragraph">
      <style:paragraph-properties fo:margin-left="0.5625in">
        <style:tab-stops/>
      </style:paragraph-properties>
    </style:style>
    <style:style style:name="T457" style:parent-style-name="DefaultParagraphFont" style:family="text">
      <style:text-properties fo:language="en" fo:country="US"/>
    </style:style>
    <style:style style:name="P458" style:parent-style-name="Paragraph" style:family="paragraph">
      <style:paragraph-properties fo:margin-left="0.5625in">
        <style:tab-stops/>
      </style:paragraph-properties>
    </style:style>
    <style:style style:name="T459" style:parent-style-name="DefaultParagraphFont" style:family="text">
      <style:text-properties fo:language="en" fo:country="US"/>
    </style:style>
    <style:style style:name="P460" style:parent-style-name="Paragraph" style:family="paragraph">
      <style:paragraph-properties fo:margin-left="0.5625in">
        <style:tab-stops/>
      </style:paragraph-properties>
    </style:style>
    <style:style style:name="T461" style:parent-style-name="DefaultParagraphFont" style:family="text">
      <style:text-properties fo:language="en" fo:country="US"/>
    </style:style>
    <style:style style:name="P462" style:parent-style-name="Paragraph" style:family="paragraph">
      <style:paragraph-properties fo:margin-left="0.5625in">
        <style:tab-stops/>
      </style:paragraph-properties>
    </style:style>
    <style:style style:name="T463" style:parent-style-name="DefaultParagraphFont" style:family="text">
      <style:text-properties fo:language="en" fo:country="US"/>
    </style:style>
    <style:style style:name="T464" style:parent-style-name="DefaultParagraphFont" style:family="text">
      <style:text-properties fo:language="en" fo:country="US"/>
    </style:style>
    <style:style style:name="T465" style:parent-style-name="DefaultParagraphFont" style:family="text">
      <style:text-properties fo:language="en" fo:country="US"/>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P468" style:parent-style-name="Paragraph" style:family="paragraph">
      <style:paragraph-properties fo:margin-left="0.5625in">
        <style:tab-stops/>
      </style:paragraph-properties>
    </style:style>
    <style:style style:name="T469" style:parent-style-name="DefaultParagraphFont" style:family="text">
      <style:text-properties fo:language="en" fo:country="U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P475" style:parent-style-name="Paragraph" style:family="paragraph">
      <style:paragraph-properties fo:margin-left="0.5625in">
        <style:tab-stops/>
      </style:paragraph-properties>
    </style:style>
    <style:style style:name="T476" style:parent-style-name="DefaultParagraphFont" style:family="text">
      <style:text-properties fo:language="en" fo:country="US"/>
    </style:style>
    <style:style style:name="T477" style:parent-style-name="DefaultParagraphFont" style:family="text">
      <style:text-properties fo:language="en" fo:country="US"/>
    </style:style>
    <style:style style:name="T478" style:parent-style-name="DefaultParagraphFont" style:family="text">
      <style:text-properties fo:language="en" fo:country="US"/>
    </style:style>
    <style:style style:name="P479" style:parent-style-name="Paragraph" style:family="paragraph">
      <style:paragraph-properties fo:margin-left="0.1875in" fo:text-indent="0.1875in">
        <style:tab-stops/>
      </style:paragraph-properties>
      <style:text-properties fo:font-weight="bold" style:font-weight-asian="bold"/>
    </style:style>
    <style:style style:name="P480" style:parent-style-name="Paragraph" style:family="paragraph">
      <style:paragraph-properties fo:margin-left="0.37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P483" style:parent-style-name="Paragraph" style:family="paragraph">
      <style:paragraph-properties fo:margin-left="0.625in">
        <style:tab-stops/>
      </style:paragraph-properties>
    </style:style>
    <style:style style:name="T484" style:parent-style-name="DefaultParagraphFont" style:family="text">
      <style:text-properties fo:language="en" fo:country="US"/>
    </style:style>
    <style:style style:name="P485" style:parent-style-name="Paragraph" style:family="paragraph">
      <style:paragraph-properties fo:margin-left="0.625in">
        <style:tab-stops/>
      </style:paragraph-propertie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T488" style:parent-style-name="DefaultParagraphFont" style:family="text">
      <style:text-properties fo:language="en" fo:country="US"/>
    </style:style>
    <style:style style:name="P489" style:parent-style-name="Paragraph" style:family="paragraph">
      <style:paragraph-properties fo:margin-left="0.625in">
        <style:tab-stops/>
      </style:paragraph-properties>
    </style:style>
    <style:style style:name="T490" style:parent-style-name="DefaultParagraphFont" style:family="text">
      <style:text-properties fo:language="en" fo:country="US"/>
    </style:style>
    <style:style style:name="P491" style:parent-style-name="Paragraph" style:family="paragraph">
      <style:paragraph-properties fo:margin-left="0.625in">
        <style:tab-stops/>
      </style:paragraph-properties>
    </style:style>
    <style:style style:name="T492" style:parent-style-name="DefaultParagraphFont" style:family="text">
      <style:text-properties fo:language="en" fo:country="U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P502" style:parent-style-name="Paragraph" style:family="paragraph">
      <style:paragraph-properties fo:margin-left="0.625in">
        <style:tab-stops/>
      </style:paragraph-properties>
    </style:style>
    <style:style style:name="T503" style:parent-style-name="DefaultParagraphFont" style:family="text">
      <style:text-properties fo:language="en" fo:country="U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P506" style:parent-style-name="Paragraph" style:family="paragraph">
      <style:paragraph-properties fo:margin-left="0.625in">
        <style:tab-stops/>
      </style:paragraph-properties>
    </style:style>
    <style:style style:name="T507" style:parent-style-name="DefaultParagraphFont" style:family="text">
      <style:text-properties fo:language="en" fo:country="US"/>
    </style:style>
    <style:style style:name="T508" style:parent-style-name="DefaultParagraphFont" style:family="text">
      <style:text-properties fo:language="en" fo:country="US"/>
    </style:style>
    <style:style style:name="P509" style:parent-style-name="Paragraph" style:family="paragraph">
      <style:paragraph-properties fo:margin-left="1.125in">
        <style:tab-stops/>
      </style:paragraph-properties>
    </style:style>
    <style:style style:name="T510" style:parent-style-name="DefaultParagraphFont" style:family="text">
      <style:text-properties fo:language="en" fo:country="US"/>
    </style:style>
    <style:style style:name="P511" style:parent-style-name="Paragraph" style:family="paragraph">
      <style:paragraph-properties fo:margin-left="1.1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T515" style:parent-style-name="DefaultParagraphFont" style:family="text">
      <style:text-properties fo:language="en" fo:country="US"/>
    </style:style>
    <style:style style:name="T516" style:parent-style-name="DefaultParagraphFont" style:family="text">
      <style:text-properties fo:language="en" fo:country="US"/>
    </style:style>
    <style:style style:name="P517" style:parent-style-name="Paragraph" style:family="paragraph">
      <style:paragraph-properties fo:margin-left="1.125in">
        <style:tab-stops/>
      </style:paragraph-properties>
    </style:style>
    <style:style style:name="T518" style:parent-style-name="DefaultParagraphFont" style:family="text">
      <style:text-properties fo:language="en" fo:country="US"/>
    </style:style>
    <style:style style:name="T519" style:parent-style-name="DefaultParagraphFont" style:family="text">
      <style:text-properties fo:language="en" fo:country="US"/>
    </style:style>
    <style:style style:name="T520" style:parent-style-name="DefaultParagraphFont" style:family="text">
      <style:text-properties fo:language="en" fo:country="US"/>
    </style:style>
    <style:style style:name="P521" style:parent-style-name="Paragraph" style:family="paragraph">
      <style:paragraph-properties fo:margin-left="0.625in">
        <style:tab-stops/>
      </style:paragraph-propertie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font-weight="bold" style:font-weight-asian="bold" fo:language="en" fo:country="US"/>
    </style:style>
    <style:style style:name="T525" style:parent-style-name="DefaultParagraphFont" style:family="text">
      <style:text-properties fo:language="en" fo:country="US"/>
    </style:style>
    <style:style style:name="T526" style:parent-style-name="DefaultParagraphFont" style:family="text">
      <style:text-properties fo:language="en" fo:country="US"/>
    </style:style>
    <style:style style:name="P527" style:parent-style-name="Paragraph" style:family="paragraph">
      <style:paragraph-properties fo:margin-left="0.375in">
        <style:tab-stops/>
      </style:paragraph-properties>
    </style:style>
    <style:style style:name="T528" style:parent-style-name="DefaultParagraphFont" style:family="text">
      <style:text-properties fo:font-weight="bold" style:font-weight-asian="bold" fo:language="en" fo:country="US"/>
    </style:style>
    <style:style style:name="T529" style:parent-style-name="DefaultParagraphFont" style:family="text">
      <style:text-properties fo:font-weight="bold" style:font-weight-asian="bold"/>
    </style:style>
    <style:style style:name="P530" style:parent-style-name="Paragraph" style:family="paragraph">
      <style:paragraph-properties fo:margin-left="0.37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language="en" fo:country="US"/>
    </style:style>
    <style:style style:name="P534" style:parent-style-name="Paragraph" style:family="paragraph">
      <style:paragraph-properties fo:margin-left="0.375in">
        <style:tab-stops/>
      </style:paragraph-properties>
    </style:style>
    <style:style style:name="T535" style:parent-style-name="DefaultParagraphFont" style:family="text">
      <style:text-properties fo:language="en" fo:country="US"/>
    </style:style>
    <style:style style:name="T536" style:parent-style-name="DefaultParagraphFont" style:family="text">
      <style:text-properties fo:language="en" fo:country="US"/>
    </style:style>
    <style:style style:name="T537" style:parent-style-name="DefaultParagraphFont" style:family="text">
      <style:text-properties fo:language="en" fo:country="US"/>
    </style:style>
    <style:style style:name="T538" style:parent-style-name="DefaultParagraphFont" style:family="text">
      <style:text-properties fo:language="en" fo:country="US"/>
    </style:style>
    <style:style style:name="T539" style:parent-style-name="DefaultParagraphFont" style:family="text">
      <style:text-properties fo:language="en" fo:country="US"/>
    </style:style>
    <style:style style:name="T540" style:parent-style-name="DefaultParagraphFont" style:family="text">
      <style:text-properties fo:language="en" fo:country="US"/>
    </style:style>
    <style:style style:name="P541" style:parent-style-name="Paragraph" style:family="paragraph">
      <style:paragraph-properties fo:margin-left="0.65in">
        <style:tab-stops/>
      </style:paragraph-properties>
    </style:style>
    <style:style style:name="T542" style:parent-style-name="DefaultParagraphFont" style:family="text">
      <style:text-properties fo:language="en" fo:country="US"/>
    </style:style>
    <style:style style:name="T543" style:parent-style-name="DefaultParagraphFont" style:family="text">
      <style:text-properties fo:language="en" fo:country="US"/>
    </style:style>
    <style:style style:name="P544" style:parent-style-name="Paragraph" style:family="paragraph">
      <style:paragraph-properties fo:margin-left="0.65in">
        <style:tab-stops/>
      </style:paragraph-propertie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P547" style:parent-style-name="Paragraph" style:family="paragraph">
      <style:paragraph-properties fo:margin-left="0.65in">
        <style:tab-stops/>
      </style:paragraph-propertie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T550" style:parent-style-name="DefaultParagraphFont" style:family="text">
      <style:text-properties fo:language="en" fo:country="US"/>
    </style:style>
    <style:style style:name="T551" style:parent-style-name="DefaultParagraphFont" style:family="text">
      <style:text-properties fo:language="en" fo:country="US"/>
    </style:style>
    <style:style style:name="P552" style:parent-style-name="Paragraph" style:family="paragraph">
      <style:paragraph-properties fo:margin-left="0.4in">
        <style:tab-stops/>
      </style:paragraph-properties>
    </style:style>
    <style:style style:name="T553" style:parent-style-name="DefaultParagraphFont" style:family="text">
      <style:text-properties fo:language="en" fo:country="U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4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65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P564" style:parent-style-name="Paragraph" style:family="paragraph"/>
    <style:style style:name="T565" style:parent-style-name="DefaultParagraphFont" style:family="text">
      <style:text-properties fo:language="en" fo:country="U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P568" style:parent-style-name="Paragraph" style:family="paragraph"/>
    <style:style style:name="T569" style:parent-style-name="DefaultParagraphFont" style:family="text">
      <style:text-properties fo:language="en" fo:country="US"/>
    </style:style>
    <style:style style:name="P570" style:parent-style-name="Paragraph" style:family="paragraph"/>
    <style:style style:name="T571" style:parent-style-name="DefaultParagraphFont" style:family="text">
      <style:text-properties fo:language="en" fo:country="US"/>
    </style:style>
    <style:style style:name="P572" style:parent-style-name="Paragraph" style:family="paragraph"/>
    <style:style style:name="T573" style:parent-style-name="DefaultParagraphFont" style:family="text">
      <style:text-properties fo:language="en" fo:country="US"/>
    </style:style>
    <style:style style:name="T574" style:parent-style-name="DefaultParagraphFont" style:family="text">
      <style:text-properties fo:language="en" fo:country="US"/>
    </style:style>
    <style:style style:name="T575" style:parent-style-name="DefaultParagraphFont" style:family="text">
      <style:text-properties fo:language="en" fo:country="US"/>
    </style:style>
    <style:style style:name="P576" style:parent-style-name="Paragraph" style:family="paragraph">
      <style:paragraph-properties fo:margin-left="1.25in">
        <style:tab-stops/>
      </style:paragraph-properties>
    </style:style>
    <style:style style:name="P577" style:parent-style-name="Paragraph" style:family="paragraph">
      <style:paragraph-properties fo:margin-left="0.3097in">
        <style:tab-stops/>
      </style:paragraph-properties>
    </style:style>
    <style:style style:name="T578" style:parent-style-name="DefaultParagraphFont" style:family="text">
      <style:text-properties fo:language="en" fo:country="US"/>
    </style:style>
    <style:style style:name="P579" style:parent-style-name="Paragraph" style:family="paragraph">
      <style:paragraph-properties fo:margin-left="0.3097in">
        <style:tab-stops/>
      </style:paragraph-properties>
    </style:style>
    <style:style style:name="P580" style:parent-style-name="Paragraph" style:family="paragraph">
      <style:paragraph-properties fo:margin-left="0.3097in">
        <style:tab-stops/>
      </style:paragraph-properties>
    </style:style>
    <style:style style:name="P581" style:parent-style-name="Paragraph" style:family="paragraph">
      <style:paragraph-properties fo:margin-left="0.3097in">
        <style:tab-stops/>
      </style:paragraph-propertie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style style:name="T587" style:parent-style-name="DefaultParagraphFont" style:family="text">
      <style:text-properties fo:language="en" fo:country="U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style style:name="P591" style:parent-style-name="Paragraph" style:family="paragraph"/>
    <style:style style:name="P592" style:parent-style-name="Paragraph" style:family="paragraph"/>
    <style:style style:name="P593" style:parent-style-name="Paragraph" style:family="paragraph"/>
    <style:style style:name="P594" style:parent-style-name="Paragraph" style:family="paragraph">
      <style:paragraph-properties fo:margin-left="0.3097in">
        <style:tab-stops/>
      </style:paragraph-properties>
    </style:style>
    <style:style style:name="P595" style:parent-style-name="Paragraph" style:family="paragraph">
      <style:paragraph-properties fo:margin-left="0.3097in">
        <style:tab-stops/>
      </style:paragraph-properties>
    </style:style>
    <style:style style:name="P596" style:parent-style-name="Paragraph" style:family="paragraph">
      <style:paragraph-properties fo:margin-left="0.3097in">
        <style:tab-stops/>
      </style:paragraph-properties>
    </style:style>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text-properties fo:language="en" fo:country="US"/>
    </style:style>
    <style:style style:name="TableColumn601" style:family="table-column">
      <style:table-column-properties style:column-width="6.2152in"/>
    </style:style>
    <style:style style:name="Table600" style:family="table">
      <style:table-properties style:width="6.2152in" fo:margin-left="0.3097in" table:align="left"/>
    </style:style>
    <style:style style:name="TableRow602" style:family="table-row">
      <style:table-row-properties/>
    </style:style>
    <style:style style:name="TableCell603" style:family="table-cell">
      <style:table-cell-properties fo:border="0.0069in solid #000000" style:writing-mode="lr-tb" fo:padding-top="0in" fo:padding-left="0.075in" fo:padding-bottom="0in" fo:padding-right="0.075in"/>
    </style:style>
    <style:style style:name="T604" style:parent-style-name="DefaultParagraphFont" style:family="text">
      <style:text-properties fo:font-weight="bold" style:font-weight-asian="bold" fo:font-size="11pt" style:font-size-asian="11pt"/>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T607" style:parent-style-name="DefaultParagraphFont" style:family="text">
      <style:text-properties fo:font-size="11pt" style:font-size-asian="11pt"/>
    </style:style>
    <style:style style:name="T608" style:parent-style-name="DefaultParagraphFont" style:family="text">
      <style:text-properties fo:font-size="11pt" style:font-size-asian="11pt" fo:language="en" fo:country="US"/>
    </style:style>
    <style:style style:name="T609" style:parent-style-name="DefaultParagraphFont" style:family="text">
      <style:text-properties fo:font-size="11pt" style:font-size-asian="11pt"/>
    </style:style>
    <style:style style:name="P610" style:parent-style-name="Paragraph" style:family="paragraph">
      <style:paragraph-properties fo:margin-left="0.3097in">
        <style:tab-stops/>
      </style:paragraph-properties>
      <style:text-properties fo:language="en" fo:country="US"/>
    </style:style>
    <style:style style:name="TableColumn612" style:family="table-column">
      <style:table-column-properties style:column-width="6.2152in"/>
    </style:style>
    <style:style style:name="Table611" style:family="table">
      <style:table-properties style:width="6.2152in" fo:margin-left="0.3097in" table:align="left"/>
    </style:style>
    <style:style style:name="TableRow613" style:family="table-row">
      <style:table-row-properties/>
    </style:style>
    <style:style style:name="TableCell614" style:family="table-cell">
      <style:table-cell-properties fo:border="0.0069in solid #000000" style:writing-mode="lr-tb" fo:padding-top="0in" fo:padding-left="0.075in" fo:padding-bottom="0in" fo:padding-right="0.075in"/>
    </style:style>
    <style:style style:name="T615" style:parent-style-name="DefaultParagraphFont" style:family="text">
      <style:text-properties fo:font-weight="bold" style:font-weight-asian="bold" fo:font-size="11pt" style:font-size-asian="11pt"/>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T618" style:parent-style-name="DefaultParagraphFont" style:family="text">
      <style:text-properties fo:font-size="11pt" style:font-size-asian="11pt"/>
    </style:style>
    <style:style style:name="P619" style:parent-style-name="Paragraph" style:family="paragraph">
      <style:paragraph-properties fo:margin-left="0.3097in">
        <style:tab-stops/>
      </style:paragraph-properties>
      <style:text-properties fo:language="en" fo:country="US"/>
    </style:style>
    <style:style style:name="P620" style:parent-style-name="Paragraph" style:family="paragraph">
      <style:paragraph-properties fo:margin-left="0.3097in">
        <style:tab-stops/>
      </style:paragraph-properties>
      <style:text-properties fo:font-weight="bold" style:font-weight-asian="bold"/>
    </style:style>
    <style:style style:name="P621" style:parent-style-name="Paragraph" style:family="paragraph">
      <style:paragraph-properties fo:margin-left="0.3097in">
        <style:tab-stops/>
      </style:paragraph-properties>
    </style:style>
    <style:style style:name="T622" style:parent-style-name="DefaultParagraphFont" style:family="text">
      <style:text-properties fo:language="en" fo:country="US"/>
    </style:style>
    <style:style style:name="T623" style:parent-style-name="DefaultParagraphFont" style:family="text">
      <style:text-properties fo:font-style="italic" style:font-style-asian="italic" fo:language="en" fo:country="US"/>
    </style:style>
    <style:style style:name="T624" style:parent-style-name="DefaultParagraphFont" style:family="text">
      <style:text-properties fo:font-style="italic" style:font-style-asian="italic"/>
    </style:style>
    <style:style style:name="P625" style:parent-style-name="Paragraph" style:family="paragraph">
      <style:paragraph-properties fo:margin-left="0.3097in">
        <style:tab-stops/>
      </style:paragraph-properties>
    </style:style>
    <style:style style:name="T626" style:parent-style-name="DefaultParagraphFont" style:family="text">
      <style:text-properties fo:font-style="italic" style:font-style-asian="italic" fo:language="en" fo:country="US"/>
    </style:style>
    <style:style style:name="T627" style:parent-style-name="DefaultParagraphFont" style:family="text">
      <style:text-properties fo:font-style="italic" style:font-style-asian="italic"/>
    </style:style>
    <style:style style:name="T628" style:parent-style-name="DefaultParagraphFont" style:family="text">
      <style:text-properties fo:font-style="italic" style:font-style-asian="italic" fo:language="en" fo:country="US"/>
    </style:style>
    <style:style style:name="T629" style:parent-style-name="DefaultParagraphFont" style:family="text">
      <style:text-properties fo:font-style="italic" style:font-style-asian="italic"/>
    </style:style>
    <style:style style:name="T630" style:parent-style-name="DefaultParagraphFont" style:family="text">
      <style:text-properties fo:font-style="italic" style:font-style-asian="italic" fo:language="en" fo:country="US"/>
    </style:style>
    <style:style style:name="T631" style:parent-style-name="DefaultParagraphFont" style:family="text">
      <style:text-properties fo:font-style="italic" style:font-style-asian="italic"/>
    </style:style>
    <style:style style:name="T632" style:parent-style-name="DefaultParagraphFont" style:family="text">
      <style:text-properties fo:font-style="italic" style:font-style-asian="italic" fo:language="en" fo:country="US"/>
    </style:style>
    <style:style style:name="T633" style:parent-style-name="DefaultParagraphFont" style:family="text">
      <style:text-properties fo:font-style="italic" style:font-style-asian="italic"/>
    </style:style>
    <style:style style:name="T634" style:parent-style-name="DefaultParagraphFont" style:family="text">
      <style:text-properties fo:font-style="italic" style:font-style-asian="italic" fo:language="en" fo:country="US"/>
    </style:style>
    <style:style style:name="T635" style:parent-style-name="DefaultParagraphFont" style:family="text">
      <style:text-properties fo:font-style="italic" style:font-style-asian="italic"/>
    </style:style>
    <style:style style:name="T636" style:parent-style-name="DefaultParagraphFont" style:family="text">
      <style:text-properties fo:font-style="italic" style:font-style-asian="italic" fo:language="en" fo:country="US"/>
    </style:style>
    <style:style style:name="P637" style:parent-style-name="Paragraph" style:family="paragraph"/>
    <style:style style:name="P638" style:parent-style-name="Paragraph" style:family="paragraph"/>
    <style:style style:name="P639" style:parent-style-name="Paragraph" style:family="paragraph"/>
    <style:style style:name="T640" style:parent-style-name="DefaultParagraphFont" style:family="text">
      <style:text-properties fo:language="en" fo:country="US"/>
    </style:style>
    <style:style style:name="P641" style:parent-style-name="Paragraph" style:family="paragraph"/>
    <style:style style:name="T642" style:parent-style-name="DefaultParagraphFont" style:family="text">
      <style:text-properties fo:language="en" fo:country="US"/>
    </style:style>
    <style:style style:name="T643" style:parent-style-name="DefaultParagraphFont" style:family="text">
      <style:text-properties fo:language="en" fo:country="US"/>
    </style:style>
    <style:style style:name="P644" style:parent-style-name="Paragraph" style:family="paragraph"/>
    <style:style style:name="T645" style:parent-style-name="DefaultParagraphFont" style:family="text">
      <style:text-properties fo:language="en" fo:country="US"/>
    </style:style>
    <style:style style:name="P646" style:parent-style-name="Paragraph" style:family="paragraph">
      <style:paragraph-properties fo:margin-left="0.75in">
        <style:tab-stops/>
      </style:paragraph-properties>
    </style:style>
    <style:style style:name="T647" style:parent-style-name="DefaultParagraphFont" style:family="text">
      <style:text-properties fo:language="en" fo:country="US"/>
    </style:style>
    <style:style style:name="T648" style:parent-style-name="DefaultParagraphFont" style:family="text">
      <style:text-properties fo:language="en" fo:country="US"/>
    </style:style>
    <style:style style:name="P649" style:parent-style-name="Paragraph" style:family="paragraph">
      <style:paragraph-properties fo:margin-left="0.3097in">
        <style:tab-stops/>
      </style:paragraph-properties>
    </style:style>
    <style:style style:name="P650" style:parent-style-name="Paragraph" style:family="paragraph">
      <style:paragraph-properties fo:margin-left="0.3097in">
        <style:tab-stops/>
      </style:paragraph-properties>
    </style:style>
    <style:style style:name="P651" style:parent-style-name="Paragraph" style:family="paragraph">
      <style:paragraph-properties fo:margin-left="0.3097in">
        <style:tab-stops/>
      </style:paragraph-properties>
    </style:style>
    <style:style style:name="T652" style:parent-style-name="DefaultParagraphFont" style:family="text">
      <style:text-properties fo:language="en" fo:country="US"/>
    </style:style>
    <style:style style:name="T653" style:parent-style-name="DefaultParagraphFont" style:family="text">
      <style:text-properties fo:language="en" fo:country="US"/>
    </style:style>
    <style:style style:name="P654" style:parent-style-name="Paragraph" style:family="paragraph">
      <style:paragraph-properties fo:margin-left="0.3097in">
        <style:tab-stops/>
      </style:paragraph-properties>
    </style:style>
    <style:style style:name="TableColumn656" style:family="table-column">
      <style:table-column-properties style:column-width="6.2152in"/>
    </style:style>
    <style:style style:name="Table655" style:family="table">
      <style:table-properties style:width="6.2152in" fo:margin-left="0.3097in" table:align="left"/>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T659" style:parent-style-name="DefaultParagraphFont" style:family="text">
      <style:text-properties fo:font-weight="bold" style:font-weight-asian="bold" fo:font-size="11pt" style:font-size-asian="11pt"/>
    </style:style>
    <style:style style:name="T660" style:parent-style-name="DefaultParagraphFont" style:family="text">
      <style:text-properties fo:font-weight="bold" style:font-weight-asian="bold" fo:font-size="11pt" style:font-size-asian="11pt" fo:language="en" fo:country="US"/>
    </style:style>
    <style:style style:name="TableRow661" style:family="table-row">
      <style:table-row-properties/>
    </style:style>
    <style:style style:name="TableCell662" style:family="table-cell">
      <style:table-cell-properties fo:border="0.0069in solid #000000" style:writing-mode="lr-tb" fo:padding-top="0in" fo:padding-left="0.075in" fo:padding-bottom="0in" fo:padding-right="0.075in"/>
    </style:style>
    <style:style style:name="T663" style:parent-style-name="DefaultParagraphFont" style:family="text">
      <style:text-properties fo:font-size="11pt" style:font-size-asian="11pt"/>
    </style:style>
    <style:style style:name="T664" style:parent-style-name="DefaultParagraphFont" style:family="text">
      <style:text-properties fo:font-size="11pt" style:font-size-asian="11pt" fo:language="en" fo:country="US"/>
    </style:style>
    <style:style style:name="T665" style:parent-style-name="DefaultParagraphFont" style:family="text">
      <style:text-properties fo:font-size="11pt" style:font-size-asian="11pt"/>
    </style:style>
    <style:style style:name="T666" style:parent-style-name="DefaultParagraphFont" style:family="text">
      <style:text-properties fo:font-size="11pt" style:font-size-asian="11pt"/>
    </style:style>
    <style:style style:name="T667" style:parent-style-name="DefaultParagraphFont" style:family="text">
      <style:text-properties fo:font-size="11pt" style:font-size-asian="11pt" fo:language="en" fo:country="US"/>
    </style:style>
    <style:style style:name="T668" style:parent-style-name="DefaultParagraphFont" style:family="text">
      <style:text-properties fo:font-size="11pt" style:font-size-asian="11pt"/>
    </style:style>
    <style:style style:name="T669" style:parent-style-name="DefaultParagraphFont" style:family="text">
      <style:text-properties fo:font-size="11pt" style:font-size-asian="11pt" fo:language="en" fo:country="US"/>
    </style:style>
    <style:style style:name="T670" style:parent-style-name="DefaultParagraphFont" style:family="text">
      <style:text-properties fo:font-size="11pt" style:font-size-asian="11pt"/>
    </style:style>
    <style:style style:name="T671" style:parent-style-name="DefaultParagraphFont" style:family="text">
      <style:text-properties fo:font-size="11pt" style:font-size-asian="11pt" fo:language="en" fo:country="US"/>
    </style:style>
    <style:style style:name="T672" style:parent-style-name="DefaultParagraphFont" style:family="text">
      <style:text-properties fo:font-size="11pt" style:font-size-asian="11pt"/>
    </style:style>
    <style:style style:name="T673" style:parent-style-name="DefaultParagraphFont" style:family="text">
      <style:text-properties fo:font-size="11pt" style:font-size-asian="11pt" fo:language="en" fo:country="US"/>
    </style:style>
    <style:style style:name="T674" style:parent-style-name="DefaultParagraphFont" style:family="text">
      <style:text-properties fo:font-size="11pt" style:font-size-asian="11pt"/>
    </style:style>
    <style:style style:name="T675" style:parent-style-name="DefaultParagraphFont" style:family="text">
      <style:text-properties fo:font-size="11pt" style:font-size-asian="11pt" fo:language="en" fo:country="US"/>
    </style:style>
    <style:style style:name="T676" style:parent-style-name="DefaultParagraphFont" style:family="text">
      <style:text-properties fo:font-size="11pt" style:font-size-asian="11pt"/>
    </style:style>
    <style:style style:name="T677" style:parent-style-name="DefaultParagraphFont" style:family="text">
      <style:text-properties fo:font-size="11pt" style:font-size-asian="11pt" fo:language="en" fo:country="US"/>
    </style:style>
    <style:style style:name="T678" style:parent-style-name="DefaultParagraphFont" style:family="text">
      <style:text-properties fo:font-size="11pt" style:font-size-asian="11pt"/>
    </style:style>
    <style:style style:name="T679" style:parent-style-name="DefaultParagraphFont" style:family="text">
      <style:text-properties fo:font-size="11pt" style:font-size-asian="11pt"/>
    </style:style>
    <style:style style:name="T680" style:parent-style-name="DefaultParagraphFont" style:family="text">
      <style:text-properties fo:font-size="11pt" style:font-size-asian="11pt" fo:language="en" fo:country="US"/>
    </style:style>
    <style:style style:name="T681" style:parent-style-name="DefaultParagraphFont" style:family="text">
      <style:text-properties fo:font-size="11pt" style:font-size-asian="11pt"/>
    </style:style>
    <style:style style:name="P682" style:parent-style-name="Paragraph" style:family="paragraph">
      <style:paragraph-properties fo:margin-left="0.3097in">
        <style:tab-stops/>
      </style:paragraph-properties>
    </style:style>
    <style:style style:name="P683" style:parent-style-name="Paragraph" style:family="paragraph">
      <style:paragraph-properties fo:margin-left="0.3097in">
        <style:tab-stops/>
      </style:paragraph-properties>
      <style:text-properties fo:font-weight="bold" style:font-weight-asian="bold"/>
    </style:style>
    <style:style style:name="P684" style:parent-style-name="Paragraph" style:family="paragraph">
      <style:paragraph-properties fo:margin-left="0.3097in">
        <style:tab-stops/>
      </style:paragraph-properties>
    </style:style>
    <style:style style:name="T685" style:parent-style-name="DefaultParagraphFont" style:family="text">
      <style:text-properties fo:font-style="italic" style:font-style-asian="italic" fo:language="en" fo:country="US"/>
    </style:style>
    <style:style style:name="T686" style:parent-style-name="DefaultParagraphFont" style:family="text">
      <style:text-properties fo:font-style="italic" style:font-style-asian="italic"/>
    </style:style>
    <style:style style:name="T687" style:parent-style-name="DefaultParagraphFont" style:family="text">
      <style:text-properties fo:font-style="italic" style:font-style-asian="italic" fo:language="en" fo:country="US"/>
    </style:style>
    <style:style style:name="T688" style:parent-style-name="DefaultParagraphFont" style:family="text">
      <style:text-properties fo:font-style="italic" style:font-style-asian="italic"/>
    </style:style>
    <style:style style:name="T689" style:parent-style-name="DefaultParagraphFont" style:family="text">
      <style:text-properties fo:font-style="italic" style:font-style-asian="italic" fo:language="en" fo:country="US"/>
    </style:style>
    <style:style style:name="T690" style:parent-style-name="DefaultParagraphFont" style:family="text">
      <style:text-properties fo:language="en" fo:country="US"/>
    </style:style>
    <style:style style:name="P691" style:parent-style-name="Paragraph" style:family="paragraph"/>
    <style:style style:name="T692" style:parent-style-name="DefaultParagraphFont" style:family="text">
      <style:text-properties fo:language="en" fo:country="US"/>
    </style:style>
    <style:style style:name="T693" style:parent-style-name="DefaultParagraphFont" style:family="text">
      <style:text-properties fo:language="en" fo:country="US"/>
    </style:style>
    <style:style style:name="T694" style:parent-style-name="DefaultParagraphFont" style:family="text">
      <style:text-properties fo:language="en" fo:country="US"/>
    </style:style>
    <style:style style:name="T695" style:parent-style-name="DefaultParagraphFont" style:family="text">
      <style:text-properties fo:language="en" fo:country="US"/>
    </style:style>
    <style:style style:name="P696" style:parent-style-name="Paragraph" style:family="paragraph"/>
    <style:style style:name="T697" style:parent-style-name="DefaultParagraphFont" style:family="text">
      <style:text-properties fo:language="en" fo:country="US"/>
    </style:style>
    <style:style style:name="T698" style:parent-style-name="DefaultParagraphFont" style:family="text">
      <style:text-properties fo:language="en" fo:country="US"/>
    </style:style>
    <style:style style:name="P699" style:parent-style-name="Paragraph" style:family="paragraph"/>
    <style:style style:name="T700" style:parent-style-name="DefaultParagraphFont" style:family="text">
      <style:text-properties fo:language="en" fo:country="US"/>
    </style:style>
    <style:style style:name="T701" style:parent-style-name="DefaultParagraphFont" style:family="text">
      <style:text-properties fo:language="en" fo:country="US"/>
    </style:style>
    <style:style style:name="P702" style:parent-style-name="Paragraph" style:family="paragraph"/>
    <style:style style:name="T703" style:parent-style-name="DefaultParagraphFont" style:family="text">
      <style:text-properties fo:language="en" fo:country="US"/>
    </style:style>
    <style:style style:name="T704" style:parent-style-name="DefaultParagraphFont" style:family="text">
      <style:text-properties fo:language="en" fo:country="US"/>
    </style:style>
    <style:style style:name="P705" style:parent-style-name="Paragraph" style:family="paragraph"/>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P708" style:parent-style-name="Paragraph" style:family="paragraph"/>
    <style:style style:name="T709" style:parent-style-name="DefaultParagraphFont" style:family="text">
      <style:text-properties fo:language="en" fo:country="US"/>
    </style:style>
    <style:style style:name="T710" style:parent-style-name="DefaultParagraphFont" style:family="text">
      <style:text-properties fo:language="en" fo:country="US"/>
    </style:style>
    <style:style style:name="P711" style:parent-style-name="Paragraph" style:family="paragraph"/>
    <style:style style:name="T712" style:parent-style-name="DefaultParagraphFont" style:family="text">
      <style:text-properties fo:language="en" fo:country="US"/>
    </style:style>
    <style:style style:name="T713" style:parent-style-name="DefaultParagraphFont" style:family="text">
      <style:text-properties fo:language="en" fo:country="US"/>
    </style:style>
    <style:style style:name="P714" style:parent-style-name="Paragraph" style:family="paragraph">
      <style:paragraph-properties fo:margin-left="0.75in">
        <style:tab-stops/>
      </style:paragraph-properties>
    </style:style>
    <style:style style:name="P715" style:parent-style-name="Paragraph" style:family="paragraph">
      <style:paragraph-properties fo:margin-left="0.75in">
        <style:tab-stops/>
      </style:paragraph-properties>
    </style:style>
    <style:style style:name="P716" style:parent-style-name="Paragraph" style:family="paragraph"/>
    <style:style style:name="T717" style:parent-style-name="DefaultParagraphFont" style:family="text">
      <style:text-properties fo:language="en" fo:country="US"/>
    </style:style>
    <style:style style:name="T718" style:parent-style-name="DefaultParagraphFont" style:family="text">
      <style:text-properties fo:language="en" fo:country="US"/>
    </style:style>
    <style:style style:name="P719" style:parent-style-name="Paragraph" style:family="paragraph">
      <style:paragraph-properties fo:margin-left="0.75in">
        <style:tab-stops/>
      </style:paragraph-properties>
    </style:style>
    <style:style style:name="T720" style:parent-style-name="DefaultParagraphFont" style:family="text">
      <style:text-properties fo:language="en" fo:country="US"/>
    </style:style>
    <style:style style:name="P721" style:parent-style-name="Paragraph" style:family="paragraph"/>
    <style:style style:name="P722" style:parent-style-name="Paragraph" style:family="paragraph"/>
    <style:style style:name="P723" style:parent-style-name="Paragraph" style:family="paragraph"/>
    <style:style style:name="P724" style:parent-style-name="Paragraph" style:family="paragraph">
      <style:paragraph-properties fo:margin-left="0.75in">
        <style:tab-stops/>
      </style:paragraph-properties>
    </style:style>
    <style:style style:name="T725" style:parent-style-name="DefaultParagraphFont" style:family="text">
      <style:text-properties fo:language="en" fo:country="US"/>
    </style:style>
    <style:style style:name="P726" style:parent-style-name="Paragraph" style:family="paragraph"/>
    <style:style style:name="T727" style:parent-style-name="DefaultParagraphFont" style:family="text">
      <style:text-properties fo:language="en" fo:country="US"/>
    </style:style>
    <style:style style:name="T728" style:parent-style-name="DefaultParagraphFont" style:family="text">
      <style:text-properties fo:language="en" fo:country="US"/>
    </style:style>
    <style:style style:name="P729" style:parent-style-name="Paragraph" style:family="paragraph">
      <style:paragraph-properties fo:margin-left="0.75in">
        <style:tab-stops/>
      </style:paragraph-properties>
    </style:style>
    <style:style style:name="T730" style:parent-style-name="DefaultParagraphFont" style:family="text">
      <style:text-properties fo:language="en" fo:country="US"/>
    </style:style>
    <style:style style:name="P731" style:parent-style-name="Paragraph" style:family="paragraph"/>
    <style:style style:name="P732" style:parent-style-name="Paragraph" style:family="paragraph"/>
    <style:style style:name="P733" style:parent-style-name="Paragraph" style:family="paragraph"/>
    <style:style style:name="P734" style:parent-style-name="Paragraph" style:family="paragraph"/>
    <style:style style:name="T735" style:parent-style-name="DefaultParagraphFont" style:family="text">
      <style:text-properties fo:language="en" fo:country="US"/>
    </style:style>
    <style:style style:name="T736" style:parent-style-name="DefaultParagraphFont" style:family="text">
      <style:text-properties fo:language="en" fo:country="US"/>
    </style:style>
    <style:style style:name="P737" style:parent-style-name="Paragraph" style:family="paragraph">
      <style:paragraph-properties fo:margin-left="0.75in">
        <style:tab-stops/>
      </style:paragraph-properties>
    </style:style>
    <style:style style:name="T738" style:parent-style-name="DefaultParagraphFont" style:family="text">
      <style:text-properties fo:language="en" fo:country="US"/>
    </style:style>
    <style:style style:name="P739" style:parent-style-name="Paragraph" style:family="paragraph"/>
    <style:style style:name="T740" style:parent-style-name="DefaultParagraphFont" style:family="text">
      <style:text-properties fo:language="en" fo:country="US"/>
    </style:style>
    <style:style style:name="T741" style:parent-style-name="DefaultParagraphFont" style:family="text">
      <style:text-properties fo:language="en" fo:country="US"/>
    </style:style>
    <style:style style:name="T742" style:parent-style-name="DefaultParagraphFont" style:family="text">
      <style:text-properties fo:language="en" fo:country="US"/>
    </style:style>
    <style:style style:name="T743" style:parent-style-name="DefaultParagraphFont" style:family="text">
      <style:text-properties fo:language="en" fo:country="US"/>
    </style:style>
    <style:style style:name="T744" style:parent-style-name="DefaultParagraphFont" style:family="text">
      <style:text-properties fo:language="en" fo:country="US"/>
    </style:style>
    <style:style style:name="T745" style:parent-style-name="DefaultParagraphFont" style:family="text">
      <style:text-properties fo:language="en" fo:country="US"/>
    </style:style>
    <style:style style:name="P746" style:parent-style-name="Paragraph" style:family="paragraph">
      <style:paragraph-properties fo:margin-left="0.75in">
        <style:tab-stops/>
      </style:paragraph-properties>
      <style:text-properties fo:language="en" fo:country="US"/>
    </style:style>
    <style:style style:name="P747" style:parent-style-name="Paragraph" style:family="paragraph">
      <style:paragraph-properties fo:margin-left="0.3097in">
        <style:tab-stops/>
      </style:paragraph-properties>
      <style:text-properties fo:font-weight="bold" style:font-weight-asian="bold"/>
    </style:style>
    <style:style style:name="P748" style:parent-style-name="Paragraph" style:family="paragraph">
      <style:text-properties fo:font-weight="bold" style:font-weight-asian="bold" fo:language="en" fo:country="US"/>
    </style:style>
    <style:style style:name="P749" style:parent-style-name="Paragraph" style:family="paragraph">
      <style:paragraph-properties fo:margin-left="0.75in">
        <style:tab-stops/>
      </style:paragraph-properties>
    </style:style>
    <style:style style:name="P750" style:parent-style-name="Paragraph" style:family="paragraph">
      <style:paragraph-properties fo:margin-left="0.75in">
        <style:tab-stops/>
      </style:paragraph-properties>
    </style:style>
    <style:style style:name="T751" style:parent-style-name="DefaultParagraphFont" style:family="text">
      <style:text-properties fo:language="en" fo:country="US"/>
    </style:style>
    <style:style style:name="T752" style:parent-style-name="DefaultParagraphFont" style:family="text">
      <style:text-properties fo:language="en" fo:country="US"/>
    </style:style>
    <style:style style:name="P753" style:parent-style-name="Paragraph" style:family="paragraph"/>
    <style:style style:name="T754" style:parent-style-name="DefaultParagraphFont" style:family="text">
      <style:text-properties fo:font-weight="bold" style:font-weight-asian="bold" fo:language="en" fo:country="US"/>
    </style:style>
    <style:style style:name="P755" style:parent-style-name="Paragraph" style:family="paragraph">
      <style:paragraph-properties fo:margin-left="0.75in">
        <style:tab-stops/>
      </style:paragraph-properties>
    </style:style>
    <style:style style:name="P756" style:parent-style-name="Paragraph" style:family="paragraph">
      <style:paragraph-properties fo:margin-left="0.75in">
        <style:tab-stops/>
      </style:paragraph-properties>
    </style:style>
    <style:style style:name="P757" style:parent-style-name="Normal" style:family="paragraph">
      <style:paragraph-properties fo:break-before="page" style:punctuation-wrap="hanging" style:text-autospace="ideograph-alpha" fo:margin-bottom="0.1111in"/>
      <style:text-properties fo:hyphenate="true"/>
    </style:style>
    <style:style style:name="T758" style:parent-style-name="DefaultParagraphFont" style:family="text">
      <style:text-properties fo:font-weight="bold" style:font-weight-asian="bold" fo:font-size="14pt" style:font-size-asian="14pt"/>
    </style:style>
    <style:style style:name="T759" style:parent-style-name="DefaultParagraphFont" style:family="text">
      <style:text-properties fo:font-weight="bold" style:font-weight-asian="bold" fo:font-size="14pt" style:font-size-asian="14pt" fo:language="en" fo:country="US"/>
    </style:style>
    <style:style style:name="T760" style:parent-style-name="DefaultParagraphFont" style:family="text">
      <style:text-properties fo:font-weight="bold" style:font-weight-asian="bold" fo:font-size="14pt" style:font-size-asian="14pt"/>
    </style:style>
    <style:style style:name="T761" style:parent-style-name="DefaultParagraphFont" style:family="text">
      <style:text-properties fo:language="en" fo:country="US"/>
    </style:style>
    <style:style style:name="P762" style:parent-style-name="Paragraph" style:family="paragraph">
      <style:text-properties fo:font-weight="bold" style:font-weight-asian="bold"/>
    </style:style>
    <style:style style:name="P763" style:parent-style-name="Paragraph" style:family="paragraph">
      <style:paragraph-properties fo:margin-left="0.75in">
        <style:tab-stops/>
      </style:paragraph-properties>
    </style:style>
    <style:style style:name="T764" style:parent-style-name="DefaultParagraphFont" style:family="text">
      <style:text-properties style:language-asian="bg" style:country-asian="BG"/>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T767" style:parent-style-name="DefaultParagraphFont" style:family="text">
      <style:text-properties fo:font-weight="bold" style:font-weight-asian="bold"/>
    </style:style>
    <style:style style:name="T768" style:parent-style-name="DefaultParagraphFont" style:family="text">
      <style:text-properties fo:language="en" fo:country="US"/>
    </style:style>
    <style:style style:name="P769" style:parent-style-name="Paragraph" style:family="paragraph">
      <style:paragraph-properties fo:margin-left="0.75in">
        <style:tab-stops/>
      </style:paragraph-properties>
    </style:style>
    <style:style style:name="T770" style:parent-style-name="DefaultParagraphFont" style:family="text">
      <style:text-properties fo:language="en" fo:country="US"/>
    </style:style>
    <style:style style:name="T771" style:parent-style-name="DefaultParagraphFont" style:family="text">
      <style:text-properties fo:language="en" fo:country="US"/>
    </style:style>
    <style:style style:name="P772" style:parent-style-name="Paragraph" style:family="paragraph">
      <style:paragraph-properties fo:margin-left="0.75in">
        <style:tab-stops/>
      </style:paragraph-properties>
    </style:style>
    <style:style style:name="T773" style:parent-style-name="DefaultParagraphFont" style:family="text">
      <style:text-properties fo:language="en" fo:country="US"/>
    </style:style>
    <style:style style:name="T774" style:parent-style-name="DefaultParagraphFont" style:family="text">
      <style:text-properties fo:language="en" fo:country="US"/>
    </style:style>
    <style:style style:name="T775" style:parent-style-name="DefaultParagraphFont" style:family="text">
      <style:text-properties fo:language="en" fo:country="US"/>
    </style:style>
    <style:style style:name="T776" style:parent-style-name="DefaultParagraphFont" style:family="text">
      <style:text-properties fo:language="en" fo:country="US"/>
    </style:style>
    <style:style style:name="P777" style:parent-style-name="Paragraph" style:family="paragraph">
      <style:paragraph-properties fo:margin-left="0.75in">
        <style:tab-stops/>
      </style:paragraph-properties>
    </style:style>
    <style:style style:name="P778" style:parent-style-name="Paragraph" style:family="paragraph"/>
    <style:style style:name="P779" style:parent-style-name="Paragraph" style:family="paragraph"/>
    <style:style style:name="T780" style:parent-style-name="DefaultParagraphFont" style:family="text">
      <style:text-properties fo:language="en" fo:country="US"/>
    </style:style>
    <style:style style:name="T781" style:parent-style-name="DefaultParagraphFont" style:family="text">
      <style:text-properties fo:language="en" fo:country="US"/>
    </style:style>
    <style:style style:name="P782" style:parent-style-name="Paragraph" style:family="paragraph"/>
    <style:style style:name="T783" style:parent-style-name="DefaultParagraphFont" style:family="text">
      <style:text-properties fo:language="en" fo:country="US"/>
    </style:style>
    <style:style style:name="P784" style:parent-style-name="Paragraph" style:family="paragraph"/>
    <style:style style:name="T785" style:parent-style-name="DefaultParagraphFont" style:family="text">
      <style:text-properties fo:language="en" fo:country="US"/>
    </style:style>
    <style:style style:name="T786" style:parent-style-name="DefaultParagraphFont" style:family="text">
      <style:text-properties fo:language="en" fo:country="US"/>
    </style:style>
    <style:style style:name="P787" style:parent-style-name="Paragraph" style:family="paragraph"/>
    <style:style style:name="P788" style:parent-style-name="Paragraph" style:family="paragraph"/>
    <style:style style:name="T789" style:parent-style-name="DefaultParagraphFont" style:family="text">
      <style:text-properties fo:language="en" fo:country="US"/>
    </style:style>
    <style:style style:name="P790" style:parent-style-name="Paragraph" style:family="paragraph"/>
    <style:style style:name="T791" style:parent-style-name="DefaultParagraphFont" style:family="text">
      <style:text-properties fo:language="en" fo:country="US"/>
    </style:style>
    <style:style style:name="P792" style:parent-style-name="Paragraph" style:family="paragraph"/>
    <style:style style:name="T793" style:parent-style-name="DefaultParagraphFont" style:family="text">
      <style:text-properties fo:language="en" fo:country="US"/>
    </style:style>
    <style:style style:name="P794" style:parent-style-name="Paragraph" style:family="paragraph"/>
    <style:style style:name="P795" style:parent-style-name="Paragraph" style:family="paragraph"/>
    <style:style style:name="P796" style:parent-style-name="Paragraph" style:family="paragraph"/>
    <style:style style:name="T797" style:parent-style-name="DefaultParagraphFont" style:family="text">
      <style:text-properties fo:language="en" fo:country="US"/>
    </style:style>
    <style:style style:name="P798" style:parent-style-name="Paragraph" style:family="paragraph"/>
    <style:style style:name="P799" style:parent-style-name="Paragraph" style:family="paragraph"/>
    <style:style style:name="P800" style:parent-style-name="Paragraph" style:family="paragraph"/>
    <style:style style:name="P801" style:parent-style-name="Paragraph" style:family="paragraph"/>
    <style:style style:name="P802" style:parent-style-name="ListParagraph" style:family="paragraph">
      <style:paragraph-properties fo:break-before="page" style:punctuation-wrap="hanging" style:text-autospace="ideograph-alpha" fo:margin-bottom="0.1111in"/>
      <style:text-properties fo:hyphenate="true"/>
    </style:style>
    <style:style style:name="T803" style:parent-style-name="DefaultParagraphFont" style:family="text">
      <style:text-properties style:font-name="Times New Roman" fo:font-weight="bold" style:font-weight-asian="bold"/>
    </style:style>
    <style:style style:name="P804" style:parent-style-name="Paragraph" style:family="paragraph">
      <style:paragraph-properties fo:margin-left="0.75in">
        <style:tab-stops/>
      </style:paragraph-properties>
    </style:style>
    <style:style style:name="T805" style:parent-style-name="DefaultParagraphFont" style:family="text">
      <style:text-properties style:language-asian="bg" style:country-asian="BG"/>
    </style:style>
    <style:style style:name="T806" style:parent-style-name="DefaultParagraphFont" style:family="text">
      <style:text-properties fo:language="en" fo:country="US"/>
    </style:style>
    <style:style style:name="T807" style:parent-style-name="DefaultParagraphFont" style:family="text">
      <style:text-properties fo:language="en" fo:country="US"/>
    </style:style>
    <style:style style:name="T808" style:parent-style-name="DefaultParagraphFont" style:family="text">
      <style:text-properties fo:language="en" fo:country="US"/>
    </style:style>
    <style:style style:name="T809" style:parent-style-name="DefaultParagraphFont" style:family="text">
      <style:text-properties fo:language="en" fo:country="US"/>
    </style:style>
    <style:style style:name="T810" style:parent-style-name="DefaultParagraphFont" style:family="text">
      <style:text-properties fo:language="en" fo:country="US"/>
    </style:style>
    <style:style style:name="T811" style:parent-style-name="DefaultParagraphFont" style:family="text">
      <style:text-properties fo:language="en" fo:country="US"/>
    </style:style>
    <style:style style:name="T812" style:parent-style-name="DefaultParagraphFont" style:family="text">
      <style:text-properties fo:language="en" fo:country="US"/>
    </style:style>
    <style:style style:name="T813" style:parent-style-name="DefaultParagraphFont" style:family="text">
      <style:text-properties fo:language="en" fo:country="US"/>
    </style:style>
    <style:style style:name="T814" style:parent-style-name="DefaultParagraphFont" style:family="text">
      <style:text-properties fo:language="en" fo:country="US"/>
    </style:style>
    <style:style style:name="P815" style:parent-style-name="Paragraph" style:family="paragraph">
      <style:paragraph-properties fo:margin-left="0.75in">
        <style:tab-stops/>
      </style:paragraph-properties>
    </style:style>
    <style:style style:name="T816" style:parent-style-name="DefaultParagraphFont" style:family="text">
      <style:text-properties fo:language="en" fo:country="US"/>
    </style:style>
    <style:style style:name="T817" style:parent-style-name="DefaultParagraphFont" style:family="text">
      <style:text-properties fo:language="en" fo:country="US"/>
    </style:style>
    <style:style style:name="T818" style:parent-style-name="DefaultParagraphFont" style:family="text">
      <style:text-properties fo:language="en" fo:country="US"/>
    </style:style>
    <style:style style:name="T819" style:parent-style-name="DefaultParagraphFont" style:family="text">
      <style:text-properties fo:language="en" fo:country="US"/>
    </style:style>
    <style:style style:name="T820" style:parent-style-name="DefaultParagraphFont" style:family="text">
      <style:text-properties fo:language="en" fo:country="US"/>
    </style:style>
    <style:style style:name="P821" style:parent-style-name="Paragraph" style:family="paragraph">
      <style:paragraph-properties fo:margin-left="0.75in">
        <style:tab-stops/>
      </style:paragraph-properties>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T824" style:parent-style-name="DefaultParagraphFont" style:family="text">
      <style:text-properties fo:language="en" fo:country="US"/>
    </style:style>
    <style:style style:name="P825" style:parent-style-name="Paragraph" style:family="paragraph">
      <style:paragraph-properties fo:margin-left="0.75in">
        <style:tab-stops/>
      </style:paragraph-properties>
    </style:style>
    <style:style style:name="P826" style:parent-style-name="Paragraph" style:family="paragraph"/>
    <style:style style:name="T827" style:parent-style-name="DefaultParagraphFont" style:family="text">
      <style:text-properties fo:language="en" fo:country="US"/>
    </style:style>
    <style:style style:name="P828" style:parent-style-name="Paragraph" style:family="paragraph"/>
    <style:style style:name="P829" style:parent-style-name="Paragraph" style:family="paragraph"/>
    <style:style style:name="P830" style:parent-style-name="Paragraph" style:family="paragraph"/>
    <style:style style:name="T831" style:parent-style-name="DefaultParagraphFont" style:family="text">
      <style:text-properties fo:language="en" fo:country="US"/>
    </style:style>
    <style:style style:name="P832" style:parent-style-name="Paragraph" style:family="paragraph"/>
    <style:style style:name="P833" style:parent-style-name="Paragraph" style:family="paragraph"/>
    <style:style style:name="P834" style:parent-style-name="Paragraph" style:family="paragraph"/>
    <style:style style:name="P835" style:parent-style-name="Paragraph" style:family="paragraph"/>
    <style:style style:name="P836" style:parent-style-name="Paragraph" style:family="paragraph"/>
    <style:style style:name="T837" style:parent-style-name="DefaultParagraphFont" style:family="text">
      <style:text-properties fo:language="en" fo:country="US"/>
    </style:style>
    <style:style style:name="T838" style:parent-style-name="DefaultParagraphFont" style:family="text">
      <style:text-properties fo:language="en" fo:country="US"/>
    </style:style>
    <style:style style:name="P839" style:parent-style-name="Paragraph" style:family="paragraph"/>
    <style:style style:name="P840" style:parent-style-name="Paragraph" style:family="paragraph"/>
    <style:style style:name="P841" style:parent-style-name="Paragraph" style:family="paragraph"/>
    <style:style style:name="P842" style:parent-style-name="Normal" style:family="paragraph">
      <style:paragraph-properties fo:break-before="page" style:punctuation-wrap="hanging" style:text-autospace="ideograph-alpha" fo:margin-bottom="0.1111in"/>
      <style:text-properties fo:hyphenate="true"/>
    </style:style>
    <style:style style:name="P843" style:parent-style-name="Paragraph" style:family="paragraph">
      <style:text-properties fo:font-weight="bold" style:font-weight-asian="bold" fo:language="en" fo:country="US"/>
    </style:style>
    <style:style style:name="P844" style:parent-style-name="Paragraph" style:family="paragraph">
      <style:paragraph-properties fo:margin-left="0.75in">
        <style:tab-stops/>
      </style:paragraph-properties>
    </style:style>
    <style:style style:name="T845" style:parent-style-name="DefaultParagraphFont" style:family="text">
      <style:text-properties style:language-asian="bg" style:country-asian="BG"/>
    </style:style>
    <style:style style:name="T846" style:parent-style-name="DefaultParagraphFont" style:family="text">
      <style:text-properties fo:language="en" fo:country="US"/>
    </style:style>
    <style:style style:name="T847" style:parent-style-name="DefaultParagraphFont" style:family="text">
      <style:text-properties fo:language="en" fo:country="US"/>
    </style:style>
    <style:style style:name="T848" style:parent-style-name="DefaultParagraphFont" style:family="text">
      <style:text-properties fo:language="en" fo:country="US"/>
    </style:style>
    <style:style style:name="T849" style:parent-style-name="DefaultParagraphFont" style:family="text">
      <style:text-properties fo:language="en" fo:country="US"/>
    </style:style>
    <style:style style:name="T850" style:parent-style-name="DefaultParagraphFont" style:family="text">
      <style:text-properties fo:language="en" fo:country="US"/>
    </style:style>
    <style:style style:name="T851" style:parent-style-name="DefaultParagraphFont" style:family="text">
      <style:text-properties fo:language="en" fo:country="US"/>
    </style:style>
    <style:style style:name="P852" style:parent-style-name="Paragraph" style:family="paragraph">
      <style:paragraph-properties fo:margin-left="0.75in">
        <style:tab-stops/>
      </style:paragraph-properties>
    </style:style>
    <style:style style:name="T853" style:parent-style-name="DefaultParagraphFont" style:family="text">
      <style:text-properties fo:language="en" fo:country="US"/>
    </style:style>
    <style:style style:name="T854" style:parent-style-name="DefaultParagraphFont" style:family="text">
      <style:text-properties fo:language="en" fo:country="US"/>
    </style:style>
    <style:style style:name="P855" style:parent-style-name="Paragraph" style:family="paragraph">
      <style:paragraph-properties fo:margin-left="0.75in">
        <style:tab-stops/>
      </style:paragraph-properties>
    </style:style>
    <style:style style:name="T856" style:parent-style-name="DefaultParagraphFont" style:family="text">
      <style:text-properties fo:language="en" fo:country="US"/>
    </style:style>
    <style:style style:name="P857" style:parent-style-name="Paragraph" style:family="paragraph">
      <style:text-properties fo:font-weight="bold" style:font-weight-asian="bold" fo:language="en" fo:country="US"/>
    </style:style>
    <style:style style:name="P858" style:parent-style-name="Paragraph" style:family="paragraph">
      <style:paragraph-properties fo:margin-left="0.75in">
        <style:tab-stops/>
      </style:paragraph-properties>
    </style:style>
    <style:style style:name="T859" style:parent-style-name="DefaultParagraphFont" style:family="text">
      <style:text-properties fo:language="en" fo:country="US"/>
    </style:style>
    <style:style style:name="T860" style:parent-style-name="DefaultParagraphFont" style:family="text">
      <style:text-properties fo:language="en" fo:country="US"/>
    </style:style>
    <style:style style:name="T861" style:parent-style-name="DefaultParagraphFont" style:family="text">
      <style:text-properties fo:language="en" fo:country="US"/>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P865" style:parent-style-name="Paragraph" style:family="paragraph">
      <style:paragraph-properties fo:margin-left="0.75in">
        <style:tab-stops/>
      </style:paragraph-properties>
    </style:style>
    <style:style style:name="T866" style:parent-style-name="DefaultParagraphFont" style:family="text">
      <style:text-properties fo:language="en" fo:country="US"/>
    </style:style>
    <style:style style:name="T867" style:parent-style-name="DefaultParagraphFont" style:family="text">
      <style:text-properties fo:language="en" fo:country="US"/>
    </style:style>
    <style:style style:name="T868" style:parent-style-name="DefaultParagraphFont" style:family="text">
      <style:text-properties fo:language="en" fo:country="US"/>
    </style:style>
    <style:style style:name="P869" style:parent-style-name="Paragraph" style:family="paragraph">
      <style:text-properties fo:font-weight="bold" style:font-weight-asian="bold" fo:language="en" fo:country="US"/>
    </style:style>
    <style:style style:name="P870" style:parent-style-name="Paragraph" style:family="paragraph">
      <style:paragraph-properties fo:margin-left="0.75in">
        <style:tab-stops/>
      </style:paragraph-properties>
    </style:style>
    <style:style style:name="T871" style:parent-style-name="DefaultParagraphFont" style:family="text">
      <style:text-properties fo:language="en" fo:country="US"/>
    </style:style>
    <style:style style:name="T872" style:parent-style-name="DefaultParagraphFont" style:family="text">
      <style:text-properties fo:language="en" fo:country="US"/>
    </style:style>
    <style:style style:name="T873" style:parent-style-name="DefaultParagraphFont" style:family="text">
      <style:text-properties fo:language="en" fo:country="US"/>
    </style:style>
    <style:style style:name="T874" style:parent-style-name="DefaultParagraphFont" style:family="text">
      <style:text-properties fo:language="en" fo:country="U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P877" style:parent-style-name="Paragraph" style:family="paragraph">
      <style:paragraph-properties fo:margin-left="0.75in">
        <style:tab-stops/>
      </style:paragraph-properties>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T880" style:parent-style-name="DefaultParagraphFont" style:family="text">
      <style:text-properties fo:language="en" fo:country="US"/>
    </style:style>
    <style:style style:name="T881" style:parent-style-name="DefaultParagraphFont" style:family="text">
      <style:text-properties fo:language="en" fo:country="US"/>
    </style:style>
    <style:style style:name="P882" style:parent-style-name="Paragraph" style:family="paragraph">
      <style:paragraph-properties fo:margin-left="0.75in">
        <style:tab-stops/>
      </style:paragraph-properties>
    </style:style>
    <style:style style:name="T883" style:parent-style-name="DefaultParagraphFont" style:family="text">
      <style:text-properties fo:language="en" fo:country="US"/>
    </style:style>
    <style:style style:name="P884" style:parent-style-name="Normal" style:family="paragraph">
      <style:paragraph-properties fo:break-before="page" style:punctuation-wrap="hanging" style:text-autospace="ideograph-alpha" fo:margin-bottom="0.1111in"/>
      <style:text-properties fo:hyphenate="true"/>
    </style:style>
    <style:style style:name="P885" style:parent-style-name="Paragraph" style:family="paragraph">
      <style:text-properties fo:font-weight="bold" style:font-weight-asian="bold" fo:font-size="14pt" style:font-size-asian="14pt" fo:language="en" fo:country="US"/>
    </style:style>
    <style:style style:name="T886" style:parent-style-name="DefaultParagraphFont" style:family="text">
      <style:text-properties style:language-asian="bg" style:country-asian="BG"/>
    </style:style>
    <style:style style:name="T887" style:parent-style-name="DefaultParagraphFont" style:family="text">
      <style:text-properties fo:language="en" fo:country="US"/>
    </style:style>
    <style:style style:name="P888" style:parent-style-name="Paragraph" style:family="paragraph">
      <style:text-properties fo:language="en" fo:country="US"/>
    </style:style>
    <style:style style:name="T889" style:parent-style-name="DefaultParagraphFont" style:family="text">
      <style:text-properties fo:language="en" fo:country="US"/>
    </style:style>
    <style:style style:name="T890" style:parent-style-name="DefaultParagraphFont" style:family="text">
      <style:text-properties fo:language="en" fo:country="US"/>
    </style:style>
    <style:style style:name="P891" style:parent-style-name="Paragraph" style:family="paragraph">
      <style:text-properties fo:language="en" fo:country="US"/>
    </style:style>
    <style:style style:name="P892" style:parent-style-name="Paragraph" style:family="paragraph"/>
    <style:style style:name="T893" style:parent-style-name="DefaultParagraphFont" style:family="text">
      <style:text-properties fo:font-weight="bold" style:font-weight-asian="bold"/>
    </style:style>
    <style:style style:name="P894" style:parent-style-name="Paragraph" style:family="paragraph">
      <style:paragraph-properties fo:margin-left="0.25in">
        <style:tab-stops/>
      </style:paragraph-properties>
    </style:style>
    <style:style style:name="T895" style:parent-style-name="DefaultParagraphFont" style:family="text">
      <style:text-properties fo:language="en" fo:country="US"/>
    </style:style>
    <style:style style:name="T896" style:parent-style-name="DefaultParagraphFont" style:family="text">
      <style:text-properties fo:language="en" fo:country="US"/>
    </style:style>
    <style:style style:name="T897" style:parent-style-name="DefaultParagraphFont" style:family="text">
      <style:text-properties fo:language="en" fo:country="US"/>
    </style:style>
    <style:style style:name="P898" style:parent-style-name="Paragraph" style:family="paragraph"/>
    <style:style style:name="T899" style:parent-style-name="DefaultParagraphFont" style:family="text">
      <style:text-properties fo:language="en" fo:country="US"/>
    </style:style>
    <style:style style:name="T900" style:parent-style-name="DefaultParagraphFont" style:family="text">
      <style:text-properties fo:language="en" fo:country="US"/>
    </style:style>
    <style:style style:name="T901" style:parent-style-name="DefaultParagraphFont" style:family="text">
      <style:text-properties fo:language="en" fo:country="US"/>
    </style:style>
    <style:style style:name="T902" style:parent-style-name="DefaultParagraphFont" style:family="text">
      <style:text-properties fo:language="en" fo:country="US"/>
    </style:style>
    <style:style style:name="P903" style:parent-style-name="Paragraph" style:family="paragraph"/>
    <style:style style:name="T904" style:parent-style-name="DefaultParagraphFont" style:family="text">
      <style:text-properties fo:language="en" fo:country="US"/>
    </style:style>
    <style:style style:name="T905" style:parent-style-name="DefaultParagraphFont" style:family="text">
      <style:text-properties fo:language="en" fo:country="US"/>
    </style:style>
    <style:style style:name="T906" style:parent-style-name="DefaultParagraphFont" style:family="text">
      <style:text-properties fo:language="en" fo:country="US"/>
    </style:style>
    <style:style style:name="T907" style:parent-style-name="DefaultParagraphFont" style:family="text">
      <style:text-properties fo:language="en" fo:country="US"/>
    </style:style>
    <style:style style:name="P908" style:parent-style-name="Paragraph" style:family="paragraph"/>
    <style:style style:name="T909" style:parent-style-name="DefaultParagraphFont" style:family="text">
      <style:text-properties fo:language="en" fo:country="US"/>
    </style:style>
    <style:style style:name="T910" style:parent-style-name="DefaultParagraphFont" style:family="text">
      <style:text-properties fo:language="en" fo:country="US"/>
    </style:style>
    <style:style style:name="T911" style:parent-style-name="DefaultParagraphFont" style:family="text">
      <style:text-properties fo:language="en" fo:country="US"/>
    </style:style>
    <style:style style:name="T912" style:parent-style-name="DefaultParagraphFont" style:family="text">
      <style:text-properties fo:language="en" fo:country="US"/>
    </style:style>
    <style:style style:name="T913" style:parent-style-name="DefaultParagraphFont" style:family="text">
      <style:text-properties fo:language="en" fo:country="US"/>
    </style:style>
    <style:style style:name="T914" style:parent-style-name="DefaultParagraphFont" style:family="text">
      <style:text-properties fo:language="en" fo:country="US"/>
    </style:style>
    <style:style style:name="T915" style:parent-style-name="DefaultParagraphFont" style:family="text">
      <style:text-properties fo:language="en" fo:country="US"/>
    </style:style>
    <style:style style:name="P916" style:parent-style-name="Paragraph" style:family="paragraph"/>
    <style:style style:name="T917" style:parent-style-name="DefaultParagraphFont" style:family="text">
      <style:text-properties fo:language="en" fo:country="US"/>
    </style:style>
    <style:style style:name="T918" style:parent-style-name="DefaultParagraphFont" style:family="text">
      <style:text-properties fo:language="en" fo:country="US"/>
    </style:style>
    <style:style style:name="T919" style:parent-style-name="DefaultParagraphFont" style:family="text">
      <style:text-properties fo:language="en" fo:country="US"/>
    </style:style>
    <style:style style:name="P920" style:parent-style-name="Paragraph" style:family="paragraph"/>
    <style:style style:name="T921" style:parent-style-name="DefaultParagraphFont" style:family="text">
      <style:text-properties fo:language="en" fo:country="US"/>
    </style:style>
    <style:style style:name="T922" style:parent-style-name="DefaultParagraphFont" style:family="text">
      <style:text-properties fo:language="en" fo:country="US"/>
    </style:style>
    <style:style style:name="T923" style:parent-style-name="DefaultParagraphFont" style:family="text">
      <style:text-properties fo:language="en" fo:country="US"/>
    </style:style>
    <style:style style:name="T924" style:parent-style-name="DefaultParagraphFont" style:family="text">
      <style:text-properties fo:language="en" fo:country="US"/>
    </style:style>
    <style:style style:name="T925" style:parent-style-name="DefaultParagraphFont" style:family="text">
      <style:text-properties fo:language="en" fo:country="US"/>
    </style:style>
    <style:style style:name="P926" style:parent-style-name="Paragraph" style:family="paragraph"/>
    <style:style style:name="T927" style:parent-style-name="DefaultParagraphFont" style:family="text">
      <style:text-properties fo:language="en" fo:country="US"/>
    </style:style>
    <style:style style:name="T928" style:parent-style-name="DefaultParagraphFont" style:family="text">
      <style:text-properties fo:language="en" fo:country="US"/>
    </style:style>
    <style:style style:name="T929" style:parent-style-name="DefaultParagraphFont" style:family="text">
      <style:text-properties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en" fo:country="US"/>
    </style:style>
    <style:style style:name="T932" style:parent-style-name="DefaultParagraphFont" style:family="text">
      <style:text-properties fo:language="en" fo:country="US"/>
    </style:style>
    <style:style style:name="T933" style:parent-style-name="DefaultParagraphFont" style:family="text">
      <style:text-properties fo:language="en" fo:country="US"/>
    </style:style>
    <style:style style:name="T934" style:parent-style-name="DefaultParagraphFont" style:family="text">
      <style:text-properties fo:language="en" fo:country="US"/>
    </style:style>
    <style:style style:name="P935" style:parent-style-name="Paragraph" style:family="paragraph"/>
    <style:style style:name="T936" style:parent-style-name="DefaultParagraphFont" style:family="text">
      <style:text-properties fo:language="en" fo:country="US"/>
    </style:style>
    <style:style style:name="T937" style:parent-style-name="DefaultParagraphFont" style:family="text">
      <style:text-properties fo:language="en" fo:country="US"/>
    </style:style>
    <style:style style:name="T938" style:parent-style-name="DefaultParagraphFont" style:family="text">
      <style:text-properties fo:language="en" fo:country="US"/>
    </style:style>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T941" style:parent-style-name="DefaultParagraphFont" style:family="text">
      <style:text-properties fo:language="en" fo:country="US"/>
    </style:style>
    <style:style style:name="T942" style:parent-style-name="DefaultParagraphFont" style:family="text">
      <style:text-properties fo:language="en" fo:country="US"/>
    </style:style>
    <style:style style:name="T943" style:parent-style-name="DefaultParagraphFont" style:family="text">
      <style:text-properties fo:language="en" fo:country="US"/>
    </style:style>
    <style:style style:name="P944" style:parent-style-name="Paragraph" style:family="paragraph"/>
    <style:style style:name="T945" style:parent-style-name="DefaultParagraphFont" style:family="text">
      <style:text-properties fo:font-weight="bold" style:font-weight-asian="bold"/>
    </style:style>
    <style:style style:name="P946" style:parent-style-name="Paragraph" style:family="paragraph">
      <style:paragraph-properties fo:margin-left="0.25in">
        <style:tab-stops/>
      </style:paragraph-properties>
    </style:style>
    <style:style style:name="T947" style:parent-style-name="DefaultParagraphFont" style:family="text">
      <style:text-properties style:language-asian="bg" style:country-asian="BG"/>
    </style:style>
    <style:style style:name="T948" style:parent-style-name="DefaultParagraphFont" style:family="text">
      <style:text-properties fo:language="en" fo:country="US"/>
    </style:style>
    <style:style style:name="P949" style:parent-style-name="Paragraph" style:family="paragraph">
      <style:paragraph-properties fo:margin-left="0.25in">
        <style:tab-stops/>
      </style:paragraph-properties>
    </style:style>
    <style:style style:name="T950" style:parent-style-name="DefaultParagraphFont" style:family="text">
      <style:text-properties fo:font-weight="bold" style:font-weight-asian="bold" fo:language="en" fo:country="US"/>
    </style:style>
    <style:style style:name="T951" style:parent-style-name="DefaultParagraphFont" style:family="text">
      <style:text-properties fo:language="en" fo:country="US"/>
    </style:style>
    <style:style style:name="T952" style:parent-style-name="DefaultParagraphFont" style:family="text">
      <style:text-properties fo:language="en" fo:country="US"/>
    </style:style>
    <style:style style:name="T953" style:parent-style-name="DefaultParagraphFont" style:family="text">
      <style:text-properties fo:language="en" fo:country="US"/>
    </style:style>
    <style:style style:name="T954" style:parent-style-name="DefaultParagraphFont" style:family="text">
      <style:text-properties fo:language="en" fo:country="US"/>
    </style:style>
    <style:style style:name="T955" style:parent-style-name="DefaultParagraphFont" style:family="text">
      <style:text-properties fo:language="en" fo:country="US"/>
    </style:style>
    <style:style style:name="T956" style:parent-style-name="DefaultParagraphFont" style:family="text">
      <style:text-properties fo:language="en" fo:country="US"/>
    </style:style>
    <style:style style:name="T957" style:parent-style-name="DefaultParagraphFont" style:family="text">
      <style:text-properties fo:language="en" fo:country="US"/>
    </style:style>
    <style:style style:name="P958" style:parent-style-name="Paragraph" style:family="paragraph">
      <style:paragraph-properties fo:margin-left="0.25in">
        <style:tab-stops/>
      </style:paragraph-properties>
    </style:style>
    <style:style style:name="T959" style:parent-style-name="DefaultParagraphFont" style:family="text">
      <style:text-properties fo:font-weight="bold" style:font-weight-asian="bold"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T964" style:parent-style-name="DefaultParagraphFont" style:family="text">
      <style:text-properties fo:language="en" fo:country="US"/>
    </style:style>
    <style:style style:name="T965" style:parent-style-name="DefaultParagraphFont" style:family="text">
      <style:text-properties fo:language="en" fo:country="US"/>
    </style:style>
    <style:style style:name="T966" style:parent-style-name="DefaultParagraphFont" style:family="text">
      <style:text-properties fo:language="en" fo:country="US"/>
    </style:style>
    <style:style style:name="T967" style:parent-style-name="DefaultParagraphFont" style:family="text">
      <style:text-properties fo:language="en" fo:country="US"/>
    </style:style>
    <style:style style:name="P968" style:parent-style-name="Paragraph" style:family="paragraph"/>
    <style:style style:name="P969" style:parent-style-name="Paragraph" style:family="paragraph"/>
    <style:style style:name="P970" style:parent-style-name="Paragraph" style:family="paragraph"/>
    <style:style style:name="P971" style:parent-style-name="Paragraph" style:family="paragraph"/>
    <style:style style:name="P972" style:parent-style-name="Paragraph" style:family="paragraph"/>
    <style:style style:name="P973" style:parent-style-name="Paragraph" style:family="paragraph"/>
    <style:style style:name="P974" style:parent-style-name="Paragraph" style:family="paragraph"/>
    <style:style style:name="P975" style:parent-style-name="Paragraph" style:family="paragraph"/>
    <style:style style:name="P976" style:parent-style-name="Paragraph" style:family="paragraph"/>
    <style:style style:name="P977" style:parent-style-name="Paragraph" style:family="paragraph"/>
    <style:style style:name="P978" style:parent-style-name="Paragraph" style:family="paragraph"/>
    <style:style style:name="P979" style:parent-style-name="Paragraph" style:family="paragraph"/>
    <style:style style:name="P980" style:parent-style-name="Paragraph" style:family="paragraph"/>
    <style:style style:name="P981" style:parent-style-name="Paragraph" style:family="paragraph"/>
    <style:style style:name="P982" style:parent-style-name="Paragraph" style:family="paragraph"/>
    <style:style style:name="P983" style:parent-style-name="Paragraph" style:family="paragraph"/>
    <style:style style:name="P984" style:parent-style-name="Paragraph" style:family="paragraph"/>
    <style:style style:name="T985" style:parent-style-name="DefaultParagraphFont" style:family="text">
      <style:text-properties fo:language="en" fo:country="US"/>
    </style:style>
    <style:style style:name="T986" style:parent-style-name="DefaultParagraphFont" style:family="text">
      <style:text-properties fo:font-weight="bold" style:font-weight-asian="bold" fo:language="en" fo:country="US"/>
    </style:style>
    <style:style style:name="T987" style:parent-style-name="DefaultParagraphFont" style:family="text">
      <style:text-properties fo:language="en" fo:country="US"/>
    </style:style>
    <style:style style:name="T988" style:parent-style-name="DefaultParagraphFont" style:family="text">
      <style:text-properties fo:font-weight="bold" style:font-weight-asian="bold" fo:language="en" fo:country="US"/>
    </style:style>
    <style:style style:name="T989" style:parent-style-name="DefaultParagraphFont" style:family="text">
      <style:text-properties fo:language="en" fo:country="US"/>
    </style:style>
    <style:style style:name="T990" style:parent-style-name="DefaultParagraphFont" style:family="text">
      <style:text-properties fo:font-weight="bold" style:font-weight-asian="bold" fo:language="en" fo:country="US"/>
    </style:style>
    <style:style style:name="T991" style:parent-style-name="DefaultParagraphFont" style:family="text">
      <style:text-properties fo:language="en" fo:country="US"/>
    </style:style>
    <style:style style:name="T992" style:parent-style-name="DefaultParagraphFont" style:family="text">
      <style:text-properties fo:font-weight="bold" style:font-weight-asian="bold"/>
    </style:style>
    <style:style style:name="T993" style:parent-style-name="DefaultParagraphFont" style:family="text">
      <style:text-properties fo:language="en" fo:country="US"/>
    </style:style>
    <style:style style:name="T994" style:parent-style-name="DefaultParagraphFont" style:family="text">
      <style:text-properties fo:font-weight="bold" style:font-weight-asian="bold" fo:language="en" fo:country="US"/>
    </style:style>
    <style:style style:name="T995" style:parent-style-name="DefaultParagraphFont" style:family="text">
      <style:text-properties fo:language="en" fo:country="US"/>
    </style:style>
    <style:style style:name="T996" style:parent-style-name="DefaultParagraphFont" style:family="text">
      <style:text-properties fo:font-weight="bold" style:font-weight-asian="bold" fo:language="en" fo:country="US"/>
    </style:style>
    <style:style style:name="T997" style:parent-style-name="DefaultParagraphFont" style:family="text">
      <style:text-properties fo:language="en" fo:country="US"/>
    </style:style>
    <style:style style:name="T998" style:parent-style-name="DefaultParagraphFont" style:family="text">
      <style:text-properties fo:font-weight="bold" style:font-weight-asian="bold" fo:language="en" fo:country="US"/>
    </style:style>
    <style:style style:name="T999" style:parent-style-name="DefaultParagraphFont" style:family="text">
      <style:text-properties fo:language="en" fo:country="US"/>
    </style:style>
    <style:style style:name="T1000" style:parent-style-name="DefaultParagraphFont" style:family="text">
      <style:text-properties fo:font-weight="bold" style:font-weight-asian="bold" fo:language="en" fo:country="US"/>
    </style:style>
    <style:style style:name="T1001" style:parent-style-name="DefaultParagraphFont" style:family="text">
      <style:text-properties fo:language="en" fo:country="US"/>
    </style:style>
    <style:style style:name="T1002" style:parent-style-name="DefaultParagraphFont" style:family="text">
      <style:text-properties fo:language="en" fo:country="US"/>
    </style:style>
    <style:style style:name="T1003" style:parent-style-name="DefaultParagraphFont" style:family="text">
      <style:text-properties fo:font-weight="bold" style:font-weight-asian="bold" fo:language="en" fo:country="US"/>
    </style:style>
    <style:style style:name="T1004" style:parent-style-name="DefaultParagraphFont" style:family="text">
      <style:text-properties fo:language="en" fo:country="US"/>
    </style:style>
    <style:style style:name="T1005" style:parent-style-name="DefaultParagraphFont" style:family="text">
      <style:text-properties fo:font-weight="bold" style:font-weight-asian="bold" fo:language="en" fo:country="US"/>
    </style:style>
    <style:style style:name="T1006" style:parent-style-name="DefaultParagraphFont" style:family="text">
      <style:text-properties fo:language="en" fo:country="US"/>
    </style:style>
    <style:style style:name="T1007" style:parent-style-name="DefaultParagraphFont" style:family="text">
      <style:text-properties fo:font-weight="bold" style:font-weight-asian="bold" fo:language="en" fo:country="US"/>
    </style:style>
    <style:style style:name="T1008" style:parent-style-name="DefaultParagraphFont" style:family="text">
      <style:text-properties fo:language="en" fo:country="US"/>
    </style:style>
    <style:style style:name="T1009" style:parent-style-name="DefaultParagraphFont" style:family="text">
      <style:text-properties fo:language="en" fo:country="US"/>
    </style:style>
    <style:style style:name="T1010" style:parent-style-name="DefaultParagraphFont" style:family="text">
      <style:text-properties fo:language="en" fo:country="US"/>
    </style:style>
    <style:style style:name="P1011" style:parent-style-name="Normal" style:family="paragraph">
      <style:paragraph-properties fo:break-before="page" style:punctuation-wrap="hanging" style:text-autospace="ideograph-alpha" fo:margin-bottom="0.1111in"/>
      <style:text-properties fo:hyphenate="true"/>
    </style:style>
    <style:style style:name="T1012" style:parent-style-name="DefaultParagraphFont" style:family="text">
      <style:text-properties fo:font-weight="bold" style:font-weight-asian="bold" fo:font-size="14pt" style:font-size-asian="14pt" fo:language="en" fo:country="US"/>
    </style:style>
    <style:style style:name="T1013" style:parent-style-name="DefaultParagraphFont" style:family="text">
      <style:text-properties fo:font-weight="bold" style:font-weight-asian="bold" fo:font-size="14pt" style:font-size-asian="14pt"/>
    </style:style>
    <style:style style:name="T1014" style:parent-style-name="DefaultParagraphFont" style:family="text">
      <style:text-properties fo:font-size="14pt" style:font-size-asian="14pt"/>
    </style:style>
    <style:style style:name="T1015" style:parent-style-name="DefaultParagraphFont" style:family="text">
      <style:text-properties fo:font-weight="bold" style:font-weight-asian="bold" fo:font-size="14pt" style:font-size-asian="14pt"/>
    </style:style>
    <style:style style:name="T1016" style:parent-style-name="DefaultParagraphFont" style:family="text">
      <style:text-properties style:language-asian="bg" style:country-asian="BG"/>
    </style:style>
    <style:style style:name="T1017" style:parent-style-name="DefaultParagraphFont" style:family="text">
      <style:text-properties fo:language="en" fo:country="US"/>
    </style:style>
    <style:style style:name="T1018" style:parent-style-name="DefaultParagraphFont" style:family="text">
      <style:text-properties fo:language="en" fo:country="US"/>
    </style:style>
    <style:style style:name="T1019" style:parent-style-name="DefaultParagraphFont" style:family="text">
      <style:text-properties fo:language="en" fo:country="US"/>
    </style:style>
    <style:style style:name="T1020" style:parent-style-name="DefaultParagraphFont" style:family="text">
      <style:text-properties fo:language="en" fo:country="US"/>
    </style:style>
    <style:style style:name="T1021" style:parent-style-name="DefaultParagraphFont" style:family="text">
      <style:text-properties fo:language="en" fo:country="US"/>
    </style:style>
    <style:style style:name="T1022" style:parent-style-name="DefaultParagraphFont" style:family="text">
      <style:text-properties fo:language="en" fo:country="US"/>
    </style:style>
    <style:style style:name="T1023" style:parent-style-name="DefaultParagraphFont" style:family="text">
      <style:text-properties fo:language="en" fo:country="US"/>
    </style:style>
    <style:style style:name="T1024" style:parent-style-name="DefaultParagraphFont" style:family="text">
      <style:text-properties fo:language="en" fo:country="US"/>
    </style:style>
    <style:style style:name="T1025" style:parent-style-name="DefaultParagraphFont" style:family="text">
      <style:text-properties fo:language="en" fo:country="US"/>
    </style:style>
    <style:style style:name="T1026" style:parent-style-name="DefaultParagraphFont" style:family="text">
      <style:text-properties fo:language="en" fo:country="US"/>
    </style:style>
    <style:style style:name="T1027" style:parent-style-name="DefaultParagraphFont" style:family="text">
      <style:text-properties fo:language="en" fo:country="US"/>
    </style:style>
    <style:style style:name="T1028" style:parent-style-name="DefaultParagraphFont" style:family="text">
      <style:text-properties fo:language="en" fo:country="US"/>
    </style:style>
    <style:style style:name="T1029" style:parent-style-name="DefaultParagraphFont" style:family="text">
      <style:text-properties fo:language="en" fo:country="US"/>
    </style:style>
    <style:style style:name="T1030" style:parent-style-name="DefaultParagraphFont" style:family="text">
      <style:text-properties fo:language="en" fo:country="US"/>
    </style:style>
    <style:style style:name="T1031" style:parent-style-name="DefaultParagraphFont" style:family="text">
      <style:text-properties fo:language="en" fo:country="US"/>
    </style:style>
    <style:style style:name="T1032" style:parent-style-name="DefaultParagraphFont" style:family="text">
      <style:text-properties fo:language="en" fo:country="US"/>
    </style:style>
    <style:style style:name="T1033" style:parent-style-name="DefaultParagraphFont" style:family="text">
      <style:text-properties fo:language="en" fo:country="US"/>
    </style:style>
    <style:style style:name="T1034" style:parent-style-name="DefaultParagraphFont" style:family="text">
      <style:text-properties fo:language="en" fo:country="US"/>
    </style:style>
    <style:style style:name="T1035" style:parent-style-name="DefaultParagraphFont" style:family="text">
      <style:text-properties fo:language="en" fo:country="US"/>
    </style:style>
    <style:style style:name="T1036" style:parent-style-name="DefaultParagraphFont" style:family="text">
      <style:text-properties fo:language="en" fo:country="US"/>
    </style:style>
    <style:style style:name="T1037" style:parent-style-name="DefaultParagraphFont" style:family="text">
      <style:text-properties fo:language="en" fo:country="US"/>
    </style:style>
    <style:style style:name="T1038" style:parent-style-name="DefaultParagraphFont" style:family="text">
      <style:text-properties fo:language="en" fo:country="US"/>
    </style:style>
    <style:style style:name="T1039" style:parent-style-name="DefaultParagraphFont" style:family="text">
      <style:text-properties fo:language="en" fo:country="US"/>
    </style:style>
    <style:style style:name="T1040" style:parent-style-name="DefaultParagraphFont" style:family="text">
      <style:text-properties fo:language="en" fo:country="US"/>
    </style:style>
    <style:style style:name="P1041" style:parent-style-name="Normal" style:family="paragraph">
      <style:paragraph-properties fo:break-before="page" style:punctuation-wrap="hanging" style:text-autospace="ideograph-alpha" fo:margin-bottom="0.1111in"/>
      <style:text-properties fo:hyphenate="true"/>
    </style:style>
    <style:style style:name="P1042" style:parent-style-name="Normal" style:family="paragraph">
      <style:paragraph-properties fo:line-height="120%"/>
    </style:style>
    <style:style style:name="T1043" style:parent-style-name="DefaultParagraphFont" style:family="text">
      <style:text-properties style:font-name="Times New Roman" fo:font-weight="bold" style:font-weight-asian="bold" fo:font-size="16pt" style:font-size-asian="16pt" style:font-size-complex="14pt" fo:language="bg" fo:country="BG"/>
    </style:style>
    <style:style style:name="T1044" style:parent-style-name="DefaultParagraphFont" style:family="text">
      <style:text-properties style:font-name="Times New Roman" fo:font-weight="bold" style:font-weight-asian="bold" fo:font-size="16pt" style:font-size-asian="16pt" style:font-size-complex="14pt"/>
    </style:style>
    <style:style style:name="T1045" style:parent-style-name="DefaultParagraphFont" style:family="text">
      <style:text-properties style:font-name="Times New Roman" fo:font-weight="bold" style:font-weight-asian="bold" fo:font-size="16pt" style:font-size-asian="16pt" style:font-size-complex="14pt" fo:language="bg" fo:country="BG"/>
    </style:style>
    <style:style style:name="P1046"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47" style:parent-style-name="Normal" style:family="paragraph">
      <style:paragraph-properties fo:line-height="120%"/>
    </style:style>
    <style:style style:name="T1048" style:parent-style-name="DefaultParagraphFont" style:family="text">
      <style:text-properties style:font-name="Times New Roman" style:font-size-complex="12pt" fo:language="bg" fo:country="BG"/>
    </style:style>
    <style:style style:name="P1049" style:parent-style-name="Paragraph" style:family="paragraph"/>
    <style:style style:name="T1050" style:parent-style-name="DefaultParagraphFont" style:family="text">
      <style:text-properties fo:font-weight="bold" style:font-weight-asian="bold" fo:font-size="14pt" style:font-size-asian="14pt"/>
    </style:style>
    <style:style style:name="P1051" style:parent-style-name="Paragraph" style:family="paragraph">
      <style:paragraph-properties fo:margin-left="0.25in">
        <style:tab-stops/>
      </style:paragraph-properties>
    </style:style>
    <style:style style:name="P1052" style:parent-style-name="Normal" style:family="paragraph">
      <style:paragraph-properties fo:line-height="120%"/>
    </style:style>
    <style:style style:name="T1053" style:parent-style-name="DefaultParagraphFont" style:family="text">
      <style:text-properties style:font-name="Times New Roman" style:font-size-complex="12pt" fo:language="bg" fo:country="BG"/>
    </style:style>
    <style:style style:name="P1054" style:parent-style-name="Paragraph" style:family="paragraph">
      <style:text-properties style:font-size-complex="12pt"/>
    </style:style>
    <style:style style:name="P1055" style:parent-style-name="Paragraph" style:family="paragraph"/>
    <style:style style:name="T1056" style:parent-style-name="DefaultParagraphFont" style:family="text">
      <style:text-properties style:font-size-complex="12pt"/>
    </style:style>
    <style:style style:name="T1057" style:parent-style-name="DefaultParagraphFont" style:family="text">
      <style:text-properties style:font-size-complex="12pt" fo:language="en" fo:country="US"/>
    </style:style>
    <style:style style:name="T1058" style:parent-style-name="DefaultParagraphFont" style:family="text">
      <style:text-properties style:font-size-complex="12pt"/>
    </style:style>
    <style:style style:name="P1059" style:parent-style-name="Paragraph" style:family="paragraph">
      <style:text-properties style:font-size-complex="12pt"/>
    </style:style>
    <style:style style:name="P1060" style:parent-style-name="Paragraph" style:family="paragraph"/>
    <style:style style:name="T1061" style:parent-style-name="DefaultParagraphFont" style:family="text">
      <style:text-properties style:font-size-complex="12pt"/>
    </style:style>
    <style:style style:name="T1062" style:parent-style-name="DefaultParagraphFont" style:family="text">
      <style:text-properties style:font-size-complex="12pt" fo:language="en" fo:country="US"/>
    </style:style>
    <style:style style:name="T1063" style:parent-style-name="DefaultParagraphFont" style:family="text">
      <style:text-properties style:font-size-complex="12pt"/>
    </style:style>
    <style:style style:name="P1064" style:parent-style-name="Paragraph" style:family="paragraph">
      <style:text-properties style:font-size-complex="12pt"/>
    </style:style>
    <style:style style:name="P1065" style:parent-style-name="Paragraph" style:family="paragraph">
      <style:text-properties style:font-size-complex="12pt"/>
    </style:style>
    <style:style style:name="P1066" style:parent-style-name="Paragraph" style:family="paragraph">
      <style:text-properties style:font-size-complex="12pt"/>
    </style:style>
    <style:style style:name="P1067" style:parent-style-name="Paragraph" style:family="paragraph">
      <style:text-properties style:font-size-complex="12pt"/>
    </style:style>
    <style:style style:name="T1068" style:parent-style-name="DefaultParagraphFont" style:family="text">
      <style:text-properties style:font-size-complex="12pt"/>
    </style:style>
    <style:style style:name="T1069" style:parent-style-name="DefaultParagraphFont" style:family="text">
      <style:text-properties style:font-size-complex="12pt" fo:language="en" fo:country="US"/>
    </style:style>
    <style:style style:name="T1070" style:parent-style-name="DefaultParagraphFont" style:family="text">
      <style:text-properties style:font-size-complex="12pt"/>
    </style:style>
    <style:style style:name="T1071" style:parent-style-name="DefaultParagraphFont" style:family="text">
      <style:text-properties style:font-size-complex="12pt" fo:language="en" fo:country="US"/>
    </style:style>
    <style:style style:name="T1072" style:parent-style-name="DefaultParagraphFont" style:family="text">
      <style:text-properties style:font-size-complex="12pt"/>
    </style:style>
    <style:style style:name="T1073" style:parent-style-name="DefaultParagraphFont" style:family="text">
      <style:text-properties style:font-size-complex="12pt"/>
    </style:style>
    <style:style style:name="T1074" style:parent-style-name="DefaultParagraphFont" style:family="text">
      <style:text-properties style:font-size-complex="12pt" fo:language="en" fo:country="US"/>
    </style:style>
    <style:style style:name="T1075" style:parent-style-name="DefaultParagraphFont" style:family="text">
      <style:text-properties style:font-size-complex="12pt"/>
    </style:style>
    <style:style style:name="T1076" style:parent-style-name="DefaultParagraphFont" style:family="text">
      <style:text-properties fo:font-weight="bold" style:font-weight-asian="bold" style:font-size-complex="12pt" fo:language="en" fo:country="US"/>
    </style:style>
    <style:style style:name="T1077" style:parent-style-name="DefaultParagraphFont" style:family="text">
      <style:text-properties style:font-size-complex="12pt" fo:language="en" fo:country="US"/>
    </style:style>
    <style:style style:name="T1078" style:parent-style-name="DefaultParagraphFont" style:family="text">
      <style:text-properties style:font-size-complex="12pt"/>
    </style:style>
    <style:style style:name="T1079" style:parent-style-name="DefaultParagraphFont" style:family="text">
      <style:text-properties fo:font-weight="bold" style:font-weight-asian="bold" style:font-size-complex="12pt" fo:language="en" fo:country="US"/>
    </style:style>
    <style:style style:name="T1080" style:parent-style-name="DefaultParagraphFont" style:family="text">
      <style:text-properties style:font-size-complex="12pt" fo:language="en" fo:country="US"/>
    </style:style>
    <style:style style:name="T1081" style:parent-style-name="DefaultParagraphFont" style:family="text">
      <style:text-properties style:font-size-complex="12pt"/>
    </style:style>
    <style:style style:name="T1082" style:parent-style-name="DefaultParagraphFont" style:family="text">
      <style:text-properties fo:font-weight="bold" style:font-weight-asian="bold" style:font-size-complex="12pt" fo:language="en" fo:country="US"/>
    </style:style>
    <style:style style:name="T1083" style:parent-style-name="DefaultParagraphFont" style:family="text">
      <style:text-properties style:font-size-complex="12pt" fo:language="en" fo:country="US"/>
    </style:style>
    <style:style style:name="T1084" style:parent-style-name="DefaultParagraphFont" style:family="text">
      <style:text-properties style:font-size-complex="12pt"/>
    </style:style>
    <style:style style:name="T1085" style:parent-style-name="DefaultParagraphFont" style:family="text">
      <style:text-properties fo:font-weight="bold" style:font-weight-asian="bold" style:font-size-complex="12pt" fo:language="en" fo:country="US"/>
    </style:style>
    <style:style style:name="T1086" style:parent-style-name="DefaultParagraphFont" style:family="text">
      <style:text-properties style:font-size-complex="12pt"/>
    </style:style>
    <style:style style:name="T1087" style:parent-style-name="DefaultParagraphFont" style:family="text">
      <style:text-properties fo:font-weight="bold" style:font-weight-asian="bold" style:font-size-complex="12pt" fo:language="en" fo:country="US"/>
    </style:style>
    <style:style style:name="T1088" style:parent-style-name="DefaultParagraphFont" style:family="text">
      <style:text-properties style:font-size-complex="12pt" fo:language="en" fo:country="US"/>
    </style:style>
    <style:style style:name="T1089" style:parent-style-name="DefaultParagraphFont" style:family="text">
      <style:text-properties style:font-size-complex="12pt"/>
    </style:style>
    <style:style style:name="T1090" style:parent-style-name="DefaultParagraphFont" style:family="text">
      <style:text-properties fo:font-weight="bold" style:font-weight-asian="bold" style:font-size-complex="12pt" fo:language="en" fo:country="US"/>
    </style:style>
    <style:style style:name="T1091" style:parent-style-name="DefaultParagraphFont" style:family="text">
      <style:text-properties style:font-size-complex="12pt" fo:language="en" fo:country="US"/>
    </style:style>
    <style:style style:name="T1092" style:parent-style-name="DefaultParagraphFont" style:family="text">
      <style:text-properties style:font-size-complex="12pt"/>
    </style:style>
    <style:style style:name="T1093" style:parent-style-name="DefaultParagraphFont" style:family="text">
      <style:text-properties style:font-size-complex="12pt"/>
    </style:style>
    <style:style style:name="T1094" style:parent-style-name="DefaultParagraphFont" style:family="text">
      <style:text-properties style:font-size-complex="12pt" fo:language="en" fo:country="US"/>
    </style:style>
    <style:style style:name="T1095" style:parent-style-name="DefaultParagraphFont" style:family="text">
      <style:text-properties fo:font-weight="bold" style:font-weight-asian="bold" style:font-size-complex="12pt" fo:language="en" fo:country="US"/>
    </style:style>
    <style:style style:name="T1096" style:parent-style-name="DefaultParagraphFont" style:family="text">
      <style:text-properties style:font-size-complex="12pt" fo:language="en" fo:country="US"/>
    </style:style>
    <style:style style:name="T1097" style:parent-style-name="DefaultParagraphFont" style:family="text">
      <style:text-properties style:font-size-complex="12pt"/>
    </style:style>
    <style:style style:name="T1098" style:parent-style-name="DefaultParagraphFont" style:family="text">
      <style:text-properties style:font-size-complex="12pt"/>
    </style:style>
    <style:style style:name="T1099" style:parent-style-name="DefaultParagraphFont" style:family="text">
      <style:text-properties fo:font-weight="bold" style:font-weight-asian="bold" style:font-size-complex="12pt" fo:language="en" fo:country="US"/>
    </style:style>
    <style:style style:name="T1100" style:parent-style-name="DefaultParagraphFont" style:family="text">
      <style:text-properties style:font-size-complex="12pt" fo:language="en" fo:country="US"/>
    </style:style>
    <style:style style:name="T1101" style:parent-style-name="DefaultParagraphFont" style:family="text">
      <style:text-properties style:font-size-complex="12pt"/>
    </style:style>
    <style:style style:name="T1102" style:parent-style-name="DefaultParagraphFont" style:family="text">
      <style:text-properties fo:font-weight="bold" style:font-weight-asian="bold" style:font-size-complex="12pt" fo:language="en" fo:country="US"/>
    </style:style>
    <style:style style:name="T1103" style:parent-style-name="DefaultParagraphFont" style:family="text">
      <style:text-properties style:font-size-complex="12pt" fo:language="en" fo:country="US"/>
    </style:style>
    <style:style style:name="T1104" style:parent-style-name="DefaultParagraphFont" style:family="text">
      <style:text-properties style:font-size-complex="12pt"/>
    </style:style>
    <style:style style:name="T1105" style:parent-style-name="DefaultParagraphFont" style:family="text">
      <style:text-properties fo:font-weight="bold" style:font-weight-asian="bold" style:font-size-complex="12pt" fo:language="en" fo:country="US"/>
    </style:style>
    <style:style style:name="T1106" style:parent-style-name="DefaultParagraphFont" style:family="text">
      <style:text-properties style:font-size-complex="12pt" fo:language="en" fo:country="US"/>
    </style:style>
    <style:style style:name="T1107" style:parent-style-name="DefaultParagraphFont" style:family="text">
      <style:text-properties style:font-size-complex="12pt"/>
    </style:style>
    <style:style style:name="T1108" style:parent-style-name="DefaultParagraphFont" style:family="text">
      <style:text-properties fo:font-weight="bold" style:font-weight-asian="bold" style:font-size-complex="12pt" fo:language="en" fo:country="US"/>
    </style:style>
    <style:style style:name="T1109" style:parent-style-name="DefaultParagraphFont" style:family="text">
      <style:text-properties style:font-size-complex="12pt" fo:language="en" fo:country="US"/>
    </style:style>
    <style:style style:name="T1110" style:parent-style-name="DefaultParagraphFont" style:family="text">
      <style:text-properties style:font-size-complex="12pt"/>
    </style:style>
    <style:style style:name="T1111" style:parent-style-name="DefaultParagraphFont" style:family="text">
      <style:text-properties fo:font-weight="bold" style:font-weight-asian="bold" style:font-size-complex="12pt" fo:language="en" fo:country="US"/>
    </style:style>
    <style:style style:name="T1112" style:parent-style-name="DefaultParagraphFont" style:family="text">
      <style:text-properties style:font-size-complex="12pt" fo:language="en" fo:country="US"/>
    </style:style>
    <style:style style:name="T1113" style:parent-style-name="DefaultParagraphFont" style:family="text">
      <style:text-properties style:font-size-complex="12pt"/>
    </style:style>
    <style:style style:name="T1114" style:parent-style-name="DefaultParagraphFont" style:family="text">
      <style:text-properties fo:font-weight="bold" style:font-weight-asian="bold" style:font-size-complex="12pt" fo:language="en" fo:country="US"/>
    </style:style>
    <style:style style:name="T1115" style:parent-style-name="DefaultParagraphFont" style:family="text">
      <style:text-properties style:font-size-complex="12pt" fo:language="en" fo:country="US"/>
    </style:style>
    <style:style style:name="T1116" style:parent-style-name="DefaultParagraphFont" style:family="text">
      <style:text-properties style:font-size-complex="12pt"/>
    </style:style>
    <style:style style:name="T1117" style:parent-style-name="DefaultParagraphFont" style:family="text">
      <style:text-properties fo:font-weight="bold" style:font-weight-asian="bold" style:font-size-complex="12pt" fo:language="en" fo:country="US"/>
    </style:style>
    <style:style style:name="T1118" style:parent-style-name="DefaultParagraphFont" style:family="text">
      <style:text-properties style:font-size-complex="12pt" fo:language="en" fo:country="US"/>
    </style:style>
    <style:style style:name="T1119" style:parent-style-name="DefaultParagraphFont" style:family="text">
      <style:text-properties style:font-size-complex="12pt"/>
    </style:style>
    <style:style style:name="T1120" style:parent-style-name="DefaultParagraphFont" style:family="text">
      <style:text-properties style:font-size-complex="12pt" fo:language="en" fo:country="US"/>
    </style:style>
    <style:style style:name="T1121" style:parent-style-name="DefaultParagraphFont" style:family="text">
      <style:text-properties style:font-size-complex="12pt"/>
    </style:style>
    <style:style style:name="T1122" style:parent-style-name="DefaultParagraphFont" style:family="text">
      <style:text-properties fo:font-weight="bold" style:font-weight-asian="bold" style:font-size-complex="12pt" fo:language="en" fo:country="US"/>
    </style:style>
    <style:style style:name="T1123" style:parent-style-name="DefaultParagraphFont" style:family="text">
      <style:text-properties style:font-size-complex="12pt" fo:language="en" fo:country="US"/>
    </style:style>
    <style:style style:name="T1124" style:parent-style-name="DefaultParagraphFont" style:family="text">
      <style:text-properties style:font-size-complex="12pt"/>
    </style:style>
    <style:style style:name="T1125" style:parent-style-name="DefaultParagraphFont" style:family="text">
      <style:text-properties fo:font-weight="bold" style:font-weight-asian="bold" style:font-size-complex="12pt" fo:language="en" fo:country="US"/>
    </style:style>
    <style:style style:name="T1126" style:parent-style-name="DefaultParagraphFont" style:family="text">
      <style:text-properties style:font-size-complex="12pt" fo:language="en" fo:country="US"/>
    </style:style>
    <style:style style:name="T1127" style:parent-style-name="DefaultParagraphFont" style:family="text">
      <style:text-properties style:font-size-complex="12pt"/>
    </style:style>
    <style:style style:name="T1128" style:parent-style-name="DefaultParagraphFont" style:family="text">
      <style:text-properties fo:font-weight="bold" style:font-weight-asian="bold" style:font-size-complex="12pt" fo:language="en" fo:country="US"/>
    </style:style>
    <style:style style:name="T1129" style:parent-style-name="DefaultParagraphFont" style:family="text">
      <style:text-properties style:font-size-complex="12pt" fo:language="en" fo:country="US"/>
    </style:style>
    <style:style style:name="T1130" style:parent-style-name="DefaultParagraphFont" style:family="text">
      <style:text-properties style:font-size-complex="12pt"/>
    </style:style>
    <style:style style:name="T1131" style:parent-style-name="DefaultParagraphFont" style:family="text">
      <style:text-properties style:font-size-complex="12pt" fo:language="en" fo:country="US"/>
    </style:style>
    <style:style style:name="T1132" style:parent-style-name="DefaultParagraphFont" style:family="text">
      <style:text-properties style:font-size-complex="12pt"/>
    </style:style>
    <style:style style:name="T1133" style:parent-style-name="DefaultParagraphFont" style:family="text">
      <style:text-properties fo:font-weight="bold" style:font-weight-asian="bold" style:font-size-complex="12pt" fo:language="en" fo:country="US"/>
    </style:style>
    <style:style style:name="T1134" style:parent-style-name="DefaultParagraphFont" style:family="text">
      <style:text-properties style:font-size-complex="12pt" fo:language="en" fo:country="US"/>
    </style:style>
    <style:style style:name="T1135" style:parent-style-name="DefaultParagraphFont" style:family="text">
      <style:text-properties style:font-size-complex="12pt"/>
    </style:style>
    <style:style style:name="T1136" style:parent-style-name="DefaultParagraphFont" style:family="text">
      <style:text-properties fo:font-weight="bold" style:font-weight-asian="bold" style:font-size-complex="12pt" fo:language="en" fo:country="US"/>
    </style:style>
    <style:style style:name="T1137" style:parent-style-name="DefaultParagraphFont" style:family="text">
      <style:text-properties style:font-size-complex="12pt" fo:language="en" fo:country="US"/>
    </style:style>
    <style:style style:name="T1138" style:parent-style-name="DefaultParagraphFont" style:family="text">
      <style:text-properties style:font-size-complex="12pt"/>
    </style:style>
    <style:style style:name="T1139" style:parent-style-name="DefaultParagraphFont" style:family="text">
      <style:text-properties fo:font-weight="bold" style:font-weight-asian="bold" style:font-size-complex="12pt" fo:language="en" fo:country="US"/>
    </style:style>
    <style:style style:name="T1140" style:parent-style-name="DefaultParagraphFont" style:family="text">
      <style:text-properties style:font-size-complex="12pt" fo:language="en" fo:country="US"/>
    </style:style>
    <style:style style:name="T1141" style:parent-style-name="DefaultParagraphFont" style:family="text">
      <style:text-properties style:font-size-complex="12pt"/>
    </style:style>
    <style:style style:name="T1142" style:parent-style-name="DefaultParagraphFont" style:family="text">
      <style:text-properties fo:font-weight="bold" style:font-weight-asian="bold" style:font-size-complex="12pt" fo:language="en" fo:country="US"/>
    </style:style>
    <style:style style:name="T1143" style:parent-style-name="DefaultParagraphFont" style:family="text">
      <style:text-properties style:font-size-complex="12pt" fo:language="en" fo:country="US"/>
    </style:style>
    <style:style style:name="T1144" style:parent-style-name="DefaultParagraphFont" style:family="text">
      <style:text-properties style:font-size-complex="12pt"/>
    </style:style>
    <style:style style:name="T1145" style:parent-style-name="DefaultParagraphFont" style:family="text">
      <style:text-properties fo:font-weight="bold" style:font-weight-asian="bold" style:font-size-complex="12pt" fo:language="en" fo:country="US"/>
    </style:style>
    <style:style style:name="T1146" style:parent-style-name="DefaultParagraphFont" style:family="text">
      <style:text-properties style:font-size-complex="12pt" fo:language="en" fo:country="US"/>
    </style:style>
    <style:style style:name="T1147" style:parent-style-name="DefaultParagraphFont" style:family="text">
      <style:text-properties style:font-size-complex="12pt"/>
    </style:style>
    <style:style style:name="T1148" style:parent-style-name="DefaultParagraphFont" style:family="text">
      <style:text-properties fo:font-weight="bold" style:font-weight-asian="bold" style:font-size-complex="12pt" fo:language="en" fo:country="US"/>
    </style:style>
    <style:style style:name="T1149" style:parent-style-name="DefaultParagraphFont" style:family="text">
      <style:text-properties style:font-size-complex="12pt" fo:language="en" fo:country="US"/>
    </style:style>
    <style:style style:name="T1150" style:parent-style-name="DefaultParagraphFont" style:family="text">
      <style:text-properties style:font-size-complex="12pt"/>
    </style:style>
    <style:style style:name="T1151" style:parent-style-name="DefaultParagraphFont" style:family="text">
      <style:text-properties fo:font-weight="bold" style:font-weight-asian="bold" style:font-size-complex="12pt" fo:language="en" fo:country="US"/>
    </style:style>
    <style:style style:name="T1152" style:parent-style-name="DefaultParagraphFont" style:family="text">
      <style:text-properties style:font-size-complex="12pt" fo:language="en" fo:country="US"/>
    </style:style>
    <style:style style:name="T1153" style:parent-style-name="DefaultParagraphFont" style:family="text">
      <style:text-properties fo:font-weight="bold" style:font-weight-asian="bold" style:font-size-complex="12pt" fo:language="en" fo:country="US"/>
    </style:style>
    <style:style style:name="T1154" style:parent-style-name="DefaultParagraphFont" style:family="text">
      <style:text-properties style:font-size-complex="12pt" fo:language="en" fo:country="US"/>
    </style:style>
    <style:style style:name="T1155" style:parent-style-name="DefaultParagraphFont" style:family="text">
      <style:text-properties fo:font-weight="bold" style:font-weight-asian="bold" style:font-size-complex="12pt" fo:language="en" fo:country="US"/>
    </style:style>
    <style:style style:name="T1156" style:parent-style-name="DefaultParagraphFont" style:family="text">
      <style:text-properties style:font-size-complex="12pt" fo:language="en" fo:country="US"/>
    </style:style>
    <style:style style:name="T1157" style:parent-style-name="DefaultParagraphFont" style:family="text">
      <style:text-properties style:font-size-complex="12pt"/>
    </style:style>
    <style:style style:name="T1158" style:parent-style-name="DefaultParagraphFont" style:family="text">
      <style:text-properties fo:font-weight="bold" style:font-weight-asian="bold" style:font-size-complex="12pt" fo:language="en" fo:country="US"/>
    </style:style>
    <style:style style:name="T1159" style:parent-style-name="DefaultParagraphFont" style:family="text">
      <style:text-properties style:font-size-complex="12pt" fo:language="en" fo:country="US"/>
    </style:style>
    <style:style style:name="T1160" style:parent-style-name="DefaultParagraphFont" style:family="text">
      <style:text-properties style:font-size-complex="12pt"/>
    </style:style>
    <style:style style:name="T1161" style:parent-style-name="DefaultParagraphFont" style:family="text">
      <style:text-properties fo:font-weight="bold" style:font-weight-asian="bold" style:font-size-complex="12pt" fo:language="en" fo:country="US"/>
    </style:style>
    <style:style style:name="T1162" style:parent-style-name="DefaultParagraphFont" style:family="text">
      <style:text-properties style:font-size-complex="12pt" fo:language="en" fo:country="US"/>
    </style:style>
    <style:style style:name="T1163" style:parent-style-name="DefaultParagraphFont" style:family="text">
      <style:text-properties style:font-size-complex="12pt"/>
    </style:style>
    <style:style style:name="T1164" style:parent-style-name="DefaultParagraphFont" style:family="text">
      <style:text-properties fo:font-weight="bold" style:font-weight-asian="bold" style:font-size-complex="12pt" fo:language="en" fo:country="US"/>
    </style:style>
    <style:style style:name="T1165" style:parent-style-name="DefaultParagraphFont" style:family="text">
      <style:text-properties style:font-size-complex="12pt" fo:language="en" fo:country="US"/>
    </style:style>
    <style:style style:name="P1166" style:parent-style-name="Paragraph" style:family="paragraph">
      <style:text-properties fo:font-weight="bold" style:font-weight-asian="bold" style:font-size-complex="12pt" fo:language="en" fo:country="US"/>
    </style:style>
    <style:style style:name="P1167" style:parent-style-name="Paragraph" style:family="paragraph">
      <style:paragraph-properties fo:margin-left="0.25in">
        <style:tab-stops/>
      </style:paragraph-properties>
    </style:style>
    <style:style style:name="T1168" style:parent-style-name="DefaultParagraphFont" style:family="text">
      <style:text-properties style:font-size-complex="12pt"/>
    </style:style>
    <style:style style:name="T1169" style:parent-style-name="DefaultParagraphFont" style:family="text">
      <style:text-properties fo:font-weight="bold" style:font-weight-asian="bold" style:font-size-complex="12pt" fo:language="en" fo:country="US"/>
    </style:style>
    <style:style style:name="T1170" style:parent-style-name="DefaultParagraphFont" style:family="text">
      <style:text-properties style:font-size-complex="12pt" fo:language="en" fo:country="US"/>
    </style:style>
    <style:style style:name="T1171" style:parent-style-name="DefaultParagraphFont" style:family="text">
      <style:text-properties fo:font-weight="bold" style:font-weight-asian="bold" style:font-size-complex="12pt" fo:language="en" fo:country="US"/>
    </style:style>
    <style:style style:name="T1172" style:parent-style-name="DefaultParagraphFont" style:family="text">
      <style:text-properties style:font-size-complex="12pt" fo:language="en" fo:country="US"/>
    </style:style>
    <style:style style:name="T1173" style:parent-style-name="DefaultParagraphFont" style:family="text">
      <style:text-properties fo:font-weight="bold" style:font-weight-asian="bold" style:font-size-complex="12pt" fo:language="en" fo:country="US"/>
    </style:style>
    <style:style style:name="T1174" style:parent-style-name="DefaultParagraphFont" style:family="text">
      <style:text-properties style:font-size-complex="12pt" fo:language="en" fo:country="US"/>
    </style:style>
    <style:style style:name="T1175" style:parent-style-name="DefaultParagraphFont" style:family="text">
      <style:text-properties style:font-size-complex="12pt"/>
    </style:style>
    <style:style style:name="T1176" style:parent-style-name="DefaultParagraphFont" style:family="text">
      <style:text-properties style:font-size-complex="12pt" fo:language="en" fo:country="US"/>
    </style:style>
    <style:style style:name="T1177" style:parent-style-name="DefaultParagraphFont" style:family="text">
      <style:text-properties fo:font-weight="bold" style:font-weight-asian="bold" style:font-size-complex="12pt" fo:language="en" fo:country="US"/>
    </style:style>
    <style:style style:name="T1178" style:parent-style-name="DefaultParagraphFont" style:family="text">
      <style:text-properties style:font-size-complex="12pt"/>
    </style:style>
    <style:style style:name="T1179" style:parent-style-name="DefaultParagraphFont" style:family="text">
      <style:text-properties style:font-size-complex="12pt" fo:language="en" fo:country="US"/>
    </style:style>
    <style:style style:name="T1180" style:parent-style-name="DefaultParagraphFont" style:family="text">
      <style:text-properties style:font-size-complex="12pt"/>
    </style:style>
    <style:style style:name="T1181" style:parent-style-name="DefaultParagraphFont" style:family="text">
      <style:text-properties fo:font-weight="bold" style:font-weight-asian="bold" style:font-size-complex="12pt" fo:language="en" fo:country="US"/>
    </style:style>
    <style:style style:name="T1182" style:parent-style-name="DefaultParagraphFont" style:family="text">
      <style:text-properties style:font-size-complex="12pt" fo:language="en" fo:country="US"/>
    </style:style>
    <style:style style:name="P1183" style:parent-style-name="Paragraph" style:family="paragraph">
      <style:paragraph-properties fo:margin-left="0.25in">
        <style:tab-stops/>
      </style:paragraph-properties>
    </style:style>
    <style:style style:name="T1184" style:parent-style-name="DefaultParagraphFont" style:family="text">
      <style:text-properties style:font-size-complex="12pt"/>
    </style:style>
    <style:style style:name="T1185" style:parent-style-name="DefaultParagraphFont" style:family="text">
      <style:text-properties style:font-size-complex="12pt" fo:language="en" fo:country="US"/>
    </style:style>
    <style:style style:name="T1186" style:parent-style-name="DefaultParagraphFont" style:family="text">
      <style:text-properties style:font-size-complex="12pt"/>
    </style:style>
    <style:style style:name="T1187" style:parent-style-name="DefaultParagraphFont" style:family="text">
      <style:text-properties fo:font-weight="bold" style:font-weight-asian="bold" style:font-size-complex="12pt" fo:language="en" fo:country="US"/>
    </style:style>
    <style:style style:name="T1188" style:parent-style-name="DefaultParagraphFont" style:family="text">
      <style:text-properties style:font-size-complex="12pt"/>
    </style:style>
    <style:style style:name="T1189" style:parent-style-name="DefaultParagraphFont" style:family="text">
      <style:text-properties style:font-size-complex="12pt" fo:language="en" fo:country="US"/>
    </style:style>
    <style:style style:name="T1190" style:parent-style-name="DefaultParagraphFont" style:family="text">
      <style:text-properties style:font-size-complex="12pt"/>
    </style:style>
    <style:style style:name="P1191" style:parent-style-name="Paragraph" style:family="paragraph">
      <style:paragraph-properties fo:margin-left="0.25in">
        <style:tab-stops/>
      </style:paragraph-properties>
    </style:style>
    <style:style style:name="T1192" style:parent-style-name="DefaultParagraphFont" style:family="text">
      <style:text-properties style:font-size-complex="12pt"/>
    </style:style>
    <style:style style:name="T1193" style:parent-style-name="DefaultParagraphFont" style:family="text">
      <style:text-properties fo:font-weight="bold" style:font-weight-asian="bold" style:font-size-complex="12pt" fo:language="en" fo:country="US"/>
    </style:style>
    <style:style style:name="T1194" style:parent-style-name="DefaultParagraphFont" style:family="text">
      <style:text-properties style:font-size-complex="12pt" fo:language="en" fo:country="US"/>
    </style:style>
    <style:style style:name="T1195" style:parent-style-name="DefaultParagraphFont" style:family="text">
      <style:text-properties style:font-size-complex="12pt"/>
    </style:style>
    <style:style style:name="T1196" style:parent-style-name="DefaultParagraphFont" style:family="text">
      <style:text-properties fo:font-weight="bold" style:font-weight-asian="bold" style:font-size-complex="12pt" fo:language="en" fo:country="US"/>
    </style:style>
    <style:style style:name="T1197" style:parent-style-name="DefaultParagraphFont" style:family="text">
      <style:text-properties style:font-size-complex="12pt" fo:language="en" fo:country="US"/>
    </style:style>
    <style:style style:name="P1198" style:parent-style-name="Paragraph" style:family="paragraph">
      <style:text-properties fo:font-weight="bold" style:font-weight-asian="bold" style:font-size-complex="12pt" fo:language="en" fo:country="US"/>
    </style:style>
    <style:style style:name="P1199" style:parent-style-name="Paragraph" style:family="paragraph">
      <style:paragraph-properties fo:margin-left="0.25in">
        <style:tab-stops/>
      </style:paragraph-properties>
    </style:style>
    <style:style style:name="T1200" style:parent-style-name="DefaultParagraphFont" style:family="text">
      <style:text-properties style:font-size-complex="12pt"/>
    </style:style>
    <style:style style:name="T1201" style:parent-style-name="DefaultParagraphFont" style:family="text">
      <style:text-properties fo:font-weight="bold" style:font-weight-asian="bold" style:font-size-complex="12pt" fo:language="en" fo:country="US"/>
    </style:style>
    <style:style style:name="T1202" style:parent-style-name="DefaultParagraphFont" style:family="text">
      <style:text-properties style:font-size-complex="12pt" fo:language="en" fo:country="US"/>
    </style:style>
    <style:style style:name="T1203" style:parent-style-name="DefaultParagraphFont" style:family="text">
      <style:text-properties style:font-size-complex="12pt"/>
    </style:style>
    <style:style style:name="T1204" style:parent-style-name="DefaultParagraphFont" style:family="text">
      <style:text-properties style:font-size-complex="12pt" fo:language="en" fo:country="US"/>
    </style:style>
    <style:style style:name="T1205" style:parent-style-name="DefaultParagraphFont" style:family="text">
      <style:text-properties style:font-size-complex="12pt"/>
    </style:style>
    <style:style style:name="T1206" style:parent-style-name="DefaultParagraphFont" style:family="text">
      <style:text-properties style:font-size-complex="12pt" fo:language="en" fo:country="US"/>
    </style:style>
    <style:style style:name="T1207" style:parent-style-name="DefaultParagraphFont" style:family="text">
      <style:text-properties style:font-size-complex="12pt"/>
    </style:style>
    <style:style style:name="P1208" style:parent-style-name="Paragraph" style:family="paragraph">
      <style:paragraph-properties fo:margin-left="0.25in">
        <style:tab-stops/>
      </style:paragraph-properties>
    </style:style>
    <style:style style:name="T1209" style:parent-style-name="DefaultParagraphFont" style:family="text">
      <style:text-properties style:font-size-complex="12pt"/>
    </style:style>
    <style:style style:name="T1210" style:parent-style-name="DefaultParagraphFont" style:family="text">
      <style:text-properties style:font-size-complex="12pt" fo:language="en" fo:country="US"/>
    </style:style>
    <style:style style:name="T1211" style:parent-style-name="DefaultParagraphFont" style:family="text">
      <style:text-properties style:font-size-complex="12pt"/>
    </style:style>
    <style:style style:name="P1212" style:parent-style-name="Paragraph" style:family="paragraph">
      <style:paragraph-properties fo:margin-left="0.25in">
        <style:tab-stops/>
      </style:paragraph-properties>
      <style:text-properties style:font-size-complex="12pt"/>
    </style:style>
    <style:style style:name="P1213" style:parent-style-name="Paragraph" style:family="paragraph">
      <style:paragraph-properties fo:keep-with-next="always" fo:margin-left="0.25in">
        <style:tab-stops/>
      </style:paragraph-properties>
    </style:style>
    <style:style style:name="P1214" style:parent-style-name="ListParagraph" style:family="paragraph"/>
    <style:style style:name="T1215" style:parent-style-name="DefaultParagraphFont" style:family="text">
      <style:text-properties style:font-name="Times New Roman" fo:font-weight="bold" style:font-weight-asian="bold" fo:language="bg" fo:country="BG"/>
    </style:style>
    <style:style style:name="T1216" style:parent-style-name="DefaultParagraphFont" style:family="text">
      <style:text-properties style:font-name="Times New Roman" fo:font-weight="bold" style:font-weight-asian="bold"/>
    </style:style>
    <style:style style:name="P1217" style:parent-style-name="ListParagraph" style:family="paragraph">
      <style:paragraph-properties fo:margin-left="0.25in">
        <style:tab-stops/>
      </style:paragraph-properties>
    </style:style>
    <style:style style:name="P1218" style:parent-style-name="ListParagraph" style:family="paragraph">
      <style:paragraph-properties fo:line-height="120%" fo:margin-left="0.25in">
        <style:tab-stops/>
      </style:paragraph-properties>
    </style:style>
    <style:style style:name="T1219" style:parent-style-name="DefaultParagraphFont" style:family="text">
      <style:text-properties style:font-name="Times New Roman" fo:language="bg" fo:country="BG"/>
    </style:style>
    <style:style style:name="T1220" style:parent-style-name="DefaultParagraphFont" style:family="text">
      <style:text-properties style:font-name="Times New Roman" fo:font-weight="bold" style:font-weight-asian="bold"/>
    </style:style>
    <style:style style:name="T1221" style:parent-style-name="DefaultParagraphFont" style:family="text">
      <style:text-properties style:font-name="Times New Roman"/>
    </style:style>
    <style:style style:name="T1222" style:parent-style-name="DefaultParagraphFont" style:family="text">
      <style:text-properties style:font-name="Times New Roman" fo:language="bg" fo:country="BG"/>
    </style:style>
    <style:style style:name="T1223" style:parent-style-name="DefaultParagraphFont" style:family="text">
      <style:text-properties style:font-name="Times New Roman" fo:font-weight="bold" style:font-weight-asian="bold"/>
    </style:style>
    <style:style style:name="T1224" style:parent-style-name="DefaultParagraphFont" style:family="text">
      <style:text-properties style:font-name="Times New Roman" fo:language="bg" fo:country="BG"/>
    </style:style>
    <style:style style:name="T1225" style:parent-style-name="DefaultParagraphFont" style:family="text">
      <style:text-properties style:font-name="Times New Roman"/>
    </style:style>
    <style:style style:name="T1226" style:parent-style-name="DefaultParagraphFont" style:family="text">
      <style:text-properties style:font-name="Times New Roman" fo:language="bg" fo:country="BG"/>
    </style:style>
    <style:style style:name="T1227" style:parent-style-name="DefaultParagraphFont" style:family="text">
      <style:text-properties style:font-name="Times New Roman"/>
    </style:style>
    <style:style style:name="P1228" style:parent-style-name="ListParagraph" style:family="paragraph">
      <style:paragraph-properties fo:line-height="120%" fo:margin-left="0.25in">
        <style:tab-stops/>
      </style:paragraph-properties>
    </style:style>
    <style:style style:name="P1229" style:parent-style-name="ListParagraph" style:family="paragraph">
      <style:paragraph-properties fo:line-height="120%" fo:margin-left="0.25in">
        <style:tab-stops/>
      </style:paragraph-properties>
    </style:style>
    <style:style style:name="T1230" style:parent-style-name="DefaultParagraphFont" style:family="text">
      <style:text-properties style:font-name="Times New Roman" fo:language="bg" fo:country="BG"/>
    </style:style>
    <style:style style:name="T1231" style:parent-style-name="DefaultParagraphFont" style:family="text">
      <style:text-properties style:font-name="Times New Roman" fo:font-weight="bold" style:font-weight-asian="bold"/>
    </style:style>
    <style:style style:name="T1232" style:parent-style-name="DefaultParagraphFont" style:family="text">
      <style:text-properties style:font-name="Times New Roman"/>
    </style:style>
    <style:style style:name="T1233" style:parent-style-name="DefaultParagraphFont" style:family="text">
      <style:text-properties style:font-name="Times New Roman" fo:language="bg" fo:country="BG"/>
    </style:style>
    <style:style style:name="T1234" style:parent-style-name="DefaultParagraphFont" style:family="text">
      <style:text-properties style:font-name="Times New Roman"/>
    </style:style>
    <style:style style:name="T1235" style:parent-style-name="DefaultParagraphFont" style:family="text">
      <style:text-properties style:font-name="Times New Roman" fo:font-weight="bold" style:font-weight-asian="bold"/>
    </style:style>
    <style:style style:name="T1236" style:parent-style-name="DefaultParagraphFont" style:family="text">
      <style:text-properties style:font-name="Times New Roman"/>
    </style:style>
    <style:style style:name="P1237" style:parent-style-name="Normal" style:family="paragraph">
      <style:paragraph-properties fo:keep-with-next="always" fo:line-height="120%"/>
    </style:style>
    <style:style style:name="P1238" style:parent-style-name="ListParagraph" style:family="paragraph">
      <style:paragraph-properties fo:line-height="120%" fo:margin-left="0.25in">
        <style:tab-stops/>
      </style:paragraph-properties>
    </style:style>
    <style:style style:name="T1239" style:parent-style-name="DefaultParagraphFont" style:family="text">
      <style:text-properties style:font-name="Times New Roman" fo:language="bg" fo:country="BG"/>
    </style:style>
    <style:style style:name="T1240" style:parent-style-name="DefaultParagraphFont" style:family="text">
      <style:text-properties style:font-name="Times New Roman" fo:font-weight="bold" style:font-weight-asian="bold"/>
    </style:style>
    <style:style style:name="T1241" style:parent-style-name="DefaultParagraphFont" style:family="text">
      <style:text-properties style:font-name="Times New Roman"/>
    </style:style>
    <style:style style:name="T1242" style:parent-style-name="DefaultParagraphFont" style:family="text">
      <style:text-properties style:font-name="Times New Roman" fo:language="bg" fo:country="BG"/>
    </style:style>
    <style:style style:name="T1243" style:parent-style-name="DefaultParagraphFont" style:family="text">
      <style:text-properties style:font-name="Times New Roman"/>
    </style:style>
    <style:style style:name="T1244" style:parent-style-name="DefaultParagraphFont" style:family="text">
      <style:text-properties style:font-name="Times New Roman" fo:language="bg" fo:country="BG"/>
    </style:style>
    <style:style style:name="T1245" style:parent-style-name="DefaultParagraphFont" style:family="text">
      <style:text-properties style:font-name="Times New Roman" fo:font-weight="bold" style:font-weight-asian="bold"/>
    </style:style>
    <style:style style:name="T1246" style:parent-style-name="DefaultParagraphFont" style:family="text">
      <style:text-properties style:font-name="Times New Roman"/>
    </style:style>
    <style:style style:name="T1247" style:parent-style-name="DefaultParagraphFont" style:family="text">
      <style:text-properties style:font-name="Times New Roman" fo:language="bg" fo:country="BG"/>
    </style:style>
    <style:style style:name="T1248" style:parent-style-name="DefaultParagraphFont" style:family="text">
      <style:text-properties style:font-name="Times New Roman" fo:font-weight="bold" style:font-weight-asian="bold"/>
    </style:style>
    <style:style style:name="T1249" style:parent-style-name="DefaultParagraphFont" style:family="text">
      <style:text-properties style:font-name="Times New Roman"/>
    </style:style>
    <style:style style:name="P1250" style:parent-style-name="ListParagraph" style:family="paragraph">
      <style:paragraph-properties fo:line-height="120%" fo:margin-left="0.25in">
        <style:tab-stops/>
      </style:paragraph-properties>
    </style:style>
    <style:style style:name="T1251" style:parent-style-name="DefaultParagraphFont" style:family="text">
      <style:text-properties style:font-name="Times New Roman" fo:language="bg" fo:country="BG"/>
    </style:style>
    <style:style style:name="T1252" style:parent-style-name="DefaultParagraphFont" style:family="text">
      <style:text-properties style:font-name="Times New Roman" fo:font-weight="bold" style:font-weight-asian="bold"/>
    </style:style>
    <style:style style:name="T1253" style:parent-style-name="DefaultParagraphFont" style:family="text">
      <style:text-properties style:font-name="Times New Roman"/>
    </style:style>
    <style:style style:name="T1254" style:parent-style-name="DefaultParagraphFont" style:family="text">
      <style:text-properties style:font-name="Times New Roman" fo:language="bg" fo:country="BG"/>
    </style:style>
    <style:style style:name="T1255" style:parent-style-name="DefaultParagraphFont" style:family="text">
      <style:text-properties style:font-name="Times New Roman" fo:font-weight="bold" style:font-weight-asian="bold"/>
    </style:style>
    <style:style style:name="T1256" style:parent-style-name="DefaultParagraphFont" style:family="text">
      <style:text-properties style:font-name="Times New Roman"/>
    </style:style>
    <style:style style:name="T1257" style:parent-style-name="DefaultParagraphFont" style:family="text">
      <style:text-properties style:font-name="Times New Roman" fo:language="bg" fo:country="BG"/>
    </style:style>
    <style:style style:name="P1258" style:parent-style-name="ListParagraph" style:family="paragraph">
      <style:paragraph-properties fo:line-height="120%" fo:margin-left="0.25in">
        <style:tab-stops/>
      </style:paragraph-properties>
    </style:style>
    <style:style style:name="P1259" style:parent-style-name="ListParagraph" style:family="paragraph">
      <style:paragraph-properties fo:line-height="120%"/>
      <style:text-properties style:font-name="Times New Roman" fo:font-weight="bold" style:font-weight-asian="bold"/>
    </style:style>
    <style:style style:name="P1260" style:parent-style-name="ListParagraph" style:family="paragraph">
      <style:paragraph-properties fo:line-height="120%" fo:margin-left="0.25in">
        <style:tab-stops/>
      </style:paragraph-properties>
      <style:text-properties style:font-name="Times New Roman" fo:font-weight="bold" style:font-weight-asian="bold"/>
    </style:style>
    <style:style style:name="P1261" style:parent-style-name="ListParagraph" style:family="paragraph">
      <style:paragraph-properties fo:line-height="120%" fo:margin-left="0.25in">
        <style:tab-stops/>
      </style:paragraph-properties>
    </style:style>
    <style:style style:name="T1262" style:parent-style-name="DefaultParagraphFont" style:family="text">
      <style:text-properties style:font-name="Times New Roman" fo:language="bg" fo:country="BG"/>
    </style:style>
    <style:style style:name="T1263" style:parent-style-name="DefaultParagraphFont" style:family="text">
      <style:text-properties style:font-name="Times New Roman" fo:font-weight="bold" style:font-weight-asian="bold"/>
    </style:style>
    <style:style style:name="T1264" style:parent-style-name="DefaultParagraphFont" style:family="text">
      <style:text-properties style:font-name="Times New Roman"/>
    </style:style>
    <style:style style:name="T1265" style:parent-style-name="DefaultParagraphFont" style:family="text">
      <style:text-properties style:font-name="Times New Roman" fo:font-weight="bold" style:font-weight-asian="bold"/>
    </style:style>
    <style:style style:name="T1266" style:parent-style-name="DefaultParagraphFont" style:family="text">
      <style:text-properties style:font-name="Times New Roman"/>
    </style:style>
    <style:style style:name="T1267" style:parent-style-name="DefaultParagraphFont" style:family="text">
      <style:text-properties style:font-name="Times New Roman" fo:language="bg" fo:country="BG"/>
    </style:style>
    <style:style style:name="T1268" style:parent-style-name="DefaultParagraphFont" style:family="text">
      <style:text-properties style:font-name="Times New Roman" fo:font-weight="bold" style:font-weight-asian="bold"/>
    </style:style>
    <style:style style:name="T1269" style:parent-style-name="DefaultParagraphFont" style:family="text">
      <style:text-properties style:font-name="Times New Roman"/>
    </style:style>
    <style:style style:name="T1270" style:parent-style-name="DefaultParagraphFont" style:family="text">
      <style:text-properties style:font-name="Times New Roman" fo:language="bg" fo:country="BG"/>
    </style:style>
    <style:style style:name="T1271" style:parent-style-name="DefaultParagraphFont" style:family="text">
      <style:text-properties style:font-name="Times New Roman"/>
    </style:style>
    <style:style style:name="T1272" style:parent-style-name="DefaultParagraphFont" style:family="text">
      <style:text-properties style:font-name="Times New Roman" fo:language="bg" fo:country="BG"/>
    </style:style>
    <style:style style:name="P1273" style:parent-style-name="ListParagraph" style:family="paragraph">
      <style:paragraph-properties fo:line-height="120%" fo:margin-left="0.25in">
        <style:tab-stops/>
      </style:paragraph-properties>
    </style:style>
    <style:style style:name="T1274" style:parent-style-name="DefaultParagraphFont" style:family="text">
      <style:text-properties style:font-name="Times New Roman" fo:font-weight="bold" style:font-weight-asian="bold"/>
    </style:style>
    <style:style style:name="T1275" style:parent-style-name="DefaultParagraphFont" style:family="text">
      <style:text-properties style:font-name="Times New Roman"/>
    </style:style>
    <style:style style:name="T1276" style:parent-style-name="DefaultParagraphFont" style:family="text">
      <style:text-properties style:font-name="Times New Roman" fo:language="bg" fo:country="BG"/>
    </style:style>
    <style:style style:name="T1277" style:parent-style-name="DefaultParagraphFont" style:family="text">
      <style:text-properties style:font-name="Times New Roman" fo:font-weight="bold" style:font-weight-asian="bold"/>
    </style:style>
    <style:style style:name="T1278" style:parent-style-name="DefaultParagraphFont" style:family="text">
      <style:text-properties style:font-name="Times New Roman"/>
    </style:style>
    <style:style style:name="T1279" style:parent-style-name="DefaultParagraphFont" style:family="text">
      <style:text-properties style:font-name="Times New Roman" fo:language="bg" fo:country="BG"/>
    </style:style>
    <style:style style:name="T1280" style:parent-style-name="DefaultParagraphFont" style:family="text">
      <style:text-properties style:font-name="Times New Roman" fo:font-weight="bold" style:font-weight-asian="bold"/>
    </style:style>
    <style:style style:name="T1281" style:parent-style-name="DefaultParagraphFont" style:family="text">
      <style:text-properties style:font-name="Times New Roman"/>
    </style:style>
    <style:style style:name="T1282" style:parent-style-name="DefaultParagraphFont" style:family="text">
      <style:text-properties style:font-name="Times New Roman" fo:language="bg" fo:country="BG"/>
    </style:style>
    <style:style style:name="P1283" style:parent-style-name="ListParagraph" style:family="paragraph">
      <style:paragraph-properties fo:line-height="120%" fo:margin-left="0.25in">
        <style:tab-stops/>
      </style:paragraph-properties>
    </style:style>
    <style:style style:name="T1284" style:parent-style-name="DefaultParagraphFont" style:family="text">
      <style:text-properties style:font-name="Times New Roman" fo:language="bg" fo:country="BG"/>
    </style:style>
    <style:style style:name="T1285" style:parent-style-name="DefaultParagraphFont" style:family="text">
      <style:text-properties style:font-name="Times New Roman" fo:font-weight="bold" style:font-weight-asian="bold"/>
    </style:style>
    <style:style style:name="T1286" style:parent-style-name="DefaultParagraphFont" style:family="text">
      <style:text-properties style:font-name="Times New Roman"/>
    </style:style>
    <style:style style:name="T1287" style:parent-style-name="DefaultParagraphFont" style:family="text">
      <style:text-properties style:font-name="Times New Roman" fo:language="bg" fo:country="BG"/>
    </style:style>
    <style:style style:name="T1288" style:parent-style-name="DefaultParagraphFont" style:family="text">
      <style:text-properties style:font-name="Times New Roman" fo:font-weight="bold" style:font-weight-asian="bold"/>
    </style:style>
    <style:style style:name="T1289" style:parent-style-name="DefaultParagraphFont" style:family="text">
      <style:text-properties style:font-name="Times New Roman"/>
    </style:style>
    <style:style style:name="T1290" style:parent-style-name="DefaultParagraphFont" style:family="text">
      <style:text-properties style:font-name="Times New Roman" fo:font-weight="bold" style:font-weight-asian="bold"/>
    </style:style>
    <style:style style:name="T1291" style:parent-style-name="DefaultParagraphFont" style:family="text">
      <style:text-properties style:font-name="Times New Roman"/>
    </style:style>
    <style:style style:name="T1292" style:parent-style-name="DefaultParagraphFont" style:family="text">
      <style:text-properties style:font-name="Times New Roman" fo:font-weight="bold" style:font-weight-asian="bold"/>
    </style:style>
    <style:style style:name="T1293" style:parent-style-name="DefaultParagraphFont" style:family="text">
      <style:text-properties style:font-name="Times New Roman"/>
    </style:style>
    <style:style style:name="T1294" style:parent-style-name="DefaultParagraphFont" style:family="text">
      <style:text-properties style:font-name="Times New Roman" fo:font-weight="bold" style:font-weight-asian="bold"/>
    </style:style>
    <style:style style:name="T1295" style:parent-style-name="DefaultParagraphFont" style:family="text">
      <style:text-properties style:font-name="Times New Roman"/>
    </style:style>
    <style:style style:name="T1296" style:parent-style-name="DefaultParagraphFont" style:family="text">
      <style:text-properties style:font-name="Times New Roman" fo:language="bg" fo:country="BG"/>
    </style:style>
    <style:style style:name="T1297" style:parent-style-name="DefaultParagraphFont" style:family="text">
      <style:text-properties style:font-name="Times New Roman"/>
    </style:style>
    <style:style style:name="T1298" style:parent-style-name="DefaultParagraphFont" style:family="text">
      <style:text-properties style:font-name="Times New Roman" fo:language="bg" fo:country="BG"/>
    </style:style>
    <style:style style:name="T1299" style:parent-style-name="DefaultParagraphFont" style:family="text">
      <style:text-properties style:font-name="Times New Roman"/>
    </style:style>
    <style:style style:name="T1300" style:parent-style-name="DefaultParagraphFont" style:family="text">
      <style:text-properties style:font-name="Times New Roman" fo:language="bg" fo:country="BG"/>
    </style:style>
    <style:style style:name="T1301" style:parent-style-name="DefaultParagraphFont" style:family="text">
      <style:text-properties style:font-name="Times New Roman" fo:font-weight="bold" style:font-weight-asian="bold"/>
    </style:style>
    <style:style style:name="T1302" style:parent-style-name="DefaultParagraphFont" style:family="text">
      <style:text-properties style:font-name="Times New Roman"/>
    </style:style>
    <style:style style:name="P1303" style:parent-style-name="ListParagraph" style:family="paragraph">
      <style:paragraph-properties fo:line-height="120%" fo:margin-left="0.25in">
        <style:tab-stops/>
      </style:paragraph-properties>
    </style:style>
    <style:style style:name="T1304" style:parent-style-name="DefaultParagraphFont" style:family="text">
      <style:text-properties style:font-name="Times New Roman" fo:language="bg" fo:country="BG"/>
    </style:style>
    <style:style style:name="T1305" style:parent-style-name="DefaultParagraphFont" style:family="text">
      <style:text-properties style:font-name="Times New Roman"/>
    </style:style>
    <style:style style:name="T1306" style:parent-style-name="DefaultParagraphFont" style:family="text">
      <style:text-properties style:font-name="Times New Roman" fo:language="bg" fo:country="BG"/>
    </style:style>
    <style:style style:name="T1307" style:parent-style-name="DefaultParagraphFont" style:family="text">
      <style:text-properties style:font-name="Times New Roman"/>
    </style:style>
    <style:style style:name="T1308" style:parent-style-name="DefaultParagraphFont" style:family="text">
      <style:text-properties style:font-name="Times New Roman" fo:language="bg" fo:country="BG"/>
    </style:style>
    <style:style style:name="T1309" style:parent-style-name="DefaultParagraphFont" style:family="text">
      <style:text-properties style:font-name="Times New Roman"/>
    </style:style>
    <style:style style:name="T1310" style:parent-style-name="DefaultParagraphFont" style:family="text">
      <style:text-properties style:font-name="Times New Roman" fo:language="bg" fo:country="BG"/>
    </style:style>
    <style:style style:name="P1311" style:parent-style-name="ListParagraph" style:family="paragraph">
      <style:paragraph-properties fo:line-height="120%" fo:margin-left="0.25in">
        <style:tab-stops/>
      </style:paragraph-properties>
    </style:style>
    <style:style style:name="T1312" style:parent-style-name="DefaultParagraphFont" style:family="text">
      <style:text-properties style:font-name="Times New Roman" fo:language="bg" fo:country="BG"/>
    </style:style>
    <style:style style:name="T1313" style:parent-style-name="DefaultParagraphFont" style:family="text">
      <style:text-properties style:font-name="Times New Roman" fo:font-weight="bold" style:font-weight-asian="bold"/>
    </style:style>
    <style:style style:name="T1314" style:parent-style-name="DefaultParagraphFont" style:family="text">
      <style:text-properties style:font-name="Times New Roman"/>
    </style:style>
    <style:style style:name="T1315" style:parent-style-name="DefaultParagraphFont" style:family="text">
      <style:text-properties style:font-name="Times New Roman" fo:language="bg" fo:country="BG"/>
    </style:style>
    <style:style style:name="P1316" style:parent-style-name="ListParagraph" style:family="paragraph">
      <style:paragraph-properties fo:line-height="120%" fo:margin-left="0.25in">
        <style:tab-stops/>
      </style:paragraph-properties>
    </style:style>
    <style:style style:name="T1317" style:parent-style-name="DefaultParagraphFont" style:family="text">
      <style:text-properties style:font-name="Times New Roman" fo:font-weight="bold" style:font-weight-asian="bold"/>
    </style:style>
    <style:style style:name="T1318" style:parent-style-name="DefaultParagraphFont" style:family="text">
      <style:text-properties style:font-name="Times New Roman"/>
    </style:style>
    <style:style style:name="T1319" style:parent-style-name="DefaultParagraphFont" style:family="text">
      <style:text-properties style:font-name="Times New Roman" fo:language="bg" fo:country="BG"/>
    </style:style>
    <style:style style:name="T1320" style:parent-style-name="DefaultParagraphFont" style:family="text">
      <style:text-properties style:font-name="Times New Roman"/>
    </style:style>
    <style:style style:name="T1321" style:parent-style-name="DefaultParagraphFont" style:family="text">
      <style:text-properties style:font-name="Times New Roman" fo:language="bg" fo:country="BG"/>
    </style:style>
    <style:style style:name="T1322" style:parent-style-name="DefaultParagraphFont" style:family="text">
      <style:text-properties style:font-name="Times New Roman"/>
    </style:style>
    <style:style style:name="T1323" style:parent-style-name="DefaultParagraphFont" style:family="text">
      <style:text-properties style:font-name="Times New Roman" fo:language="bg" fo:country="BG"/>
    </style:style>
    <style:style style:name="T1324" style:parent-style-name="DefaultParagraphFont" style:family="text">
      <style:text-properties style:font-name="Times New Roman"/>
    </style:style>
    <style:style style:name="T1325" style:parent-style-name="DefaultParagraphFont" style:family="text">
      <style:text-properties style:font-name="Times New Roman" fo:language="bg" fo:country="BG"/>
    </style:style>
    <style:style style:name="T1326" style:parent-style-name="DefaultParagraphFont" style:family="text">
      <style:text-properties style:font-name="Times New Roman"/>
    </style:style>
    <style:style style:name="T1327" style:parent-style-name="DefaultParagraphFont" style:family="text">
      <style:text-properties style:font-name="Times New Roman" fo:language="bg" fo:country="BG"/>
    </style:style>
    <style:style style:name="P1328" style:parent-style-name="ListParagraph" style:family="paragraph">
      <style:paragraph-properties fo:line-height="120%" fo:margin-left="0.25in">
        <style:tab-stops/>
      </style:paragraph-properties>
    </style:style>
    <style:style style:name="T1329" style:parent-style-name="DefaultParagraphFont" style:family="text">
      <style:text-properties style:font-name="Times New Roman" fo:language="bg" fo:country="BG"/>
    </style:style>
    <style:style style:name="T1330" style:parent-style-name="DefaultParagraphFont" style:family="text">
      <style:text-properties style:font-name="Times New Roman" fo:font-weight="bold" style:font-weight-asian="bold"/>
    </style:style>
    <style:style style:name="T1331" style:parent-style-name="DefaultParagraphFont" style:family="text">
      <style:text-properties style:font-name="Times New Roman"/>
    </style:style>
    <style:style style:name="T1332" style:parent-style-name="DefaultParagraphFont" style:family="text">
      <style:text-properties style:font-name="Times New Roman" fo:language="bg" fo:country="BG"/>
    </style:style>
    <style:style style:name="P1333" style:parent-style-name="ListParagraph" style:family="paragraph">
      <style:paragraph-properties fo:line-height="120%" fo:margin-left="0.25in">
        <style:tab-stops/>
      </style:paragraph-properties>
    </style:style>
    <style:style style:name="T1334" style:parent-style-name="DefaultParagraphFont" style:family="text">
      <style:text-properties style:font-name="Times New Roman" fo:language="bg" fo:country="BG"/>
    </style:style>
    <style:style style:name="T1335" style:parent-style-name="DefaultParagraphFont" style:family="text">
      <style:text-properties style:font-name="Times New Roman" fo:font-weight="bold" style:font-weight-asian="bold"/>
    </style:style>
    <style:style style:name="T1336" style:parent-style-name="DefaultParagraphFont" style:family="text">
      <style:text-properties style:font-name="Times New Roman"/>
    </style:style>
    <style:style style:name="T1337" style:parent-style-name="DefaultParagraphFont" style:family="text">
      <style:text-properties style:font-name="Times New Roman" fo:language="bg" fo:country="BG"/>
    </style:style>
    <style:style style:name="T1338" style:parent-style-name="DefaultParagraphFont" style:family="text">
      <style:text-properties style:font-name="Times New Roman"/>
    </style:style>
    <style:style style:name="T1339" style:parent-style-name="DefaultParagraphFont" style:family="text">
      <style:text-properties style:font-name="Times New Roman" fo:language="bg" fo:country="BG"/>
    </style:style>
    <style:style style:name="P1340" style:parent-style-name="ListParagraph" style:family="paragraph">
      <style:paragraph-properties fo:line-height="120%" fo:margin-left="0.25in">
        <style:tab-stops/>
      </style:paragraph-properties>
    </style:style>
    <style:style style:name="T1341" style:parent-style-name="DefaultParagraphFont" style:family="text">
      <style:text-properties style:font-name="Times New Roman" fo:font-weight="bold" style:font-weight-asian="bold"/>
    </style:style>
    <style:style style:name="T1342" style:parent-style-name="DefaultParagraphFont" style:family="text">
      <style:text-properties style:font-name="Times New Roman"/>
    </style:style>
    <style:style style:name="T1343" style:parent-style-name="DefaultParagraphFont" style:family="text">
      <style:text-properties style:font-name="Times New Roman" fo:language="bg" fo:country="BG"/>
    </style:style>
    <style:style style:name="T1344" style:parent-style-name="DefaultParagraphFont" style:family="text">
      <style:text-properties style:font-name="Times New Roman"/>
    </style:style>
    <style:style style:name="T1345" style:parent-style-name="DefaultParagraphFont" style:family="text">
      <style:text-properties style:font-name="Times New Roman" fo:language="bg" fo:country="BG"/>
    </style:style>
    <style:style style:name="T1346" style:parent-style-name="DefaultParagraphFont" style:family="text">
      <style:text-properties style:font-name="Times New Roman"/>
    </style:style>
    <style:style style:name="T1347" style:parent-style-name="DefaultParagraphFont" style:family="text">
      <style:text-properties style:font-name="Times New Roman" fo:language="bg" fo:country="BG"/>
    </style:style>
    <style:style style:name="P1348" style:parent-style-name="ListParagraph" style:family="paragraph">
      <style:paragraph-properties fo:line-height="120%" fo:margin-left="0.25in">
        <style:tab-stops/>
      </style:paragraph-properties>
    </style:style>
    <style:style style:name="T1349" style:parent-style-name="DefaultParagraphFont" style:family="text">
      <style:text-properties style:font-name="Times New Roman" fo:font-weight="bold" style:font-weight-asian="bold"/>
    </style:style>
    <style:style style:name="T1350" style:parent-style-name="DefaultParagraphFont" style:family="text">
      <style:text-properties style:font-name="Times New Roman" fo:language="bg" fo:country="BG"/>
    </style:style>
    <style:style style:name="T1351" style:parent-style-name="DefaultParagraphFont" style:family="text">
      <style:text-properties style:font-name="Times New Roman"/>
    </style:style>
    <style:style style:name="T1352" style:parent-style-name="DefaultParagraphFont" style:family="text">
      <style:text-properties style:font-name="Times New Roman" fo:language="bg" fo:country="BG"/>
    </style:style>
    <style:style style:name="P1353" style:parent-style-name="ListParagraph" style:family="paragraph">
      <style:paragraph-properties fo:line-height="120%" fo:margin-left="0.25in">
        <style:tab-stops/>
      </style:paragraph-properties>
    </style:style>
    <style:style style:name="T1354" style:parent-style-name="DefaultParagraphFont" style:family="text">
      <style:text-properties style:font-name="Times New Roman" fo:font-weight="bold" style:font-weight-asian="bold"/>
    </style:style>
    <style:style style:name="T1355" style:parent-style-name="DefaultParagraphFont" style:family="text">
      <style:text-properties style:font-name="Times New Roman" fo:language="bg" fo:country="BG"/>
    </style:style>
    <style:style style:name="P1356" style:parent-style-name="ListParagraph" style:family="paragraph">
      <style:paragraph-properties fo:line-height="120%" fo:margin-left="0.25in">
        <style:tab-stops/>
      </style:paragraph-properties>
      <style:text-properties style:font-name="Times New Roman" fo:language="bg" fo:country="BG"/>
    </style:style>
    <style:style style:name="P1357" style:parent-style-name="ListParagraph" style:family="paragraph">
      <style:paragraph-properties fo:line-height="120%"/>
    </style:style>
    <style:style style:name="T1358" style:parent-style-name="DefaultParagraphFont" style:family="text">
      <style:text-properties style:font-name="Times New Roman" fo:language="bg" fo:country="BG"/>
    </style:style>
    <style:style style:name="T1359" style:parent-style-name="DefaultParagraphFont" style:family="text">
      <style:text-properties style:font-name="Times New Roman" fo:font-weight="bold" style:font-weight-asian="bold"/>
    </style:style>
    <style:style style:name="T1360" style:parent-style-name="DefaultParagraphFont" style:family="text">
      <style:text-properties style:font-name="Times New Roman"/>
    </style:style>
    <style:style style:name="T1361" style:parent-style-name="DefaultParagraphFont" style:family="text">
      <style:text-properties style:font-name="Times New Roman" fo:language="bg" fo:country="BG"/>
    </style:style>
    <style:style style:name="T1362" style:parent-style-name="DefaultParagraphFont" style:family="text">
      <style:text-properties style:font-name="Times New Roman"/>
    </style:style>
    <style:style style:name="T1363" style:parent-style-name="DefaultParagraphFont" style:family="text">
      <style:text-properties style:font-name="Times New Roman" fo:language="bg" fo:country="BG"/>
    </style:style>
    <style:style style:name="T1364" style:parent-style-name="DefaultParagraphFont" style:family="text">
      <style:text-properties style:font-name="Times New Roman"/>
    </style:style>
    <style:style style:name="P1365" style:parent-style-name="ListParagraph" style:family="paragraph">
      <style:paragraph-properties fo:line-height="120%"/>
    </style:style>
    <style:style style:name="T1366" style:parent-style-name="DefaultParagraphFont" style:family="text">
      <style:text-properties style:font-name="Times New Roman" fo:language="bg" fo:country="BG"/>
    </style:style>
    <style:style style:name="T1367" style:parent-style-name="DefaultParagraphFont" style:family="text">
      <style:text-properties style:font-name="Times New Roman" fo:font-weight="bold" style:font-weight-asian="bold"/>
    </style:style>
    <style:style style:name="P1368" style:parent-style-name="ListParagraph" style:family="paragraph">
      <style:paragraph-properties fo:line-height="120%"/>
    </style:style>
    <style:style style:name="T1369" style:parent-style-name="DefaultParagraphFont" style:family="text">
      <style:text-properties style:font-name="Times New Roman" fo:language="bg" fo:country="BG"/>
    </style:style>
    <style:style style:name="T1370" style:parent-style-name="DefaultParagraphFont" style:family="text">
      <style:text-properties style:font-name="Times New Roman" fo:font-weight="bold" style:font-weight-asian="bold"/>
    </style:style>
    <style:style style:name="T1371" style:parent-style-name="DefaultParagraphFont" style:family="text">
      <style:text-properties style:font-name="Times New Roman"/>
    </style:style>
    <style:style style:name="T1372" style:parent-style-name="DefaultParagraphFont" style:family="text">
      <style:text-properties style:font-name="Times New Roman" fo:language="bg" fo:country="BG"/>
    </style:style>
    <style:style style:name="T1373" style:parent-style-name="DefaultParagraphFont" style:family="text">
      <style:text-properties style:font-name="Times New Roman"/>
    </style:style>
    <style:style style:name="T1374" style:parent-style-name="DefaultParagraphFont" style:family="text">
      <style:text-properties style:font-name="Times New Roman" fo:language="bg" fo:country="BG"/>
    </style:style>
    <style:style style:name="T1375" style:parent-style-name="DefaultParagraphFont" style:family="text">
      <style:text-properties style:font-name="Times New Roman"/>
    </style:style>
    <style:style style:name="P1376" style:parent-style-name="ListParagraph" style:family="paragraph">
      <style:paragraph-properties fo:line-height="120%"/>
    </style:style>
    <style:style style:name="T1377" style:parent-style-name="DefaultParagraphFont" style:family="text">
      <style:text-properties style:font-name="Times New Roman" fo:language="bg" fo:country="BG"/>
    </style:style>
    <style:style style:name="T1378" style:parent-style-name="DefaultParagraphFont" style:family="text">
      <style:text-properties style:font-name="Times New Roman" fo:font-weight="bold" style:font-weight-asian="bold"/>
    </style:style>
    <style:style style:name="P1379" style:parent-style-name="Normal" style:family="paragraph">
      <style:paragraph-properties fo:line-height="120%" fo:margin-left="0.25in">
        <style:tab-stops/>
      </style:paragraph-properties>
    </style:style>
    <style:style style:name="T1380" style:parent-style-name="DefaultParagraphFont" style:family="text">
      <style:text-properties style:font-name="Times New Roman" fo:language="bg" fo:country="BG"/>
    </style:style>
    <style:style style:name="T1381" style:parent-style-name="DefaultParagraphFont" style:family="text">
      <style:text-properties style:font-name="Times New Roman"/>
    </style:style>
    <style:style style:name="T1382" style:parent-style-name="DefaultParagraphFont" style:family="text">
      <style:text-properties style:font-name="Times New Roman" fo:language="bg" fo:country="BG"/>
    </style:style>
    <style:style style:name="P1383" style:parent-style-name="Normal" style:family="paragraph">
      <style:paragraph-properties fo:line-height="120%" fo:margin-left="0.25in">
        <style:tab-stops/>
      </style:paragraph-properties>
    </style:style>
    <style:style style:name="T1384" style:parent-style-name="DefaultParagraphFont" style:family="text">
      <style:text-properties style:font-name="Times New Roman" fo:language="bg" fo:country="BG"/>
    </style:style>
    <style:style style:name="T1385" style:parent-style-name="DefaultParagraphFont" style:family="text">
      <style:text-properties style:font-name="Times New Roman"/>
    </style:style>
    <style:style style:name="P1386" style:parent-style-name="ListParagraph" style:family="paragraph">
      <style:paragraph-properties fo:text-align="center" fo:line-height="120%" fo:margin-left="0.25in">
        <style:tab-stops/>
      </style:paragraph-properties>
    </style:style>
    <style:style style:name="P1387" style:parent-style-name="Normal" style:family="paragraph">
      <style:paragraph-properties fo:text-align="center"/>
    </style:style>
    <style:style style:name="T1388" style:parent-style-name="DefaultParagraphFont" style:family="text">
      <style:text-properties fo:language="bg" fo:country="BG"/>
    </style:style>
    <style:style style:name="T1389" style:parent-style-name="DefaultParagraphFont" style:family="text">
      <style:text-properties fo:language="bg" fo:country="BG"/>
    </style:style>
    <style:style style:name="T1390" style:parent-style-name="DefaultParagraphFont" style:family="text">
      <style:text-properties fo:language="bg" fo:country="BG"/>
    </style:style>
    <style:style style:name="P1391" style:parent-style-name="Normal" style:family="paragraph">
      <style:paragraph-properties fo:break-before="page" style:punctuation-wrap="hanging" style:text-autospace="ideograph-alpha" fo:margin-bottom="0.1111in"/>
      <style:text-properties fo:hyphenate="true"/>
    </style:style>
    <style:style style:name="P1392" style:parent-style-name="ListParagraph" style:family="paragraph">
      <style:paragraph-properties fo:line-height="120%"/>
      <style:text-properties style:font-name="Times New Roman" fo:font-weight="bold" style:font-weight-asian="bold"/>
    </style:style>
    <style:style style:name="P1393" style:parent-style-name="ListParagraph" style:family="paragraph">
      <style:paragraph-properties fo:line-height="120%" fo:margin-left="0.25in">
        <style:tab-stops/>
      </style:paragraph-properties>
      <style:text-properties style:font-name="Times New Roman" fo:font-weight="bold" style:font-weight-asian="bold"/>
    </style:style>
    <style:style style:name="P1394" style:parent-style-name="ListParagraph" style:family="paragraph">
      <style:paragraph-properties fo:line-height="120%" fo:margin-left="0.25in">
        <style:tab-stops/>
      </style:paragraph-properties>
    </style:style>
    <style:style style:name="T1395" style:parent-style-name="DefaultParagraphFont" style:family="text">
      <style:text-properties style:font-name="Times New Roman" fo:language="bg" fo:country="BG"/>
    </style:style>
    <style:style style:name="T1396" style:parent-style-name="DefaultParagraphFont" style:family="text">
      <style:text-properties style:font-name="Times New Roman" fo:font-weight="bold" style:font-weight-asian="bold"/>
    </style:style>
    <style:style style:name="T1397" style:parent-style-name="DefaultParagraphFont" style:family="text">
      <style:text-properties style:font-name="Times New Roman"/>
    </style:style>
    <style:style style:name="T1398" style:parent-style-name="DefaultParagraphFont" style:family="text">
      <style:text-properties style:font-name="Times New Roman" fo:language="bg" fo:country="BG"/>
    </style:style>
    <style:style style:name="T1399" style:parent-style-name="DefaultParagraphFont" style:family="text">
      <style:text-properties style:font-name="Times New Roman" fo:font-weight="bold" style:font-weight-asian="bold"/>
    </style:style>
    <style:style style:name="T1400" style:parent-style-name="DefaultParagraphFont" style:family="text">
      <style:text-properties style:font-name="Times New Roman"/>
    </style:style>
    <style:style style:name="T1401" style:parent-style-name="DefaultParagraphFont" style:family="text">
      <style:text-properties style:font-name="Times New Roman" fo:language="bg" fo:country="BG"/>
    </style:style>
    <style:style style:name="T1402" style:parent-style-name="DefaultParagraphFont" style:family="text">
      <style:text-properties style:font-name="Times New Roman"/>
    </style:style>
    <style:style style:name="T1403" style:parent-style-name="DefaultParagraphFont" style:family="text">
      <style:text-properties style:font-name="Times New Roman" fo:language="bg" fo:country="BG"/>
    </style:style>
    <style:style style:name="T1404" style:parent-style-name="DefaultParagraphFont" style:family="text">
      <style:text-properties style:font-name="Times New Roman"/>
    </style:style>
    <style:style style:name="T1405" style:parent-style-name="DefaultParagraphFont" style:family="text">
      <style:text-properties style:font-name="Times New Roman" fo:language="bg" fo:country="BG"/>
    </style:style>
    <style:style style:name="T1406" style:parent-style-name="DefaultParagraphFont" style:family="text">
      <style:text-properties style:font-name="Times New Roman"/>
    </style:style>
    <style:style style:name="T1407" style:parent-style-name="DefaultParagraphFont" style:family="text">
      <style:text-properties style:font-name="Times New Roman" fo:language="bg" fo:country="BG"/>
    </style:style>
    <style:style style:name="T1408" style:parent-style-name="DefaultParagraphFont" style:family="text">
      <style:text-properties style:font-name="Times New Roman"/>
    </style:style>
    <style:style style:name="T1409" style:parent-style-name="DefaultParagraphFont" style:family="text">
      <style:text-properties style:font-name="Times New Roman" fo:language="bg" fo:country="BG"/>
    </style:style>
    <style:style style:name="T1410" style:parent-style-name="DefaultParagraphFont" style:family="text">
      <style:text-properties style:font-name="Times New Roman"/>
    </style:style>
    <style:style style:name="T1411" style:parent-style-name="DefaultParagraphFont" style:family="text">
      <style:text-properties style:font-name="Times New Roman" fo:language="bg" fo:country="BG"/>
    </style:style>
    <style:style style:name="T1412" style:parent-style-name="DefaultParagraphFont" style:family="text">
      <style:text-properties style:font-name="Times New Roman"/>
    </style:style>
    <style:style style:name="T1413" style:parent-style-name="DefaultParagraphFont" style:family="text">
      <style:text-properties style:font-name="Times New Roman" fo:language="bg" fo:country="BG"/>
    </style:style>
    <style:style style:name="P1414" style:parent-style-name="ListParagraph" style:family="paragraph">
      <style:paragraph-properties fo:line-height="120%" fo:margin-left="0.25in">
        <style:tab-stops/>
      </style:paragraph-properties>
      <style:text-properties style:font-name="Times New Roman" fo:language="bg" fo:country="BG"/>
    </style:style>
    <style:style style:name="P1415" style:parent-style-name="ListParagraph" style:family="paragraph">
      <style:paragraph-properties fo:line-height="120%"/>
      <style:text-properties style:font-name="Times New Roman" fo:font-weight="bold" style:font-weight-asian="bold"/>
    </style:style>
    <style:style style:name="P1416" style:parent-style-name="ListParagraph" style:family="paragraph">
      <style:paragraph-properties fo:line-height="120%" fo:margin-left="0.25in">
        <style:tab-stops/>
      </style:paragraph-properties>
      <style:text-properties style:font-name="Times New Roman"/>
    </style:style>
    <style:style style:name="P1417" style:parent-style-name="ListParagraph" style:family="paragraph">
      <style:paragraph-properties fo:line-height="120%" fo:margin-left="0.25in">
        <style:tab-stops/>
      </style:paragraph-properties>
    </style:style>
    <style:style style:name="T1418" style:parent-style-name="DefaultParagraphFont" style:family="text">
      <style:text-properties style:font-name="Times New Roman" fo:language="bg" fo:country="BG"/>
    </style:style>
    <style:style style:name="T1419" style:parent-style-name="DefaultParagraphFont" style:family="text">
      <style:text-properties style:font-name="Times New Roman" fo:font-weight="bold" style:font-weight-asian="bold"/>
    </style:style>
    <style:style style:name="T1420" style:parent-style-name="DefaultParagraphFont" style:family="text">
      <style:text-properties style:font-name="Times New Roman"/>
    </style:style>
    <style:style style:name="T1421" style:parent-style-name="DefaultParagraphFont" style:family="text">
      <style:text-properties style:font-name="Times New Roman" fo:language="bg" fo:country="BG"/>
    </style:style>
    <style:style style:name="T1422" style:parent-style-name="DefaultParagraphFont" style:family="text">
      <style:text-properties style:font-name="Times New Roman" fo:font-weight="bold" style:font-weight-asian="bold"/>
    </style:style>
    <style:style style:name="T1423" style:parent-style-name="DefaultParagraphFont" style:family="text">
      <style:text-properties style:font-name="Times New Roman"/>
    </style:style>
    <style:style style:name="T1424" style:parent-style-name="DefaultParagraphFont" style:family="text">
      <style:text-properties style:font-name="Times New Roman" fo:language="bg" fo:country="BG"/>
    </style:style>
    <style:style style:name="T1425" style:parent-style-name="DefaultParagraphFont" style:family="text">
      <style:text-properties style:font-name="Times New Roman" fo:font-weight="bold" style:font-weight-asian="bold"/>
    </style:style>
    <style:style style:name="T1426" style:parent-style-name="DefaultParagraphFont" style:family="text">
      <style:text-properties style:font-name="Times New Roman" fo:language="bg" fo:country="BG"/>
    </style:style>
    <style:style style:name="P1427" style:parent-style-name="ListParagraph" style:family="paragraph">
      <style:paragraph-properties fo:line-height="120%" fo:margin-left="0.25in">
        <style:tab-stops/>
      </style:paragraph-properties>
    </style:style>
    <style:style style:name="T1428" style:parent-style-name="DefaultParagraphFont" style:family="text">
      <style:text-properties style:font-name="Times New Roman" fo:language="bg" fo:country="BG"/>
    </style:style>
    <style:style style:name="T1429" style:parent-style-name="DefaultParagraphFont" style:family="text">
      <style:text-properties style:font-name="Times New Roman"/>
    </style:style>
    <style:style style:name="T1430" style:parent-style-name="DefaultParagraphFont" style:family="text">
      <style:text-properties style:font-name="Times New Roman" fo:language="bg" fo:country="BG"/>
    </style:style>
    <style:style style:name="T1431" style:parent-style-name="DefaultParagraphFont" style:family="text">
      <style:text-properties style:font-name="Times New Roman"/>
    </style:style>
    <style:style style:name="T1432" style:parent-style-name="DefaultParagraphFont" style:family="text">
      <style:text-properties style:font-name="Times New Roman" fo:language="bg" fo:country="BG"/>
    </style:style>
    <style:style style:name="T1433" style:parent-style-name="DefaultParagraphFont" style:family="text">
      <style:text-properties style:font-name="Times New Roman" fo:font-weight="bold" style:font-weight-asian="bold"/>
    </style:style>
    <style:style style:name="T1434" style:parent-style-name="DefaultParagraphFont" style:family="text">
      <style:text-properties style:font-name="Times New Roman"/>
    </style:style>
    <style:style style:name="T1435" style:parent-style-name="DefaultParagraphFont" style:family="text">
      <style:text-properties style:font-name="Times New Roman" fo:language="bg" fo:country="BG"/>
    </style:style>
    <style:style style:name="T1436" style:parent-style-name="DefaultParagraphFont" style:family="text">
      <style:text-properties style:font-name="Times New Roman"/>
    </style:style>
    <style:style style:name="T1437" style:parent-style-name="DefaultParagraphFont" style:family="text">
      <style:text-properties style:font-name="Times New Roman" fo:language="bg" fo:country="BG"/>
    </style:style>
    <style:style style:name="T1438" style:parent-style-name="DefaultParagraphFont" style:family="text">
      <style:text-properties style:font-name="Times New Roman" fo:font-weight="bold" style:font-weight-asian="bold"/>
    </style:style>
    <style:style style:name="T1439" style:parent-style-name="DefaultParagraphFont" style:family="text">
      <style:text-properties style:font-name="Times New Roman" fo:language="bg" fo:country="BG"/>
    </style:style>
    <style:style style:name="T1440" style:parent-style-name="DefaultParagraphFont" style:family="text">
      <style:text-properties style:font-name="Times New Roman"/>
    </style:style>
    <style:style style:name="P1441" style:parent-style-name="ListParagraph" style:family="paragraph">
      <style:paragraph-properties fo:line-height="120%" fo:margin-left="0.25in">
        <style:tab-stops/>
      </style:paragraph-properties>
      <style:text-properties style:font-name="Times New Roman"/>
    </style:style>
    <style:style style:name="P1442" style:parent-style-name="ListParagraph" style:family="paragraph">
      <style:paragraph-properties fo:line-height="120%"/>
      <style:text-properties style:font-name="Times New Roman" fo:font-weight="bold" style:font-weight-asian="bold"/>
    </style:style>
    <style:style style:name="P1443" style:parent-style-name="ListParagraph" style:family="paragraph">
      <style:paragraph-properties fo:line-height="120%" fo:margin-left="0.25in">
        <style:tab-stops/>
      </style:paragraph-properties>
      <style:text-properties style:font-name="Times New Roman" fo:font-weight="bold" style:font-weight-asian="bold"/>
    </style:style>
    <style:style style:name="P1444" style:parent-style-name="ListParagraph" style:family="paragraph">
      <style:paragraph-properties fo:line-height="120%" fo:margin-left="0.25in">
        <style:tab-stops/>
      </style:paragraph-properties>
    </style:style>
    <style:style style:name="T1445" style:parent-style-name="DefaultParagraphFont" style:family="text">
      <style:text-properties style:font-name="Times New Roman" fo:language="bg" fo:country="BG"/>
    </style:style>
    <style:style style:name="T1446" style:parent-style-name="DefaultParagraphFont" style:family="text">
      <style:text-properties style:font-name="Times New Roman"/>
    </style:style>
    <style:style style:name="T1447" style:parent-style-name="DefaultParagraphFont" style:family="text">
      <style:text-properties style:font-name="Times New Roman" fo:language="bg" fo:country="BG"/>
    </style:style>
    <style:style style:name="T1448" style:parent-style-name="DefaultParagraphFont" style:family="text">
      <style:text-properties style:font-name="Times New Roman"/>
    </style:style>
    <style:style style:name="T1449" style:parent-style-name="DefaultParagraphFont" style:family="text">
      <style:text-properties style:font-name="Times New Roman" fo:language="bg" fo:country="BG"/>
    </style:style>
    <style:style style:name="P1450" style:parent-style-name="Normal" style:family="paragraph">
      <style:paragraph-properties fo:break-before="page" style:punctuation-wrap="hanging" style:text-autospace="ideograph-alpha" fo:margin-bottom="0.1111in"/>
      <style:text-properties style:font-name="Times New Roman" fo:language="bg" fo:country="BG" fo:hyphenate="true"/>
    </style:style>
    <style:style style:name="P1451" style:parent-style-name="ListParagraph" style:family="paragraph">
      <style:paragraph-properties fo:line-height="120%"/>
      <style:text-properties style:font-name="Times New Roman" fo:font-weight="bold" style:font-weight-asian="bold"/>
    </style:style>
    <style:style style:name="P1452" style:parent-style-name="ListParagraph" style:family="paragraph">
      <style:paragraph-properties fo:line-height="120%" fo:margin-left="0.25in">
        <style:tab-stops/>
      </style:paragraph-properties>
      <style:text-properties style:font-name="Times New Roman" fo:font-weight="bold" style:font-weight-asian="bold"/>
    </style:style>
    <style:style style:name="P1453" style:parent-style-name="ListParagraph" style:family="paragraph">
      <style:paragraph-properties fo:line-height="120%" fo:margin-left="0.25in">
        <style:tab-stops/>
      </style:paragraph-properties>
    </style:style>
    <style:style style:name="T1454" style:parent-style-name="DefaultParagraphFont" style:family="text">
      <style:text-properties style:font-name="Times New Roman" fo:language="bg" fo:country="BG"/>
    </style:style>
    <style:style style:name="T1455" style:parent-style-name="DefaultParagraphFont" style:family="text">
      <style:text-properties style:font-name="Times New Roman"/>
    </style:style>
    <style:style style:name="T1456" style:parent-style-name="DefaultParagraphFont" style:family="text">
      <style:text-properties style:font-name="Times New Roman" fo:language="bg" fo:country="BG"/>
    </style:style>
    <style:style style:name="T1457" style:parent-style-name="DefaultParagraphFont" style:family="text">
      <style:text-properties style:font-name="Times New Roman"/>
    </style:style>
    <style:style style:name="T1458" style:parent-style-name="DefaultParagraphFont" style:family="text">
      <style:text-properties style:font-name="Times New Roman" fo:language="bg" fo:country="BG"/>
    </style:style>
    <style:style style:name="T1459" style:parent-style-name="DefaultParagraphFont" style:family="text">
      <style:text-properties style:font-name="Times New Roman"/>
    </style:style>
    <style:style style:name="T1460" style:parent-style-name="DefaultParagraphFont" style:family="text">
      <style:text-properties style:font-name="Times New Roman" fo:language="bg" fo:country="BG"/>
    </style:style>
    <style:style style:name="P1461" style:parent-style-name="ListParagraph" style:family="paragraph">
      <style:paragraph-properties fo:line-height="120%" fo:margin-left="0.25in">
        <style:tab-stops/>
      </style:paragraph-properties>
    </style:style>
    <style:style style:name="T1462" style:parent-style-name="DefaultParagraphFont" style:family="text">
      <style:text-properties style:font-name="Times New Roman" fo:language="bg" fo:country="BG"/>
    </style:style>
    <style:style style:name="T1463" style:parent-style-name="DefaultParagraphFont" style:family="text">
      <style:text-properties style:font-name="Times New Roman" fo:font-weight="bold" style:font-weight-asian="bold"/>
    </style:style>
    <style:style style:name="T1464" style:parent-style-name="DefaultParagraphFont" style:family="text">
      <style:text-properties style:font-name="Times New Roman"/>
    </style:style>
    <style:style style:name="T1465" style:parent-style-name="DefaultParagraphFont" style:family="text">
      <style:text-properties style:font-name="Times New Roman" fo:language="bg" fo:country="BG"/>
    </style:style>
    <style:style style:name="T1466" style:parent-style-name="DefaultParagraphFont" style:family="text">
      <style:text-properties style:font-name="Times New Roman"/>
    </style:style>
    <style:style style:name="P1467" style:parent-style-name="ListParagraph" style:family="paragraph">
      <style:paragraph-properties fo:line-height="120%" fo:margin-left="0.25in">
        <style:tab-stops/>
      </style:paragraph-properties>
      <style:text-properties style:font-name="Times New Roman"/>
    </style:style>
    <style:style style:name="P1468" style:parent-style-name="ListParagraph" style:family="paragraph">
      <style:paragraph-properties fo:line-height="120%"/>
      <style:text-properties style:font-name="Times New Roman" fo:font-weight="bold" style:font-weight-asian="bold"/>
    </style:style>
    <style:style style:name="P1469" style:parent-style-name="ListParagraph" style:family="paragraph">
      <style:paragraph-properties fo:line-height="120%" fo:margin-left="0.25in">
        <style:tab-stops/>
      </style:paragraph-properties>
      <style:text-properties style:font-name="Times New Roman" fo:font-weight="bold" style:font-weight-asian="bold"/>
    </style:style>
    <style:style style:name="P1470" style:parent-style-name="ListParagraph" style:family="paragraph">
      <style:paragraph-properties fo:line-height="120%" fo:margin-left="0.25in">
        <style:tab-stops/>
      </style:paragraph-properties>
    </style:style>
    <style:style style:name="T1471" style:parent-style-name="DefaultParagraphFont" style:family="text">
      <style:text-properties style:font-name="Times New Roman" fo:language="bg" fo:country="BG"/>
    </style:style>
    <style:style style:name="T1472" style:parent-style-name="DefaultParagraphFont" style:family="text">
      <style:text-properties style:font-name="Times New Roman"/>
    </style:style>
    <style:style style:name="T1473" style:parent-style-name="DefaultParagraphFont" style:family="text">
      <style:text-properties style:font-name="Times New Roman" fo:language="bg" fo:country="BG"/>
    </style:style>
    <style:style style:name="T1474" style:parent-style-name="DefaultParagraphFont" style:family="text">
      <style:text-properties style:font-name="Times New Roman"/>
    </style:style>
    <style:style style:name="T1475" style:parent-style-name="DefaultParagraphFont" style:family="text">
      <style:text-properties style:font-name="Times New Roman" fo:language="bg" fo:country="BG"/>
    </style:style>
    <style:style style:name="T1476" style:parent-style-name="DefaultParagraphFont" style:family="text">
      <style:text-properties style:font-name="Times New Roman"/>
    </style:style>
    <style:style style:name="T1477" style:parent-style-name="DefaultParagraphFont" style:family="text">
      <style:text-properties style:font-name="Times New Roman" fo:language="bg" fo:country="BG"/>
    </style:style>
    <style:style style:name="P1478" style:parent-style-name="ListParagraph" style:family="paragraph">
      <style:paragraph-properties fo:line-height="120%" fo:margin-left="0.25in">
        <style:tab-stops/>
      </style:paragraph-properties>
    </style:style>
    <style:style style:name="T1479" style:parent-style-name="DefaultParagraphFont" style:family="text">
      <style:text-properties style:font-name="Times New Roman" fo:language="bg" fo:country="BG"/>
    </style:style>
    <style:style style:name="T1480" style:parent-style-name="DefaultParagraphFont" style:family="text">
      <style:text-properties style:font-name="Times New Roman"/>
    </style:style>
    <style:style style:name="T1481" style:parent-style-name="DefaultParagraphFont" style:family="text">
      <style:text-properties style:font-name="Times New Roman" fo:language="bg" fo:country="BG"/>
    </style:style>
    <style:style style:name="T1482" style:parent-style-name="DefaultParagraphFont" style:family="text">
      <style:text-properties style:font-name="Times New Roman"/>
    </style:style>
    <style:style style:name="T1483" style:parent-style-name="DefaultParagraphFont" style:family="text">
      <style:text-properties style:font-name="Times New Roman" fo:language="bg" fo:country="BG"/>
    </style:style>
    <style:style style:name="T1484" style:parent-style-name="DefaultParagraphFont" style:family="text">
      <style:text-properties style:font-name="Times New Roman"/>
    </style:style>
    <style:style style:name="T1485" style:parent-style-name="DefaultParagraphFont" style:family="text">
      <style:text-properties style:font-name="Times New Roman" fo:language="bg" fo:country="BG"/>
    </style:style>
    <style:style style:name="P1486" style:parent-style-name="ListParagraph" style:family="paragraph">
      <style:paragraph-properties fo:line-height="120%" fo:margin-left="0.25in">
        <style:tab-stops/>
      </style:paragraph-properties>
    </style:style>
    <style:style style:name="P1487" style:parent-style-name="ListParagraph" style:family="paragraph">
      <style:paragraph-properties fo:line-height="120%"/>
      <style:text-properties style:font-name="Times New Roman" fo:font-weight="bold" style:font-weight-asian="bold"/>
    </style:style>
    <style:style style:name="P1488" style:parent-style-name="ListParagraph" style:family="paragraph">
      <style:paragraph-properties fo:line-height="120%" fo:margin-left="0.25in">
        <style:tab-stops/>
      </style:paragraph-properties>
      <style:text-properties style:font-name="Times New Roman" fo:font-weight="bold" style:font-weight-asian="bold"/>
    </style:style>
    <style:style style:name="P1489" style:parent-style-name="ListParagraph" style:family="paragraph">
      <style:paragraph-properties fo:line-height="120%" fo:margin-left="0.25in">
        <style:tab-stops/>
      </style:paragraph-properties>
    </style:style>
    <style:style style:name="T1490" style:parent-style-name="DefaultParagraphFont" style:family="text">
      <style:text-properties style:font-name="Times New Roman" fo:language="bg" fo:country="BG"/>
    </style:style>
    <style:style style:name="T1491" style:parent-style-name="DefaultParagraphFont" style:family="text">
      <style:text-properties style:font-name="Times New Roman" fo:font-weight="bold" style:font-weight-asian="bold"/>
    </style:style>
    <style:style style:name="T1492" style:parent-style-name="DefaultParagraphFont" style:family="text">
      <style:text-properties style:font-name="Times New Roman"/>
    </style:style>
    <style:style style:name="T1493" style:parent-style-name="DefaultParagraphFont" style:family="text">
      <style:text-properties style:font-name="Times New Roman" fo:language="bg" fo:country="BG"/>
    </style:style>
    <style:style style:name="P1494" style:parent-style-name="ListParagraph" style:family="paragraph">
      <style:paragraph-properties fo:line-height="120%" fo:margin-left="0.25in">
        <style:tab-stops/>
      </style:paragraph-properties>
      <style:text-properties style:font-name="Times New Roman" fo:language="bg" fo:country="BG"/>
    </style:style>
    <style:style style:name="P1495" style:parent-style-name="ListParagraph" style:family="paragraph">
      <style:paragraph-properties fo:line-height="120%"/>
      <style:text-properties style:font-name="Times New Roman" fo:font-weight="bold" style:font-weight-asian="bold"/>
    </style:style>
    <style:style style:name="P1496" style:parent-style-name="ListParagraph" style:family="paragraph">
      <style:paragraph-properties fo:line-height="120%" fo:margin-left="0.25in">
        <style:tab-stops/>
      </style:paragraph-properties>
      <style:text-properties style:font-name="Times New Roman" fo:font-weight="bold" style:font-weight-asian="bold"/>
    </style:style>
    <style:style style:name="P1497" style:parent-style-name="ListParagraph" style:family="paragraph">
      <style:paragraph-properties fo:line-height="120%" fo:margin-left="0.25in">
        <style:tab-stops/>
      </style:paragraph-properties>
    </style:style>
    <style:style style:name="T1498" style:parent-style-name="DefaultParagraphFont" style:family="text">
      <style:text-properties style:font-name="Times New Roman" fo:language="bg" fo:country="BG"/>
    </style:style>
    <style:style style:name="T1499" style:parent-style-name="DefaultParagraphFont" style:family="text">
      <style:text-properties style:font-name="Times New Roman"/>
    </style:style>
    <style:style style:name="T1500" style:parent-style-name="DefaultParagraphFont" style:family="text">
      <style:text-properties style:font-name="Times New Roman" fo:language="bg" fo:country="BG"/>
    </style:style>
    <style:style style:name="T1501" style:parent-style-name="DefaultParagraphFont" style:family="text">
      <style:text-properties style:font-name="Times New Roman" fo:font-weight="bold" style:font-weight-asian="bold"/>
    </style:style>
    <style:style style:name="T1502" style:parent-style-name="DefaultParagraphFont" style:family="text">
      <style:text-properties style:font-name="Times New Roman" fo:language="bg" fo:country="BG"/>
    </style:style>
    <style:style style:name="T1503" style:parent-style-name="DefaultParagraphFont" style:family="text">
      <style:text-properties style:font-name="Times New Roman"/>
    </style:style>
    <style:style style:name="T1504" style:parent-style-name="DefaultParagraphFont" style:family="text">
      <style:text-properties style:font-name="Times New Roman" fo:language="bg" fo:country="BG"/>
    </style:style>
    <style:style style:name="T1505" style:parent-style-name="DefaultParagraphFont" style:family="text">
      <style:text-properties style:font-name="Times New Roman"/>
    </style:style>
    <style:style style:name="T1506" style:parent-style-name="DefaultParagraphFont" style:family="text">
      <style:text-properties style:font-name="Times New Roman" fo:language="bg" fo:country="BG"/>
    </style:style>
    <style:style style:name="T1507" style:parent-style-name="DefaultParagraphFont" style:family="text">
      <style:text-properties style:font-name="Times New Roman" fo:font-weight="bold" style:font-weight-asian="bold"/>
    </style:style>
    <style:style style:name="T1508" style:parent-style-name="DefaultParagraphFont" style:family="text">
      <style:text-properties style:font-name="Times New Roman"/>
    </style:style>
    <style:style style:name="T1509" style:parent-style-name="DefaultParagraphFont" style:family="text">
      <style:text-properties style:font-name="Times New Roman" fo:language="bg" fo:country="BG"/>
    </style:style>
    <style:style style:name="T1510" style:parent-style-name="DefaultParagraphFont" style:family="text">
      <style:text-properties style:font-name="Times New Roman" fo:font-weight="bold" style:font-weight-asian="bold"/>
    </style:style>
    <style:style style:name="T1511" style:parent-style-name="DefaultParagraphFont" style:family="text">
      <style:text-properties style:font-name="Times New Roman"/>
    </style:style>
    <style:style style:name="T1512" style:parent-style-name="DefaultParagraphFont" style:family="text">
      <style:text-properties style:font-name="Times New Roman" fo:language="bg" fo:country="BG"/>
    </style:style>
    <style:style style:name="P1513" style:parent-style-name="ListParagraph" style:family="paragraph">
      <style:paragraph-properties fo:line-height="120%" fo:margin-left="0.25in">
        <style:tab-stops/>
      </style:paragraph-properties>
      <style:text-properties style:font-name="Times New Roman" fo:language="bg" fo:country="BG"/>
    </style:style>
    <style:style style:name="P1514" style:parent-style-name="ListParagraph" style:family="paragraph">
      <style:paragraph-properties fo:line-height="120%"/>
      <style:text-properties style:font-name="Times New Roman" fo:font-weight="bold" style:font-weight-asian="bold"/>
    </style:style>
    <style:style style:name="P1515" style:parent-style-name="ListParagraph" style:family="paragraph">
      <style:paragraph-properties fo:line-height="120%" fo:margin-left="0.25in">
        <style:tab-stops/>
      </style:paragraph-properties>
      <style:text-properties style:font-name="Times New Roman"/>
    </style:style>
    <style:style style:name="P1516" style:parent-style-name="ListParagraph" style:family="paragraph">
      <style:paragraph-properties fo:line-height="120%" fo:margin-left="0.25in">
        <style:tab-stops/>
      </style:paragraph-properties>
    </style:style>
    <style:style style:name="T1517" style:parent-style-name="DefaultParagraphFont" style:family="text">
      <style:text-properties style:font-name="Times New Roman" fo:language="bg" fo:country="BG"/>
    </style:style>
    <style:style style:name="T1518" style:parent-style-name="DefaultParagraphFont" style:family="text">
      <style:text-properties style:font-name="Times New Roman"/>
    </style:style>
    <style:style style:name="T1519" style:parent-style-name="DefaultParagraphFont" style:family="text">
      <style:text-properties style:font-name="Times New Roman" fo:language="bg" fo:country="BG"/>
    </style:style>
    <style:style style:name="P1520" style:parent-style-name="ListParagraph" style:family="paragraph">
      <style:paragraph-properties fo:line-height="120%" fo:margin-left="0.25in">
        <style:tab-stops/>
      </style:paragraph-properties>
    </style:style>
    <style:style style:name="T1521" style:parent-style-name="DefaultParagraphFont" style:family="text">
      <style:text-properties style:font-name="Times New Roman" fo:language="bg" fo:country="BG"/>
    </style:style>
    <style:style style:name="T1522" style:parent-style-name="DefaultParagraphFont" style:family="text">
      <style:text-properties style:font-name="Times New Roman" fo:font-weight="bold" style:font-weight-asian="bold"/>
    </style:style>
    <style:style style:name="T1523" style:parent-style-name="DefaultParagraphFont" style:family="text">
      <style:text-properties style:font-name="Times New Roman"/>
    </style:style>
    <style:style style:name="T1524" style:parent-style-name="DefaultParagraphFont" style:family="text">
      <style:text-properties style:font-name="Times New Roman" fo:language="bg" fo:country="BG"/>
    </style:style>
    <style:style style:name="P1525" style:parent-style-name="ListParagraph" style:family="paragraph">
      <style:paragraph-properties fo:line-height="120%" fo:margin-left="0.25in">
        <style:tab-stops/>
      </style:paragraph-properties>
      <style:text-properties style:font-name="Times New Roman" fo:language="bg" fo:country="BG"/>
    </style:style>
    <style:style style:name="P1526" style:parent-style-name="ListParagraph" style:family="paragraph">
      <style:paragraph-properties fo:line-height="120%"/>
    </style:style>
    <style:style style:name="T1527" style:parent-style-name="DefaultParagraphFont" style:family="text">
      <style:text-properties style:font-name="Times New Roman"/>
    </style:style>
    <style:style style:name="P1528" style:parent-style-name="ListParagraph" style:family="paragraph">
      <style:paragraph-properties fo:line-height="120%"/>
    </style:style>
    <style:style style:name="T1529" style:parent-style-name="DefaultParagraphFont" style:family="text">
      <style:text-properties style:font-name="Times New Roman"/>
    </style:style>
    <style:style style:name="P1530" style:parent-style-name="ListParagraph" style:family="paragraph">
      <style:paragraph-properties fo:line-height="120%"/>
    </style:style>
    <style:style style:name="T1531" style:parent-style-name="DefaultParagraphFont" style:family="text">
      <style:text-properties style:font-name="Times New Roman"/>
    </style:style>
    <style:style style:name="P1532" style:parent-style-name="ListParagraph" style:family="paragraph">
      <style:paragraph-properties fo:line-height="120%"/>
    </style:style>
    <style:style style:name="T1533" style:parent-style-name="DefaultParagraphFont" style:family="text">
      <style:text-properties style:font-name="Times New Roman"/>
    </style:style>
    <style:style style:name="P1534" style:parent-style-name="ListParagraph" style:family="paragraph">
      <style:paragraph-properties fo:line-height="120%"/>
    </style:style>
    <style:style style:name="T1535" style:parent-style-name="DefaultParagraphFont" style:family="text">
      <style:text-properties style:font-name="Times New Roman"/>
    </style:style>
    <style:style style:name="P1536" style:parent-style-name="ListParagraph" style:family="paragraph">
      <style:paragraph-properties fo:line-height="120%"/>
    </style:style>
    <style:style style:name="T1537" style:parent-style-name="DefaultParagraphFont" style:family="text">
      <style:text-properties style:font-name="Times New Roman"/>
    </style:style>
    <style:style style:name="P1538" style:parent-style-name="ListParagraph" style:family="paragraph">
      <style:paragraph-properties fo:line-height="120%"/>
    </style:style>
    <style:style style:name="T1539" style:parent-style-name="DefaultParagraphFont" style:family="text">
      <style:text-properties style:font-name="Times New Roman"/>
    </style:style>
    <style:style style:name="P1540" style:parent-style-name="ListParagraph" style:family="paragraph">
      <style:paragraph-properties fo:line-height="120%"/>
    </style:style>
    <style:style style:name="T1541" style:parent-style-name="DefaultParagraphFont" style:family="text">
      <style:text-properties style:font-name="Times New Roman"/>
    </style:style>
    <style:style style:name="P1542" style:parent-style-name="ListParagraph" style:family="paragraph">
      <style:paragraph-properties fo:line-height="120%"/>
    </style:style>
    <style:style style:name="T1543" style:parent-style-name="DefaultParagraphFont" style:family="text">
      <style:text-properties style:font-name="Times New Roman"/>
    </style:style>
    <style:style style:name="P1544" style:parent-style-name="ListParagraph" style:family="paragraph">
      <style:paragraph-properties fo:line-height="120%"/>
    </style:style>
    <style:style style:name="T1545" style:parent-style-name="DefaultParagraphFont" style:family="text">
      <style:text-properties style:font-name="Times New Roman"/>
    </style:style>
    <style:style style:name="P1546" style:parent-style-name="ListParagraph" style:family="paragraph">
      <style:paragraph-properties fo:line-height="120%"/>
    </style:style>
    <style:style style:name="T1547" style:parent-style-name="DefaultParagraphFont" style:family="text">
      <style:text-properties style:font-name="Times New Roman"/>
    </style:style>
    <style:style style:name="P1548" style:parent-style-name="ListParagraph" style:family="paragraph">
      <style:paragraph-properties fo:line-height="120%"/>
    </style:style>
    <style:style style:name="T1549" style:parent-style-name="DefaultParagraphFont" style:family="text">
      <style:text-properties style:font-name="Times New Roman"/>
    </style:style>
    <style:style style:name="P1550" style:parent-style-name="Normal" style:family="paragraph">
      <style:paragraph-properties fo:line-height="120%" fo:margin-left="0.25in">
        <style:tab-stops/>
      </style:paragraph-properties>
    </style:style>
    <style:style style:name="T1551" style:parent-style-name="DefaultParagraphFont" style:family="text">
      <style:text-properties style:font-name="Times New Roman" fo:language="bg" fo:country="BG"/>
    </style:style>
    <style:style style:name="T1552" style:parent-style-name="DefaultParagraphFont" style:family="text">
      <style:text-properties style:font-name="Times New Roman" fo:font-weight="bold" style:font-weight-asian="bold"/>
    </style:style>
    <style:style style:name="T1553" style:parent-style-name="DefaultParagraphFont" style:family="text">
      <style:text-properties style:font-name="Times New Roman" fo:language="bg" fo:country="BG"/>
    </style:style>
    <style:style style:name="T1554" style:parent-style-name="DefaultParagraphFont" style:family="text">
      <style:text-properties style:font-name="Times New Roman" fo:font-weight="bold" style:font-weight-asian="bold"/>
    </style:style>
    <style:style style:name="T1555" style:parent-style-name="DefaultParagraphFont" style:family="text">
      <style:text-properties style:font-name="Times New Roman"/>
    </style:style>
    <style:style style:name="P1556" style:parent-style-name="Normal" style:family="paragraph">
      <style:paragraph-properties fo:line-height="120%" fo:margin-left="0.25in">
        <style:tab-stops/>
      </style:paragraph-properties>
    </style:style>
    <style:style style:name="T1557" style:parent-style-name="DefaultParagraphFont" style:family="text">
      <style:text-properties style:font-name="Times New Roman" fo:language="bg" fo:country="BG"/>
    </style:style>
    <style:style style:name="T1558" style:parent-style-name="DefaultParagraphFont" style:family="text">
      <style:text-properties style:font-name="Times New Roman"/>
    </style:style>
    <style:style style:name="T1559" style:parent-style-name="DefaultParagraphFont" style:family="text">
      <style:text-properties style:font-name="Times New Roman" fo:language="bg" fo:country="BG"/>
    </style:style>
    <style:style style:name="T1560" style:parent-style-name="DefaultParagraphFont" style:family="text">
      <style:text-properties style:font-name="Times New Roman"/>
    </style:style>
    <style:style style:name="T1561" style:parent-style-name="DefaultParagraphFont" style:family="text">
      <style:text-properties style:font-name="Times New Roman" fo:language="bg" fo:country="BG"/>
    </style:style>
    <style:style style:name="P1562" style:parent-style-name="Normal" style:family="paragraph">
      <style:paragraph-properties fo:line-height="120%" fo:margin-left="0.25in">
        <style:tab-stops/>
      </style:paragraph-properties>
      <style:text-properties style:font-name="Times New Roman" fo:language="bg" fo:country="BG"/>
    </style:style>
    <style:style style:name="P1563" style:parent-style-name="ListParagraph" style:family="paragraph">
      <style:paragraph-properties fo:line-height="120%"/>
      <style:text-properties style:font-name="Times New Roman" fo:font-weight="bold" style:font-weight-asian="bold"/>
    </style:style>
    <style:style style:name="P1564" style:parent-style-name="ListParagraph" style:family="paragraph">
      <style:paragraph-properties fo:line-height="120%" fo:margin-left="0.25in">
        <style:tab-stops/>
      </style:paragraph-properties>
      <style:text-properties style:font-name="Times New Roman" fo:font-weight="bold" style:font-weight-asian="bold"/>
    </style:style>
    <style:style style:name="P1565" style:parent-style-name="ListParagraph" style:family="paragraph">
      <style:paragraph-properties fo:line-height="120%" fo:margin-left="0.25in">
        <style:tab-stops/>
      </style:paragraph-properties>
    </style:style>
    <style:style style:name="T1566" style:parent-style-name="DefaultParagraphFont" style:family="text">
      <style:text-properties style:font-name="Times New Roman" fo:language="bg" fo:country="BG"/>
    </style:style>
    <style:style style:name="T1567" style:parent-style-name="DefaultParagraphFont" style:family="text">
      <style:text-properties style:font-name="Times New Roman"/>
    </style:style>
    <style:style style:name="T1568" style:parent-style-name="DefaultParagraphFont" style:family="text">
      <style:text-properties style:font-name="Times New Roman" fo:language="bg" fo:country="BG"/>
    </style:style>
    <style:style style:name="T1569" style:parent-style-name="DefaultParagraphFont" style:family="text">
      <style:text-properties style:font-name="Times New Roman"/>
    </style:style>
    <style:style style:name="T1570" style:parent-style-name="DefaultParagraphFont" style:family="text">
      <style:text-properties style:font-name="Times New Roman" fo:language="bg" fo:country="BG"/>
    </style:style>
    <style:style style:name="P1571" style:parent-style-name="ListParagraph" style:family="paragraph">
      <style:paragraph-properties fo:line-height="120%"/>
      <style:text-properties style:font-name="Times New Roman" fo:language="bg" fo:country="BG"/>
    </style:style>
    <style:style style:name="P1572" style:parent-style-name="ListParagraph" style:family="paragraph">
      <style:paragraph-properties fo:line-height="120%"/>
      <style:text-properties style:font-name="Times New Roman" fo:language="bg" fo:country="BG"/>
    </style:style>
    <style:style style:name="P1573" style:parent-style-name="ListParagraph" style:family="paragraph">
      <style:paragraph-properties fo:line-height="120%"/>
      <style:text-properties style:font-name="Times New Roman" fo:language="bg" fo:country="BG"/>
    </style:style>
    <style:style style:name="P1574" style:parent-style-name="ListParagraph" style:family="paragraph">
      <style:paragraph-properties fo:line-height="120%"/>
      <style:text-properties style:font-name="Times New Roman" fo:language="bg" fo:country="BG"/>
    </style:style>
    <style:style style:name="P1575" style:parent-style-name="ListParagraph" style:family="paragraph">
      <style:paragraph-properties fo:line-height="120%"/>
      <style:text-properties style:font-name="Times New Roman" fo:language="bg" fo:country="BG"/>
    </style:style>
    <style:style style:name="P1576" style:parent-style-name="ListParagraph" style:family="paragraph">
      <style:paragraph-properties fo:line-height="120%"/>
      <style:text-properties style:font-name="Times New Roman" fo:language="bg" fo:country="BG"/>
    </style:style>
    <style:style style:name="P1577" style:parent-style-name="Normal" style:family="paragraph">
      <style:paragraph-properties fo:line-height="120%"/>
      <style:text-properties style:font-name="Times New Roman" fo:language="bg" fo:country="BG"/>
    </style:style>
    <style:style style:name="P1578" style:parent-style-name="ListParagraph" style:family="paragraph">
      <style:paragraph-properties fo:line-height="120%"/>
      <style:text-properties style:font-name="Times New Roman" fo:font-weight="bold" style:font-weight-asian="bold"/>
    </style:style>
    <style:style style:name="P1579" style:parent-style-name="ListParagraph" style:family="paragraph">
      <style:paragraph-properties fo:line-height="120%" fo:margin-left="0.25in">
        <style:tab-stops/>
      </style:paragraph-properties>
      <style:text-properties style:font-name="Times New Roman" fo:font-weight="bold" style:font-weight-asian="bold"/>
    </style:style>
    <style:style style:name="P1580" style:parent-style-name="ListParagraph" style:family="paragraph">
      <style:paragraph-properties fo:line-height="120%" fo:margin-left="0.25in">
        <style:tab-stops/>
      </style:paragraph-properties>
    </style:style>
    <style:style style:name="T1581" style:parent-style-name="DefaultParagraphFont" style:family="text">
      <style:text-properties style:font-name="Times New Roman" fo:font-weight="bold" style:font-weight-asian="bold"/>
    </style:style>
    <style:style style:name="T1582" style:parent-style-name="DefaultParagraphFont" style:family="text">
      <style:text-properties style:font-name="Times New Roman"/>
    </style:style>
    <style:style style:name="T1583" style:parent-style-name="DefaultParagraphFont" style:family="text">
      <style:text-properties style:font-name="Times New Roman" fo:language="bg" fo:country="BG"/>
    </style:style>
    <style:style style:name="T1584" style:parent-style-name="DefaultParagraphFont" style:family="text">
      <style:text-properties style:font-name="Times New Roman"/>
    </style:style>
    <style:style style:name="P1585" style:parent-style-name="ListParagraph" style:family="paragraph">
      <style:paragraph-properties fo:line-height="120%" fo:margin-left="0.25in">
        <style:tab-stops/>
      </style:paragraph-properties>
    </style:style>
    <style:style style:name="T1586" style:parent-style-name="DefaultParagraphFont" style:family="text">
      <style:text-properties style:font-name="Times New Roman" fo:language="bg" fo:country="BG"/>
    </style:style>
    <style:style style:name="T1587" style:parent-style-name="DefaultParagraphFont" style:family="text">
      <style:text-properties style:font-name="Times New Roman"/>
    </style:style>
    <style:style style:name="T1588" style:parent-style-name="DefaultParagraphFont" style:family="text">
      <style:text-properties style:font-name="Times New Roman" fo:language="bg" fo:country="BG"/>
    </style:style>
    <style:style style:name="T1589" style:parent-style-name="DefaultParagraphFont" style:family="text">
      <style:text-properties style:font-name="Times New Roman"/>
    </style:style>
    <style:style style:name="T1590" style:parent-style-name="DefaultParagraphFont" style:family="text">
      <style:text-properties style:font-name="Times New Roman" fo:language="bg" fo:country="BG"/>
    </style:style>
    <style:style style:name="T1591" style:parent-style-name="DefaultParagraphFont" style:family="text">
      <style:text-properties style:font-name="Times New Roman" fo:font-weight="bold" style:font-weight-asian="bold"/>
    </style:style>
    <style:style style:name="T1592" style:parent-style-name="DefaultParagraphFont" style:family="text">
      <style:text-properties style:font-name="Times New Roman"/>
    </style:style>
    <style:style style:name="T1593" style:parent-style-name="DefaultParagraphFont" style:family="text">
      <style:text-properties style:font-name="Times New Roman" fo:language="bg" fo:country="BG"/>
    </style:style>
    <style:style style:name="T1594" style:parent-style-name="DefaultParagraphFont" style:family="text">
      <style:text-properties style:font-name="Times New Roman" fo:language="bg" fo:country="BG"/>
    </style:style>
    <style:style style:name="T1595" style:parent-style-name="DefaultParagraphFont" style:family="text">
      <style:text-properties style:font-name="Times New Roman"/>
    </style:style>
    <style:style style:name="P1596" style:parent-style-name="ListParagraph" style:family="paragraph">
      <style:paragraph-properties fo:line-height="120%" fo:margin-left="0.25in">
        <style:tab-stops/>
      </style:paragraph-properties>
    </style:style>
    <style:style style:name="T1597" style:parent-style-name="DefaultParagraphFont" style:family="text">
      <style:text-properties style:font-name="Times New Roman" fo:language="bg" fo:country="BG"/>
    </style:style>
    <style:style style:name="T1598" style:parent-style-name="DefaultParagraphFont" style:family="text">
      <style:text-properties style:font-name="Times New Roman" fo:font-weight="bold" style:font-weight-asian="bold"/>
    </style:style>
    <style:style style:name="T1599" style:parent-style-name="DefaultParagraphFont" style:family="text">
      <style:text-properties style:font-name="Times New Roman"/>
    </style:style>
    <style:style style:name="T1600" style:parent-style-name="DefaultParagraphFont" style:family="text">
      <style:text-properties style:font-name="Times New Roman" fo:font-weight="bold" style:font-weight-asian="bold"/>
    </style:style>
    <style:style style:name="T1601" style:parent-style-name="DefaultParagraphFont" style:family="text">
      <style:text-properties style:font-name="Times New Roman"/>
    </style:style>
    <style:style style:name="T1602" style:parent-style-name="DefaultParagraphFont" style:family="text">
      <style:text-properties style:font-name="Times New Roman" fo:language="bg" fo:country="BG"/>
    </style:style>
    <style:style style:name="T1603" style:parent-style-name="DefaultParagraphFont" style:family="text">
      <style:text-properties style:font-name="Times New Roman" fo:font-weight="bold" style:font-weight-asian="bold"/>
    </style:style>
    <style:style style:name="T1604" style:parent-style-name="DefaultParagraphFont" style:family="text">
      <style:text-properties style:font-name="Times New Roman"/>
    </style:style>
    <style:style style:name="T1605" style:parent-style-name="DefaultParagraphFont" style:family="text">
      <style:text-properties style:font-name="Times New Roman" fo:language="bg" fo:country="BG"/>
    </style:style>
    <style:style style:name="P1606" style:parent-style-name="ListParagraph" style:family="paragraph">
      <style:paragraph-properties fo:line-height="120%" fo:margin-left="0.25in">
        <style:tab-stops/>
      </style:paragraph-properties>
      <style:text-properties style:font-name="Times New Roman" fo:language="bg" fo:country="BG"/>
    </style:style>
    <style:style style:name="P1607" style:parent-style-name="ListParagraph" style:family="paragraph">
      <style:paragraph-properties fo:line-height="120%"/>
    </style:style>
    <style:style style:name="T1608" style:parent-style-name="DefaultParagraphFont" style:family="text">
      <style:text-properties style:font-name="Times New Roman" fo:font-weight="bold" style:font-weight-asian="bold"/>
    </style:style>
    <style:style style:name="T1609" style:parent-style-name="DefaultParagraphFont" style:family="text">
      <style:text-properties style:font-name="Times New Roman" fo:font-weight="bold" style:font-weight-asian="bold" fo:language="bg" fo:country="BG"/>
    </style:style>
    <style:style style:name="T1610" style:parent-style-name="DefaultParagraphFont" style:family="text">
      <style:text-properties style:font-name="Times New Roman" fo:font-weight="bold" style:font-weight-asian="bold"/>
    </style:style>
    <style:style style:name="P1611" style:parent-style-name="ListParagraph" style:family="paragraph">
      <style:paragraph-properties fo:line-height="120%" fo:margin-left="0.25in">
        <style:tab-stops/>
      </style:paragraph-properties>
      <style:text-properties style:font-name="Times New Roman" fo:font-weight="bold" style:font-weight-asian="bold"/>
    </style:style>
    <style:style style:name="P1612" style:parent-style-name="ListParagraph" style:family="paragraph">
      <style:paragraph-properties fo:line-height="120%" fo:margin-left="0.25in">
        <style:tab-stops/>
      </style:paragraph-properties>
    </style:style>
    <style:style style:name="T1613" style:parent-style-name="DefaultParagraphFont" style:family="text">
      <style:text-properties style:font-name="Times New Roman" fo:language="bg" fo:country="BG"/>
    </style:style>
    <style:style style:name="T1614" style:parent-style-name="DefaultParagraphFont" style:family="text">
      <style:text-properties style:font-name="Times New Roman" fo:font-weight="bold" style:font-weight-asian="bold"/>
    </style:style>
    <style:style style:name="T1615" style:parent-style-name="DefaultParagraphFont" style:family="text">
      <style:text-properties style:font-name="Times New Roman"/>
    </style:style>
    <style:style style:name="T1616" style:parent-style-name="DefaultParagraphFont" style:family="text">
      <style:text-properties style:font-name="Times New Roman" fo:language="bg" fo:country="BG"/>
    </style:style>
    <style:style style:name="T1617" style:parent-style-name="DefaultParagraphFont" style:family="text">
      <style:text-properties style:font-name="Times New Roman" fo:language="bg" fo:country="BG"/>
    </style:style>
    <style:style style:name="T1618" style:parent-style-name="DefaultParagraphFont" style:family="text">
      <style:text-properties style:font-name="Times New Roman" fo:font-weight="bold" style:font-weight-asian="bold"/>
    </style:style>
    <style:style style:name="T1619" style:parent-style-name="DefaultParagraphFont" style:family="text">
      <style:text-properties style:font-name="Times New Roman"/>
    </style:style>
    <style:style style:name="P1620" style:parent-style-name="ListParagraph" style:family="paragraph">
      <style:paragraph-properties fo:line-height="120%" fo:margin-left="0.25in">
        <style:tab-stops/>
      </style:paragraph-properties>
    </style:style>
    <style:style style:name="T1621" style:parent-style-name="DefaultParagraphFont" style:family="text">
      <style:text-properties style:font-name="Times New Roman" fo:font-weight="bold" style:font-weight-asian="bold"/>
    </style:style>
    <style:style style:name="T1622" style:parent-style-name="DefaultParagraphFont" style:family="text">
      <style:text-properties style:font-name="Times New Roman"/>
    </style:style>
    <style:style style:name="T1623" style:parent-style-name="DefaultParagraphFont" style:family="text">
      <style:text-properties style:font-name="Times New Roman" fo:language="bg" fo:country="BG"/>
    </style:style>
    <style:style style:name="P1624" style:parent-style-name="ListParagraph" style:family="paragraph">
      <style:paragraph-properties fo:line-height="120%" fo:margin-left="0.25in">
        <style:tab-stops/>
      </style:paragraph-properties>
      <style:text-properties style:font-name="Times New Roman" fo:language="bg" fo:country="BG"/>
    </style:style>
    <style:style style:name="P1625" style:parent-style-name="ListParagraph" style:family="paragraph">
      <style:paragraph-properties fo:line-height="120%"/>
      <style:text-properties style:font-name="Times New Roman" fo:font-weight="bold" style:font-weight-asian="bold"/>
    </style:style>
    <style:style style:name="P1626" style:parent-style-name="ListParagraph" style:family="paragraph">
      <style:paragraph-properties fo:line-height="120%" fo:margin-left="0.25in">
        <style:tab-stops/>
      </style:paragraph-properties>
      <style:text-properties style:font-name="Times New Roman" fo:font-weight="bold" style:font-weight-asian="bold"/>
    </style:style>
    <style:style style:name="P1627" style:parent-style-name="ListParagraph" style:family="paragraph">
      <style:paragraph-properties fo:line-height="120%" fo:margin-left="0.25in">
        <style:tab-stops/>
      </style:paragraph-properties>
    </style:style>
    <style:style style:name="T1628" style:parent-style-name="DefaultParagraphFont" style:family="text">
      <style:text-properties style:font-name="Times New Roman" fo:language="bg" fo:country="BG"/>
    </style:style>
    <style:style style:name="T1629" style:parent-style-name="DefaultParagraphFont" style:family="text">
      <style:text-properties style:font-name="Times New Roman" fo:font-weight="bold" style:font-weight-asian="bold"/>
    </style:style>
    <style:style style:name="T1630" style:parent-style-name="DefaultParagraphFont" style:family="text">
      <style:text-properties style:font-name="Times New Roman"/>
    </style:style>
    <style:style style:name="T1631" style:parent-style-name="DefaultParagraphFont" style:family="text">
      <style:text-properties style:font-name="Times New Roman" fo:language="bg" fo:country="BG"/>
    </style:style>
    <style:style style:name="T1632" style:parent-style-name="DefaultParagraphFont" style:family="text">
      <style:text-properties style:font-name="Times New Roman"/>
    </style:style>
    <style:style style:name="T1633" style:parent-style-name="DefaultParagraphFont" style:family="text">
      <style:text-properties style:font-name="Times New Roman" fo:language="bg" fo:country="BG"/>
    </style:style>
    <style:style style:name="T1634" style:parent-style-name="DefaultParagraphFont" style:family="text">
      <style:text-properties style:font-name="Times New Roman" fo:font-weight="bold" style:font-weight-asian="bold"/>
    </style:style>
    <style:style style:name="T1635" style:parent-style-name="DefaultParagraphFont" style:family="text">
      <style:text-properties style:font-name="Times New Roman"/>
    </style:style>
    <style:style style:name="P1636" style:parent-style-name="ListParagraph" style:family="paragraph">
      <style:paragraph-properties fo:line-height="120%" fo:margin-left="0.25in">
        <style:tab-stops/>
      </style:paragraph-properties>
    </style:style>
    <style:style style:name="T1637" style:parent-style-name="DefaultParagraphFont" style:family="text">
      <style:text-properties style:font-name="Times New Roman" fo:language="bg" fo:country="BG"/>
    </style:style>
    <style:style style:name="T1638" style:parent-style-name="DefaultParagraphFont" style:family="text">
      <style:text-properties style:font-name="Times New Roman" fo:font-weight="bold" style:font-weight-asian="bold"/>
    </style:style>
    <style:style style:name="T1639" style:parent-style-name="DefaultParagraphFont" style:family="text">
      <style:text-properties style:font-name="Times New Roman"/>
    </style:style>
    <style:style style:name="T1640" style:parent-style-name="DefaultParagraphFont" style:family="text">
      <style:text-properties style:font-name="Times New Roman" fo:language="bg" fo:country="BG"/>
    </style:style>
    <style:style style:name="P1641" style:parent-style-name="ListParagraph" style:family="paragraph">
      <style:paragraph-properties fo:line-height="120%" fo:margin-left="0.25in">
        <style:tab-stops/>
      </style:paragraph-properties>
    </style:style>
    <style:style style:name="T1642" style:parent-style-name="DefaultParagraphFont" style:family="text">
      <style:text-properties style:font-name="Times New Roman" fo:language="bg" fo:country="BG"/>
    </style:style>
    <style:style style:name="T1643" style:parent-style-name="DefaultParagraphFont" style:family="text">
      <style:text-properties style:font-name="Times New Roman" fo:font-weight="bold" style:font-weight-asian="bold"/>
    </style:style>
    <style:style style:name="T1644" style:parent-style-name="DefaultParagraphFont" style:family="text">
      <style:text-properties style:font-name="Times New Roman"/>
    </style:style>
    <style:style style:name="T1645" style:parent-style-name="DefaultParagraphFont" style:family="text">
      <style:text-properties style:font-name="Times New Roman" fo:language="bg" fo:country="BG"/>
    </style:style>
    <style:style style:name="T1646" style:parent-style-name="DefaultParagraphFont" style:family="text">
      <style:text-properties style:font-name="Times New Roman"/>
    </style:style>
    <style:style style:name="P1647" style:parent-style-name="ListParagraph" style:family="paragraph">
      <style:paragraph-properties fo:line-height="120%"/>
    </style:style>
    <style:style style:name="T1648" style:parent-style-name="DefaultParagraphFont" style:family="text">
      <style:text-properties style:font-name="Times New Roman" fo:language="bg" fo:country="BG"/>
    </style:style>
    <style:style style:name="T1649" style:parent-style-name="DefaultParagraphFont" style:family="text">
      <style:text-properties style:font-name="Times New Roman"/>
    </style:style>
    <style:style style:name="T1650" style:parent-style-name="DefaultParagraphFont" style:family="text">
      <style:text-properties style:font-name="Times New Roman" fo:language="bg" fo:country="BG"/>
    </style:style>
    <style:style style:name="T1651" style:parent-style-name="DefaultParagraphFont" style:family="text">
      <style:text-properties style:font-name="Times New Roman"/>
    </style:style>
    <style:style style:name="P1652" style:parent-style-name="ListParagraph" style:family="paragraph">
      <style:paragraph-properties fo:line-height="120%"/>
    </style:style>
    <style:style style:name="T1653" style:parent-style-name="DefaultParagraphFont" style:family="text">
      <style:text-properties style:font-name="Times New Roman" fo:language="bg" fo:country="BG"/>
    </style:style>
    <style:style style:name="T1654" style:parent-style-name="DefaultParagraphFont" style:family="text">
      <style:text-properties style:font-name="Times New Roman"/>
    </style:style>
    <style:style style:name="T1655" style:parent-style-name="DefaultParagraphFont" style:family="text">
      <style:text-properties style:font-name="Times New Roman" fo:language="bg" fo:country="BG"/>
    </style:style>
    <style:style style:name="T1656" style:parent-style-name="DefaultParagraphFont" style:family="text">
      <style:text-properties style:font-name="Times New Roman"/>
    </style:style>
    <style:style style:name="P1657" style:parent-style-name="ListParagraph" style:family="paragraph">
      <style:paragraph-properties fo:line-height="120%"/>
      <style:text-properties style:font-name="Times New Roman" fo:language="bg" fo:country="BG"/>
    </style:style>
    <style:style style:name="P1658" style:parent-style-name="ListParagraph" style:family="paragraph">
      <style:paragraph-properties fo:line-height="120%"/>
      <style:text-properties style:font-name="Times New Roman" fo:language="bg" fo:country="BG"/>
    </style:style>
    <style:style style:name="P1659" style:parent-style-name="ListParagraph" style:family="paragraph">
      <style:paragraph-properties fo:line-height="120%"/>
      <style:text-properties style:font-name="Times New Roman" fo:language="bg" fo:country="BG"/>
    </style:style>
    <style:style style:name="P1660" style:parent-style-name="ListParagraph" style:family="paragraph">
      <style:paragraph-properties fo:line-height="120%"/>
      <style:text-properties style:font-name="Times New Roman" fo:language="bg" fo:country="BG"/>
    </style:style>
    <style:style style:name="P1661" style:parent-style-name="ListParagraph" style:family="paragraph">
      <style:paragraph-properties fo:line-height="120%"/>
      <style:text-properties style:font-name="Times New Roman" fo:language="bg" fo:country="BG"/>
    </style:style>
    <style:style style:name="P1662" style:parent-style-name="ListParagraph" style:family="paragraph">
      <style:paragraph-properties fo:line-height="120%"/>
      <style:text-properties style:font-name="Times New Roman" fo:language="bg" fo:country="BG"/>
    </style:style>
    <style:style style:name="P1663" style:parent-style-name="ListParagraph" style:family="paragraph">
      <style:paragraph-properties fo:line-height="120%"/>
    </style:style>
    <style:style style:name="T1664" style:parent-style-name="DefaultParagraphFont" style:family="text">
      <style:text-properties style:font-name="Times New Roman"/>
    </style:style>
    <style:style style:name="T1665" style:parent-style-name="DefaultParagraphFont" style:family="text">
      <style:text-properties style:font-name="Times New Roman" fo:language="bg" fo:country="BG"/>
    </style:style>
    <style:style style:name="P1666" style:parent-style-name="ListParagraph" style:family="paragraph">
      <style:paragraph-properties fo:line-height="120%"/>
      <style:text-properties style:font-name="Times New Roman" fo:language="bg" fo:country="BG"/>
    </style:style>
    <style:style style:name="P1667" style:parent-style-name="ListParagraph" style:family="paragraph">
      <style:paragraph-properties fo:line-height="120%"/>
      <style:text-properties style:font-name="Times New Roman" fo:language="bg" fo:country="BG"/>
    </style:style>
    <style:style style:name="P1668" style:parent-style-name="ListParagraph" style:family="paragraph">
      <style:paragraph-properties fo:line-height="120%"/>
      <style:text-properties style:font-name="Times New Roman" fo:language="bg" fo:country="BG"/>
    </style:style>
    <style:style style:name="P1669" style:parent-style-name="ListParagraph" style:family="paragraph">
      <style:paragraph-properties fo:line-height="120%"/>
      <style:text-properties style:font-name="Times New Roman" fo:language="bg" fo:country="BG"/>
    </style:style>
    <style:style style:name="P1670" style:parent-style-name="Normal" style:family="paragraph">
      <style:paragraph-properties fo:line-height="120%"/>
      <style:text-properties style:font-name="Times New Roman" fo:font-weight="bold" style:font-weight-asian="bold"/>
    </style:style>
    <style:style style:name="P1671" style:parent-style-name="ListParagraph" style:family="paragraph">
      <style:paragraph-properties fo:line-height="120%"/>
      <style:text-properties style:font-name="Times New Roman" fo:font-weight="bold" style:font-weight-asian="bold"/>
    </style:style>
    <style:style style:name="P1672" style:parent-style-name="ListParagraph" style:family="paragraph">
      <style:paragraph-properties fo:line-height="120%" fo:margin-left="0.25in">
        <style:tab-stops/>
      </style:paragraph-properties>
      <style:text-properties style:font-name="Times New Roman" fo:font-weight="bold" style:font-weight-asian="bold"/>
    </style:style>
    <style:style style:name="P1673" style:parent-style-name="ListParagraph" style:family="paragraph">
      <style:paragraph-properties fo:line-height="120%" fo:margin-left="0.25in">
        <style:tab-stops/>
      </style:paragraph-properties>
    </style:style>
    <style:style style:name="T1674" style:parent-style-name="DefaultParagraphFont" style:family="text">
      <style:text-properties style:font-name="Times New Roman" fo:language="bg" fo:country="BG"/>
    </style:style>
    <style:style style:name="T1675" style:parent-style-name="DefaultParagraphFont" style:family="text">
      <style:text-properties style:font-name="Times New Roman"/>
    </style:style>
    <style:style style:name="T1676" style:parent-style-name="DefaultParagraphFont" style:family="text">
      <style:text-properties style:font-name="Times New Roman" fo:language="bg" fo:country="BG"/>
    </style:style>
    <style:style style:name="T1677" style:parent-style-name="DefaultParagraphFont" style:family="text">
      <style:text-properties style:font-name="Times New Roman"/>
    </style:style>
    <style:style style:name="T1678" style:parent-style-name="DefaultParagraphFont" style:family="text">
      <style:text-properties style:font-name="Times New Roman" fo:language="bg" fo:country="BG"/>
    </style:style>
    <style:style style:name="T1679" style:parent-style-name="DefaultParagraphFont" style:family="text">
      <style:text-properties style:font-name="Times New Roman"/>
    </style:style>
    <style:style style:name="P1680" style:parent-style-name="ListParagraph" style:family="paragraph">
      <style:paragraph-properties fo:line-height="120%" fo:margin-left="0.25in">
        <style:tab-stops/>
      </style:paragraph-properties>
    </style:style>
    <style:style style:name="T1681" style:parent-style-name="DefaultParagraphFont" style:family="text">
      <style:text-properties style:font-name="Times New Roman" fo:language="bg" fo:country="BG"/>
    </style:style>
    <style:style style:name="T1682" style:parent-style-name="DefaultParagraphFont" style:family="text">
      <style:text-properties style:font-name="Times New Roman" fo:font-weight="bold" style:font-weight-asian="bold"/>
    </style:style>
    <style:style style:name="T1683" style:parent-style-name="DefaultParagraphFont" style:family="text">
      <style:text-properties style:font-name="Times New Roman"/>
    </style:style>
    <style:style style:name="T1684" style:parent-style-name="DefaultParagraphFont" style:family="text">
      <style:text-properties style:font-name="Times New Roman" fo:language="bg" fo:country="BG"/>
    </style:style>
    <style:style style:name="P1685" style:parent-style-name="ListParagraph" style:family="paragraph">
      <style:paragraph-properties fo:line-height="120%" fo:margin-left="0.25in">
        <style:tab-stops/>
      </style:paragraph-properties>
    </style:style>
    <style:style style:name="T1686" style:parent-style-name="DefaultParagraphFont" style:family="text">
      <style:text-properties style:font-name="Times New Roman" fo:language="bg" fo:country="BG"/>
    </style:style>
    <style:style style:name="T1687" style:parent-style-name="DefaultParagraphFont" style:family="text">
      <style:text-properties style:font-name="Times New Roman" fo:font-weight="bold" style:font-weight-asian="bold"/>
    </style:style>
    <style:style style:name="T1688" style:parent-style-name="DefaultParagraphFont" style:family="text">
      <style:text-properties style:font-name="Times New Roman"/>
    </style:style>
    <style:style style:name="T1689" style:parent-style-name="DefaultParagraphFont" style:family="text">
      <style:text-properties style:font-name="Times New Roman" fo:language="bg" fo:country="BG"/>
    </style:style>
    <style:style style:name="T1690" style:parent-style-name="DefaultParagraphFont" style:family="text">
      <style:text-properties style:font-name="Times New Roman" fo:font-weight="bold" style:font-weight-asian="bold"/>
    </style:style>
    <style:style style:name="T1691" style:parent-style-name="DefaultParagraphFont" style:family="text">
      <style:text-properties style:font-name="Times New Roman"/>
    </style:style>
    <style:style style:name="T1692" style:parent-style-name="DefaultParagraphFont" style:family="text">
      <style:text-properties style:font-name="Times New Roman" fo:language="bg" fo:country="BG"/>
    </style:style>
    <style:style style:name="P1693" style:parent-style-name="ListParagraph" style:family="paragraph">
      <style:paragraph-properties fo:line-height="120%"/>
    </style:style>
    <style:style style:name="T1694" style:parent-style-name="DefaultParagraphFont" style:family="text">
      <style:text-properties style:font-name="Times New Roman"/>
    </style:style>
    <style:style style:name="T1695" style:parent-style-name="DefaultParagraphFont" style:family="text">
      <style:text-properties style:font-name="Times New Roman" fo:language="bg" fo:country="BG"/>
    </style:style>
    <style:style style:name="P1696" style:parent-style-name="ListParagraph" style:family="paragraph">
      <style:paragraph-properties fo:line-height="120%"/>
    </style:style>
    <style:style style:name="T1697" style:parent-style-name="DefaultParagraphFont" style:family="text">
      <style:text-properties style:font-name="Times New Roman"/>
    </style:style>
    <style:style style:name="T1698" style:parent-style-name="DefaultParagraphFont" style:family="text">
      <style:text-properties style:font-name="Times New Roman" fo:language="bg" fo:country="BG"/>
    </style:style>
    <style:style style:name="P1699" style:parent-style-name="ListParagraph" style:family="paragraph">
      <style:paragraph-properties fo:line-height="120%"/>
    </style:style>
    <style:style style:name="T1700" style:parent-style-name="DefaultParagraphFont" style:family="text">
      <style:text-properties style:font-name="Times New Roman"/>
    </style:style>
    <style:style style:name="T1701" style:parent-style-name="DefaultParagraphFont" style:family="text">
      <style:text-properties style:font-name="Times New Roman" fo:language="bg" fo:country="BG"/>
    </style:style>
    <style:style style:name="P1702" style:parent-style-name="ListParagraph" style:family="paragraph">
      <style:paragraph-properties fo:line-height="120%"/>
    </style:style>
    <style:style style:name="T1703" style:parent-style-name="DefaultParagraphFont" style:family="text">
      <style:text-properties style:font-name="Times New Roman"/>
    </style:style>
    <style:style style:name="T1704" style:parent-style-name="DefaultParagraphFont" style:family="text">
      <style:text-properties style:font-name="Times New Roman" fo:language="bg" fo:country="BG"/>
    </style:style>
    <style:style style:name="P1705" style:parent-style-name="Normal" style:family="paragraph">
      <style:paragraph-properties fo:line-height="120%"/>
      <style:text-properties style:font-name="Times New Roman" fo:font-weight="bold" style:font-weight-asian="bold"/>
    </style:style>
    <style:style style:name="P1706" style:parent-style-name="ListParagraph" style:family="paragraph">
      <style:paragraph-properties fo:line-height="120%"/>
      <style:text-properties style:font-name="Times New Roman" fo:font-weight="bold" style:font-weight-asian="bold"/>
    </style:style>
    <style:style style:name="P1707" style:parent-style-name="ListParagraph" style:family="paragraph">
      <style:paragraph-properties fo:line-height="120%" fo:margin-left="0.25in">
        <style:tab-stops/>
      </style:paragraph-properties>
      <style:text-properties style:font-name="Times New Roman" fo:language="bg" fo:country="BG"/>
    </style:style>
    <style:style style:name="P1708" style:parent-style-name="ListParagraph" style:family="paragraph">
      <style:paragraph-properties fo:line-height="120%"/>
    </style:style>
    <style:style style:name="T1709" style:parent-style-name="DefaultParagraphFont" style:family="text">
      <style:text-properties style:font-name="Times New Roman" fo:font-weight="bold" style:font-weight-asian="bold"/>
    </style:style>
    <style:style style:name="T1710" style:parent-style-name="DefaultParagraphFont" style:family="text">
      <style:text-properties style:font-name="Times New Roman"/>
    </style:style>
    <style:style style:name="T1711" style:parent-style-name="DefaultParagraphFont" style:family="text">
      <style:text-properties style:font-name="Times New Roman" fo:font-weight="bold" style:font-weight-asian="bold"/>
    </style:style>
    <style:style style:name="T1712" style:parent-style-name="DefaultParagraphFont" style:family="text">
      <style:text-properties style:font-name="Times New Roman"/>
    </style:style>
    <style:style style:name="T1713" style:parent-style-name="DefaultParagraphFont" style:family="text">
      <style:text-properties style:font-name="Times New Roman" fo:language="bg" fo:country="BG"/>
    </style:style>
    <style:style style:name="T1714" style:parent-style-name="DefaultParagraphFont" style:family="text">
      <style:text-properties style:font-name="Times New Roman" fo:font-weight="bold" style:font-weight-asian="bold"/>
    </style:style>
    <style:style style:name="T1715" style:parent-style-name="DefaultParagraphFont" style:family="text">
      <style:text-properties style:font-name="Times New Roman"/>
    </style:style>
    <style:style style:name="T1716" style:parent-style-name="DefaultParagraphFont" style:family="text">
      <style:text-properties style:font-name="Times New Roman" fo:language="bg" fo:country="BG"/>
    </style:style>
    <style:style style:name="T1717" style:parent-style-name="DefaultParagraphFont" style:family="text">
      <style:text-properties style:font-name="Times New Roman" fo:font-weight="bold" style:font-weight-asian="bold"/>
    </style:style>
    <style:style style:name="T1718" style:parent-style-name="DefaultParagraphFont" style:family="text">
      <style:text-properties style:font-name="Times New Roman"/>
    </style:style>
    <style:style style:name="T1719" style:parent-style-name="DefaultParagraphFont" style:family="text">
      <style:text-properties style:font-name="Times New Roman" fo:language="bg" fo:country="BG"/>
    </style:style>
    <style:style style:name="T1720" style:parent-style-name="DefaultParagraphFont" style:family="text">
      <style:text-properties style:font-name="Times New Roman" fo:font-weight="bold" style:font-weight-asian="bold"/>
    </style:style>
    <style:style style:name="T1721" style:parent-style-name="DefaultParagraphFont" style:family="text">
      <style:text-properties style:font-name="Times New Roman"/>
    </style:style>
    <style:style style:name="P1722" style:parent-style-name="ListParagraph" style:family="paragraph">
      <style:paragraph-properties fo:line-height="120%"/>
    </style:style>
    <style:style style:name="T1723" style:parent-style-name="DefaultParagraphFont" style:family="text">
      <style:text-properties style:font-name="Times New Roman" fo:font-weight="bold" style:font-weight-asian="bold"/>
    </style:style>
    <style:style style:name="T1724" style:parent-style-name="DefaultParagraphFont" style:family="text">
      <style:text-properties style:font-name="Times New Roman"/>
    </style:style>
    <style:style style:name="T1725" style:parent-style-name="DefaultParagraphFont" style:family="text">
      <style:text-properties style:font-name="Times New Roman" fo:language="bg" fo:country="BG"/>
    </style:style>
    <style:style style:name="T1726" style:parent-style-name="DefaultParagraphFont" style:family="text">
      <style:text-properties style:font-name="Times New Roman" fo:language="bg" fo:country="BG"/>
    </style:style>
    <style:style style:name="P1727" style:parent-style-name="ListParagraph" style:family="paragraph">
      <style:paragraph-properties fo:line-height="120%" fo:margin-left="0.25in">
        <style:tab-stops/>
      </style:paragraph-properties>
      <style:text-properties style:font-name="Times New Roman" fo:language="bg" fo:country="BG"/>
    </style:style>
    <style:style style:name="P1728" style:parent-style-name="Normal" style:family="paragraph">
      <style:text-properties fo:font-weight="bold" style:font-weight-asian="bold"/>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 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Утвърждавам: .....................</text:span><text:span text:style-name="T67">......</text:span><text:span text:style-name="T68">...</text:span></text:p>
      <text:p text:style-name="P69"><text:span text:style-name="T70">Дата на предаване: <text:s text:c="2"/>20.</text:span><text:span text:style-name="T71">03</text:span><text:span text:style-name="T72">.2013<text:s/></text:span><text:span text:style-name="T73">г</text:span><text:span text:style-name="T74">.</text:span></text:p>
      <text:p text:style-name="P75"/>
      <text:p text:style-name="P76">ЗАДАНИЕ</text:p>
      <text:p text:style-name="P77">за дипломна работа</text:p>
      <text:p text:style-name="P78"/>
      <text:p text:style-name="P79">на ученика Максим Станиславов Харизанов, 12А</text:p>
      <text:p text:style-name="P80"/>
      <text:list text:style-name="LFO1" text:continue-numbering="true">
        <text:list-item>
          <text:p text:style-name="P81">Тема</text:p>
        </text:list-item>
      </text:list>
      <text:p text:style-name="ListParagraph"><text:span text:style-name="T82">Реализация на<text:s/></text:span><text:span text:style-name="T83">BitTorrent<text:s/></text:span><text:span text:style-name="T84">клиент</text:span></text:p>
      <text:p text:style-name="P85"/>
      <text:list text:style-name="LFO1" text:continue-numbering="true">
        <text:list-item>
          <text:p text:style-name="P86">Изисквания</text:p>
        </text:list-item>
      </text:list>
      <text:list text:style-name="LFO2" text:continue-numbering="true">
        <text:list-item>
          <text:p text:style-name="P87">Реализиране на прочитането на bencoded съдържание</text:p>
        </text:list-item>
        <text:list-item>
          <text:p text:style-name="P88">Реализиране на създаването на GET заявката до тракера</text:p>
        </text:list-item>
        <text:list-item>
          <text:p text:style-name="P89">Реализиране на част от протокола за комуникация с пиърите (с цел цялостна имплементация с общи усилия)</text:p>
        </text:list-item>
      </text:list>
      <text:p text:style-name="P90"/>
      <text:list text:style-name="LFO1" text:continue-numbering="true">
        <text:list-item>
          <text:p text:style-name="P91"><text:span text:style-name="T92">Съдържание</text:span></text:p>
          <text:list text:continue-numbering="true">
            <text:list-item>
              <text:p text:style-name="P93">Обзор</text:p>
            </text:list-item>
            <text:list-item>
              <text:p text:style-name="P94">Същинска част</text:p>
            </text:list-item>
            <text:list-item>
              <text:p text:style-name="P95">Приложение</text:p>
            </text:list-item>
          </text:list>
        </text:list-item>
      </text:list>
      <text:p text:style-name="P96"/>
      <text:p text:style-name="P97"/>
      <text:p text:style-name="P98"/>
      <text:p text:style-name="P99"/>
      <text:p text:style-name="P100"/>
      <text:p text:style-name="P101"/>
      <text:p text:style-name="P102"/>
      <text:p text:style-name="P103"><text:span text:style-name="T104">Дипломант:<text:s/></text:span><text:span text:style-name="T105">…………………….</text:span></text:p>
      <text:p text:style-name="P106"/>
      <text:p text:style-name="P107"/>
      <text:p text:style-name="P108"><text:span text:style-name="T109">Ръководител:</text:span><text:span text:style-name="T110"><text:s/>…………………….</text:span></text:p>
      <text:p text:style-name="P111"><text:span text:style-name="T112">(</text:span><text:span text:style-name="T113">гл. ас. Любомир Чорбаджиев</text:span><text:span text:style-name="T114">)</text:span></text:p>
      <text:p text:style-name="P115"/>
      <text:p text:style-name="P116"><text:span text:style-name="T117">Директор:</text:span><text:span text:style-name="T118"><text:s/>…………………….</text:span></text:p>
      <text:p text:style-name="P119"><text:span text:style-name="T120">(</text:span><text:span text:style-name="T121">гл. ас. д-р Стела Стефанова</text:span><text:span text:style-name="T122">)</text:span></text:p>
      <text:p text:style-name="P123"/>
      <text:p text:style-name="P124"/>
      <text:p text:style-name="P125">Увод</text:p>
      <text:p text:style-name="P126"><text:span text:style-name="T127">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т данни с по-гъвкав и децентрализиран метод за обмен, носещ названието „</text:span><text:span text:style-name="T128">peer-to-peer”</text:span><text:span text:style-name="T129">, или „</text:span><text:span text:style-name="T130">P2P</text:span><text:span text:style-name="T131">“</text:span><text:span text:style-name="T132">.</text:span></text:p>
      <text:p text:style-name="P133"><text:span text:style-name="T134">Може би най-разпространеният<text:s/></text:span><text:span text:style-name="T135">peer-to-peer<text:s/></text:span><text:span text:style-name="T136">протокол в наши дни е<text:s/></text:span><text:span text:style-name="T137">BitTorrent.<text:s/></text:span><text:span text:style-name="T138">Той е един доказал се протокол, като успява да предложи надеждност, сравнима с тази на сървър – клиент архитектурата, както и по-високи скорости, при почти нулева цена на базовата инфраструктура.</text:span></text:p>
      <text:p text:style-name="P139"><text:span text:style-name="T140">BitTorrent<text:s/></text:span><text:span text:style-name="T141">се гради на опита на по-стари<text:s/></text:span><text:span text:style-name="T142">P2P<text:s/></text:span><text:span text:style-name="T143">протоколи като<text:s/></text:span><text:span text:style-name="T144">FastTrack<text:s/></text:span><text:span text:style-name="T145">и<text:s/></text:span><text:span text:style-name="T146">Napster,<text:s/></text:span><text:span text:style-name="T147">учейки се от грешките им, но</text:span><text:span text:style-name="T148"><text:s/></text:span><text:span text:style-name="T149">стараещ се да запази предимствата им.</text:span></text:p>
      <text:p text:style-name="P150"><text:span text:style-name="T151">Поради сравнителната си сложност и широкото си приложение, реализацията на<text:s/></text:span><text:span text:style-name="T152">BitTorrent<text:s/></text:span><text:span text:style-name="T153">клиент е примамлива тема за всяка дипломна работа, интегрирайки в един</text:span><text:span text:style-name="T154"><text:s/>продукт</text:span><text:span text:style-name="T155"><text:s/>голяма част от учебния материал, изучен през годините, както и солидно количество лична изследователска дейност, обогатяваща професионалния опит.</text:span></text:p>
      <text:p text:style-name="P156"/>
      <text:p text:style-name="P157">Цели и задачи</text:p>
      <text:p text:style-name="P158"><text:span text:style-name="T159">Основната цел на дипломната работа е да се разработи работещ<text:s/></text:span><text:span text:style-name="T160">BitTorrent<text:s/></text:span><text:span text:style-name="T161">клиент, като се направи преглед на съществуващи подобни продукти, направи се проучване върху спецификациите на<text:s/></text:span><text:span text:style-name="T162">BitTorrent<text:s/></text:span><text:span text:style-name="T163">протокола, и се изберат най-подходящите технологии, платформи и развойни среди за целта.</text:span></text:p>
      <text:p text:style-name="P164"/>
      <text:p text:style-name="P165">Глава 1:</text:p>
      <text:p text:style-name="P166"><text:span text:style-name="T167">Проучване на съществуващи<text:s/></text:span><text:span text:style-name="T168">BitTorrent<text:s/></text:span><text:span text:style-name="T169">клиенти,</text:span><text:span text:style-name="T170"><text:s/></text:span><text:span text:style-name="T171">обзор на<text:s/></text:span><text:span text:style-name="T172">BitTorrent<text:s/></text:span><text:span text:style-name="T173">протокола, обзор на използваните библиотеки и развойни среди</text:span></text:p>
      <text:p text:style-name="P174"/>
      <text:p text:style-name="Normal"><text:span text:style-name="T175">Обзор на<text:s/></text:span><text:span text:style-name="T176">BitTorrent<text:s/></text:span><text:span text:style-name="T177">протокола</text:span></text:p>
      <text:p text:style-name="P178"/>
      <text:p text:style-name="P179">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 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 данни<text:s/><text:span text:style-name="T180">(</text:span>метаданни<text:span text:style-name="T181">)</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 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2">(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 това, че такава промяна би била засечена от<text:s/><text:span text:style-name="T183">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84"/>
      <text:p text:style-name="P185">Начин на работа</text:p>
      <text:p text:style-name="Paragraph"><text:span text:style-name="T186">BitTorrent<text:s/></text:span>клиент е всяко приложение, което имплементира<text:s/><text:span text:style-name="T187">BitTorrent<text:s/></text:span>протокола. Всеки клиент е способен да обменя какъвто и да било 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88">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 че също като класическите протоколи за споделяне на файлове<text:s/><text:span text:style-name="T189">(HTTP/FTP)</text:span>,<text:s/><text:span text:style-name="T190">BitTorrent<text:s/></text:span>обменя файлове през мрежата, той се различава от тях по няколко начина:</text:p>
      <text:list text:style-name="LFO3" text:continue-numbering="true">
        <text:list-item>
          <text:p text:style-name="P191"><text:span text:style-name="T192">BitTorrent<text:s/></text:span>прави множество малки<text:s/><text:span text:style-name="T193">TCP<text:s/></text:span>заявки през множество<text:s/><text:span text:style-name="T194">TCP<text:s/></text:span>връзки до множество компютри, докато класическото изтегляне се прави през една<text:s/><text:span text:style-name="T195">TCP<text:s/></text:span>връзка към един компютър</text:p>
        </text:list-item>
        <text:list-item>
          <text:p text:style-name="P196"><text:span text:style-name="T197">BitTorrent<text:s/></text:span>изтегля парчетата по произволен, или<text:s/><text:span text:style-name="T198">“</text:span>първо най-редките<text:span text:style-name="T199">”<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 различия позволяват на<text:s/><text:span text:style-name="T200">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1"/>
      <text:p text:style-name="P202">Технически спецификации</text:p>
      <text:list text:style-name="LFO2" text:continue-numbering="true">
        <text:list-item>
          <text:list>
            <text:list-item>
              <text:list>
                <text:list-item>
                  <text:list>
                    <text:list-item>
                      <text:p text:style-name="P203"><text:span text:style-name="T204">Bencoding</text:span></text:p>
                    </text:list-item>
                  </text:list>
                </text:list-item>
              </text:list>
            </text:list-item>
          </text:list>
        </text:list-item>
      </text:list>
      <text:p text:style-name="P205"><text:span text:style-name="T206">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07">Байтови низове</text:p>
            </text:list-item>
          </text:list>
        </text:list-item>
      </text:list>
      <text:p text:style-name="P208">Байтовите низове се кодират по следния начин:<text:s/><text:span text:style-name="T209">&lt;</text:span><text:span text:style-name="T210">дължина на низа кодирана в<text:s/></text:span><text:span text:style-name="T211">ASCII, десетична система&gt;:&lt;</text:span><text:span text:style-name="T212">данни</text:span><text:span text:style-name="T213">&gt;</text:span></text:p>
      <text:soft-page-break/>
      <text:p text:style-name="P214">Важно е да се отбележи, че няма входни или изходни разделящи символи.</text:p>
      <text:p text:style-name="P215"><text:span text:style-name="T216">Пример:<text:s/></text:span><text:span text:style-name="T217">4</text:span><text:span text:style-name="T218">:data<text:s/></text:span>представлява низа<text:s/><text:span text:style-name="T219">“data”.</text:span></text:p>
      <text:list text:style-name="LFO4" text:continue-numbering="true">
        <text:list-item>
          <text:list>
            <text:list-item>
              <text:p text:style-name="P220">Цели числа</text:p>
            </text:list-item>
          </text:list>
        </text:list-item>
      </text:list>
      <text:p text:style-name="P221">Целите числа се кодират по следния начин:<text:s/><text:span text:style-name="T222">i</text:span><text:span text:style-name="T223">&lt;</text:span><text:span text:style-name="T224">цяло число кодирано в<text:s/></text:span><text:span text:style-name="T225">ASCII,<text:s/></text:span><text:span text:style-name="T226">десетична система</text:span><text:span text:style-name="T227">&gt;</text:span><text:span text:style-name="T228">e</text:span></text:p>
      <text:p text:style-name="P229">Началното<text:s/><text:span text:style-name="T230">i<text:s/></text:span>и крайното<text:s/><text:span text:style-name="T231">е<text:s/></text:span>са началните и крайните разделителни символи. Позволени са отрицателни числа като<text:s/><text:span text:style-name="T232">i-3e</text:span><text:span text:style-name="T233">. Трябва да се използват само значещите цифри, така че<text:s/></text:span><text:span text:style-name="T234">i04e</text:span>, например, не е позволено.<text:s/><text:span text:style-name="T235">i0e</text:span>, обаче, е валидно.</text:p>
      <text:p text:style-name="P236"><text:span text:style-name="T237">Пример:<text:s/></text:span><text:span text:style-name="T238">i</text:span><text:span text:style-name="T239">3</text:span><text:span text:style-name="T240">e<text:s/></text:span>представя числото<text:s/><text:span text:style-name="T241">“3”.</text:span></text:p>
      <text:p text:style-name="P242"><text:span text:style-name="T243">Забележка:<text:s/></text:span>максималния брой битове в цялото число е неспецифициран, но за обработката на файлове над<text:s/><text:span text:style-name="T244">4GB<text:s/></text:span>е нужно то да бъде обработвано като<text:s/><text:span text:style-name="T245">64<text:s/></text:span>битово число.</text:p>
      <text:list text:style-name="LFO4" text:continue-numbering="true">
        <text:list-item>
          <text:list>
            <text:list-item>
              <text:p text:style-name="P246">Списъци</text:p>
            </text:list-item>
          </text:list>
        </text:list-item>
      </text:list>
      <text:p text:style-name="P247">Списъците се кодират по следния начин:<text:s/><text:span text:style-name="T248">l</text:span><text:span text:style-name="T249">&lt;e</text:span><text:span text:style-name="T250">лементи в списъка</text:span><text:span text:style-name="T251">&gt;</text:span><text:span text:style-name="T252">e</text:span>. Началните и крайните символи<text:s/><text:span text:style-name="T253">i<text:s/></text:span>и<text:s/><text:span text:style-name="T254">e<text:s/></text:span>са началните и крайните разделителни символи. Списъците могат да съдържат всеки<text:s/><text:span text:style-name="T255">bencoded<text:s/></text:span>тип, включително други списъци, речници, низове, и цели числа.</text:p>
      <text:p text:style-name="P256"><text:span text:style-name="T257">Пример:<text:s/></text:span><text:span text:style-name="T258">l</text:span><text:span text:style-name="T259">4:data7:torrent</text:span><text:span text:style-name="T260">e</text:span><text:span text:style-name="T261"><text:s/></text:span>представлява списък от два низа: {„<text:span text:style-name="T262">data”, “torrent”}</text:span></text:p>
      <text:list text:style-name="LFO4" text:continue-numbering="true">
        <text:list-item>
          <text:list>
            <text:list-item>
              <text:p text:style-name="P263">Речници</text:p>
            </text:list-item>
          </text:list>
        </text:list-item>
      </text:list>
      <text:p text:style-name="P264">Речниците се кодират по следния начин:<text:s/><text:span text:style-name="T265">d</text:span><text:span text:style-name="T266">&lt;bencoded<text:s/></text:span><text:span text:style-name="T267">низ</text:span><text:span text:style-name="T268">&gt;&lt;bencoded<text:s/></text:span><text:span text:style-name="T269">елемент</text:span><text:span text:style-name="T270">&gt;</text:span><text:span text:style-name="T271">e</text:span><text:span text:style-name="T272">.<text:s/></text:span>Началното<text:s/><text:span text:style-name="T273">d</text:span><text:span text:style-name="T274"><text:s/></text:span>и крайното<text:s/><text:span text:style-name="T275">e<text:s/></text:span><text:span text:style-name="T276">са съответно началния и крайния разделителен символ.<text:s/></text:span></text:p>
      <text:p text:style-name="P277">Ключът трябва да е низ. Стойността може да е който и да е тип. Ключовете трябва да са сортирани. Низовете трябва да се сравняват по двоичен метод, а не културно-специфичен метод.</text:p>
      <text:p text:style-name="P278"><text:span text:style-name="T279">Пример:</text:span><text:s/><text:span text:style-name="T280">d</text:span><text:span text:style-name="T281">3:cat4:meow3:dog4:bark</text:span><text:span text:style-name="T282">e</text:span><text:span text:style-name="T283"><text:s/></text:span>представлява речника<text:s/><text:span text:style-name="T284">{“cat”<text:s/></text:span><text:span text:style-name="T285"></text:span><text:span text:style-name="T286"><text:s/>“meow”, “dog”<text:s/></text:span><text:span text:style-name="T287"></text:span><text:span text:style-name="T288"><text:s/>“bark”}</text:span></text:p>
      <text:list text:style-name="LFO4" text:continue-numbering="true">
        <text:list-item>
          <text:p text:style-name="P289">Структура на метаданните</text:p>
        </text:list-item>
      </text:list>
      <text:p text:style-name="P290">Данните във файла с метаданните<text:s/><text:span text:style-name="T291">(torrent<text:s/></text:span>файла<text:span text:style-name="T292">)<text:s/></text:span>са кодирани в<text:s/><text:span text:style-name="T293">bencoded<text:s/></text:span>формат, който е дефиниран в горния раздел.</text:p>
      <text:p text:style-name="P294"/>
      <text:p text:style-name="P295"/>
      <text:p text:style-name="P296"/>
      <text:soft-page-break/>
      <text:p text:style-name="P297">Съдържанието на метаданните е речник, съдържащ ключовете, изброени по-долу.</text:p>
      <text:list text:style-name="LFO5" text:continue-numbering="true">
        <text:list-item>
          <text:p text:style-name="P298"><text:span text:style-name="T299">info</text:span></text:p>
        </text:list-item>
      </text:list>
      <text:p text:style-name="P300">Речник, който описва файловете в торента. Има две възможни форми: едната е в случая на еднофайлов торент без папкова структура, а другата – в случая на многофайлов торент.</text:p>
      <text:list text:style-name="LFO5" text:continue-numbering="true">
        <text:list-item>
          <text:p text:style-name="P301">announce</text:p>
        </text:list-item>
      </text:list>
      <text:p text:style-name="P302"><text:span text:style-name="T303">Announce<text:s/></text:span>адреса на тракера<text:s/><text:span text:style-name="T304">(</text:span>низ<text:span text:style-name="T305">)</text:span></text:p>
      <text:list text:style-name="LFO5" text:continue-numbering="true">
        <text:list-item>
          <text:p text:style-name="P306">announce-list</text:p>
        </text:list-item>
      </text:list>
      <text:p text:style-name="P307"><text:span text:style-name="T308">(</text:span>опционално<text:span text:style-name="T309">)<text:s/></text:span>Списък с<text:s/><text:span text:style-name="T310">announce<text:s/></text:span>адреси на тракера<text:span text:style-name="T311">.</text:span></text:p>
      <text:list text:style-name="LFO5" text:continue-numbering="true">
        <text:list-item>
          <text:p text:style-name="P312">creation date</text:p>
        </text:list-item>
      </text:list>
      <text:p text:style-name="P313"><text:span text:style-name="T314">(</text:span>опционално<text:span text:style-name="T315">)<text:s/></text:span>Датата на създаване на торента, в стандартно<text:s/><text:span text:style-name="T316">Unix<text:s/></text:span>време.</text:p>
      <text:list text:style-name="LFO5" text:continue-numbering="true">
        <text:list-item>
          <text:p text:style-name="P317">comment</text:p>
        </text:list-item>
      </text:list>
      <text:p text:style-name="P318"><text:span text:style-name="T319">(</text:span>опционално<text:span text:style-name="T320">)</text:span><text:s/>Текстов коментар от автора на торента<text:s/><text:span text:style-name="T321">(</text:span>низ<text:span text:style-name="T322">).</text:span></text:p>
      <text:list text:style-name="LFO5" text:continue-numbering="true">
        <text:list-item>
          <text:p text:style-name="P323">created by</text:p>
        </text:list-item>
      </text:list>
      <text:p text:style-name="P324"><text:span text:style-name="T325">(</text:span>опционално<text:span text:style-name="T326">)<text:s/></text:span>Името и версията на програмата, създала торент файла.<text:s/><text:span text:style-name="T327">(</text:span>низ<text:span text:style-name="T328">)</text:span></text:p>
      <text:list text:style-name="LFO5" text:continue-numbering="true">
        <text:list-item>
          <text:p text:style-name="P329">encoding</text:p>
        </text:list-item>
      </text:list>
      <text:p text:style-name="P330"><text:span text:style-name="T331">(</text:span>опционално<text:span text:style-name="T332">)<text:s/></text:span>Кодировката на<text:s/><text:span text:style-name="T333">pieces<text:s/></text:span>низа в<text:s/><text:span text:style-name="T334">info</text:span><text:span text:style-name="T335"><text:s/></text:span>речника.<text:s/><text:span text:style-name="T336">(</text:span>низ<text:span text:style-name="T337">)</text:span></text:p>
      <text:p text:style-name="P338"/>
      <text:p text:style-name="P339"><text:span text:style-name="T340">Info<text:s/></text:span><text:span text:style-name="T341">речникът</text:span></text:p>
      <text:p text:style-name="P342"><text:span text:style-name="T343">Info<text:s/></text:span>речникът се състои от средните елементи<text:s/><text:span text:style-name="T344">(</text:span>общи и за двата типа<text:s/><text:span text:style-name="T345">info<text:s/></text:span>речници<text:span text:style-name="T346">):</text:span></text:p>
      <text:list text:style-name="LFO5" text:continue-numbering="true">
        <text:list-item>
          <text:p text:style-name="P347"><text:span text:style-name="T348">piece length</text:span>: броят байтове във всяко парче<text:s/><text:span text:style-name="T349">(</text:span>цяло число<text:span text:style-name="T350">)</text:span></text:p>
        </text:list-item>
        <text:list-item>
          <text:p text:style-name="P351"><text:span text:style-name="T352">pieces:<text:s/></text:span>низ, състоящ се от конкатенираните стойности на всички<text:s/><text:span text:style-name="T353">20</text:span>-байтови<text:s/><text:span text:style-name="T354">SHA1<text:s/></text:span>хешове на парчетата</text:p>
        </text:list-item>
        <text:list-item>
          <text:p text:style-name="P355">private</text:p>
        </text:list-item>
      </text:list>
      <text:p text:style-name="P356"><text:span text:style-name="T357">(</text:span>опционален<text:span text:style-name="T358">)<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59">DHT</text:span>.</text:p>
      <text:p text:style-name="P360"/>
      <text:p text:style-name="P361"/>
      <text:soft-page-break/>
      <text:p text:style-name="Paragraph"><text:tab/>Елементи при еднофайлов<text:s/><text:span text:style-name="T362">info<text:s/></text:span>речник</text:p>
      <text:p text:style-name="P363">В случай, че речникът е от еднофайлов вид, той съдържа следните елементи, освен тези, указани горе:</text:p>
      <text:list text:style-name="LFO5" text:continue-numbering="true">
        <text:list-item>
          <text:p text:style-name="P364"><text:span text:style-name="T365">name:<text:s/></text:span>името на файла<text:s/><text:span text:style-name="T366">(</text:span>низ<text:span text:style-name="T367">)</text:span></text:p>
        </text:list-item>
        <text:list-item>
          <text:p text:style-name="P368"><text:span text:style-name="T369">length:<text:s/></text:span>дължината на файла в байтове<text:s/><text:span text:style-name="T370">(</text:span>цяло число<text:span text:style-name="T371">)</text:span></text:p>
        </text:list-item>
        <text:list-item>
          <text:p text:style-name="P372"><text:span text:style-name="T373">md5sum: (</text:span>опционално<text:span text:style-name="T374">) 32-символен шестнадесетичен низ, съдържаш MD5<text:s/></text:span>сумата на файла.</text:p>
        </text:list-item>
      </text:list>
      <text:p text:style-name="P375">Елементи при многофайлов<text:s/><text:span text:style-name="T376">info<text:s/></text:span>речник</text:p>
      <text:p text:style-name="P377">В случай, че речникът е от многофайлов вид, той съдържа следните елементи, освен общите за двата вида:</text:p>
      <text:list text:style-name="LFO5" text:continue-numbering="true">
        <text:list-item>
          <text:p text:style-name="P378"><text:span text:style-name="T379">name:<text:s/></text:span>името на папката, в която да се съхранят всички файлове</text:p>
        </text:list-item>
        <text:list-item>
          <text:p text:style-name="P380"><text:span text:style-name="T381">files:<text:s/></text:span>списък от речници, по един за всеки файл. Всеки речник съдържа следните елементи:</text:p>
          <text:list text:continue-numbering="true">
            <text:list-item>
              <text:p text:style-name="P382"><text:span text:style-name="T383">length:<text:s/></text:span>дължината на файла в байтове</text:p>
            </text:list-item>
            <text:list-item>
              <text:p text:style-name="P384"><text:span text:style-name="T385">md5sum: (</text:span>опционално<text:span text:style-name="T386">) 32-символен шестнадесетичен низ, съдържа</text:span>щ<text:span text:style-name="T387"><text:s/>MD5<text:s/></text:span>сумата на файла</text:p>
            </text:list-item>
            <text:list-item>
              <text:p text:style-name="P388"><text:span text:style-name="T389">path:<text:s/></text:span>списък, съдържащ един или повече низа, които заедно описват папката и името на файла</text:p>
            </text:list-item>
          </text:list>
        </text:list-item>
      </text:list>
      <text:p text:style-name="P390"><text:span text:style-name="T391">Забележки:<text:s/></text:span></text:p>
      <text:list text:style-name="LFO5" text:continue-numbering="true">
        <text:list-item>
          <text:p text:style-name="P392"><text:span text:style-name="T393">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394">Добра практика е размерът на парчето да е 512<text:span text:style-name="T395">kB<text:s/></text:span>или по-малко, за торенти от 8-10<text:span text:style-name="T396">GB.</text:span></text:p>
      <text:p text:style-name="P397">Всички парчета са с еднаква дължина, освен последното.</text:p>
      <text:p text:style-name="P398">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399">files.<text:s/></text:span>Парчетата могат да прескачат границите на файловете.</text:p>
      <text:p text:style-name="P400"/>
      <text:soft-page-break/>
      <text:list text:style-name="LFO4" text:continue-numbering="true">
        <text:list-item>
          <text:p text:style-name="P401"><text:span text:style-name="T402">HTTP<text:s/></text:span>протокол за комуникация с тракера</text:p>
        </text:list-item>
      </text:list>
      <text:p text:style-name="P403">Тракерът е<text:s/><text:span text:style-name="T404">HTTP<text:s/></text:span>услуга, която отговоря на<text:s/><text:span text:style-name="T405">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06">“announce URL”</text:span>-а, дефиниран в метаданните. Към този адрес се добавят параметри по стандартните<text:s/><text:span text:style-name="T407">CGI<text:s/></text:span>методи<text:s/><text:span text:style-name="T408">(“?”<text:s/></text:span>веднага след базовия адрес, следван от поредица<text:s/><text:span text:style-name="T409">“</text:span>параметър<text:span text:style-name="T410">=</text:span>стойност<text:span text:style-name="T411">”<text:s/></text:span>елементи, разделени с<text:s/><text:span text:style-name="T412">“&amp;”).</text:span></text:p>
      <text:p text:style-name="P413">Всички двоични данни в адреса трябва да бъдат правилно<text:s/><text:span text:style-name="T414">escape</text:span>-нати. Това означава, че всеки байт извън рамките<text:s/><text:span text:style-name="T415">0-9, a-z, A-Z, ‘.’, ‘-‘, ‘_’<text:s/></text:span>и<text:s/><text:span text:style-name="T416">‘~’</text:span>, трябва да бъде кодиран по<text:s/><text:span text:style-name="T417">“%nn”<text:s/></text:span>формата, където<text:s/><text:span text:style-name="T418">nn<text:s/></text:span>е шейстнадесетичната стойност на байта.</text:p>
      <text:p text:style-name="P419">За 20<text:span text:style-name="T420">-</text:span>байтов хеш: \x12\x34\x56\x78\x9a\xbc\xde\xf1\x23\x45\x67\x89\xab\xcd\xef\x12\x34\x56\x78\x9a<text:span text:style-name="T421">, правилно форматира</text:span>ната форма е: %124Vx%9A%BC%DE%F1%23Eg%89%AB%CD%EF%124Vx%9A.</text:p>
      <text:p text:style-name="P422">Параметри в заявката до тракера</text:p>
      <text:p text:style-name="P423">Параметрите, използвани в заявката на клиента до тракера са:</text:p>
      <text:list text:style-name="LFO5" text:continue-numbering="true">
        <text:list-item>
          <text:p text:style-name="P424"><text:span text:style-name="T425">info_hash: url</text:span>-кодиран 20-байтов<text:s/><text:span text:style-name="T426">SHA1<text:s/></text:span>хеш на стойността на ключа<text:s/><text:span text:style-name="T427">info<text:s/></text:span>от метаданните</text:p>
        </text:list-item>
        <text:list-item>
          <text:p text:style-name="P428"><text:span text:style-name="T429">peer_id: url-</text:span>кодиран 20-байтов низ, използван като уникално<text:s/><text:span text:style-name="T430">ID<text:s/></text:span>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431"><text:span text:style-name="T432">port:<text:s/></text:span>порта, на който клиентът слуша. Портовете, запазени за<text:s/><text:span text:style-name="T433">BitTorrent<text:s/></text:span>обикновено са в границите на<text:s/><text:span text:style-name="T434">6881-6889.</text:span></text:p>
        </text:list-item>
        <text:list-item>
          <text:p text:style-name="P435"><text:span text:style-name="T436">uploaded:<text:s/></text:span>общото количество качени данни в байтове в<text:s/><text:span text:style-name="T437">ASCII<text:s/></text:span>десетична бройна система.</text:p>
        </text:list-item>
        <text:list-item>
          <text:p text:style-name="P438">downloaded: общото количество свалени данни в байтове в<text:s/><text:span text:style-name="T439">ASCII<text:s/></text:span>десетична бройна система.</text:p>
        </text:list-item>
        <text:list-item>
          <text:p text:style-name="P440"><text:span text:style-name="T441">left:<text:s/></text:span>Оставащите да се свалят данни, в байтове, в<text:s/><text:span text:style-name="T442">ASCII<text:s/></text:span>десетична бройна система.</text:p>
        </text:list-item>
        <text:list-item>
          <text:p text:style-name="P443"><text:span text:style-name="T444">compact:<text:s/></text:span>ако се зададе<text:s/><text:span text:style-name="T445">‘1’</text:span>,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46">(</text:span>в мрежово подреждане на байтовете<text:span text:style-name="T447">),<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48">“compact=1”.</text:span></text:p>
        </text:list-item>
        <text:list-item>
          <text:p text:style-name="P449"><text:span text:style-name="T450">no-peer-id:<text:s/></text:span>указва, че тракера може да не праща<text:s/><text:span text:style-name="T451">peer id<text:s/></text:span>полета в отговора си. Игнорира се ако<text:s/><text:span text:style-name="T452">compact=1.</text:span></text:p>
        </text:list-item>
        <text:list-item>
          <text:p text:style-name="P453"><text:span text:style-name="T454">event:<text:s/></text:span>ако е указан, може да е един от следните:<text:s/><text:span text:style-name="T455">started, completed, stopped.</text:span><text:s/>Ако не е указан, тогава заявката е една от тези, изпълнявани на регулярни интервали.</text:p>
        </text:list-item>
      </text:list>
      <text:p text:style-name="P456">Първата заявка до тракера трябва да бъде маркирана с<text:s/><text:span text:style-name="T457">event=started.</text:span></text:p>
      <text:p text:style-name="P458">Ако клиента спира, трябва да изпрати заявка с<text:s/><text:span text:style-name="T459">event=stopped.</text:span></text:p>
      <text:p text:style-name="P460">Ако клиента завърши изтеглянето, трябва да изпрати заявка с<text:s/><text:span text:style-name="T461">event=completed,<text:s/></text:span>но не и ако трансфера е бил завършил преди стартирането на клиента.</text:p>
      <text:list text:style-name="LFO5" text:continue-numbering="true">
        <text:list-item>
          <text:p text:style-name="P462"><text:span text:style-name="T463">ip: (</text:span>опционално<text:span text:style-name="T464">)<text:s/></text:span>Истинския<text:s/><text:span text:style-name="T465">IP<text:s/></text:span>адрес на клиентската машина, в формат<text:s/><text:span text:style-name="T466">xxx.xxx.xxx.xxx</text:span>, или дефиниран по<text:s/><text:span text:style-name="T467">RFC3513 Ipv6<text:s/></text:span>адрес.</text:p>
        </text:list-item>
        <text:list-item>
          <text:p text:style-name="P468"><text:span text:style-name="T469">numwant: (</text:span>опционално<text:span text:style-name="T470">)<text:s/></text:span>Броят на пиърите, които клиентът би желал да получи от тракера.</text:p>
        </text:list-item>
        <text:list-item>
          <text:p text:style-name="P471"><text:span text:style-name="T472">key: (</text:span>опционално<text:span text:style-name="T473">)<text:s/></text:span>Допълнителен механизъм за идентификация на клиента. Идеята е да се позволи на клиента да удостовери самоличността си, ако<text:s/><text:span text:style-name="T474">IP<text:s/></text:span>адреса му се промени.</text:p>
        </text:list-item>
        <text:list-item>
          <text:p text:style-name="P475"><text:span text:style-name="T476">trackerid: (</text:span>опционално<text:span text:style-name="T477">)<text:s/></text:span>Ако предишен отговор на тракера е включвал<text:s/><text:span text:style-name="T478">tracker id,<text:s/></text:span>той трябва да бъде зададен тук.</text:p>
        </text:list-item>
      </text:list>
      <text:p text:style-name="P479">Отговорът на тракера</text:p>
      <text:p text:style-name="P480">Тракерът отговоря с<text:s/><text:span text:style-name="T481">“text/plain”<text:s/></text:span>документ, съдържащ<text:s/><text:span text:style-name="T482">bencoded<text:s/></text:span>речник със следните ключове.</text:p>
      <text:list text:style-name="LFO5" text:continue-numbering="true">
        <text:list-item>
          <text:p text:style-name="P483"><text:span text:style-name="T484">failure reason:<text:s/></text:span>ако 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85"><text:span text:style-name="T486">warning message: (</text:span>опционално<text:span text:style-name="T487">)<text:s/></text:span>Подобно на<text:s/><text:span text:style-name="T488">failure reason,<text:s/></text:span>но отговорът си се обработва нормално.</text:p>
        </text:list-item>
        <text:list-item>
          <text:p text:style-name="P489"><text:span text:style-name="T490">interval:<text:s/></text:span>интервалът в секунди, който <text:s/>клиентът трябва да изчака, преди да направи нова регулярна заявка до тракера.</text:p>
        </text:list-item>
        <text:list-item>
          <text:p text:style-name="P491"><text:span text:style-name="T492">min interval: (</text:span>опционално<text:span text:style-name="T493">)<text:s/></text:span>Минималния интервал между заявките на клиента.</text:p>
        </text:list-item>
        <text:list-item>
          <text:p text:style-name="P494"><text:span text:style-name="T495">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496">tracker id,</text:span><text:s/>трябва да се запази стария<text:s/><text:span text:style-name="T497">tracker id.</text:span></text:p>
        </text:list-item>
        <text:list-item>
          <text:p text:style-name="P498"><text:span text:style-name="T499">complete:<text:s/></text:span>броя пиъри, имащи целия торент<text:s/><text:span text:style-name="T500">(</text:span>тоест, сийдъри<text:span text:style-name="T501">)</text:span></text:p>
        </text:list-item>
        <text:list-item>
          <text:p text:style-name="P502"><text:span text:style-name="T503">incomplete:<text:s/></text:span>броя пиъри, нямаши целия торент<text:s/><text:span text:style-name="T504">(</text:span>лийчъри<text:span text:style-name="T505">)</text:span></text:p>
        </text:list-item>
        <text:list-item>
          <text:p text:style-name="P506"><text:span text:style-name="T507">peers: (</text:span>речников модел<text:span text:style-name="T508">)<text:s/></text:span>Лист от речници, всеки със следните ключове:</text:p>
          <text:list text:continue-numbering="true">
            <text:list-item>
              <text:p text:style-name="P509"><text:span text:style-name="T510">peer id: ID</text:span>-то на пиъра, във формата указан при дефинирането на заявката до тракера</text:p>
            </text:list-item>
            <text:list-item>
              <text:p text:style-name="P511"><text:span text:style-name="T512">ip: IP<text:s/></text:span>адреса на пиъра, в<text:s/><text:span text:style-name="T513">IPv6 (hex), IPv4(xxx.xxx.xxx.xxx),<text:s/></text:span>или<text:s/><text:span text:style-name="T514">DNS(</text:span>текстов низ<text:span text:style-name="T515">)</text:span><text:s/>формат<text:span text:style-name="T516">.</text:span></text:p>
            </text:list-item>
            <text:list-item>
              <text:p text:style-name="P517"><text:span text:style-name="T518">port:<text:s/></text:span>порта, на който пиъра слуша<text:s/><text:span text:style-name="T519">(</text:span>цяло число<text:span text:style-name="T520">)</text:span></text:p>
            </text:list-item>
          </text:list>
        </text:list-item>
        <text:list-item>
          <text:p text:style-name="P521"><text:span text:style-name="T522">peers: (</text:span>двоичен модел<text:span text:style-name="T523">)<text:s/></text:span>Вместо да бъде речник,<text:s/><text:span text:style-name="T524">peers<text:s/></text:span>може да бъде и низ, състоящ се от 6-байтови стойности за пиърите. Първите 4 байта са<text:s/><text:span text:style-name="T525">IP<text:s/></text:span>адреса, а последните 2 байта – номера на порта. И двете стойности са в мрежово<text:s/><text:span text:style-name="T526">(big-endian)<text:s/></text:span>подреждане.</text:p>
        </text:list-item>
      </text:list>
      <text:p text:style-name="P527"><text:span text:style-name="T528">Scrape<text:s/></text:span><text:span text:style-name="T529">конвенция на тракерите</text:span></text:p>
      <text:p text:style-name="P530">Повечето тракери поддържат още една форма на заявка, която проверява състоянието на даден торент<text:s/><text:span text:style-name="T531">(</text:span>или всички торенти<text:span text:style-name="T532">)</text:span>, които тракерът управлява. Това още се нарича<text:s/><text:span text:style-name="T533">“scrape”</text:span><text:s/>страница.</text:p>
      <text:p text:style-name="P534"><text:span text:style-name="T535">URL</text:span>-а на<text:s/><text:span text:style-name="T536">scrape<text:s/></text:span>страницата също е<text:s/><text:span text:style-name="T537">HTTP</text:span><text:s/><text:span text:style-name="T538">GET<text:s/></text:span>метод. Базовият адрес, обаче, е различен. За да се установи<text:s/><text:span text:style-name="T539">scrape<text:s/></text:span>адреса от<text:s/><text:span text:style-name="T540">announce<text:s/></text:span>адреса, трябва да се:</text:p>
      <text:list text:style-name="LFO5" text:continue-numbering="true">
        <text:list-item>
          <text:p text:style-name="P541">Намери последния знак<text:s/><text:span text:style-name="T542">“/”<text:s/></text:span>в<text:s/><text:span text:style-name="T543">announce<text:s/></text:span>адреса.</text:p>
        </text:list-item>
        <text:list-item>
          <text:p text:style-name="P544">Ако текста, следващ този знак, не е<text:s/><text:span text:style-name="T545">“announce”</text:span>, се приема че тракерът не поддържа<text:s/><text:span text:style-name="T546">scrape.</text:span></text:p>
        </text:list-item>
        <text:list-item>
          <text:p text:style-name="P547">Ако текста, следващ този знак е<text:s/><text:span text:style-name="T548">announce,<text:s/></text:span>тогава в низа на адреса<text:s/><text:span text:style-name="T549">“announce”</text:span><text:s/>се заменя със<text:s/><text:span text:style-name="T550">“scrape”</text:span>, за да се намери<text:s/><text:span text:style-name="T551">scrape<text:s/></text:span>адреса.</text:p>
        </text:list-item>
      </text:list>
      <text:p text:style-name="P552">Към<text:s/><text:span text:style-name="T553">scrape<text:s/></text:span>адреса може да се добави опционалния параметък<text:s/><text:span text:style-name="T554">info_hash, 20</text:span>-байтова стойност, както е указано по-горе. Това ограничава отговора на тракера до определен торент. Препоръчително е да се използва<text:s/><text:span text:style-name="T555">info_hash<text:s/></text:span>параметъра, за да се ограничи натоварването на тракера.</text:p>
      <text:p text:style-name="P556">Отговорът на тракера е<text:s/><text:span text:style-name="T557">“text/plain”<text:s/></text:span>документ<text:s/><text:span text:style-name="T558">(</text:span>понякога и<text:s/><text:span text:style-name="T559">gzip),<text:s/></text:span>съдържащ<text:s/><text:span text:style-name="T560">bencoded<text:s/></text:span>речник със следните ключове:</text:p>
      <text:list text:style-name="LFO5" text:continue-numbering="true">
        <text:list-item>
          <text:p text:style-name="P561"><text:span text:style-name="T562">files:<text:s/></text:span>речник, съдържащ по една двойка ключ/стойност за всеки торент, за който са налични данни. Ако<text:s/><text:span text:style-name="T563">info_hash<text:s/></text:span>е бил указан, речникът ще съдържа само един елемент. Всеки елемент има следната структура:</text:p>
          <text:list text:continue-numbering="true">
            <text:list-item>
              <text:p text:style-name="P564"><text:span text:style-name="T565">complete:<text:s/></text:span>общия брой пиъри притежаващи целия файл<text:s/><text:span text:style-name="T566">(</text:span>сийдъри<text:span text:style-name="T567">)</text:span></text:p>
            </text:list-item>
            <text:list-item>
              <text:p text:style-name="P568"><text:span text:style-name="T569">downloaded:<text:s/></text:span>общия брой пъти в който тракера е регистрирал напълно изтеглен торент</text:p>
            </text:list-item>
            <text:list-item>
              <text:p text:style-name="P570"><text:span text:style-name="T571">incomplete:<text:s/></text:span>броя на пиърите не-сийдъри</text:p>
            </text:list-item>
            <text:list-item>
              <text:p text:style-name="P572"><text:span text:style-name="T573">name: (</text:span>опционално<text:span text:style-name="T574">)<text:s/></text:span>вътрешното име на торента, указано в елемента<text:s/><text:span text:style-name="T575">name<text:s/></text:span>в метаданните</text:p>
            </text:list-item>
          </text:list>
        </text:list-item>
      </text:list>
      <text:p text:style-name="P576"/>
      <text:list text:style-name="LFO2" text:continue-numbering="true">
        <text:list-item>
          <text:p text:style-name="P577"><text:span text:style-name="T578">TCP<text:s/></text:span>протокол за комуникация между пиърите</text:p>
        </text:list-item>
      </text:list>
      <text:p text:style-name="P579">Пиър протокола се грижи за обмяната на парчетата от торента, описани в метаданните.</text:p>
      <text:p text:style-name="P58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 използвам термина „блок“, когато се отнасям към данните, обменяни между пиърите чрез мрежата.</text:p>
      <text:p text:style-name="P581">Клиентът трябва да пази информация за състоянието на всяка връзка с отдалечени пиъри:</text:p>
      <text:list text:style-name="LFO5" text:continue-numbering="true">
        <text:list-item>
          <text:p text:style-name="P582"><text:span text:style-name="T583">choked (</text:span>задавен<text:span text:style-name="T584">)</text:span><text:s/>показва дали отдалечения пиър е „задавил“ клиента. Когато пиъра задави клиента, това е знак че заявките от страна на клиента няма да бъдат удовлетворени, докато клиентът не бъде отзадавен<text:s/><text:span text:style-name="T585">(unchoked).<text:s/></text:span>Клиентът не бива да изпраща заявки за блокове, ако е задавен, и трябва да счита всички чакащи заявки за отхвърлени от отдалечения пиър.</text:p>
        </text:list-item>
        <text:list-item>
          <text:p text:style-name="P586"><text:span text:style-name="T587">interested (</text:span>заинтересуван<text:span text:style-name="T58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89">Важно е да се отбележи, 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590">дали клиентът е задавил пиъра</text:p>
        </text:list-item>
        <text:list-item>
          <text:p text:style-name="P591">дали клиентът се интересува от пиъра</text:p>
        </text:list-item>
        <text:list-item>
          <text:p text:style-name="P592">дали пиърът е задавил клиента</text:p>
        </text:list-item>
        <text:list-item>
          <text:p text:style-name="P593">дали пиърът се интересува от клиента</text:p>
        </text:list-item>
      </text:list>
      <text:p text:style-name="P594">Връзките с пиърите имат начално състояние на задавени и незаинтересувани.</text:p>
      <text:p text:style-name="P59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 е задавил пиъра, и пиъра се интересува от клиента.</text:p>
      <text:p text:style-name="P59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597">(</text:span>и обратното<text:span text:style-name="T598">).</text:span></text:p>
      <text:p text:style-name="P599"/>
      <table:table table:style-name="Table600">
        <table:table-columns>
          <table:table-column table:style-name="TableColumn601"/>
        </table:table-columns>
        <table:table-row table:style-name="TableRow602">
          <table:table-cell table:style-name="TableCell603">
            <text:p text:style-name="Paragraph"><text:span text:style-name="T604">Типове данни</text:span></text:p>
          </table:table-cell>
        </table:table-row>
        <table:table-row table:style-name="TableRow605">
          <table:table-cell table:style-name="TableCell606">
            <text:p text:style-name="Paragraph"><text:span text:style-name="T607">Освен ако изрично не е уречено, всички цели числа в протокола за комуникация с пиърите са кодирани като четирибайтови<text:s/></text:span><text:span text:style-name="T608">big-endian<text:s/></text:span><text:span text:style-name="T609">стойности. Това включва и префикса за дължината на съобщението, който стои преди съдържанието на всяко съобщение.</text:span></text:p>
          </table:table-cell>
        </table:table-row>
      </table:table>
      <text:p text:style-name="P610"/>
      <table:table table:style-name="Table611">
        <table:table-columns>
          <table:table-column table:style-name="TableColumn612"/>
        </table:table-columns>
        <table:table-row table:style-name="TableRow613">
          <table:table-cell table:style-name="TableCell614">
            <text:p text:style-name="Paragraph"><text:span text:style-name="T615">Последователност на обмена на съобщения</text:span></text:p>
          </table:table-cell>
        </table:table-row>
        <table:table-row table:style-name="TableRow616">
          <table:table-cell table:style-name="TableCell617">
            <text:p text:style-name="Paragraph"><text:span text:style-name="T618">Първоначално в протокола за комуникация с пиърите се обменя „здрависване“. След това, пиърите общуват чрез обмен на съобщения, съдържащи целочислен префикс за дължина, описан по-горе.</text:span></text:p>
          </table:table-cell>
        </table:table-row>
      </table:table>
      <text:p text:style-name="P619"/>
      <text:p text:style-name="P620">Здрависване</text:p>
      <text:p text:style-name="P621">Здрависването<text:s/><text:span text:style-name="T622">(handshake)<text:s/></text:span>е задължително съобщение и трябва да бъде изпратено като първо съобщение от клиента. Дължината му е<text:s/><text:span text:style-name="T623">49 +<text:s/></text:span><text:span text:style-name="T624">дължината на протоколовия низ<text:s/></text:span>байта.</text:p>
      <text:p text:style-name="P625">Здрависването има следната структура:<text:s/><text:span text:style-name="T626">&lt;</text:span><text:span text:style-name="T627">дължина на протоколовия низ</text:span><text:span text:style-name="T628">&gt;&lt;</text:span><text:span text:style-name="T629">протоколов низ</text:span><text:span text:style-name="T630">&gt;&lt;</text:span><text:span text:style-name="T631">запазено</text:span><text:span text:style-name="T632">&gt;&lt;</text:span><text:span text:style-name="T633">инфо хеш</text:span><text:span text:style-name="T634">&gt;&lt;</text:span><text:span text:style-name="T635">пиър<text:s/></text:span><text:span text:style-name="T636">ID&gt;.</text:span></text:p>
      <text:list text:style-name="LFO5" text:continue-numbering="true">
        <text:list-item>
          <text:p text:style-name="P637">дължина на протоколовия низ: дължината на протоколовия низ, кодирана като един байт</text:p>
        </text:list-item>
        <text:list-item>
          <text:p text:style-name="P638">протоколов низ: низовия идентификатор на протокола</text:p>
        </text:list-item>
        <text:list-item>
          <text:p text:style-name="P639">запазено: 8 запазени байта. Чистите<text:s/><text:span text:style-name="T640">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41">инфо хеш: 20-байтов<text:s/><text:span text:style-name="T642">SHA1<text:s/></text:span>хеш на<text:s/><text:span text:style-name="T643">info<text:s/></text:span>речника във файла с метаданните. Обикновено същия хеш, който се праща със заявките до тракера.</text:p>
        </text:list-item>
        <text:list-item>
          <text:p text:style-name="P644">пиър<text:s/><text:span text:style-name="T645">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46">Във версия 1.0 на<text:s/><text:span text:style-name="T647">BitTorrent<text:s/></text:span>протокола, дължината на протоколовия низ е 19, а самият протоколен низ е<text:s/><text:span text:style-name="T648">“BitTorrent protocol”.</text:span></text:p>
      <text:soft-page-break/>
      <text:p text:style-name="P649">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50">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51">Ако инициатора на връзката не получи здрависване с пиър<text:s/><text:span text:style-name="T652">ID</text:span>, който отговаря на пиър<text:span text:style-name="T653"><text:s/>ID</text:span>то, който инициатора очаква да получи, инициаторът трябва да затвори връзката.</text:p>
      <text:p text:style-name="P654"/>
      <table:table table:style-name="Table655">
        <table:table-columns>
          <table:table-column table:style-name="TableColumn656"/>
        </table:table-columns>
        <table:table-row table:style-name="TableRow657">
          <table:table-cell table:style-name="TableCell658">
            <text:p text:style-name="Paragraph"><text:span text:style-name="T659">Пиър<text:s/></text:span><text:span text:style-name="T660">ID</text:span></text:p>
          </table:table-cell>
        </table:table-row>
        <table:table-row table:style-name="TableRow661">
          <table:table-cell table:style-name="TableCell662">
            <text:p text:style-name="Paragraph"><text:span text:style-name="T663">Пиър<text:s/></text:span><text:span text:style-name="T664">ID</text:span><text:span text:style-name="T665">-то е с дължина от точно 20 байта.</text:span></text:p>
            <text:p text:style-name="Paragraph"><text:span text:style-name="T666">Има две основни конвенции, по които да се кодира информация за клиента и версията му в пиър<text:s/></text:span><text:span text:style-name="T667">ID</text:span><text:span text:style-name="T668">то – стил<text:s/></text:span><text:span text:style-name="T669">Azureus<text:s/></text:span><text:span text:style-name="T670">и стил<text:s/></text:span><text:span text:style-name="T671">Shadow.</text:span></text:p>
            <text:p text:style-name="Paragraph"><text:span text:style-name="T672">Стил<text:s/></text:span><text:span text:style-name="T673">Azureus<text:s/></text:span><text:span text:style-name="T674">ползва следното кодиране:<text:s/></text:span><text:span text:style-name="T675">‘-‘,<text:s/></text:span><text:span text:style-name="T676">два знака за идентификация на клиента, четири цифри за номера на версията,<text:s/></text:span><text:span text:style-name="T677">‘-‘</text:span><text:span text:style-name="T678">, и оставащото място се запълва с произволни числа.</text:span></text:p>
            <text:p text:style-name="Paragraph"><text:span text:style-name="T679">Стил<text:s/></text:span><text:span text:style-name="T680">Shadow</text:span><text:span text:style-name="T681"><text:s/>ползва следното кодиране: един символ за идентификация на клиента, до пет символа за идентификация на версията, три символа, последвани от произволни числа.</text:span></text:p>
          </table:table-cell>
        </table:table-row>
      </table:table>
      <text:p text:style-name="P682"/>
      <text:p text:style-name="P683">Съобщения</text:p>
      <text:p text:style-name="P684">Всички останали съобщения, освен здрависването, имат следната форма:<text:s/><text:span text:style-name="T685">&lt;</text:span><text:span text:style-name="T686">префикс за дължина</text:span><text:span text:style-name="T687">&gt;&lt;</text:span><text:span text:style-name="T688">съдържание</text:span><text:span text:style-name="T689">&gt;</text:span><text:span text:style-name="T690">.</text:span></text:p>
      <text:list text:style-name="LFO5" text:continue-numbering="true">
        <text:list-item>
          <text:p text:style-name="P691"><text:span text:style-name="T692">keep-alive:<text:s/></text:span>дължина 0:<text:s/><text:span text:style-name="T693">keep-alive<text:s/></text:span>съобщението е съобщение със съдържание 0 байта. Няма нито<text:s/><text:span text:style-name="T694">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695">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696"><text:span text:style-name="T697">choke</text:span>: дължина 1,<text:s/><text:span text:style-name="T698">ID: 0:<text:s/></text:span>това е съобщението, което известява задавяне на клиента от пиъра. То има фиксирана дължина и няма съдържание.</text:p>
        </text:list-item>
        <text:list-item>
          <text:p text:style-name="P699"><text:span text:style-name="T700">unchoke:<text:s/></text:span>дължина 1,<text:s/><text:span text:style-name="T701">ID: 1:<text:s/></text:span>това е съобщението, което известява отзадавяне на клиента от пиъра. Има фиксирана дължина и няма съдържание.</text:p>
        </text:list-item>
        <text:list-item>
          <text:p text:style-name="P702"><text:span text:style-name="T703">interested:<text:s/></text:span>дължина 1,<text:s/><text:span text:style-name="T704">ID: 2:<text:s/></text:span>това е съобщението, което известява заинтересуваност на пиъра от клиента. Има фиксирана дължина и няма съдържание.</text:p>
        </text:list-item>
        <text:list-item>
          <text:p text:style-name="P705"><text:span text:style-name="T706">not interested:<text:s/></text:span>дължина 1,<text:s/><text:span text:style-name="T707">ID: 3: това е съобщението, което известява незаинтересуваност на пиъра от клиента. Има фиксирана дължина и няма съдържание.</text:span></text:p>
        </text:list-item>
        <text:list-item>
          <text:p text:style-name="P708"><text:span text:style-name="T709">have:<text:s/></text:span>дължина 5,<text:s/><text:span text:style-name="T710">ID: 4,<text:s/></text:span>индекс на парче: това съобщение има фиксирана дължин. Съдържанието му е 0-базирания индекс на парче, което клиентът току-що е изтеглил и проверил.</text:p>
        </text:list-item>
        <text:list-item>
          <text:p text:style-name="P711"><text:span text:style-name="T712">bitfield:<text:s/></text:span>дължина 0<text:span text:style-name="T713">+X, ID: 5,<text:s/></text:span>бит поле:</text:p>
        </text:list-item>
      </text:list>
      <text:p text:style-name="P714">Това съобщение може да бъде изпратена само след здрависването, и преди изпращането на каквито и да било други съобщения. Опционално е, и няма нужда да се изпраща, ако клиентът няма налични парчета.</text:p>
      <text:p text:style-name="P715">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 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16"><text:span text:style-name="T717">request:<text:s/></text:span>дължина 13,<text:s/><text:span text:style-name="T718">ID: 6</text:span>, индекс на парчето, офсет на блока, дължина на блока</text:p>
        </text:list-item>
      </text:list>
      <text:p text:style-name="P719">Това съобщение има фиксирана дължина, и се използва за заявка на блок от пиър. Съдържанието съдържа следната информация<text:span text:style-name="T720">:</text:span></text:p>
      <text:list text:style-name="LFO5" text:continue-numbering="true">
        <text:list-item>
          <text:list>
            <text:list-item>
              <text:p text:style-name="P721">индекс на парчето – 0-базирания индекс на парчето, които съдържа блока</text:p>
            </text:list-item>
            <text:list-item>
              <text:p text:style-name="P722">офсет на блока – 0-базирания байтов офсет на блока в парчето</text:p>
            </text:list-item>
            <text:list-item>
              <text:p text:style-name="P723">дължина – дължината на блока</text:p>
            </text:list-item>
          </text:list>
        </text:list-item>
      </text:list>
      <text:p text:style-name="P724">По конвенция, парчетата са с размер<text:s/><text:span text:style-name="T725">16KB.</text:span></text:p>
      <text:list text:style-name="LFO5" text:continue-numbering="true">
        <text:list-item>
          <text:p text:style-name="P726"><text:span text:style-name="T727">piece:<text:s/></text:span>дължина 9<text:span text:style-name="T728">+X, ID: 7,<text:s/></text:span>индекс на парчето, офсет на блока, съдържание на блока</text:p>
        </text:list-item>
      </text:list>
      <text:p text:style-name="P729">Това съобщение има променлива дължина, като<text:s/><text:span text:style-name="T730">X<text:s/></text:span>е дължината на блока. Съдържанието му съдържа следната информация:</text:p>
      <text:list text:style-name="LFO5" text:continue-numbering="true">
        <text:list-item>
          <text:list>
            <text:list-item>
              <text:p text:style-name="P731">0-базиран индекс на парчето, съдържащо блока</text:p>
            </text:list-item>
            <text:list-item>
              <text:p text:style-name="P732">0-базиран байтов офсет на парчето в блока</text:p>
            </text:list-item>
            <text:list-item>
              <text:p text:style-name="P733">данните, съдържащи се в блока</text:p>
            </text:list-item>
          </text:list>
        </text:list-item>
        <text:list-item>
          <text:p text:style-name="P734"><text:span text:style-name="T735">cancel:<text:s/></text:span>дължина 13,<text:s/><text:span text:style-name="T736">ID: 8,<text:s/></text:span>индекс на парчето, офсет на блока, дължина на блока</text:p>
        </text:list-item>
      </text:list>
      <text:p text:style-name="P737">Това съобщение има фиксирана дължина, и се използва за отказване на заявки за блокове. Съдържанието му е идентично с това на<text:s/><text:span text:style-name="T738">request<text:s/></text:span>съобщението.</text:p>
      <text:soft-page-break/>
      <text:list text:style-name="LFO5" text:continue-numbering="true">
        <text:list-item>
          <text:p text:style-name="P739"><text:span text:style-name="T740">port:<text:s/></text:span>дължина 3,<text:s/><text:span text:style-name="T741">ID: 9,<text:s/></text:span>номер на порт<text:span text:style-name="T742">:<text:s/></text:span>това съобщение се изпраща от клиентите, имплементиращи<text:s/><text:span text:style-name="T743">DHT<text:s/></text:span>тракер. Портът е порта, на който<text:s/><text:span text:style-name="T744">DHT<text:s/></text:span>сървъра на пиъра слуша. Ако<text:s/><text:span text:style-name="T745">DHT<text:s/></text:span>се поддържа, този пиър трябва да бъде записан в локалната маршрутна таблица.</text:p>
        </text:list-item>
      </text:list>
      <text:p text:style-name="P746"/>
      <text:p text:style-name="P747">Официални разширения на протокола</text:p>
      <text:list text:style-name="LFO5" text:continue-numbering="true">
        <text:list-item>
          <text:p text:style-name="P748">Fast Peers Extensions</text:p>
        </text:list-item>
      </text:list>
      <text:p text:style-name="P749">Запазен бит: третият най-нисък бит от 8мия запазен байт</text:p>
      <text:p text:style-name="P750">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51">HaveAll<text:s/></text:span>и<text:s/><text:span text:style-name="T752">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5" text:continue-numbering="true">
        <text:list-item>
          <text:p text:style-name="P753"><text:span text:style-name="T754">Distributed Hash Table</text:span></text:p>
        </text:list-item>
      </text:list>
      <text:p text:style-name="P755">Запазен бит: последния бит в 8мия запазен байт</text:p>
      <text:p text:style-name="P756">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57"/>
      <text:p text:style-name="Paragraph"><text:span text:style-name="T758">Съществуващи<text:s/></text:span><text:span text:style-name="T759">BitTorrent<text:s/></text:span><text:span text:style-name="T760">клиенти</text:span></text:p>
      <text:p text:style-name="Paragraph">В интернет пространството могат да бъдат намерени много на брой<text:s/><text:span text:style-name="T761">BitTorrent<text:s/></text:span>клиенти, най-широко разпространените от които са описани тук.</text:p>
      <text:list text:style-name="LFO6" text:continue-numbering="true">
        <text:list-item>
          <text:p text:style-name="P762">µTorrent</text:p>
        </text:list-item>
      </text:list>
      <text:p text:style-name="P763"><text:span text:style-name="T764"><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65">BitTorrent<text:s/></text:span>клиент със затворен код. Той е най-широко използваният<text:s/><text:span text:style-name="T766">BitTorrent<text:s/></text:span>клиент извън Китай. Префикса<text:s/><text:span text:style-name="T767">µ<text:s/></text:span>взима от гръцката буква „мю“, която се използва за обозначаване на префикса „микро“ в системата<text:s/><text:span text:style-name="T768">SI</text:span>, като намеква за ниските хардуерни изисквания на клиента.</text:p>
      <text:p text:style-name="P769">Програмата е в разработка от 2005 година, оригинално разработена от Лудвиг Стригеус. От 6 декември 2006, тя е собственост и се поддържа от<text:s/><text:span text:style-name="T770">BitTorrent, Inc.<text:s/></text:span>Кодът и също така се ползва във версиите на<text:s/><text:span text:style-name="T771">BitTorrent<text:s/></text:span>клиента от 6.0 нагоре.</text:p>
      <text:p text:style-name="P772"><text:span text:style-name="T773">uTorrent<text:s/></text:span>е наличен за<text:s/><text:span text:style-name="T774">Microsoft Windows, Mac OS X,<text:s/></text:span>и<text:s/><text:span text:style-name="T775">Linux.<text:s/></text:span>Всички версии са написани на програмния език<text:s/><text:span text:style-name="T776">C++.</text:span></text:p>
      <text:p text:style-name="P777">Функции и характеристики:</text:p>
      <text:list text:style-name="LFO5" text:continue-numbering="true">
        <text:list-item>
          <text:list>
            <text:list-item>
              <text:p text:style-name="P778">стрийминг на торенти с видео съдържание</text:p>
            </text:list-item>
            <text:list-item>
              <text:p text:style-name="P779">поддръжка на<text:s/><text:span text:style-name="T780">IPv6<text:s/></text:span>и<text:s/><text:span text:style-name="T781">Teredo</text:span><text:s/>тунелиране</text:p>
            </text:list-item>
            <text:list-item>
              <text:p text:style-name="P782">поддръжка на<text:s/><text:span text:style-name="T783">Micro Transport Protocol (µTP)</text:span></text:p>
            </text:list-item>
            <text:list-item>
              <text:p text:style-name="P784"><text:span text:style-name="T785">UPnP<text:s/></text:span>поддръжка за<text:s/><text:span text:style-name="T786">Windows</text:span></text:p>
            </text:list-item>
            <text:list-item>
              <text:p text:style-name="P787">криптиране на протокола</text:p>
            </text:list-item>
            <text:list-item>
              <text:p text:style-name="P788">разменяне на пиъри с други торент клиенти<text:s/><text:span text:style-name="T789">(Peer exchange)</text:span></text:p>
            </text:list-item>
            <text:list-item>
              <text:p text:style-name="P790"><text:span text:style-name="T791">RSS</text:span></text:p>
            </text:list-item>
            <text:list-item>
              <text:p text:style-name="P792"><text:span text:style-name="T793">DHT</text:span></text:p>
            </text:list-item>
            <text:list-item>
              <text:p text:style-name="P794">интелигентна система за дисково кеширане</text:p>
            </text:list-item>
            <text:list-item>
              <text:p text:style-name="P795">пълна поддържка на прокси сървъри</text:p>
            </text:list-item>
            <text:list-item>
              <text:p text:style-name="P796">поддръжка на<text:s/><text:span text:style-name="T797">HTTPS<text:s/></text:span>тракери</text:p>
            </text:list-item>
            <text:list-item>
              <text:p text:style-name="P798">начално сийдване на торенти</text:p>
            </text:list-item>
            <text:list-item>
              <text:p text:style-name="P799">уеб интерфейс</text:p>
            </text:list-item>
            <text:list-item>
              <text:p text:style-name="P800">вграден тракер</text:p>
            </text:list-item>
            <text:list-item>
              <text:p text:style-name="P801">бързо възстановяване на прекъснати трансфери</text:p>
            </text:list-item>
          </text:list>
        </text:list-item>
      </text:list>
      <text:soft-page-break/>
      <text:list text:style-name="LFO6" text:continue-numbering="true">
        <text:list-item>
          <text:p text:style-name="P802"><text:span text:style-name="T803">Vuze (Azureus)</text:span></text:p>
        </text:list-item>
      </text:list>
      <text:p text:style-name="P804"><text:span text:style-name="T805"><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806">Vuze (</text:span>преди –<text:s/><text:span text:style-name="T807">Azureus)<text:s/></text:span>е<text:s/><text:span text:style-name="T808">BitTorrent<text:s/></text:span>клиент. Написан е на програмния език<text:s/><text:span text:style-name="T809">Java<text:s/></text:span>и използва енджина Azureus.<text:span text:style-name="T810"><text:s/></text:span>Освен да изтегля данни, свързани с<text:s/><text:span text:style-name="T811">BitTorrent</text:span>,<text:s/><text:span text:style-name="T812">Azureus<text:s/></text:span>позволява на потребителите да гледат, публикуват, и създават оригинално<text:s/><text:span text:style-name="T813">DVD<text:s/></text:span>и<text:s/><text:span text:style-name="T814">HD<text:s/></text:span>съдържание.</text:p>
      <text:p text:style-name="P815">За първи път<text:s/><text:span text:style-name="T816">Azureus<text:s/></text:span>е пуснат в<text:s/><text:span text:style-name="T817">Sourceforge.net<text:s/></text:span>през 2003, основно като експеримент върху<text:s/><text:span text:style-name="T818">SWT<text:s/></text:span>библиотеката в<text:s/><text:span text:style-name="T819">Java.<text:s/></text:span>След време той става един от най-популярните<text:s/><text:span text:style-name="T820">BitTorrent<text:s/></text:span>клиенти.<text:s/></text:p>
      <text:p text:style-name="P821"><text:span text:style-name="T822">Azureus<text:s/></text:span>е публикуван под<text:s/><text:span text:style-name="T823">GNU<text:s/></text:span>лиценза и е свободен софтуер.<text:s/><text:span text:style-name="T824">Vuze,<text:s/></text:span>обаче, е софтуер със затворен код.</text:p>
      <text:p text:style-name="P825">Функции и характеристики:</text:p>
      <text:list text:style-name="LFO5" text:continue-numbering="true">
        <text:list-item>
          <text:list>
            <text:list-item>
              <text:p text:style-name="P826"><text:span text:style-name="T827">DHT</text:span></text:p>
            </text:list-item>
            <text:list-item>
              <text:p text:style-name="P828">създаване на торент файлове</text:p>
            </text:list-item>
            <text:list-item>
              <text:p text:style-name="P829">криптиране на протокова</text:p>
            </text:list-item>
            <text:list-item>
              <text:p text:style-name="P830">обмен на пиъри<text:s/><text:span text:style-name="T831">(Peer Exchange)</text:span></text:p>
            </text:list-item>
            <text:list-item>
              <text:p text:style-name="P832">магнитни линкове</text:p>
            </text:list-item>
            <text:list-item>
              <text:p text:style-name="P833">суперсийдинг</text:p>
            </text:list-item>
            <text:list-item>
              <text:p text:style-name="P834">коментари и рейтинги</text:p>
            </text:list-item>
            <text:list-item>
              <text:p text:style-name="P835">прокси сървъри</text:p>
            </text:list-item>
            <text:list-item>
              <text:p text:style-name="P836">работа през<text:s/><text:span text:style-name="T837">I2P<text:s/></text:span>и<text:s/><text:span text:style-name="T838">Tor</text:span></text:p>
            </text:list-item>
            <text:list-item>
              <text:p text:style-name="P839">споделяне на торенти с приятели</text:p>
            </text:list-item>
            <text:list-item>
              <text:p text:style-name="P840">чат между пиъри</text:p>
            </text:list-item>
            <text:list-item>
              <text:p text:style-name="P841">ограничения за максимални скорости на сваляне и качване</text:p>
            </text:list-item>
          </text:list>
        </text:list-item>
      </text:list>
      <text:p text:style-name="P842"/>
      <text:list text:style-name="LFO6" text:continue-numbering="true">
        <text:list-item>
          <text:p text:style-name="P843">BitComet</text:p>
        </text:list-item>
      </text:list>
      <text:p text:style-name="P844"><text:span text:style-name="T845"><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46">BitComet (</text:span>първоначално<text:s/><text:span text:style-name="T847">SimpleBT)<text:s/></text:span>е<text:s/><text:span text:style-name="T848">BitTorrent, HTTP<text:s/></text:span>и<text:s/><text:span text:style-name="T849">FTP<text:s/></text:span>клиент, написан на езика<text:s/><text:span text:style-name="T850">C++<text:s/></text:span>за<text:s/><text:span text:style-name="T851">Microsoft Windows.</text:span></text:p>
      <text:p text:style-name="P852"><text:span text:style-name="T853">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54">P2P<text:s/></text:span>протоколи.<text:s/></text:p>
      <text:p text:style-name="P855">Първата версия на<text:s/><text:span text:style-name="T856">BitComet<text:s/></text:span>се появява през лятото на 2003 година.</text:p>
      <text:list text:style-name="LFO6" text:continue-numbering="true">
        <text:list-item>
          <text:p text:style-name="P857">MonoTorrent</text:p>
        </text:list-item>
      </text:list>
      <text:p text:style-name="P858"><text:span text:style-name="T859">MonoTorrent<text:s/></text:span>е крос-платформена библиотека, имплементираща<text:s/><text:span text:style-name="T860">BitTorrent<text:s/></text:span>протокола. Тя се базира на<text:s/><text:span text:style-name="T861">Mono<text:s/></text:span>имплементацията на<text:s/><text:span text:style-name="T862">.NET Framework.<text:s/></text:span>В резултат на това,<text:s/><text:span text:style-name="T863">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64">.NET<text:s/></text:span>платформа.</text:p>
      <text:p text:style-name="P865"><text:span text:style-name="T866">MonoTorrent<text:s/></text:span>е започнат като проект в<text:s/><text:span text:style-name="T867">Google Summer of Code<text:s/></text:span>през 2006, от Алан МакГавърн. В момента продукта е под<text:s/><text:span text:style-name="T868">MIT<text:s/></text:span>лиценз.</text:p>
      <text:list text:style-name="LFO6" text:continue-numbering="true">
        <text:list-item>
          <text:p text:style-name="P869">libtorrent</text:p>
        </text:list-item>
      </text:list>
      <text:p text:style-name="P870"><text:span text:style-name="T871">Libtorrent<text:s/></text:span>е имплементация на<text:s/><text:span text:style-name="T872">BitTorrent<text:s/></text:span>протокола с отворен код. Той е написан на<text:s/><text:span text:style-name="T873">C++.<text:s/></text:span>Основните му възможности са поддръжка на<text:s/><text:span text:style-name="T874">mainline DHT, IPv6, HTTP<text:s/></text:span>сийдъри, и<text:s/><text:span text:style-name="T875">uTorrent</text:span>-ски обмен на пиъри<text:s/><text:span text:style-name="T876">(Peer exchange).</text:span></text:p>
      <text:p text:style-name="P877">За да постигне платформената си независимост,<text:s/><text:span text:style-name="T878">libtorrent<text:s/></text:span>използва<text:s/><text:span text:style-name="T879">Boost<text:s/></text:span>библиотеката. Библиотеката се компилира под<text:s/><text:span text:style-name="T880">Windows, Mac OS X, Linux<text:s/></text:span>и<text:s/><text:span text:style-name="T881">FreeBSD.</text:span></text:p>
      <text:p text:style-name="P882">Първоначалният й автор е<text:s/><text:span text:style-name="T883">Arvid Norberg,<text:s/></text:span>като първата версия излиза през 2005 година.</text:p>
      <text:p text:style-name="P884"/>
      <text:p text:style-name="P885">Използвани библиотеки</text:p>
      <text:p text:style-name="Paragraph"><text:span text:style-name="T886"><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text:s/><text:span text:style-name="T887">Microsoft .NET Framework.</text:span></text:p>
      <text:p text:style-name="P888">Microsoft .NET Framework е платформа, 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 развитие на Microsoft, чиято цел е повечето нови приложения за Windows да бъдат базирани на .NET Framework.<text:s/></text:p>
      <text:p text:style-name="Paragraph">Избрах<text:s/><text:span text:style-name="T889">.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890">.NET<text:s/></text:span>всичко просто работи така, както се очаква, и неприятните изненади са сведени до минимум.</text:p>
      <text:p text:style-name="P891">.NET приложенията се пишат на езици от високо ниво (C#, VB.NET, C++/CLI и други) и се компилират до платформено-независим междинен език, наречен CIL (Common 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list text:style-name="LFO7" text:continue-numbering="true">
        <text:list-item>
          <text:p text:style-name="P892"><text:span text:style-name="T893">История</text:span></text:p>
        </text:list-item>
      </text:list>
      <text:p text:style-name="P894"><text:span text:style-name="T895">Microsoft стартира разработката на .NET Framework в края на 90-те години, първоначално под името Next Generation Windows Services (NGWS). В края на 2000 г. е публикувана първата бета версия на .NET Framework 1.0.</text:span><text:s/>Към февруари 2013 г., най-новата версия на<text:s/><text:span text:style-name="T896">.NET Framework e<text:s/></text:span>4.5, разпространявана заедно с<text:s/><text:span text:style-name="T897">Windows 8.<text:s/></text:span></text:p>
      <text:list text:style-name="LFO5" text:continue-numbering="true">
        <text:list-item>
          <text:p text:style-name="P898"><text:span text:style-name="T899">.NET Framework 1.0 (2002<text:s/></text:span>г.<text:span text:style-name="T900">):<text:s/></text:span>Първата версия на<text:s/><text:span text:style-name="T901">.NET Framework,<text:s/></text:span>със среда за разработка<text:s/><text:span text:style-name="T902">Visual Studio .NET.</text:span></text:p>
        </text:list-item>
        <text:list-item>
          <text:p text:style-name="P903"><text:span text:style-name="T904">.NET Framework 1.1 (2003<text:s/></text:span>г.<text:span text:style-name="T905">):<text:s/></text:span>Ревизия на първата версия, добавяща промени по модела на сигурността, поддръжка на<text:s/><text:span text:style-name="T906">IPv6</text:span>, и малки промени по програмния интерфейс. Средата за разработка е<text:s/><text:span text:style-name="T907">Visual Studio .NET 2003.</text:span></text:p>
        </text:list-item>
        <text:list-item>
          <text:p text:style-name="P908"><text:span text:style-name="T909">.NET Framework 2.0 (2005<text:s/></text:span>г.<text:span text:style-name="T910">):<text:s/></text:span>Поддръжка на<text:s/><text:span text:style-name="T911">generics,<text:s/></text:span>пълна<text:s/><text:span text:style-name="T912">64-битова поддръжка, интеграция със Microsoft SQL Server,<text:s/></text:span>редица добавки към<text:s/><text:span text:style-name="T913">ASP.NET,<text:s/></text:span>нулируеми типове, частични класове, итератори, анонимни методи.<text:span text:style-name="T914"><text:s/></text:span>Среда за разработка –<text:s/><text:span text:style-name="T915">Visual Studio 2005.</text:span></text:p>
        </text:list-item>
        <text:list-item>
          <text:p text:style-name="P916"><text:span text:style-name="T917">.NET Framework 3.0 (2006<text:s/></text:span>г.<text:span text:style-name="T918">):<text:s/></text:span>Добавяне на библиотеките<text:s/><text:span text:style-name="T919">Windows Presentaion Foundation, Windows Communication Foundation, Windows Workflow Foundation, Windows CardSpace.</text:span></text:p>
        </text:list-item>
        <text:list-item>
          <text:p text:style-name="P920"><text:span text:style-name="T921">.NET Framework 3.5 (2007<text:s/></text:span>г.<text:span text:style-name="T922">):<text:s/></text:span>Подобрена производителност на<text:s/><text:span text:style-name="T923">WPF,<text:s/></text:span>добавяне на<text:s/><text:span text:style-name="T924">Language Integrated Query (LINQ).<text:s/></text:span>Среда за програмиране –<text:s/><text:span text:style-name="T925">Visual Studio 2008.</text:span></text:p>
        </text:list-item>
        <text:list-item>
          <text:p text:style-name="P926"><text:span text:style-name="T927">.NET Framework 4.0 (2010<text:s/></text:span>г.<text:span text:style-name="T928">):<text:s/></text:span>Добавяне на библиотеки за паралелна обработка –<text:s/><text:span text:style-name="T929">Parallel LINQ<text:s/></text:span>и<text:s/><text:span text:style-name="T930">Task Parallel Library,<text:s/></text:span>нови възможности в езиците<text:s/><text:span text:style-name="T931">Visual Basic<text:s/></text:span>и<text:s/><text:span text:style-name="T932">C#<text:s/></text:span>като динамични типове и именувани и опционални параметри, поддръжка на договорно програмиране<text:s/><text:span text:style-name="T933">(Code Contracts).<text:s/></text:span>Среда за програмиране –<text:s/><text:span text:style-name="T934">Visual Studio 2010.</text:span></text:p>
        </text:list-item>
        <text:list-item>
          <text:p text:style-name="P935"><text:span text:style-name="T936">NET Framework 4.5 (2012<text:s/></text:span>г.<text:span text:style-name="T937">):<text:s/></text:span>Поддръжка на създаване на потребителски интерфейси за<text:s/><text:span text:style-name="T938">Windows 8,<text:s/></text:span>поддръжка на асинхронни операции директно от<text:s/><text:span text:style-name="T939">C#<text:s/></text:span>и<text:s/><text:span text:style-name="T940">VB.NET,<text:s/></text:span>поддръжка на<text:s/><text:span text:style-name="T941">HTML5<text:s/></text:span>и други подобрения в<text:s/><text:span text:style-name="T942">ASP.NET.<text:s/></text:span>Среда за програмиране –<text:s/><text:span text:style-name="T943">Visual Studio 2012.</text:span></text:p>
        </text:list-item>
      </text:list>
      <text:list text:style-name="LFO7" text:continue-numbering="true">
        <text:list-item>
          <text:p text:style-name="P944"><text:span text:style-name="T945">Архитектура</text:span></text:p>
        </text:list-item>
      </text:list>
      <text:p text:style-name="P946"><text:span text:style-name="T947"><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948">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949">На най-долното стъпало седи<text:s/><text:span text:style-name="T950">Common Language Runtime</text:span><text:span text:style-name="T951"><text:s/></text:span>или<text:s/><text:span text:style-name="T952">CLR –<text:s/></text:span>това е средата, в която се изпълнява всяко<text:s/><text:span text:style-name="T953">.NET<text:s/></text:span>приложениe. CLR осигурява компилиране на<text:s/><text:span text:style-name="T954">IL<text:s/></text:span>кода на приложението в машинен код, който да бъде изпълнен върху процесора чрез<text:s/><text:span text:style-name="T955">Just-In-Time<text:s/></text:span>компилатора си, виртуална машина, която позволява високо ниво на сигурност и контрол на достъпа, и автоматично почистване<text:span text:style-name="T956"><text:s/></text:span>и управление на паметта чрез<text:s/><text:span text:style-name="T957">Garbage Collector (GC).</text:span></text:p>
      <text:p text:style-name="P958"><text:span text:style-name="T959">Base Class Library</text:span><text:span text:style-name="T960"><text:s/></text:span>е стандартната библиотека на<text:s/><text:span text:style-name="T961">.NET</text:span>, която изпълнява голям брой функции – четене и записване на файлове, чертаене върху екрана, работа с бази данни,<text:s/><text:soft-page-break/>манипулации на<text:s/><text:span text:style-name="T962">XML<text:s/></text:span>файлове, и други подобни. В сравнение с други стандартни библиотеки, като тази на<text:s/><text:span text:style-name="T963">C++</text:span>,<text:s/><text:span text:style-name="T964">BCL<text:s/></text:span>е много по-обширна, и по размер е сравнима със стандартните библиотеки на<text:s/><text:span text:style-name="T965">Java.<text:s/></text:span>Стандартизираните по<text:s/><text:span text:style-name="T966">ECMA<text:s/></text:span>и<text:s/><text:span text:style-name="T967">ISO<text:s/></text:span>пространства от имена в библиотеката са:<text:s/></text:p>
      <text:list text:style-name="LFO8" text:continue-numbering="true">
        <text:list-item>
          <text:p text:style-name="P968">System<text:s/></text:p>
        </text:list-item>
        <text:list-item>
          <text:p text:style-name="P969">System.Collections<text:s/></text:p>
        </text:list-item>
        <text:list-item>
          <text:p text:style-name="P970">System.Diagnostics<text:s/></text:p>
        </text:list-item>
        <text:list-item>
          <text:p text:style-name="P971">System.Globalization<text:s/></text:p>
        </text:list-item>
        <text:list-item>
          <text:p text:style-name="P972">System.IO<text:s/></text:p>
        </text:list-item>
        <text:list-item>
          <text:p text:style-name="P973">System.Net<text:s/></text:p>
        </text:list-item>
        <text:list-item>
          <text:p text:style-name="P974">System.Reflection<text:s/></text:p>
        </text:list-item>
        <text:list-item>
          <text:p text:style-name="P975">System.Runtime<text:s/></text:p>
        </text:list-item>
        <text:list-item>
          <text:p text:style-name="P976">System.Security<text:s/></text:p>
        </text:list-item>
        <text:list-item>
          <text:p text:style-name="P977">System.Text<text:s/></text:p>
        </text:list-item>
        <text:list-item>
          <text:p text:style-name="P978">System.Threading<text:s/></text:p>
        </text:list-item>
        <text:list-item>
          <text:p text:style-name="P979">System.Xml<text:s/></text:p>
        </text:list-item>
        <text:list-item>
          <text:p text:style-name="P980">System.Diagnostics.CodeAnalysis<text:s/></text:p>
        </text:list-item>
        <text:list-item>
          <text:p text:style-name="P981">System.Diagnostics.Contracts<text:s/></text:p>
        </text:list-item>
        <text:list-item>
          <text:p text:style-name="P982">System.Diagnostics.Eventing<text:s/></text:p>
        </text:list-item>
        <text:list-item>
          <text:p text:style-name="P983">System.Diagnostics.PerformanceData</text:p>
        </text:list-item>
        <text:list-item>
          <text:p text:style-name="P984">System.Diagnostics.SymbolStore<text:s/></text:p>
        </text:list-item>
      </text:list>
      <text:p text:style-name="Paragraph"><text:span text:style-name="T985">По-нагоре в йерархията от слоеве лежат</text:span><text:s/><text:span text:style-name="T986">Windows Forms</text:span><text:span text:style-name="T987"><text:s/>–<text:s/></text:span>библиотека за създаване на графичен интерфейс,<text:s/><text:span text:style-name="T988">ASP.NET</text:span><text:span text:style-name="T989"><text:s/>–<text:s/></text:span>библиотека за създаване на уеб приложения, и<text:s/><text:span text:style-name="T990">ADO.NET</text:span><text:span text:style-name="T991"><text:s/>–<text:s/></text:span>библиотека за достъп до данни.</text:p>
      <text:p text:style-name="Paragraph">От още по-високо ниво са библиотеките<text:s/><text:span text:style-name="T992">Windows Presentation Foundation (WPF)</text:span><text:s/>– библиотека за създаване на графичен интерфейс със много по-широки възможности от<text:s/><text:span text:style-name="T993">Windows Forms,<text:s/></text:span><text:span text:style-name="T994">Windows Communication Foundation (WCF)</text:span><text:span text:style-name="T995"><text:s/>–<text:s/></text:span>библиотека за услуго-ориентиран обмен на съобщения, позволяваща на приложенията да си взаимодестват подобно на уеб услуги,<text:s/><text:span text:style-name="T996">Windows Workflow Foundation</text:span><text:span text:style-name="T997"><text:s/>–<text:s/></text:span>библиотека за автоматизация на задачи, и<text:s/><text:span text:style-name="T998">Windows CardSpace</text:span><text:span text:style-name="T999"><text:s/>–<text:s/></text:span>библиотека за управление на дигитални идентичности.</text:p>
      <text:soft-page-break/>
      <text:p text:style-name="Paragraph"><text:span text:style-name="T1000">Language Integrated Query (LINQ)</text:span><text:span text:style-name="T1001"><text:s/></text:span>е библиотека за достъп и манипулация на данни, подобен на<text:s/><text:span text:style-name="T1002">SQL.<text:s/></text:span><text:span text:style-name="T1003">Entity Framework</text:span><text:span text:style-name="T1004"><text:s/>e ORM (Object-Relational Mapping)<text:s/></text:span>библиотека за проектиране на релационни структури от данни върху обектно-ориентирани езици за програмиране.</text:p>
      <text:p text:style-name="Paragraph"><text:span text:style-name="T1005">Parallel LINQ</text:span><text:span text:style-name="T1006"><text:s/></text:span>и<text:s/><text:span text:style-name="T1007">Task Parallel Library</text:span><text:span text:style-name="T1008"><text:s/></text:span>са библиотеките от най-високо ниво, и надграждат<text:s/><text:span text:style-name="T1009">LINQ<text:s/></text:span>и<text:s/><text:span text:style-name="T1010">BCL<text:s/></text:span>със модел за асинхронна обработка на данни.</text:p>
      <text:p text:style-name="P1011"/>
      <text:p text:style-name="Paragraph"><text:span text:style-name="T1012">Използванa<text:s/></text:span><text:span text:style-name="T1013">среда</text:span><text:span text:style-name="T1014"><text:s/></text:span><text:span text:style-name="T1015">за разработка</text:span></text:p>
      <text:p text:style-name="Paragraph"><text:span text:style-name="T1016"><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1017">Microsoft Visual Studio e<text:s/></text:span>препоръчваната среда за разработка на<text:s/><text:span text:style-name="T1018">.NET<text:s/></text:span>приложения.<text:s/></text:p>
      <text:p text:style-name="Paragraph"><text:span text:style-name="T1019">Microsoft Visual Studio<text:s/></text:span>е<text:s/><text:span text:style-name="T1020">IDE (</text:span>интегрирана среда за разработка<text:span text:style-name="T1021">)</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1022"><text:s/>(.NET)<text:s/></text:span>код, за всички поддържани от<text:s/><text:span text:style-name="T1023">Microsoft<text:s/></text:span>платформи.</text:p>
      <text:p text:style-name="Paragraph"><text:span text:style-name="T1024">Visual Studio<text:s/></text:span>включва редактор на код с поддръжка на<text:s/><text:span text:style-name="T1025">IntelliSense (</text:span>система за автоматизирано допълване на кода<text:span text:style-name="T1026">)</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1027">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1028">Visual Stu</text:span>dio поддържка много на брой езици, сред които<text:s/><text:span text:style-name="T1029">C/C++, VB.NET, C#,<text:s/></text:span>и<text:s/><text:span text:style-name="T1030">F#.<text:s/></text:span>Съществуват плъгини и за<text:s/><text:span text:style-name="T1031">M, Python, Ruby, и други. Съществува и поддръжка на XML/XSLT, HTML/XHTML, JavaScript,<text:s/></text:span>и<text:s/><text:span text:style-name="T1032">CSS.</text:span></text:p>
      <text:p text:style-name="Paragraph"><text:span text:style-name="T1033">Microsoft<text:s/></text:span>предлага безплатни версии на<text:s/><text:span text:style-name="T1034">Visual Studio<text:s/></text:span>– така нареченото<text:s/><text:span text:style-name="T1035">Visual Studio Express.<text:s/></text:span>Ученици и студенти към програмата<text:s/><text:span text:style-name="T1036">DreamSpark<text:s/></text:span>на<text:s/><text:span text:style-name="T1037">Microsoft<text:s/></text:span>пък могат да изтеглят безплатно и<text:s/><text:span text:style-name="T1038">Visual Studio Professional.</text:span></text:p>
      <text:p text:style-name="Paragraph">Най-съвременната версия на<text:s/><text:span text:style-name="T1039">Visual Studio<text:s/></text:span>към февруари, 2012 г. е<text:s/><text:span text:style-name="T1040">Microsoft Visual Studio 2012.</text:span></text:p>
      <text:p text:style-name="P1041"/>
      <text:p text:style-name="P1042"><text:span text:style-name="T1043">Глава<text:s/></text:span><text:span text:style-name="T1044">2</text:span><text:span text:style-name="T1045">:</text:span></text:p>
      <text:p text:style-name="P1046">Структура на приложението. Мотивация за избора на среда и език.</text:p>
      <text:p text:style-name="P1047"><text:span text:style-name="T1048">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list text:style-name="LFO9" text:continue-numbering="true">
        <text:list-item>
          <text:p text:style-name="P1049"><text:span text:style-name="T1050">Структура на торент библиотеката<text:s/></text:span></text:p>
        </text:list-item>
      </text:list>
      <text:p text:style-name="P1051"/>
      <text:p text:style-name="P1052"><text:span text:style-name="T1053">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p text:style-name="P1054">Торент библиотеката изпълнява следните задачи:</text:p>
      <text:list text:style-name="LFO5" text:continue-numbering="true">
        <text:list-item>
          <text:p text:style-name="P1055"><text:span text:style-name="T1056">разкодиране на бенкодиран<text:s/></text:span><text:span text:style-name="T1057">torrent<text:s/></text:span><text:span text:style-name="T1058">файл с метаданни</text:span></text:p>
        </text:list-item>
        <text:list-item>
          <text:p text:style-name="P1059">свързване с тракера, указан в разчетените метаданни и извличане на списък от пиъри</text:p>
        </text:list-item>
        <text:list-item>
          <text:p text:style-name="P1060"><text:span text:style-name="T1061">обмен на данни с пиърите с цел изтегляне на данните, указани в метаданните от<text:s/></text:span><text:span text:style-name="T1062">torrent<text:s/></text:span><text:span text:style-name="T1063">файла</text:span></text:p>
        </text:list-item>
        <text:list-item>
          <text:p text:style-name="P1064">проверка на данните, спрямо хеш-стойностите, указани в метаданните</text:p>
        </text:list-item>
        <text:list-item>
          <text:p text:style-name="P1065">подреждане и запис на получените данни с цел получаване на файловата структура, указана в метаданните</text:p>
        </text:list-item>
        <text:list-item>
          <text:p text:style-name="P1066">регулярно докладване за прогреса на изтеглянето към торент тракера, и свързване към допълнителни пиъри</text:p>
        </text:list-item>
        <text:list-item>
          <text:p text:style-name="P1067">поддържане на информация за статуса на трансфера, и осигуряване на достъп до информацията от външни модули</text:p>
        </text:list-item>
      </text:list>
      <text:p text:style-name="Paragraph"><text:span text:style-name="T1068">За изпълнението на всяка задача се грижи един или няколко отделни класа<text:s/></text:span><text:span text:style-name="T1069">(</text:span><text:span text:style-name="T1070">подсистеми</text:span><text:span text:style-name="T1071">)</text:span><text:span text:style-name="T1072">, които работят съвместно.</text:span></text:p>
      <text:p text:style-name="Paragraph"><text:span text:style-name="T1073">За разкодирането на<text:s/></text:span><text:span text:style-name="T1074">bencoded<text:s/></text:span><text:span text:style-name="T1075">данни се грижат класовете в пространството от имена<text:s/></text:span><text:span text:style-name="T1076">Torrent.Client.Bencoding</text:span><text:span text:style-name="T1077">.</text:span></text:p>
      <text:p text:style-name="Paragraph"><text:span text:style-name="T1078">За съхраняването и проверката на разкодираните метаданни се грижи класът<text:s/></text:span><text:span text:style-name="T1079">TorrentData</text:span><text:span text:style-name="T1080">.</text:span></text:p>
      <text:p text:style-name="Paragraph"><text:span text:style-name="T1081">За връзката с тракера се грижат класовете<text:s/></text:span><text:span text:style-name="T1082">AnnounceManager</text:span><text:span text:style-name="T1083"><text:s/></text:span><text:span text:style-name="T1084">и<text:s/></text:span><text:span text:style-name="T1085">TrackerClient</text:span><text:span text:style-name="T1086">, а<text:s/></text:span><text:span text:style-name="T1087">TrackerRequest</text:span><text:span text:style-name="T1088"><text:s/></text:span><text:span text:style-name="T1089">и<text:s/></text:span><text:span text:style-name="T1090">TrackerResponse</text:span><text:span text:style-name="T1091"><text:s/></text:span><text:span text:style-name="T1092">са класове, които действат като структури от данни,<text:s/></text:span><text:soft-page-break/><text:span text:style-name="T1093">съдържащи съответно заявка и отговор на тракера.</text:span><text:span text:style-name="T1094"><text:s/></text:span><text:span text:style-name="T1095">TrackerInfo</text:span><text:span text:style-name="T1096"><text:s/></text:span><text:span text:style-name="T1097">съдържа данни за състоянието на отделен тракер.</text:span></text:p>
      <text:p text:style-name="Paragraph"><text:span text:style-name="T1098">За изтегляне и проверка на данните се грижат съответно класовете<text:s/></text:span><text:span text:style-name="T1099">DownloadMode</text:span><text:span text:style-name="T1100"><text:s/></text:span><text:span text:style-name="T1101">и<text:s/></text:span><text:span text:style-name="T1102">HashingMode</text:span><text:span text:style-name="T1103">,<text:s/></text:span><text:span text:style-name="T1104">с обща функционалност наследена от класа<text:s/></text:span><text:span text:style-name="T1105">TorrentMode</text:span><text:span text:style-name="T1106">.</text:span></text:p>
      <text:p text:style-name="Paragraph"><text:span text:style-name="T1107">За следене на изтеглените парчета и планиране за бъдещи заявки за парчета към пиърите, като част от изтеглянето, се грижи класът<text:s/></text:span><text:span text:style-name="T1108">BlockStrategist</text:span><text:span text:style-name="T1109">.</text:span></text:p>
      <text:p text:style-name="Paragraph"><text:span text:style-name="T1110">За подреждане на изтеглените данни се грижи класът<text:s/></text:span><text:span text:style-name="T1111">BlockManager</text:span><text:span text:style-name="T1112">.</text:span></text:p>
      <text:p text:style-name="Paragraph"><text:span text:style-name="T1113">За файлов достъп на ниско ниво се грижи класът<text:s/></text:span><text:span text:style-name="T1114">DiskIO</text:span><text:span text:style-name="T1115">.</text:span></text:p>
      <text:p text:style-name="Paragraph"><text:span text:style-name="T1116">За мрежов достъп на ниско ниво се грижи класът<text:s/></text:span><text:span text:style-name="T1117">NetworkIO</text:span><text:span text:style-name="T1118">.</text:span></text:p>
      <text:p text:style-name="Paragraph"><text:span text:style-name="T1119">За предаването и приемането на<text:s/></text:span><text:span text:style-name="T1120">BitTorrent<text:s/></text:span><text:span text:style-name="T1121">съобщения по мрежата отговаря класът<text:s/></text:span><text:span text:style-name="T1122">MessageIO</text:span><text:span text:style-name="T1123">.</text:span></text:p>
      <text:p text:style-name="Paragraph"><text:span text:style-name="T1124">За следене на изтеглените, записаните, прочетените и изпратените данни се грижи класът<text:s/></text:span><text:span text:style-name="T1125">TransferMonitor</text:span><text:span text:style-name="T1126">.</text:span></text:p>
      <text:p text:style-name="Paragraph"><text:span text:style-name="T1127">За приемането на нови входящи връзки от пиъри се грижи класът<text:s/></text:span><text:span text:style-name="T1128">PeerListener</text:span><text:span text:style-name="T1129">.</text:span></text:p>
      <text:p text:style-name="Paragraph"><text:span text:style-name="T1130">За имплементацията на поведението на отделните<text:s/></text:span><text:span text:style-name="T1131">BitTorrent<text:s/></text:span><text:span text:style-name="T1132">съобщения се грижат класовете в пространството от имена<text:s/></text:span><text:span text:style-name="T1133">Torrent.Client.Messages</text:span><text:span text:style-name="T1134">.</text:span></text:p>
      <text:p text:style-name="Paragraph"><text:span text:style-name="T1135">За координиране на цялостната дейност по изтеглянето се грижи класът<text:s/></text:span><text:span text:style-name="T1136">TorrentTransfer</text:span><text:span text:style-name="T1137">.</text:span></text:p>
      <text:p text:style-name="Paragraph"><text:span text:style-name="T1138">За поддържане на глобални ресурси се грижи класът<text:s/></text:span><text:span text:style-name="T1139">Global</text:span><text:span text:style-name="T1140">.</text:span></text:p>
      <text:p text:style-name="Paragraph"><text:span text:style-name="T1141">За осигуряване на кеш функционалност се грижи класът<text:s/></text:span><text:span text:style-name="T1142">Cache</text:span><text:span text:style-name="T1143">.</text:span></text:p>
      <text:p text:style-name="Paragraph"><text:span text:style-name="T1144">За поддържане на информация за торент блокове се грижат класовете<text:s/></text:span><text:span text:style-name="T1145">Block</text:span><text:span text:style-name="T1146"><text:s/></text:span><text:span text:style-name="T1147">и<text:s/></text:span><text:span text:style-name="T1148">BlockInfo</text:span><text:span text:style-name="T1149">.</text:span></text:p>
      <text:p text:style-name="Paragraph"><text:span text:style-name="T1150">Други класове, изпълняващи основна роля на структури от данни, са<text:s/></text:span><text:span text:style-name="T1151">InfoHash</text:span><text:span text:style-name="T1152">,<text:s/></text:span><text:span text:style-name="T1153">FileEntry</text:span><text:span text:style-name="T1154">,<text:s/></text:span><text:span text:style-name="T1155">PeerState</text:span><text:span text:style-name="T1156">.</text:span></text:p>
      <text:p text:style-name="Paragraph"><text:span text:style-name="T1157">Различни допълнителни функции осигуряват класовете в пространството от имена<text:s/></text:span><text:span text:style-name="T1158">Torrent.Client.Extensions</text:span><text:span text:style-name="T1159">.</text:span></text:p>
      <text:p text:style-name="Paragraph"><text:span text:style-name="T1160">Структурите от данни, предавани при изпълнението на събития са в пространството от имена<text:s/></text:span><text:span text:style-name="T1161">Torrent.Client.Events</text:span><text:span text:style-name="T1162">.</text:span></text:p>
      <text:p text:style-name="Paragraph"><text:span text:style-name="T1163">Като стандартно изключение, хвърляно от библиотеката, служи класът<text:s/></text:span><text:span text:style-name="T1164">TorrentException</text:span><text:span text:style-name="T1165">.</text:span></text:p>
      <text:list text:style-name="LFO10" text:continue-numbering="true">
        <text:list-item>
          <text:list>
            <text:list-item>
              <text:p text:style-name="P1166">Torrent.Client.Bencoding</text:p>
            </text:list-item>
          </text:list>
        </text:list-item>
      </text:list>
      <text:p text:style-name="P1167"><text:span text:style-name="T1168">В това пространство от имена са разположени класовете<text:s/></text:span><text:span text:style-name="T1169">BencodedDictionary</text:span><text:span text:style-name="T1170">,<text:s/></text:span><text:span text:style-name="T1171">BencodedInteger</text:span><text:span text:style-name="T1172">,<text:s/></text:span><text:span text:style-name="T1173">BencodedList</text:span><text:span text:style-name="T1174"><text:s/></text:span><text:span text:style-name="T1175">и</text:span><text:span text:style-name="T1176"><text:s/></text:span><text:span text:style-name="T1177">BencodedString</text:span><text:span text:style-name="T1178">, които представляват съответно<text:s/></text:span><text:span text:style-name="T1179">bencoding<text:s/></text:span><text:span text:style-name="T1180">елементите речник, цяло число, списък, и низ. Те имплементират интерфейса<text:s/></text:span><text:span text:style-name="T1181">IBencodedElement</text:span><text:span text:style-name="T1182">.<text:s/></text:span></text:p>
      <text:soft-page-break/>
      <text:p text:style-name="P1183"><text:span text:style-name="T1184">Самото разкодиране на<text:s/></text:span><text:span text:style-name="T1185">bencoded<text:s/></text:span><text:span text:style-name="T1186">данни се извършва от класа<text:s/></text:span><text:span text:style-name="T1187">BencodingParser</text:span><text:span text:style-name="T1188">, чийто метод<text:s/></text:span><text:span text:style-name="T1189">Decode<text:s/></text:span><text:span text:style-name="T1190">приема масив от байтове или текстов низ, и връща върховия елемент на дървото от елементи, съдържащо се в подадените данни.</text:span></text:p>
      <text:p text:style-name="P1191"><text:span text:style-name="T1192">Изключенията, хвърляни от<text:s/></text:span><text:span text:style-name="T1193">BencodingParser</text:span><text:span text:style-name="T1194"><text:s/></text:span><text:span text:style-name="T1195">са от тип<text:s/></text:span><text:span text:style-name="T1196">BencodingParserException</text:span><text:span text:style-name="T1197">.</text:span></text:p>
      <text:p text:style-name="Normal"><text:tab/></text:p>
      <text:list text:style-name="LFO10" text:continue-numbering="true">
        <text:list-item>
          <text:list>
            <text:list-item>
              <text:p text:style-name="P1198">TorrentData</text:p>
            </text:list-item>
          </text:list>
        </text:list-item>
      </text:list>
      <text:p text:style-name="P1199"><text:span text:style-name="T1200">Класът<text:s/></text:span><text:span text:style-name="T1201">TorrentData</text:span><text:span text:style-name="T1202"><text:s/></text:span><text:span text:style-name="T1203">пази логическата структура на метаданните, съдържащи се в<text:s/></text:span><text:span text:style-name="T1204">един torrent<text:s/></text:span><text:span text:style-name="T1205">файл<text:s/></text:span><text:span text:style-name="T1206">–<text:s/></text:span><text:span text:style-name="T1207">списък с адреси на тракери, масив от хешове на парчетата, списък с файловете, инфо хеша, и така нататък.</text:span></text:p>
      <text:p text:style-name="P1208"><text:span text:style-name="T1209">Пътят до<text:s/></text:span><text:span text:style-name="T1210">torrent<text:s/></text:span><text:span text:style-name="T1211">файла, или масивът с байтове, се подават на конструктора на класа, който отваря съответния файл или масив, и извлича данните от него.</text:span></text:p>
      <text:p text:style-name="P1212">Класът също така извършва детайлна проверка на метаданните.</text:p>
      <text:p text:style-name="P1213"/>
      <text:list text:style-name="LFO10" text:continue-numbering="true">
        <text:list-item>
          <text:list>
            <text:list-item>
              <text:p text:style-name="P1214"><text:span text:style-name="T1215">Връзка с тракера<text:s/></text:span><text:span text:style-name="T1216">(AnnounceManager, TrackerClient, TrackerRequest, TrackerResponse, TrackerInfo)</text:span></text:p>
            </text:list-item>
          </text:list>
        </text:list-item>
      </text:list>
      <text:p text:style-name="P1217"/>
      <text:p text:style-name="P1218"><text:span text:style-name="T1219">Класът<text:s/></text:span><text:span text:style-name="T1220">AnnounceManager</text:span><text:span text:style-name="T1221"><text:s/></text:span><text:span text:style-name="T1222">управлява заявките до всички тракери, асоциирани с даден торент трансфер. Във себе си пази списък от класове<text:s/></text:span><text:span text:style-name="T1223">TrackerInfo</text:span><text:span text:style-name="T1224">, които пазят състоянието на отделните тракери. На определен период от време се активира таймер, който проверява всеки отделен<text:s/></text:span><text:span text:style-name="T1225">TrackerInfo<text:s/></text:span><text:span text:style-name="T1226">и при нужда, изпраща съответната заявка до определения тракер. Ако дадена заявка приключи успешно и върне списък с пиъри, се изпълнява събитието<text:s/></text:span><text:span text:style-name="T1227">PeersReceived.</text:span></text:p>
      <text:p text:style-name="P1228"/>
      <text:p text:style-name="P1229"><text:span text:style-name="T1230">Класът<text:s/></text:span><text:span text:style-name="T1231">TrackerInfo</text:span><text:span text:style-name="T1232"><text:s/></text:span><text:span text:style-name="T1233">пази времето на получаване на последния отговор от тракера, както и периодът на обновяване, заявен от тракера, и състоянието на последната заявка до тракера<text:s/></text:span><text:span text:style-name="T1234">(</text:span><text:span text:style-name="T1235">AnnounceState</text:span><text:span text:style-name="T1236">).<text:s/></text:span></text:p>
      <text:p text:style-name="P1237"/>
      <text:p text:style-name="P1238"><text:span text:style-name="T1239">Класът<text:s/></text:span><text:span text:style-name="T1240">TrackerClient</text:span><text:span text:style-name="T1241"><text:s/></text:span><text:span text:style-name="T1242">съдържа логиката за изпращане на<text:s/></text:span><text:span text:style-name="T1243">HTTP GET<text:s/></text:span><text:span text:style-name="T1244">заявка с данни, съхранявани в<text:s/></text:span><text:span text:style-name="T1245">TrackerRequest</text:span><text:span text:style-name="T1246"><text:s/></text:span><text:span text:style-name="T1247">до определен тракер, и връща отговора на тракера, пакетиран в<text:s/></text:span><text:span text:style-name="T1248">TrackerResponse</text:span><text:span text:style-name="T1249">.</text:span></text:p>
      <text:p text:style-name="P1250"><text:span text:style-name="T1251">Класовете<text:s/></text:span><text:span text:style-name="T1252">TrackerRequest</text:span><text:span text:style-name="T1253"><text:s/></text:span><text:span text:style-name="T1254">и<text:s/></text:span><text:span text:style-name="T1255">TrackerResponse</text:span><text:span text:style-name="T1256"><text:s/></text:span><text:span text:style-name="T1257">съответно съдържат данни за заявката и отговора на заявката.</text:span></text:p>
      <text:p text:style-name="P1258"/>
      <text:list text:style-name="LFO10" text:continue-numbering="true">
        <text:list-item>
          <text:list>
            <text:list-item>
              <text:p text:style-name="P1259">DownloadMode, SeedMode, HashingMode, TorrentMode</text:p>
            </text:list-item>
          </text:list>
        </text:list-item>
      </text:list>
      <text:p text:style-name="P1260"/>
      <text:soft-page-break/>
      <text:p text:style-name="P1261"><text:span text:style-name="T1262">Класовете<text:s/></text:span><text:span text:style-name="T1263">DownloadMode, SeedMode</text:span><text:span text:style-name="T1264">,<text:s/></text:span><text:span text:style-name="T1265">HashingMode</text:span><text:span text:style-name="T1266"><text:s/></text:span><text:span text:style-name="T1267">и<text:s/></text:span><text:span text:style-name="T1268">TorrentMode</text:span><text:span text:style-name="T1269"><text:s/></text:span><text:span text:style-name="T1270">имплементират „състояние“ на<text:s/></text:span><text:span text:style-name="T1271">BitTorrent<text:s/></text:span><text:span text:style-name="T1272">трансфера, и логиката за обмен на данни между пиърите или хешване.</text:span></text:p>
      <text:p text:style-name="P1273"><text:span text:style-name="T1274">DownloadMode, SeedingMode</text:span><text:span text:style-name="T1275"><text:s/></text:span><text:span text:style-name="T1276">и<text:s/></text:span><text:span text:style-name="T1277">HashingMode</text:span><text:span text:style-name="T1278"><text:s/></text:span><text:span text:style-name="T1279">наследяват по-голямата част от функционалността си от абстрактния клас<text:s/></text:span><text:span text:style-name="T1280">TorrentMode</text:span><text:span text:style-name="T1281">,<text:s/></text:span><text:span text:style-name="T1282">който дефинира методи за обработка на получени съобщения и осъществяване на връзки между пиърите.</text:span></text:p>
      <text:p text:style-name="P1283"><text:span text:style-name="T1284">Всеки<text:s/></text:span><text:span text:style-name="T1285">TorrentMode</text:span><text:span text:style-name="T1286"><text:s/></text:span><text:span text:style-name="T1287">съдържа в себе си инстанция на<text:s/></text:span><text:span text:style-name="T1288">BlockManager</text:span><text:span text:style-name="T1289">,<text:s/></text:span><text:span text:style-name="T1290">BlockStrategist</text:span><text:span text:style-name="T1291">,<text:s/></text:span><text:span text:style-name="T1292">TransferMonitor</text:span><text:span text:style-name="T1293">,<text:s/></text:span><text:span text:style-name="T1294">TorrentData</text:span><text:span text:style-name="T1295"><text:s/>(</text:span><text:span text:style-name="T1296">метаданните на торента</text:span><text:span text:style-name="T1297">),<text:s/></text:span><text:span text:style-name="T1298">и списък със свързаните в момента пиъри<text:s/></text:span><text:span text:style-name="T1299">(</text:span><text:span text:style-name="T1300">в структурата от данни<text:s/></text:span><text:span text:style-name="T1301">PeerState</text:span><text:span text:style-name="T1302">).</text:span></text:p>
      <text:p text:style-name="P1303"><text:span text:style-name="T1304">Той разкрива методите<text:s/></text:span><text:span text:style-name="T1305">Start, Stop,<text:s/></text:span><text:span text:style-name="T1306">и<text:s/></text:span><text:span text:style-name="T1307">AddEndpoints –<text:s/></text:span><text:span text:style-name="T1308">следователно за стартиране</text:span><text:span text:style-name="T1309"><text:s/></text:span><text:span text:style-name="T1310">на състоянието, спиране, и добавяне на нови адреси към пиъри.</text:span></text:p>
      <text:p text:style-name="P1311"><text:span text:style-name="T1312">Класовете, наследяващи<text:s/></text:span><text:span text:style-name="T1313">TorrentMode</text:span><text:span text:style-name="T1314"><text:s/></text:span><text:span text:style-name="T1315">работят в асинхронен режим – не блокират основната нишка на приложението. Важно е да се отбележи, че въпреки това изричната употреба на нишки в тези класове е избегната с цел чистота на реализацията и ограничение на грешките.</text:span></text:p>
      <text:p text:style-name="P1316"><text:span text:style-name="T1317">TorrentMode</text:span><text:span text:style-name="T1318"><text:s/></text:span><text:span text:style-name="T1319">предоставя имплементации за обработката на повечето съобщения, с две изключения –<text:s/></text:span><text:span text:style-name="T1320">HandlePiece<text:s/></text:span><text:span text:style-name="T1321">и<text:s/></text:span><text:span text:style-name="T1322">HandleRequest,<text:s/></text:span><text:span text:style-name="T1323">коита са съответно методите за обработка на<text:s/></text:span><text:span text:style-name="T1324">Piece<text:s/></text:span><text:span text:style-name="T1325">и<text:s/></text:span><text:span text:style-name="T1326">Request<text:s/></text:span><text:span text:style-name="T1327">съобщения. Те се имплементират по различен начин в класовете-наследници.</text:span></text:p>
      <text:p text:style-name="P1328"><text:span text:style-name="T1329">Почти всички методи във<text:s/></text:span><text:span text:style-name="T1330">TorrentMode</text:span><text:span text:style-name="T1331"><text:s/></text:span><text:span text:style-name="T1332">са виртуални, и позволяват модификация в класовете-наследници, в случай на нужда.</text:span></text:p>
      <text:p text:style-name="P1333"><text:span text:style-name="T1334">Тъй като<text:s/></text:span><text:span text:style-name="T1335">TorrentMode</text:span><text:span text:style-name="T1336"><text:s/></text:span><text:span text:style-name="T1337">работи асинхронно, той предлага събитието<text:s/></text:span><text:span text:style-name="T1338">RaisedException,<text:s/></text:span><text:span text:style-name="T1339">което позволява изключенията, генерирани в класа, да се прехвърлят на главната нишка за обработка.</text:span></text:p>
      <text:p text:style-name="P1340"><text:span text:style-name="T1341">DownloadMode</text:span><text:span text:style-name="T1342"><text:s/></text:span><text:span text:style-name="T1343">предлага събитията<text:s/></text:span><text:span text:style-name="T1344">DownloadComplete,<text:s/></text:span><text:span text:style-name="T1345">което се изпълнява когато всички данни са изтеглени, и<text:s/></text:span><text:span text:style-name="T1346">FlushedToDisk –<text:s/></text:span><text:span text:style-name="T1347">когато всички данни са записани.</text:span></text:p>
      <text:p text:style-name="P1348"><text:span text:style-name="T1349">HashingMode<text:s/></text:span><text:span text:style-name="T1350">предлага събитието<text:s/></text:span><text:span text:style-name="T1351">HashingComplete</text:span><text:span text:style-name="T1352">, което се изпълнява когато хешването приключи, независимо от целостта на данните, която е установена.</text:span></text:p>
      <text:p text:style-name="P1353"><text:span text:style-name="T1354">SeedMode<text:s/></text:span><text:span text:style-name="T1355">не предлага никакви събития – процеса на сийдването предължава безкрайно.</text:span></text:p>
      <text:p text:style-name="P1356">Последователността на действие на трите класа е следната:</text:p>
      <text:list text:style-name="LFO11" text:continue-numbering="true">
        <text:list-item>
          <text:list>
            <text:list-item>
              <text:p text:style-name="P1357"><text:span text:style-name="T1358">Начална проверка на данните с<text:s/></text:span><text:span text:style-name="T1359">HashingMode</text:span><text:span text:style-name="T1360"><text:s/>–<text:s/></text:span><text:span text:style-name="T1361">ако не всички данни са налични, се минава към стъпка<text:s/></text:span><text:span text:style-name="T1362">b,<text:s/></text:span><text:span text:style-name="T1363">ако всички данни са налични, се минава към стъпка</text:span><text:span text:style-name="T1364"><text:s/>d</text:span></text:p>
            </text:list-item>
            <text:list-item>
              <text:p text:style-name="P1365"><text:span text:style-name="T1366">Изтегляне на липсващите данни от торента с<text:s/></text:span><text:span text:style-name="T1367">DownloadMode</text:span></text:p>
            </text:list-item>
            <text:list-item>
              <text:p text:style-name="P1368"><text:span text:style-name="T1369">Проверка на данните с<text:s/></text:span><text:span text:style-name="T1370">HashingMode</text:span><text:span text:style-name="T1371"><text:s/>–<text:s/></text:span><text:span text:style-name="T1372">ако всички данни са изтеглени коректно, се минава към стъпка<text:s/></text:span><text:span text:style-name="T1373">d,<text:s/></text:span><text:span text:style-name="T1374">в противен случай се повтаря стъпка<text:s/></text:span><text:span text:style-name="T1375">b</text:span></text:p>
            </text:list-item>
            <text:list-item>
              <text:p text:style-name="P1376"><text:span text:style-name="T1377">Стартиране на сийд процеса чрез<text:s/></text:span><text:span text:style-name="T1378">SeedMode</text:span></text:p>
            </text:list-item>
          </text:list>
        </text:list-item>
      </text:list>
      <text:p text:style-name="P1379"><text:span text:style-name="T1380">Блокова схема на основния алгоритъм на действие може да бъде намерен на фигура 1.</text:span><text:span text:style-name="T1381">4</text:span><text:span text:style-name="T1382">.1.<text:s/></text:span></text:p>
      <text:soft-page-break/>
      <text:p text:style-name="P1383"><text:span text:style-name="T1384">Действието на всеки от класовете може да бъде прекъснато във всеки един момент чрез публичния метод<text:s/></text:span><text:span text:style-name="T1385">Stop.</text:span></text:p>
      <text:p text:style-name="P1386"><draw:frame draw:z-index="251665408" draw:id="id2" draw:style-name="a8" draw:name="Object 1" text:anchor-type="as-char" svg:x="0in" svg:y="0in" svg:width="2.33333in" svg:height="7.041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1387"><text:span text:style-name="T1388">Фигура 1.</text:span>4<text:span text:style-name="T1389">.1</text:span><text:s/><text:span text:style-name="T1390">Блок-схема на последователността на действието на класовете<text:s/></text:span>DownloadMode, SeedMode, HashingMode.</text:p>
      <text:p text:style-name="P1391"/>
      <text:list text:style-name="LFO10" text:continue-numbering="true">
        <text:list-item>
          <text:list>
            <text:list-item>
              <text:p text:style-name="P1392">BlockStrategist</text:p>
            </text:list-item>
          </text:list>
        </text:list-item>
      </text:list>
      <text:p text:style-name="P1393"/>
      <text:p text:style-name="P1394"><text:span text:style-name="T1395">Задачата на този клас е да посочва на<text:s/></text:span><text:span text:style-name="T1396">TorrentMode</text:span><text:span text:style-name="T1397">-a,<text:s/></text:span><text:span text:style-name="T1398">който го използва, следващия блок, който да поръча от даден пиър.<text:s/></text:span><text:span text:style-name="T1399">BlockStrategist</text:span><text:span text:style-name="T1400"><text:s/></text:span><text:span text:style-name="T1401">следи за състоянието на парчетата и блоковете в торента, и базира стратегията си спрямо тях. Той също така съдържа събитието<text:s/></text:span><text:span text:style-name="T1402">HavePiece,<text:s/></text:span><text:span text:style-name="T1403">което се извиква в случай че всички блокове, съставяще някое торент парче, са намерени. Свойството<text:s/></text:span><text:span text:style-name="T1404">Complete<text:s/></text:span><text:span text:style-name="T1405">показва дали всички парчета са налични. Методът<text:s/></text:span><text:span text:style-name="T1406">Next (</text:span><text:span text:style-name="T1407">с параметър – битполе на пиър</text:span><text:span text:style-name="T1408">),<text:s/></text:span><text:span text:style-name="T1409">избира несъществуващ блок</text:span><text:span text:style-name="T1410">,<text:s/></text:span><text:span text:style-name="T1411">наличен в битполето, и го връща. С методът<text:s/></text:span><text:span text:style-name="T1412">Received<text:s/></text:span><text:span text:style-name="T1413">се информира класа, че даден блок е получен. Класът е подходящ за употреба от много нишки.</text:span></text:p>
      <text:p text:style-name="P1414"/>
      <text:list text:style-name="LFO10" text:continue-numbering="true">
        <text:list-item>
          <text:list>
            <text:list-item>
              <text:p text:style-name="P1415">BlockManager</text:p>
            </text:list-item>
          </text:list>
        </text:list-item>
      </text:list>
      <text:p text:style-name="P1416"/>
      <text:p text:style-name="P1417"><text:span text:style-name="T1418">Този клас осъществява връзката между<text:s/></text:span><text:span text:style-name="T1419">TorrentMode</text:span><text:span text:style-name="T1420">-a,<text:s/></text:span><text:span text:style-name="T1421">асоцииран с него, и асинхронния клас за достъп до диска<text:s/></text:span><text:span text:style-name="T1422">DiskIO</text:span><text:span text:style-name="T1423">. BlockManager<text:s/></text:span><text:span text:style-name="T1424">извършва записване и четене на пакети от данни с адрес и големина, върху колекцията от файлове, съхранена в<text:s/></text:span><text:span text:style-name="T1425">TorrentData</text:span><text:span text:style-name="T1426"><text:s/>инстанцията му.</text:span></text:p>
      <text:p text:style-name="P1427"><text:span text:style-name="T1428">Една основна функция на класа е пренасянето на данни, с адреси, базирани на целия торент файл</text:span><text:span text:style-name="T1429">(</text:span><text:span text:style-name="T1430">без разграничение между отделните файлове</text:span><text:span text:style-name="T1431">),<text:s/></text:span><text:span text:style-name="T1432">към данни с адреси, базирани на файла, в който попадат тези данни, спрямо адреса и големината на файла, указани в метаданните. В доста голям брой случаи един пакет данни трябва да бъде разделен между два или повече файла, като логиката за извършване на това действие е капсулирана изцяло в този клас. Класът е асинхронен и използва асинхронните методи на класа<text:s/></text:span><text:span text:style-name="T1433">DiskIO</text:span><text:span text:style-name="T1434">,<text:s/></text:span><text:span text:style-name="T1435">за да извършва отделните файлови операции. Разчита се на делегати и обратни извиквания, за да се върнат прочетените от класа данни към поръчителя на данните<text:s/></text:span><text:span text:style-name="T1436">(</text:span><text:span text:style-name="T1437">обикновено<text:s/></text:span><text:span text:style-name="T1438">TorrentMode<text:s/></text:span><text:span text:style-name="T1439">инстанция</text:span><text:span text:style-name="T1440">).</text:span></text:p>
      <text:p text:style-name="P1441"/>
      <text:list text:style-name="LFO10" text:continue-numbering="true">
        <text:list-item>
          <text:list>
            <text:list-item>
              <text:p text:style-name="P1442">DiskIO</text:p>
            </text:list-item>
          </text:list>
        </text:list-item>
      </text:list>
      <text:p text:style-name="P1443"/>
      <text:p text:style-name="P1444"><text:span text:style-name="T1445">Този клас осъществява дисковите операции записване и четене на ниско ниво, по асинхронен начин. Той предлага методи за записване и четене, които изискват адрес и големина на желания блок данни, поток към желания файл, и делегат към код, който да бъде извикан с резултата от завършването на операцията.<text:s/></text:span><text:span text:style-name="T1446">DiskIO<text:s/></text:span><text:span text:style-name="T1447">използва една нишка и две опашки, на които се редят съответно изчакващите заявки за писане и четене. Нишката итерира през опашките, докато те не останат празни, и изпълнява заявките, съдържащи се в тях.</text:span><text:span text:style-name="T1448"><text:s/></text:span><text:span text:style-name="T1449">По този начин се намалява натоварването на диска, и се избягва достъпът до диска само за един блок данни – класът изчаква да се натрупа известен брой заявки, преди да ги изпълни.</text:span></text:p>
      <text:p text:style-name="P1450"/>
      <text:list text:style-name="LFO10" text:continue-numbering="true">
        <text:list-item>
          <text:list>
            <text:list-item>
              <text:p text:style-name="P1451">NetworkIO</text:p>
            </text:list-item>
          </text:list>
        </text:list-item>
      </text:list>
      <text:p text:style-name="P1452"/>
      <text:p text:style-name="P1453"><text:span text:style-name="T1454">Този клас осъществява асинхронно мрежовите операции изпращане, четене, и свързване, върху сокети.</text:span><text:span text:style-name="T1455"><text:s/></text:span><text:span text:style-name="T1456">Той предлага методите<text:s/></text:span><text:span text:style-name="T1457">Connect, Send<text:s/></text:span><text:span text:style-name="T1458">и<text:s/></text:span><text:span text:style-name="T1459">Receive,<text:s/></text:span><text:span text:style-name="T1460">всички от които приемат вече създаден сокет обект, и делегат към код, който получава резултата от действието. В имплементацията си класът използва неблокиращи сокет операции.</text:span></text:p>
      <text:p text:style-name="P1461"><text:span text:style-name="T1462">Този клас се използва за извършването на всички мрежови операции в библиотеката, и следователно изпитва висок товар. Тъй като класът използва вътрешни обекти, които пазят състоянието на асинхронните процеси, се използва кеширане на тези обекти чрез класа<text:s/></text:span><text:span text:style-name="T1463">Cache&lt;T&gt;</text:span><text:span text:style-name="T1464">,<text:s/></text:span><text:span text:style-name="T1465">за да се понижи използваната памет и товара върху<text:s/></text:span><text:span text:style-name="T1466">GC.</text:span></text:p>
      <text:p text:style-name="P1467"/>
      <text:list text:style-name="LFO10" text:continue-numbering="true">
        <text:list-item>
          <text:list>
            <text:list-item>
              <text:p text:style-name="P1468">MessageIO</text:p>
            </text:list-item>
          </text:list>
        </text:list-item>
      </text:list>
      <text:p text:style-name="P1469"/>
      <text:p text:style-name="P1470"><text:span text:style-name="T1471">Този клас осъществява асинхронно операциите по приемане и изпращане на<text:s/></text:span><text:span text:style-name="T1472">BitTorrent<text:s/></text:span><text:span text:style-name="T1473">съобщения. <text:s/>Той работи върху функционалността на<text:s/></text:span><text:span text:style-name="T1474">NetworkIO,<text:s/></text:span><text:span text:style-name="T1475">но вместо да приема и предава масиви от байтове, той работи с инстанции на<text:s/></text:span><text:span text:style-name="T1476">PeerMessage<text:s/></text:span><text:span text:style-name="T1477">и подкласовете му.</text:span></text:p>
      <text:p text:style-name="P1478"><text:span text:style-name="T1479">Той съдържа методите<text:s/></text:span><text:span text:style-name="T1480">SendMessage, ReceiveMessage,<text:s/></text:span><text:span text:style-name="T1481">и<text:s/></text:span><text:span text:style-name="T1482">ReceiveHandshake,<text:s/></text:span><text:span text:style-name="T1483">които приемат сокет</text:span><text:span text:style-name="T1484"><text:s/></text:span><text:span text:style-name="T1485">обект и делегат към код, който да се изпълни след получаването на резултата от съответното действие.</text:span></text:p>
      <text:p text:style-name="P1486"/>
      <text:list text:style-name="LFO10" text:continue-numbering="true">
        <text:list-item>
          <text:list>
            <text:list-item>
              <text:p text:style-name="P1487">TransferMonitor</text:p>
            </text:list-item>
          </text:list>
        </text:list-item>
      </text:list>
      <text:p text:style-name="P1488"/>
      <text:p text:style-name="P1489"><text:span text:style-name="T1490">Този клас следи обмена на данни по мрежата и четенето и триенето на данни от твърдия диск. По този начин потребителският интерфейс може централизирано да следи скоростите на изтегляне и ъплоуд, както и скоростите на запис и четене. Всеки<text:s/></text:span><text:span text:style-name="T1491">TorrentMode</text:span><text:span text:style-name="T1492"><text:s/></text:span><text:span text:style-name="T1493">съдържа по една единствена инстанция на този клас.</text:span></text:p>
      <text:p text:style-name="P1494"/>
      <text:list text:style-name="LFO10" text:continue-numbering="true">
        <text:list-item>
          <text:list>
            <text:list-item>
              <text:p text:style-name="P1495">PeerListener</text:p>
            </text:list-item>
          </text:list>
        </text:list-item>
      </text:list>
      <text:p text:style-name="P1496"/>
      <text:p text:style-name="P1497"><text:span text:style-name="T1498">Този клас се грижи за приемането на входящи<text:s/></text:span><text:span text:style-name="T1499">TCP<text:s/></text:span><text:span text:style-name="T1500">връзки от отдалечени пиъри. Той се прикача към порта, определен при стартирането на библиотеката в класа<text:s/></text:span><text:span text:style-name="T1501">Global</text:span><text:span text:style-name="T1502">, и чрез методите<text:s/></text:span><text:span text:style-name="T1503">Register<text:s/></text:span><text:span text:style-name="T1504">и<text:s/></text:span><text:span text:style-name="T1505">Unregister<text:s/></text:span><text:span text:style-name="T1506">позволява на отделни<text:s/></text:span><text:span text:style-name="T1507">TorrentMode</text:span><text:span text:style-name="T1508">-</text:span><text:span text:style-name="T1509">ове да се регистрират за прием на пиъри. Когато<text:s/></text:span><text:span text:style-name="T1510">PeerListener</text:span><text:span text:style-name="T1511"><text:s/></text:span><text:span text:style-name="T1512">приеме пиър с инфохеш, съответстващ на този на някой от регистрираните, той извиква указание при регистрацията делегат със аргумент – получения пиър.</text:span></text:p>
      <text:p text:style-name="P1513"/>
      <text:list text:style-name="LFO10" text:continue-numbering="true">
        <text:list-item>
          <text:list>
            <text:list-item>
              <text:p text:style-name="P1514">Torrent.Client.Messages</text:p>
            </text:list-item>
          </text:list>
        </text:list-item>
      </text:list>
      <text:p text:style-name="P1515"/>
      <text:soft-page-break/>
      <text:p text:style-name="P1516"><text:span text:style-name="T1517">Това пространство от имена съдържа класове за обработка и представяне на<text:s/></text:span><text:span text:style-name="T1518">BitTorrent<text:s/></text:span><text:span text:style-name="T1519">съобщения.</text:span></text:p>
      <text:p text:style-name="P1520"><text:span text:style-name="T1521">Класовете в пространството от имена наследяват абстрактния клас<text:s/></text:span><text:span text:style-name="T1522">PeerMessage</text:span><text:span text:style-name="T1523">,<text:s/></text:span><text:span text:style-name="T1524">който предлага редица инструментални методи за наследниците си, както и средство за декодиране на съобщение от даден масив от байтове.</text:span></text:p>
      <text:p text:style-name="P1525">Съобщенията в пространството от имена биват:</text:p>
      <text:list text:style-name="LFO5" text:continue-numbering="true">
        <text:list-item>
          <text:p text:style-name="P1526"><text:span text:style-name="T1527">BitfieldMessage</text:span></text:p>
        </text:list-item>
        <text:list-item>
          <text:p text:style-name="P1528"><text:span text:style-name="T1529">CancelMessage</text:span></text:p>
        </text:list-item>
        <text:list-item>
          <text:p text:style-name="P1530"><text:span text:style-name="T1531">ChokeMessage</text:span></text:p>
        </text:list-item>
        <text:list-item>
          <text:p text:style-name="P1532"><text:span text:style-name="T1533">HandshakeMessage</text:span></text:p>
        </text:list-item>
        <text:list-item>
          <text:p text:style-name="P1534"><text:span text:style-name="T1535">HaveMessage</text:span></text:p>
        </text:list-item>
        <text:list-item>
          <text:p text:style-name="P1536"><text:span text:style-name="T1537">InterestedMessage</text:span></text:p>
        </text:list-item>
        <text:list-item>
          <text:p text:style-name="P1538"><text:span text:style-name="T1539">KeepAliveMessage</text:span></text:p>
        </text:list-item>
        <text:list-item>
          <text:p text:style-name="P1540"><text:span text:style-name="T1541">NotInterestedMessage</text:span></text:p>
        </text:list-item>
        <text:list-item>
          <text:p text:style-name="P1542"><text:span text:style-name="T1543">PieceMessage</text:span></text:p>
        </text:list-item>
        <text:list-item>
          <text:p text:style-name="P1544"><text:span text:style-name="T1545">PortMessage</text:span></text:p>
        </text:list-item>
        <text:list-item>
          <text:p text:style-name="P1546"><text:span text:style-name="T1547">RequestMessage</text:span></text:p>
        </text:list-item>
        <text:list-item>
          <text:p text:style-name="P1548"><text:span text:style-name="T1549">UnchokeMessage</text:span></text:p>
        </text:list-item>
      </text:list>
      <text:p text:style-name="P1550"><text:span text:style-name="T1551">Подходът позволява изключително лесно добавяне на поддръжка за нови видове съобщения – достатъчно е да се имплементират абстрактните методи на<text:s/></text:span><text:span text:style-name="T1552">PeerMessage</text:span><text:span text:style-name="T1553">, и да се добави съобщението в речника със дефинирани съобщения на<text:s/></text:span><text:span text:style-name="T1554">PeerMessage</text:span><text:span text:style-name="T1555">.</text:span></text:p>
      <text:p text:style-name="P1556"><text:span text:style-name="T1557">Всяко съобщение съдържа в себе си информация за дължината на съобщението, конструктор, приемащ като масив от байтове данните, от които да се създаде съобщението, и метод<text:s/></text:span><text:span text:style-name="T1558">ToBytes</text:span><text:span text:style-name="T1559">, който превръща съобщението в масив от байтове съгласно<text:s/></text:span><text:span text:style-name="T1560">BitTorrent<text:s/></text:span><text:span text:style-name="T1561">спецификацията.</text:span></text:p>
      <text:p text:style-name="P1562"/>
      <text:list text:style-name="LFO10" text:continue-numbering="true">
        <text:list-item>
          <text:list>
            <text:list-item>
              <text:p text:style-name="P1563">Global</text:p>
            </text:list-item>
          </text:list>
        </text:list-item>
      </text:list>
      <text:p text:style-name="P1564"/>
      <text:p text:style-name="P1565"><text:span text:style-name="T1566">Класът<text:s/></text:span><text:span text:style-name="T1567">Global<text:s/></text:span><text:span text:style-name="T1568">е<text:s/></text:span><text:span text:style-name="T1569">singleton<text:s/></text:span><text:span text:style-name="T1570">клас – във всеки момент от времето, има само една работеща инстанция на този клас. Той съдържа редица променливи, общи за цялото приложение:</text:span></text:p>
      <text:list text:style-name="LFO5" text:continue-numbering="true">
        <text:list-item>
          <text:p text:style-name="P1571">версията на библиотеката</text:p>
        </text:list-item>
        <text:list-item>
          <text:p text:style-name="P1572">пътят към папката, в която се записват изтеглените данни</text:p>
        </text:list-item>
        <text:list-item>
          <text:p text:style-name="P1573">размерът на блоковете, които се използват за комуникация с пиъри</text:p>
        </text:list-item>
        <text:list-item>
          <text:p text:style-name="P1574">номера на порта за слушане на входящи връзки</text:p>
        </text:list-item>
        <text:list-item>
          <text:p text:style-name="P1575">сокет обект, прикачен към порта за слушане</text:p>
        </text:list-item>
        <text:list-item>
          <text:p text:style-name="P1576">генератор за произволни числа</text:p>
        </text:list-item>
      </text:list>
      <text:p text:style-name="P1577"/>
      <text:list text:style-name="LFO10" text:continue-numbering="true">
        <text:list-item>
          <text:list>
            <text:list-item>
              <text:p text:style-name="P1578">Cache</text:p>
            </text:list-item>
          </text:list>
        </text:list-item>
      </text:list>
      <text:p text:style-name="P1579"/>
      <text:soft-page-break/>
      <text:p text:style-name="P1580"><text:span text:style-name="T1581">Cache<text:s/></text:span><text:span text:style-name="T1582">e<text:s/></text:span><text:span text:style-name="T1583">клас, който имплементира кеширане на обекти с цел спестяване на памет, и понижаване на натоварването върху<text:s/></text:span><text:span text:style-name="T1584">GC.</text:span></text:p>
      <text:p text:style-name="P1585"><text:span text:style-name="T1586">Класът работи чрез опашка, в която вкарва елементи чрез метода<text:s/></text:span><text:span text:style-name="T1587">Put<text:s/></text:span><text:span text:style-name="T1588">и изкарва чрез метода<text:s/></text:span><text:span text:style-name="T1589">Get.<text:s/></text:span><text:span text:style-name="T1590">Елементите, в опашката трябва да имплементират интерфейса<text:s/></text:span><text:span text:style-name="T1591">ICacheable</text:span><text:span text:style-name="T1592"><text:s/>–<text:s/></text:span><text:span text:style-name="T1593">да притежават метод, който може повторно да инициализира обекта. По този начин, когато приключим използването на даден обект, вместо да го губим, той влиза в опашката и чака да бъде извикан. Когато това стане, той бива инициализиран с нови данни и един вид, бива рециклиран. Така се спестява<text:s/></text:span><text:span text:style-name="T1594">събирането на обекта от<text:s/></text:span><text:span text:style-name="T1595">GC.</text:span></text:p>
      <text:p text:style-name="P1596"><text:span text:style-name="T1597">Кеширането е <text:s/>особено полезно в случаи, когото трябва да кратък период от време да се създават много обекти, какъвто и случая в<text:s/></text:span><text:span text:style-name="T1598">MessageIO</text:span><text:span text:style-name="T1599">,<text:s/></text:span><text:span text:style-name="T1600">NetworkIO</text:span><text:span text:style-name="T1601">,<text:s/></text:span><text:span text:style-name="T1602">и<text:s/></text:span><text:span text:style-name="T1603">DiskIO</text:span><text:span text:style-name="T1604">,<text:s/></text:span><text:span text:style-name="T1605">които използват обекти, за да съхраняват състоянието на асинхронните си операции.</text:span></text:p>
      <text:p text:style-name="P1606"/>
      <text:list text:style-name="LFO10" text:continue-numbering="true">
        <text:list-item>
          <text:list>
            <text:list-item>
              <text:p text:style-name="P1607"><text:span text:style-name="T1608">Block<text:s/></text:span><text:span text:style-name="T1609">и<text:s/></text:span><text:span text:style-name="T1610">BlockInfo</text:span></text:p>
            </text:list-item>
          </text:list>
        </text:list-item>
      </text:list>
      <text:p text:style-name="P1611"/>
      <text:p text:style-name="P1612"><text:span text:style-name="T1613">Класът<text:s/></text:span><text:span text:style-name="T1614">Block</text:span><text:span text:style-name="T1615"><text:s/></text:span><text:span text:style-name="T1616">съдържа информация за един блок, който се обменя между пиърите. Той има съдържание, под формата на масив от байтове, и<text:s/></text:span><text:span text:style-name="T1617">размер и адрес, които се пазят в<text:s/></text:span><text:span text:style-name="T1618">BlockInfo</text:span><text:span text:style-name="T1619">.</text:span></text:p>
      <text:p text:style-name="P1620"><text:span text:style-name="T1621">BlockInfo</text:span><text:span text:style-name="T1622"><text:s/></text:span><text:span text:style-name="T1623">е структура, която пази номера на парчето, в което се намира блока, отстоянието на началото на блока от началото на парчето, и дължината на блока в байтове.</text:span></text:p>
      <text:p text:style-name="P1624"/>
      <text:list text:style-name="LFO10" text:continue-numbering="true">
        <text:list-item>
          <text:list>
            <text:list-item>
              <text:p text:style-name="P1625">InfoHash, FileEntry, PeerState</text:p>
            </text:list-item>
          </text:list>
        </text:list-item>
      </text:list>
      <text:p text:style-name="P1626"/>
      <text:p text:style-name="P1627"><text:span text:style-name="T1628">Класът<text:s/></text:span><text:span text:style-name="T1629">InfoHash</text:span><text:span text:style-name="T1630"><text:s/></text:span><text:span text:style-name="T1631">представлява 20-байтовия<text:s/></text:span><text:span text:style-name="T1632">SHA1<text:s/></text:span><text:span text:style-name="T1633">хеш код на метаданните от торента, с който е асоциирана инстанцията на класа. Той имплементира методи за равенство, и се използва като уникален идентификатор на един<text:s/></text:span><text:span text:style-name="T1634">TorrentTransfer</text:span><text:span text:style-name="T1635">.</text:span></text:p>
      <text:p text:style-name="P1636"><text:span text:style-name="T1637">Класът<text:s/></text:span><text:span text:style-name="T1638">FileEntry</text:span><text:span text:style-name="T1639"><text:s/></text:span><text:span text:style-name="T1640">представлява един файл от файловата структура на торента, съдържаща се в метаданните му. Той съдържа данни от рода на име, позиция, и дължина.</text:span></text:p>
      <text:p text:style-name="P1641"><text:span text:style-name="T1642">Класът<text:s/></text:span><text:span text:style-name="T1643">PeerState</text:span><text:span text:style-name="T1644"><text:s/></text:span><text:span text:style-name="T1645">съдържа информация за състоянието на връзката с един отдалечен пиър.</text:span><text:span text:style-name="T1646"><text:s/>Данните, които съдържа, са следните:</text:span></text:p>
      <text:list text:style-name="LFO5" text:continue-numbering="true">
        <text:list-item>
          <text:p text:style-name="P1647"><text:span text:style-name="T1648">дали пиърът е<text:s/></text:span><text:span text:style-name="T1649">choked (</text:span><text:span text:style-name="T1650">задавен</text:span><text:span text:style-name="T1651">)</text:span></text:p>
        </text:list-item>
        <text:list-item>
          <text:p text:style-name="P1652"><text:span text:style-name="T1653">дали пиърът е<text:s/></text:span><text:span text:style-name="T1654">interested (</text:span><text:span text:style-name="T1655">заинтересуван</text:span><text:span text:style-name="T1656">)</text:span></text:p>
        </text:list-item>
        <text:list-item>
          <text:p text:style-name="P1657">дали ние сме задавени от пиъра</text:p>
        </text:list-item>
        <text:list-item>
          <text:p text:style-name="P1658">дали ние сме заинтересувани от пиъра</text:p>
        </text:list-item>
        <text:list-item>
          <text:p text:style-name="P1659">сокет обект на пиъра</text:p>
        </text:list-item>
        <text:list-item>
          <text:p text:style-name="P1660">дали сме изпратили здрависване на пиъра</text:p>
        </text:list-item>
        <text:list-item>
          <text:p text:style-name="P1661">дали сме получили здрависване от пиъра</text:p>
        </text:list-item>
        <text:list-item>
          <text:p text:style-name="P1662">поле от битове, представляващи наличните у пиъра парчета от торента</text:p>
        </text:list-item>
        <text:list-item>
          <text:p text:style-name="P1663"><text:span text:style-name="T1664">IP<text:s/></text:span><text:span text:style-name="T1665">адреса на пиъра</text:span></text:p>
        </text:list-item>
        <text:list-item>
          <text:p text:style-name="P1666">колко блока сме поискали от пиъра, но той все още не е върнал</text:p>
        </text:list-item>
        <text:list-item>
          <text:p text:style-name="P1667">кога <text:s/>последно сме получили съобщение от пийра</text:p>
        </text:list-item>
        <text:list-item>
          <text:p text:style-name="P1668">дали пиъра е сийдър</text:p>
        </text:list-item>
        <text:list-item>
          <text:p text:style-name="P1669">има ли пиъра<text:s/>има<text:s/>каквито и да било блокове</text:p>
        </text:list-item>
      </text:list>
      <text:p text:style-name="P1670"/>
      <text:list text:style-name="LFO10" text:continue-numbering="true">
        <text:list-item>
          <text:list>
            <text:list-item>
              <text:p text:style-name="P1671">Torrent.Client.Extensions</text:p>
            </text:list-item>
          </text:list>
        </text:list-item>
      </text:list>
      <text:p text:style-name="P1672"/>
      <text:p text:style-name="P1673"><text:span text:style-name="T1674">Това пространство от имена</text:span><text:span text:style-name="T1675"><text:s/></text:span><text:span text:style-name="T1676">съдържа класове с<text:s/></text:span><text:span text:style-name="T1677">extension methods (</text:span><text:span text:style-name="T1678">разширителни методи</text:span><text:span text:style-name="T1679">).<text:s/></text:span></text:p>
      <text:p text:style-name="P1680"><text:span text:style-name="T1681">Класът<text:s/></text:span><text:span text:style-name="T1682">BitArrayExtensions</text:span><text:span text:style-name="T1683"><text:s/></text:span><text:span text:style-name="T1684">съдържа методи, които проверяват дали даден масив от битове е изцяло пълен с нули или единици.</text:span></text:p>
      <text:p text:style-name="P1685"><text:span text:style-name="T1686">Класът<text:s/></text:span><text:span text:style-name="T1687">IEnumerableExtensions</text:span><text:span text:style-name="T1688"><text:s/></text:span><text:span text:style-name="T1689">разширява интерфейса<text:s/></text:span><text:span text:style-name="T1690">IEnumerable</text:span><text:span text:style-name="T1691"><text:s/></text:span><text:span text:style-name="T1692">със методите:</text:span></text:p>
      <text:list text:style-name="LFO5" text:continue-numbering="true">
        <text:list-item>
          <text:p text:style-name="P1693"><text:span text:style-name="T1694">Random:<text:s/></text:span><text:span text:style-name="T1695">връща произволен елемент от поредицата</text:span></text:p>
        </text:list-item>
        <text:list-item>
          <text:p text:style-name="P1696"><text:span text:style-name="T1697">Batch:<text:s/></text:span><text:span text:style-name="T1698">пакетира елементите в поредицата в по-малки поредици с зададен размер</text:span></text:p>
        </text:list-item>
        <text:list-item>
          <text:p text:style-name="P1699"><text:span text:style-name="T1700">ForEach:<text:s/></text:span><text:span text:style-name="T1701">изпълнява действие за всеки елемент от поредицата</text:span></text:p>
        </text:list-item>
        <text:list-item>
          <text:p text:style-name="P1702"><text:span text:style-name="T1703">ToDelimitedString:<text:s/></text:span><text:span text:style-name="T1704">връща низ, съставен от елементите на поредицата, разделени от съответния разделителен низ</text:span></text:p>
        </text:list-item>
      </text:list>
      <text:p text:style-name="P1705"/>
      <text:list text:style-name="LFO10" text:continue-numbering="true">
        <text:list-item>
          <text:list>
            <text:list-item>
              <text:p text:style-name="P1706">Torrent.Client.Events</text:p>
            </text:list-item>
          </text:list>
        </text:list-item>
      </text:list>
      <text:p text:style-name="P1707">Това пространство от имена съдържа класове, които пренасят данни между извикващия и приемателя на събитията. То съдържа два класа:</text:p>
      <text:list text:style-name="LFO5" text:continue-numbering="true">
        <text:list-item>
          <text:p text:style-name="P1708"><text:span text:style-name="T1709">EventArgs</text:span><text:span text:style-name="T1710">&lt;</text:span><text:span text:style-name="T1711">T</text:span><text:span text:style-name="T1712">&gt;,<text:s/></text:span><text:span text:style-name="T1713">наследяващ<text:s/></text:span><text:span text:style-name="T1714">EventArgs</text:span><text:span text:style-name="T1715">,<text:s/></text:span><text:span text:style-name="T1716">е шаблонна версия на класа<text:s/></text:span><text:span text:style-name="T1717">EventArgs</text:span><text:span text:style-name="T1718">,<text:s/></text:span><text:span text:style-name="T1719">която може да пренася всякакъв вид класове в параметъра<text:s/></text:span><text:span text:style-name="T1720">T</text:span><text:span text:style-name="T1721">.</text:span></text:p>
        </text:list-item>
        <text:list-item>
          <text:p text:style-name="P1722"><text:span text:style-name="T1723">StatsEventArgs</text:span><text:span text:style-name="T1724">,<text:s/></text:span><text:span text:style-name="T1725">който носи данни за<text:s/></text:span><text:span text:style-name="T1726">статуса на торент трансфер към потребителския интерфейс.</text:span></text:p>
        </text:list-item>
      </text:list>
      <text:p text:style-name="P1727"/>
      <text:p text:style-name="P17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2"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16T22:45:00Z</dc:date>
    <meta:template xlink:href="Normal.dotm" xlink:type="simple"/>
    <meta:editing-cycles>261</meta:editing-cycles>
    <meta:editing-duration>PT125040S</meta:editing-duration>
    <meta:document-statistic meta:page-count="35" meta:paragraph-count="553" meta:word-count="7798" meta:character-count="52009" meta:row-count="1041" meta:non-whitespace-character-count="44764"/>
  </office:meta>
</office:document-meta>
</file>